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7909in"/>
    </style:style>
    <style:style style:name="co6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0" table:style-name="ta1">
        <table:shapes>
          <draw:frame draw:z-index="0" draw:style-name="gr1" draw:text-style-name="P1" svg:width="9.7654in" svg:height="5.8878in" svg:x="5.7012in" svg:y="0.0417in">
            <draw:object draw:notify-on-update-of-ranges="Sheet10.B1:Sheet10.B1 Sheet10.B2:Sheet10.B202 Sheet10.C1:Sheet10.C1 Sheet10.C2:Sheet10.C202 Sheet10.B1:Sheet10.B1 Sheet10.B2:Sheet10.B202 Sheet10.D1:Sheet10.D1 Sheet10.D2:Sheet10.D202 Sheet10.B1:Sheet10.B1 Sheet10.B2:Sheet10.B202 Sheet10.E1:Sheet10.E1 Sheet10.E2:Sheet10.E202 Sheet10.B1:Sheet10.B1 Sheet10.B2:Sheet10.B202 Sheet10.F1:Sheet10.F1 Sheet10.F2:Sheet10.F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J1 S21 [dB]</text:p>
          </table:table-cell>
          <table:table-cell office:value-type="string" calcext:value-type="string">
            <text:p>J2 S21 [dB]</text:p>
          </table:table-cell>
          <table:table-cell office:value-type="string" calcext:value-type="string">
            <text:p>J3 S21 [dB]</text:p>
          </table:table-cell>
          <table:table-cell office:value-type="string" calcext:value-type="string">
            <text:p>J4 S21 [dB]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/1000000" office:value-type="float" office:value="1" calcext:value-type="float">
            <text:p>1</text:p>
          </table:table-cell>
          <table:table-cell office:value-type="float" office:value="-63.8174623693117" calcext:value-type="float">
            <text:p>-63.8174623693117</text:p>
          </table:table-cell>
          <table:table-cell office:value-type="float" office:value="-63.0452571456147" calcext:value-type="float">
            <text:p>-63.0452571456147</text:p>
          </table:table-cell>
          <table:table-cell office:value-type="float" office:value="-68.6848795859841" calcext:value-type="float">
            <text:p>-68.6848795859841</text:p>
          </table:table-cell>
          <table:table-cell office:value-type="float" office:value="-62.9812447755836" calcext:value-type="float">
            <text:p>-62.9812447755836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table:formula="of:=[.A3]/1000000" office:value-type="float" office:value="15.995" calcext:value-type="float">
            <text:p>15.995</text:p>
          </table:table-cell>
          <table:table-cell office:value-type="float" office:value="-19.5314396251953" calcext:value-type="float">
            <text:p>-19.5314396251953</text:p>
          </table:table-cell>
          <table:table-cell office:value-type="float" office:value="-19.5954537341594" calcext:value-type="float">
            <text:p>-19.5954537341594</text:p>
          </table:table-cell>
          <table:table-cell office:value-type="float" office:value="-18.0194961718736" calcext:value-type="float">
            <text:p>-18.0194961718736</text:p>
          </table:table-cell>
          <table:table-cell office:value-type="float" office:value="-18.0183564011589" calcext:value-type="float">
            <text:p>-18.0183564011589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table:formula="of:=[.A4]/1000000" office:value-type="float" office:value="30.99" calcext:value-type="float">
            <text:p>30.99</text:p>
          </table:table-cell>
          <table:table-cell office:value-type="float" office:value="-7.25423195843326" calcext:value-type="float">
            <text:p>-7.25423195843326</text:p>
          </table:table-cell>
          <table:table-cell office:value-type="float" office:value="-7.24870593038824" calcext:value-type="float">
            <text:p>-7.24870593038824</text:p>
          </table:table-cell>
          <table:table-cell office:value-type="float" office:value="-5.64076692354132" calcext:value-type="float">
            <text:p>-5.64076692354132</text:p>
          </table:table-cell>
          <table:table-cell office:value-type="float" office:value="-5.6490692733486" calcext:value-type="float">
            <text:p>-5.649069273348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table:formula="of:=[.A5]/1000000" office:value-type="float" office:value="45.985" calcext:value-type="float">
            <text:p>45.985</text:p>
          </table:table-cell>
          <table:table-cell office:value-type="float" office:value="-1.05946810539362" calcext:value-type="float">
            <text:p>-1.05946810539362</text:p>
          </table:table-cell>
          <table:table-cell office:value-type="float" office:value="-1.08288522295866" calcext:value-type="float">
            <text:p>-1.08288522295866</text:p>
          </table:table-cell>
          <table:table-cell office:value-type="float" office:value="0.621637183446664" calcext:value-type="float">
            <text:p>0.621637183446664</text:p>
          </table:table-cell>
          <table:table-cell office:value-type="float" office:value="0.625026177943243" calcext:value-type="float">
            <text:p>0.625026177943243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table:formula="of:=[.A6]/1000000" office:value-type="float" office:value="60.98" calcext:value-type="float">
            <text:p>60.98</text:p>
          </table:table-cell>
          <table:table-cell office:value-type="float" office:value="2.93953311838664" calcext:value-type="float">
            <text:p>2.93953311838664</text:p>
          </table:table-cell>
          <table:table-cell office:value-type="float" office:value="2.90856015340183" calcext:value-type="float">
            <text:p>2.90856015340183</text:p>
          </table:table-cell>
          <table:table-cell office:value-type="float" office:value="4.68354326577987" calcext:value-type="float">
            <text:p>4.68354326577987</text:p>
          </table:table-cell>
          <table:table-cell office:value-type="float" office:value="4.69106675898637" calcext:value-type="float">
            <text:p>4.69106675898637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table:formula="of:=[.A7]/1000000" office:value-type="float" office:value="75.975" calcext:value-type="float">
            <text:p>75.975</text:p>
          </table:table-cell>
          <table:table-cell office:value-type="float" office:value="5.68346759823496" calcext:value-type="float">
            <text:p>5.68346759823496</text:p>
          </table:table-cell>
          <table:table-cell office:value-type="float" office:value="5.64926584204961" calcext:value-type="float">
            <text:p>5.64926584204961</text:p>
          </table:table-cell>
          <table:table-cell office:value-type="float" office:value="7.46154766449782" calcext:value-type="float">
            <text:p>7.46154766449782</text:p>
          </table:table-cell>
          <table:table-cell office:value-type="float" office:value="7.48118960621678" calcext:value-type="float">
            <text:p>7.48118960621678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table:formula="of:=[.A8]/1000000" office:value-type="float" office:value="90.97" calcext:value-type="float">
            <text:p>90.97</text:p>
          </table:table-cell>
          <table:table-cell office:value-type="float" office:value="7.60245611270736" calcext:value-type="float">
            <text:p>7.60245611270736</text:p>
          </table:table-cell>
          <table:table-cell office:value-type="float" office:value="7.58183018972794" calcext:value-type="float">
            <text:p>7.58183018972794</text:p>
          </table:table-cell>
          <table:table-cell office:value-type="float" office:value="9.42835027530836" calcext:value-type="float">
            <text:p>9.42835027530836</text:p>
          </table:table-cell>
          <table:table-cell office:value-type="float" office:value="9.44486101974098" calcext:value-type="float">
            <text:p>9.4448610197409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table:formula="of:=[.A9]/1000000" office:value-type="float" office:value="105.965" calcext:value-type="float">
            <text:p>105.965</text:p>
          </table:table-cell>
          <table:table-cell office:value-type="float" office:value="8.84095133810299" calcext:value-type="float">
            <text:p>8.84095133810299</text:p>
          </table:table-cell>
          <table:table-cell office:value-type="float" office:value="8.80555322941332" calcext:value-type="float">
            <text:p>8.80555322941332</text:p>
          </table:table-cell>
          <table:table-cell office:value-type="float" office:value="10.6531448579271" calcext:value-type="float">
            <text:p>10.6531448579271</text:p>
          </table:table-cell>
          <table:table-cell office:value-type="float" office:value="10.6728262108799" calcext:value-type="float">
            <text:p>10.6728262108799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table:formula="of:=[.A10]/1000000" office:value-type="float" office:value="120.96" calcext:value-type="float">
            <text:p>120.96</text:p>
          </table:table-cell>
          <table:table-cell office:value-type="float" office:value="9.47131123329348" calcext:value-type="float">
            <text:p>9.47131123329348</text:p>
          </table:table-cell>
          <table:table-cell office:value-type="float" office:value="9.43315966557229" calcext:value-type="float">
            <text:p>9.43315966557229</text:p>
          </table:table-cell>
          <table:table-cell office:value-type="float" office:value="11.269187095331" calcext:value-type="float">
            <text:p>11.269187095331</text:p>
          </table:table-cell>
          <table:table-cell office:value-type="float" office:value="11.295470917509" calcext:value-type="float">
            <text:p>11.29547091750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table:formula="of:=[.A11]/1000000" office:value-type="float" office:value="135.955" calcext:value-type="float">
            <text:p>135.955</text:p>
          </table:table-cell>
          <table:table-cell office:value-type="float" office:value="10.039085494757" calcext:value-type="float">
            <text:p>10.039085494757</text:p>
          </table:table-cell>
          <table:table-cell office:value-type="float" office:value="10.0044173913212" calcext:value-type="float">
            <text:p>10.0044173913212</text:p>
          </table:table-cell>
          <table:table-cell office:value-type="float" office:value="11.8447122495474" calcext:value-type="float">
            <text:p>11.8447122495474</text:p>
          </table:table-cell>
          <table:table-cell office:value-type="float" office:value="11.868101886391" calcext:value-type="float">
            <text:p>11.868101886391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table:formula="of:=[.A12]/1000000" office:value-type="float" office:value="150.95" calcext:value-type="float">
            <text:p>150.95</text:p>
          </table:table-cell>
          <table:table-cell office:value-type="float" office:value="10.8786894784818" calcext:value-type="float">
            <text:p>10.8786894784818</text:p>
          </table:table-cell>
          <table:table-cell office:value-type="float" office:value="10.8456406023273" calcext:value-type="float">
            <text:p>10.8456406023273</text:p>
          </table:table-cell>
          <table:table-cell office:value-type="float" office:value="12.6917208549338" calcext:value-type="float">
            <text:p>12.6917208549338</text:p>
          </table:table-cell>
          <table:table-cell office:value-type="float" office:value="12.7132127889722" calcext:value-type="float">
            <text:p>12.7132127889722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table:formula="of:=[.A13]/1000000" office:value-type="float" office:value="165.945" calcext:value-type="float">
            <text:p>165.945</text:p>
          </table:table-cell>
          <table:table-cell office:value-type="float" office:value="11.4365496867249" calcext:value-type="float">
            <text:p>11.4365496867249</text:p>
          </table:table-cell>
          <table:table-cell office:value-type="float" office:value="11.4008880041845" calcext:value-type="float">
            <text:p>11.4008880041845</text:p>
          </table:table-cell>
          <table:table-cell office:value-type="float" office:value="13.2542479791373" calcext:value-type="float">
            <text:p>13.2542479791373</text:p>
          </table:table-cell>
          <table:table-cell office:value-type="float" office:value="13.285461752483" calcext:value-type="float">
            <text:p>13.285461752483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table:formula="of:=[.A14]/1000000" office:value-type="float" office:value="180.94" calcext:value-type="float">
            <text:p>180.94</text:p>
          </table:table-cell>
          <table:table-cell office:value-type="float" office:value="11.8019043662908" calcext:value-type="float">
            <text:p>11.8019043662908</text:p>
          </table:table-cell>
          <table:table-cell office:value-type="float" office:value="11.7717366629972" calcext:value-type="float">
            <text:p>11.7717366629972</text:p>
          </table:table-cell>
          <table:table-cell office:value-type="float" office:value="13.5685805037973" calcext:value-type="float">
            <text:p>13.5685805037973</text:p>
          </table:table-cell>
          <table:table-cell office:value-type="float" office:value="13.5929381058079" calcext:value-type="float">
            <text:p>13.592938105807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table:formula="of:=[.A15]/1000000" office:value-type="float" office:value="195.935" calcext:value-type="float">
            <text:p>195.935</text:p>
          </table:table-cell>
          <table:table-cell office:value-type="float" office:value="11.9798732448956" calcext:value-type="float">
            <text:p>11.9798732448956</text:p>
          </table:table-cell>
          <table:table-cell office:value-type="float" office:value="11.9350781865855" calcext:value-type="float">
            <text:p>11.9350781865855</text:p>
          </table:table-cell>
          <table:table-cell office:value-type="float" office:value="13.6691855529389" calcext:value-type="float">
            <text:p>13.6691855529389</text:p>
          </table:table-cell>
          <table:table-cell office:value-type="float" office:value="13.6946171281097" calcext:value-type="float">
            <text:p>13.6946171281097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table:formula="of:=[.A16]/1000000" office:value-type="float" office:value="210.93" calcext:value-type="float">
            <text:p>210.93</text:p>
          </table:table-cell>
          <table:table-cell office:value-type="float" office:value="12.0920370184642" calcext:value-type="float">
            <text:p>12.0920370184642</text:p>
          </table:table-cell>
          <table:table-cell office:value-type="float" office:value="12.0478608046426" calcext:value-type="float">
            <text:p>12.0478608046426</text:p>
          </table:table-cell>
          <table:table-cell office:value-type="float" office:value="13.7709838774174" calcext:value-type="float">
            <text:p>13.7709838774174</text:p>
          </table:table-cell>
          <table:table-cell office:value-type="float" office:value="13.788414781273" calcext:value-type="float">
            <text:p>13.788414781273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table:formula="of:=[.A17]/1000000" office:value-type="float" office:value="225.925" calcext:value-type="float">
            <text:p>225.925</text:p>
          </table:table-cell>
          <table:table-cell office:value-type="float" office:value="12.253147557261" calcext:value-type="float">
            <text:p>12.253147557261</text:p>
          </table:table-cell>
          <table:table-cell office:value-type="float" office:value="12.2038126067757" calcext:value-type="float">
            <text:p>12.2038126067757</text:p>
          </table:table-cell>
          <table:table-cell office:value-type="float" office:value="13.955229639471" calcext:value-type="float">
            <text:p>13.955229639471</text:p>
          </table:table-cell>
          <table:table-cell office:value-type="float" office:value="13.982318928717" calcext:value-type="float">
            <text:p>13.98231892871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table:formula="of:=[.A18]/1000000" office:value-type="float" office:value="240.92" calcext:value-type="float">
            <text:p>240.92</text:p>
          </table:table-cell>
          <table:table-cell office:value-type="float" office:value="12.4892277677417" calcext:value-type="float">
            <text:p>12.4892277677417</text:p>
          </table:table-cell>
          <table:table-cell office:value-type="float" office:value="12.436678123103" calcext:value-type="float">
            <text:p>12.436678123103</text:p>
          </table:table-cell>
          <table:table-cell office:value-type="float" office:value="14.2052836632317" calcext:value-type="float">
            <text:p>14.2052836632317</text:p>
          </table:table-cell>
          <table:table-cell office:value-type="float" office:value="14.2293116488886" calcext:value-type="float">
            <text:p>14.2293116488886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table:formula="of:=[.A19]/1000000" office:value-type="float" office:value="255.915" calcext:value-type="float">
            <text:p>255.915</text:p>
          </table:table-cell>
          <table:table-cell office:value-type="float" office:value="12.6465972060949" calcext:value-type="float">
            <text:p>12.6465972060949</text:p>
          </table:table-cell>
          <table:table-cell office:value-type="float" office:value="12.5767379088827" calcext:value-type="float">
            <text:p>12.5767379088827</text:p>
          </table:table-cell>
          <table:table-cell office:value-type="float" office:value="14.278329474835" calcext:value-type="float">
            <text:p>14.278329474835</text:p>
          </table:table-cell>
          <table:table-cell office:value-type="float" office:value="14.3004296034043" calcext:value-type="float">
            <text:p>14.3004296034043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table:formula="of:=[.A20]/1000000" office:value-type="float" office:value="270.91" calcext:value-type="float">
            <text:p>270.91</text:p>
          </table:table-cell>
          <table:table-cell office:value-type="float" office:value="12.6485851572211" calcext:value-type="float">
            <text:p>12.6485851572211</text:p>
          </table:table-cell>
          <table:table-cell office:value-type="float" office:value="12.583584880032" calcext:value-type="float">
            <text:p>12.583584880032</text:p>
          </table:table-cell>
          <table:table-cell office:value-type="float" office:value="14.1931122092922" calcext:value-type="float">
            <text:p>14.1931122092922</text:p>
          </table:table-cell>
          <table:table-cell office:value-type="float" office:value="14.2133178371417" calcext:value-type="float">
            <text:p>14.2133178371417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table:formula="of:=[.A21]/1000000" office:value-type="float" office:value="285.905" calcext:value-type="float">
            <text:p>285.905</text:p>
          </table:table-cell>
          <table:table-cell office:value-type="float" office:value="12.5670567255906" calcext:value-type="float">
            <text:p>12.5670567255906</text:p>
          </table:table-cell>
          <table:table-cell office:value-type="float" office:value="12.5059475359481" calcext:value-type="float">
            <text:p>12.5059475359481</text:p>
          </table:table-cell>
          <table:table-cell office:value-type="float" office:value="14.0794750891337" calcext:value-type="float">
            <text:p>14.0794750891337</text:p>
          </table:table-cell>
          <table:table-cell office:value-type="float" office:value="14.1081238608786" calcext:value-type="float">
            <text:p>14.1081238608786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table:formula="of:=[.A22]/1000000" office:value-type="float" office:value="300.9" calcext:value-type="float">
            <text:p>300.9</text:p>
          </table:table-cell>
          <table:table-cell office:value-type="float" office:value="12.5750661177626" calcext:value-type="float">
            <text:p>12.5750661177626</text:p>
          </table:table-cell>
          <table:table-cell office:value-type="float" office:value="12.5103364587489" calcext:value-type="float">
            <text:p>12.5103364587489</text:p>
          </table:table-cell>
          <table:table-cell office:value-type="float" office:value="14.1415413789188" calcext:value-type="float">
            <text:p>14.1415413789188</text:p>
          </table:table-cell>
          <table:table-cell office:value-type="float" office:value="14.1675302335799" calcext:value-type="float">
            <text:p>14.1675302335799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table:formula="of:=[.A23]/1000000" office:value-type="float" office:value="315.895" calcext:value-type="float">
            <text:p>315.895</text:p>
          </table:table-cell>
          <table:table-cell office:value-type="float" office:value="12.6870480480885" calcext:value-type="float">
            <text:p>12.6870480480885</text:p>
          </table:table-cell>
          <table:table-cell office:value-type="float" office:value="12.6117643182554" calcext:value-type="float">
            <text:p>12.6117643182554</text:p>
          </table:table-cell>
          <table:table-cell office:value-type="float" office:value="14.2648219512799" calcext:value-type="float">
            <text:p>14.2648219512799</text:p>
          </table:table-cell>
          <table:table-cell office:value-type="float" office:value="14.2879619766082" calcext:value-type="float">
            <text:p>14.2879619766082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table:formula="of:=[.A24]/1000000" office:value-type="float" office:value="330.89" calcext:value-type="float">
            <text:p>330.89</text:p>
          </table:table-cell>
          <table:table-cell office:value-type="float" office:value="12.7596876430312" calcext:value-type="float">
            <text:p>12.7596876430312</text:p>
          </table:table-cell>
          <table:table-cell office:value-type="float" office:value="12.6825055179027" calcext:value-type="float">
            <text:p>12.6825055179027</text:p>
          </table:table-cell>
          <table:table-cell office:value-type="float" office:value="14.2741356999854" calcext:value-type="float">
            <text:p>14.2741356999854</text:p>
          </table:table-cell>
          <table:table-cell office:value-type="float" office:value="14.3008077906017" calcext:value-type="float">
            <text:p>14.3008077906017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table:formula="of:=[.A25]/1000000" office:value-type="float" office:value="345.885" calcext:value-type="float">
            <text:p>345.885</text:p>
          </table:table-cell>
          <table:table-cell office:value-type="float" office:value="12.7083553023133" calcext:value-type="float">
            <text:p>12.7083553023133</text:p>
          </table:table-cell>
          <table:table-cell office:value-type="float" office:value="12.6237954128324" calcext:value-type="float">
            <text:p>12.6237954128324</text:p>
          </table:table-cell>
          <table:table-cell office:value-type="float" office:value="14.1022330512657" calcext:value-type="float">
            <text:p>14.1022330512657</text:p>
          </table:table-cell>
          <table:table-cell office:value-type="float" office:value="14.1324659519409" calcext:value-type="float">
            <text:p>14.1324659519409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table:formula="of:=[.A26]/1000000" office:value-type="float" office:value="360.88" calcext:value-type="float">
            <text:p>360.88</text:p>
          </table:table-cell>
          <table:table-cell office:value-type="float" office:value="12.6092657949732" calcext:value-type="float">
            <text:p>12.6092657949732</text:p>
          </table:table-cell>
          <table:table-cell office:value-type="float" office:value="12.5201314148818" calcext:value-type="float">
            <text:p>12.5201314148818</text:p>
          </table:table-cell>
          <table:table-cell office:value-type="float" office:value="13.9583562913771" calcext:value-type="float">
            <text:p>13.9583562913771</text:p>
          </table:table-cell>
          <table:table-cell office:value-type="float" office:value="13.9788756835261" calcext:value-type="float">
            <text:p>13.978875683526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table:formula="of:=[.A27]/1000000" office:value-type="float" office:value="375.875" calcext:value-type="float">
            <text:p>375.875</text:p>
          </table:table-cell>
          <table:table-cell office:value-type="float" office:value="12.5342725663257" calcext:value-type="float">
            <text:p>12.5342725663257</text:p>
          </table:table-cell>
          <table:table-cell office:value-type="float" office:value="12.4433391227431" calcext:value-type="float">
            <text:p>12.4433391227431</text:p>
          </table:table-cell>
          <table:table-cell office:value-type="float" office:value="13.9252749752149" calcext:value-type="float">
            <text:p>13.9252749752149</text:p>
          </table:table-cell>
          <table:table-cell office:value-type="float" office:value="13.9435789566055" calcext:value-type="float">
            <text:p>13.9435789566055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table:formula="of:=[.A28]/1000000" office:value-type="float" office:value="390.87" calcext:value-type="float">
            <text:p>390.87</text:p>
          </table:table-cell>
          <table:table-cell office:value-type="float" office:value="12.5594327119989" calcext:value-type="float">
            <text:p>12.5594327119989</text:p>
          </table:table-cell>
          <table:table-cell office:value-type="float" office:value="12.466416636062" calcext:value-type="float">
            <text:p>12.466416636062</text:p>
          </table:table-cell>
          <table:table-cell office:value-type="float" office:value="13.9842103749571" calcext:value-type="float">
            <text:p>13.9842103749571</text:p>
          </table:table-cell>
          <table:table-cell office:value-type="float" office:value="14.0023058595135" calcext:value-type="float">
            <text:p>14.0023058595135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table:formula="of:=[.A29]/1000000" office:value-type="float" office:value="405.865" calcext:value-type="float">
            <text:p>405.865</text:p>
          </table:table-cell>
          <table:table-cell office:value-type="float" office:value="12.5923063536107" calcext:value-type="float">
            <text:p>12.5923063536107</text:p>
          </table:table-cell>
          <table:table-cell office:value-type="float" office:value="12.4898456257797" calcext:value-type="float">
            <text:p>12.4898456257797</text:p>
          </table:table-cell>
          <table:table-cell office:value-type="float" office:value="13.9690703416195" calcext:value-type="float">
            <text:p>13.9690703416195</text:p>
          </table:table-cell>
          <table:table-cell office:value-type="float" office:value="13.9865025827476" calcext:value-type="float">
            <text:p>13.9865025827476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table:formula="of:=[.A30]/1000000" office:value-type="float" office:value="420.86" calcext:value-type="float">
            <text:p>420.86</text:p>
          </table:table-cell>
          <table:table-cell office:value-type="float" office:value="12.5768362226994" calcext:value-type="float">
            <text:p>12.5768362226994</text:p>
          </table:table-cell>
          <table:table-cell office:value-type="float" office:value="12.4607527639034" calcext:value-type="float">
            <text:p>12.4607527639034</text:p>
          </table:table-cell>
          <table:table-cell office:value-type="float" office:value="13.8074373157027" calcext:value-type="float">
            <text:p>13.8074373157027</text:p>
          </table:table-cell>
          <table:table-cell office:value-type="float" office:value="13.8292037580009" calcext:value-type="float">
            <text:p>13.8292037580009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table:formula="of:=[.A31]/1000000" office:value-type="float" office:value="435.855" calcext:value-type="float">
            <text:p>435.855</text:p>
          </table:table-cell>
          <table:table-cell office:value-type="float" office:value="12.4624124387926" calcext:value-type="float">
            <text:p>12.4624124387926</text:p>
          </table:table-cell>
          <table:table-cell office:value-type="float" office:value="12.3541647223603" calcext:value-type="float">
            <text:p>12.3541647223603</text:p>
          </table:table-cell>
          <table:table-cell office:value-type="float" office:value="13.6308862335509" calcext:value-type="float">
            <text:p>13.6308862335509</text:p>
          </table:table-cell>
          <table:table-cell office:value-type="float" office:value="13.6386661038993" calcext:value-type="float">
            <text:p>13.6386661038993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table:formula="of:=[.A32]/1000000" office:value-type="float" office:value="450.85" calcext:value-type="float">
            <text:p>450.85</text:p>
          </table:table-cell>
          <table:table-cell office:value-type="float" office:value="12.4391932911843" calcext:value-type="float">
            <text:p>12.4391932911843</text:p>
          </table:table-cell>
          <table:table-cell office:value-type="float" office:value="12.3198377745452" calcext:value-type="float">
            <text:p>12.3198377745452</text:p>
          </table:table-cell>
          <table:table-cell office:value-type="float" office:value="13.6208155466917" calcext:value-type="float">
            <text:p>13.6208155466917</text:p>
          </table:table-cell>
          <table:table-cell office:value-type="float" office:value="13.6362692838622" calcext:value-type="float">
            <text:p>13.6362692838622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table:formula="of:=[.A33]/1000000" office:value-type="float" office:value="465.845" calcext:value-type="float">
            <text:p>465.845</text:p>
          </table:table-cell>
          <table:table-cell office:value-type="float" office:value="12.4090429407613" calcext:value-type="float">
            <text:p>12.4090429407613</text:p>
          </table:table-cell>
          <table:table-cell office:value-type="float" office:value="12.3009106191537" calcext:value-type="float">
            <text:p>12.3009106191537</text:p>
          </table:table-cell>
          <table:table-cell office:value-type="float" office:value="13.6422316240675" calcext:value-type="float">
            <text:p>13.6422316240675</text:p>
          </table:table-cell>
          <table:table-cell office:value-type="float" office:value="13.648145201448" calcext:value-type="float">
            <text:p>13.64814520144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table:formula="of:=[.A34]/1000000" office:value-type="float" office:value="480.84" calcext:value-type="float">
            <text:p>480.84</text:p>
          </table:table-cell>
          <table:table-cell office:value-type="float" office:value="12.4504835487717" calcext:value-type="float">
            <text:p>12.4504835487717</text:p>
          </table:table-cell>
          <table:table-cell office:value-type="float" office:value="12.3245601679839" calcext:value-type="float">
            <text:p>12.3245601679839</text:p>
          </table:table-cell>
          <table:table-cell office:value-type="float" office:value="13.6408356520202" calcext:value-type="float">
            <text:p>13.6408356520202</text:p>
          </table:table-cell>
          <table:table-cell office:value-type="float" office:value="13.6540493289152" calcext:value-type="float">
            <text:p>13.6540493289152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table:formula="of:=[.A35]/1000000" office:value-type="float" office:value="495.835" calcext:value-type="float">
            <text:p>495.835</text:p>
          </table:table-cell>
          <table:table-cell office:value-type="float" office:value="12.4385526586856" calcext:value-type="float">
            <text:p>12.4385526586856</text:p>
          </table:table-cell>
          <table:table-cell office:value-type="float" office:value="12.3031638276285" calcext:value-type="float">
            <text:p>12.3031638276285</text:p>
          </table:table-cell>
          <table:table-cell office:value-type="float" office:value="13.4984897425453" calcext:value-type="float">
            <text:p>13.4984897425453</text:p>
          </table:table-cell>
          <table:table-cell office:value-type="float" office:value="13.5163524842413" calcext:value-type="float">
            <text:p>13.5163524842413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table:formula="of:=[.A36]/1000000" office:value-type="float" office:value="510.83" calcext:value-type="float">
            <text:p>510.83</text:p>
          </table:table-cell>
          <table:table-cell office:value-type="float" office:value="12.3546938311822" calcext:value-type="float">
            <text:p>12.3546938311822</text:p>
          </table:table-cell>
          <table:table-cell office:value-type="float" office:value="12.2226290005151" calcext:value-type="float">
            <text:p>12.2226290005151</text:p>
          </table:table-cell>
          <table:table-cell office:value-type="float" office:value="13.2927198531811" calcext:value-type="float">
            <text:p>13.2927198531811</text:p>
          </table:table-cell>
          <table:table-cell office:value-type="float" office:value="13.30187627244" calcext:value-type="float">
            <text:p>13.30187627244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table:formula="of:=[.A37]/1000000" office:value-type="float" office:value="525.825" calcext:value-type="float">
            <text:p>525.825</text:p>
          </table:table-cell>
          <table:table-cell office:value-type="float" office:value="12.2971342286552" calcext:value-type="float">
            <text:p>12.2971342286552</text:p>
          </table:table-cell>
          <table:table-cell office:value-type="float" office:value="12.1645912170528" calcext:value-type="float">
            <text:p>12.1645912170528</text:p>
          </table:table-cell>
          <table:table-cell office:value-type="float" office:value="13.2395050158915" calcext:value-type="float">
            <text:p>13.2395050158915</text:p>
          </table:table-cell>
          <table:table-cell office:value-type="float" office:value="13.234970058208" calcext:value-type="float">
            <text:p>13.234970058208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table:formula="of:=[.A38]/1000000" office:value-type="float" office:value="540.82" calcext:value-type="float">
            <text:p>540.82</text:p>
          </table:table-cell>
          <table:table-cell office:value-type="float" office:value="12.2941065446" calcext:value-type="float">
            <text:p>12.2941065446</text:p>
          </table:table-cell>
          <table:table-cell office:value-type="float" office:value="12.1725270881072" calcext:value-type="float">
            <text:p>12.1725270881072</text:p>
          </table:table-cell>
          <table:table-cell office:value-type="float" office:value="13.2693531479933" calcext:value-type="float">
            <text:p>13.2693531479933</text:p>
          </table:table-cell>
          <table:table-cell office:value-type="float" office:value="13.2626912091222" calcext:value-type="float">
            <text:p>13.2626912091222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table:formula="of:=[.A39]/1000000" office:value-type="float" office:value="555.815" calcext:value-type="float">
            <text:p>555.815</text:p>
          </table:table-cell>
          <table:table-cell office:value-type="float" office:value="12.3149722259695" calcext:value-type="float">
            <text:p>12.3149722259695</text:p>
          </table:table-cell>
          <table:table-cell office:value-type="float" office:value="12.1750750810573" calcext:value-type="float">
            <text:p>12.1750750810573</text:p>
          </table:table-cell>
          <table:table-cell office:value-type="float" office:value="13.2620981433767" calcext:value-type="float">
            <text:p>13.2620981433767</text:p>
          </table:table-cell>
          <table:table-cell office:value-type="float" office:value="13.2708662660225" calcext:value-type="float">
            <text:p>13.2708662660225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table:formula="of:=[.A40]/1000000" office:value-type="float" office:value="570.81" calcext:value-type="float">
            <text:p>570.81</text:p>
          </table:table-cell>
          <table:table-cell office:value-type="float" office:value="12.3543845234295" calcext:value-type="float">
            <text:p>12.3543845234295</text:p>
          </table:table-cell>
          <table:table-cell office:value-type="float" office:value="12.2168589547733" calcext:value-type="float">
            <text:p>12.2168589547733</text:p>
          </table:table-cell>
          <table:table-cell office:value-type="float" office:value="13.2055322896321" calcext:value-type="float">
            <text:p>13.2055322896321</text:p>
          </table:table-cell>
          <table:table-cell office:value-type="float" office:value="13.2169455083468" calcext:value-type="float">
            <text:p>13.2169455083468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table:formula="of:=[.A41]/1000000" office:value-type="float" office:value="585.805" calcext:value-type="float">
            <text:p>585.805</text:p>
          </table:table-cell>
          <table:table-cell office:value-type="float" office:value="12.3423541158812" calcext:value-type="float">
            <text:p>12.3423541158812</text:p>
          </table:table-cell>
          <table:table-cell office:value-type="float" office:value="12.1883545225837" calcext:value-type="float">
            <text:p>12.1883545225837</text:p>
          </table:table-cell>
          <table:table-cell office:value-type="float" office:value="13.0185595126358" calcext:value-type="float">
            <text:p>13.0185595126358</text:p>
          </table:table-cell>
          <table:table-cell office:value-type="float" office:value="13.0350473937481" calcext:value-type="float">
            <text:p>13.0350473937481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table:formula="of:=[.A42]/1000000" office:value-type="float" office:value="600.8" calcext:value-type="float">
            <text:p>600.8</text:p>
          </table:table-cell>
          <table:table-cell office:value-type="float" office:value="12.2828762878962" calcext:value-type="float">
            <text:p>12.2828762878962</text:p>
          </table:table-cell>
          <table:table-cell office:value-type="float" office:value="12.154222385068" calcext:value-type="float">
            <text:p>12.154222385068</text:p>
          </table:table-cell>
          <table:table-cell office:value-type="float" office:value="12.916787328422" calcext:value-type="float">
            <text:p>12.916787328422</text:p>
          </table:table-cell>
          <table:table-cell office:value-type="float" office:value="12.9301661339522" calcext:value-type="float">
            <text:p>12.930166133952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table:formula="of:=[.A43]/1000000" office:value-type="float" office:value="615.795" calcext:value-type="float">
            <text:p>615.795</text:p>
          </table:table-cell>
          <table:table-cell office:value-type="float" office:value="12.3024000615638" calcext:value-type="float">
            <text:p>12.3024000615638</text:p>
          </table:table-cell>
          <table:table-cell office:value-type="float" office:value="12.1643087789781" calcext:value-type="float">
            <text:p>12.1643087789781</text:p>
          </table:table-cell>
          <table:table-cell office:value-type="float" office:value="12.9417821646441" calcext:value-type="float">
            <text:p>12.9417821646441</text:p>
          </table:table-cell>
          <table:table-cell office:value-type="float" office:value="12.9568702033581" calcext:value-type="float">
            <text:p>12.956870203358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table:formula="of:=[.A44]/1000000" office:value-type="float" office:value="630.79" calcext:value-type="float">
            <text:p>630.79</text:p>
          </table:table-cell>
          <table:table-cell office:value-type="float" office:value="12.3537125515035" calcext:value-type="float">
            <text:p>12.3537125515035</text:p>
          </table:table-cell>
          <table:table-cell office:value-type="float" office:value="12.2211404605606" calcext:value-type="float">
            <text:p>12.2211404605606</text:p>
          </table:table-cell>
          <table:table-cell office:value-type="float" office:value="12.9809543870896" calcext:value-type="float">
            <text:p>12.9809543870896</text:p>
          </table:table-cell>
          <table:table-cell office:value-type="float" office:value="13.0046134633821" calcext:value-type="float">
            <text:p>13.0046134633821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table:formula="of:=[.A45]/1000000" office:value-type="float" office:value="645.785" calcext:value-type="float">
            <text:p>645.785</text:p>
          </table:table-cell>
          <table:table-cell office:value-type="float" office:value="12.3878801931986" calcext:value-type="float">
            <text:p>12.3878801931986</text:p>
          </table:table-cell>
          <table:table-cell office:value-type="float" office:value="12.2383946864136" calcext:value-type="float">
            <text:p>12.2383946864136</text:p>
          </table:table-cell>
          <table:table-cell office:value-type="float" office:value="12.9431888178901" calcext:value-type="float">
            <text:p>12.9431888178901</text:p>
          </table:table-cell>
          <table:table-cell office:value-type="float" office:value="12.9744275286718" calcext:value-type="float">
            <text:p>12.9744275286718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table:formula="of:=[.A46]/1000000" office:value-type="float" office:value="660.78" calcext:value-type="float">
            <text:p>660.78</text:p>
          </table:table-cell>
          <table:table-cell office:value-type="float" office:value="12.4293929922326" calcext:value-type="float">
            <text:p>12.4293929922326</text:p>
          </table:table-cell>
          <table:table-cell office:value-type="float" office:value="12.2698493896113" calcext:value-type="float">
            <text:p>12.2698493896113</text:p>
          </table:table-cell>
          <table:table-cell office:value-type="float" office:value="12.8272062611811" calcext:value-type="float">
            <text:p>12.8272062611811</text:p>
          </table:table-cell>
          <table:table-cell office:value-type="float" office:value="12.8652849934747" calcext:value-type="float">
            <text:p>12.8652849934747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table:formula="of:=[.A47]/1000000" office:value-type="float" office:value="675.775" calcext:value-type="float">
            <text:p>675.775</text:p>
          </table:table-cell>
          <table:table-cell office:value-type="float" office:value="12.369859130821" calcext:value-type="float">
            <text:p>12.369859130821</text:p>
          </table:table-cell>
          <table:table-cell office:value-type="float" office:value="12.2274673858007" calcext:value-type="float">
            <text:p>12.2274673858007</text:p>
          </table:table-cell>
          <table:table-cell office:value-type="float" office:value="12.6784819844824" calcext:value-type="float">
            <text:p>12.6784819844824</text:p>
          </table:table-cell>
          <table:table-cell office:value-type="float" office:value="12.7171141786406" calcext:value-type="float">
            <text:p>12.7171141786406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table:formula="of:=[.A48]/1000000" office:value-type="float" office:value="690.77" calcext:value-type="float">
            <text:p>690.77</text:p>
          </table:table-cell>
          <table:table-cell office:value-type="float" office:value="12.305232932415" calcext:value-type="float">
            <text:p>12.305232932415</text:p>
          </table:table-cell>
          <table:table-cell office:value-type="float" office:value="12.1663800365389" calcext:value-type="float">
            <text:p>12.1663800365389</text:p>
          </table:table-cell>
          <table:table-cell office:value-type="float" office:value="12.6110933322919" calcext:value-type="float">
            <text:p>12.6110933322919</text:p>
          </table:table-cell>
          <table:table-cell office:value-type="float" office:value="12.6396261377202" calcext:value-type="float">
            <text:p>12.6396261377202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table:formula="of:=[.A49]/1000000" office:value-type="float" office:value="705.765" calcext:value-type="float">
            <text:p>705.765</text:p>
          </table:table-cell>
          <table:table-cell office:value-type="float" office:value="12.3045434026537" calcext:value-type="float">
            <text:p>12.3045434026537</text:p>
          </table:table-cell>
          <table:table-cell office:value-type="float" office:value="12.1576941178453" calcext:value-type="float">
            <text:p>12.1576941178453</text:p>
          </table:table-cell>
          <table:table-cell office:value-type="float" office:value="12.5989817375579" calcext:value-type="float">
            <text:p>12.5989817375579</text:p>
          </table:table-cell>
          <table:table-cell office:value-type="float" office:value="12.6215711175555" calcext:value-type="float">
            <text:p>12.6215711175555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table:formula="of:=[.A50]/1000000" office:value-type="float" office:value="720.76" calcext:value-type="float">
            <text:p>720.76</text:p>
          </table:table-cell>
          <table:table-cell office:value-type="float" office:value="12.2459426883574" calcext:value-type="float">
            <text:p>12.2459426883574</text:p>
          </table:table-cell>
          <table:table-cell office:value-type="float" office:value="12.0929999890034" calcext:value-type="float">
            <text:p>12.0929999890034</text:p>
          </table:table-cell>
          <table:table-cell office:value-type="float" office:value="12.4801418727381" calcext:value-type="float">
            <text:p>12.4801418727381</text:p>
          </table:table-cell>
          <table:table-cell office:value-type="float" office:value="12.5218519220695" calcext:value-type="float">
            <text:p>12.5218519220695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table:formula="of:=[.A51]/1000000" office:value-type="float" office:value="735.755" calcext:value-type="float">
            <text:p>735.755</text:p>
          </table:table-cell>
          <table:table-cell office:value-type="float" office:value="12.2913885485718" calcext:value-type="float">
            <text:p>12.2913885485718</text:p>
          </table:table-cell>
          <table:table-cell office:value-type="float" office:value="12.1309649175621" calcext:value-type="float">
            <text:p>12.1309649175621</text:p>
          </table:table-cell>
          <table:table-cell office:value-type="float" office:value="12.4114992008554" calcext:value-type="float">
            <text:p>12.4114992008554</text:p>
          </table:table-cell>
          <table:table-cell office:value-type="float" office:value="12.4624489093125" calcext:value-type="float">
            <text:p>12.4624489093125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table:formula="of:=[.A52]/1000000" office:value-type="float" office:value="750.75" calcext:value-type="float">
            <text:p>750.75</text:p>
          </table:table-cell>
          <table:table-cell office:value-type="float" office:value="12.2881316923626" calcext:value-type="float">
            <text:p>12.2881316923626</text:p>
          </table:table-cell>
          <table:table-cell office:value-type="float" office:value="12.1331856291078" calcext:value-type="float">
            <text:p>12.1331856291078</text:p>
          </table:table-cell>
          <table:table-cell office:value-type="float" office:value="12.302658647692" calcext:value-type="float">
            <text:p>12.302658647692</text:p>
          </table:table-cell>
          <table:table-cell office:value-type="float" office:value="12.3713148672852" calcext:value-type="float">
            <text:p>12.371314867285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table:formula="of:=[.A53]/1000000" office:value-type="float" office:value="765.745" calcext:value-type="float">
            <text:p>765.745</text:p>
          </table:table-cell>
          <table:table-cell office:value-type="float" office:value="12.2616035278237" calcext:value-type="float">
            <text:p>12.2616035278237</text:p>
          </table:table-cell>
          <table:table-cell office:value-type="float" office:value="12.1116691478921" calcext:value-type="float">
            <text:p>12.1116691478921</text:p>
          </table:table-cell>
          <table:table-cell office:value-type="float" office:value="12.2588388515168" calcext:value-type="float">
            <text:p>12.2588388515168</text:p>
          </table:table-cell>
          <table:table-cell office:value-type="float" office:value="12.3160122408001" calcext:value-type="float">
            <text:p>12.3160122408001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table:formula="of:=[.A54]/1000000" office:value-type="float" office:value="780.74" calcext:value-type="float">
            <text:p>780.74</text:p>
          </table:table-cell>
          <table:table-cell office:value-type="float" office:value="12.1492793312688" calcext:value-type="float">
            <text:p>12.1492793312688</text:p>
          </table:table-cell>
          <table:table-cell office:value-type="float" office:value="11.996723043769" calcext:value-type="float">
            <text:p>11.996723043769</text:p>
          </table:table-cell>
          <table:table-cell office:value-type="float" office:value="12.1442491280475" calcext:value-type="float">
            <text:p>12.1442491280475</text:p>
          </table:table-cell>
          <table:table-cell office:value-type="float" office:value="12.1978777261328" calcext:value-type="float">
            <text:p>12.197877726132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table:formula="of:=[.A55]/1000000" office:value-type="float" office:value="795.735" calcext:value-type="float">
            <text:p>795.735</text:p>
          </table:table-cell>
          <table:table-cell office:value-type="float" office:value="12.0784100088888" calcext:value-type="float">
            <text:p>12.0784100088888</text:p>
          </table:table-cell>
          <table:table-cell office:value-type="float" office:value="11.9253349448264" calcext:value-type="float">
            <text:p>11.9253349448264</text:p>
          </table:table-cell>
          <table:table-cell office:value-type="float" office:value="12.0373436532021" calcext:value-type="float">
            <text:p>12.0373436532021</text:p>
          </table:table-cell>
          <table:table-cell office:value-type="float" office:value="12.1027275242586" calcext:value-type="float">
            <text:p>12.102727524258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table:formula="of:=[.A56]/1000000" office:value-type="float" office:value="810.73" calcext:value-type="float">
            <text:p>810.73</text:p>
          </table:table-cell>
          <table:table-cell office:value-type="float" office:value="11.9463636538725" calcext:value-type="float">
            <text:p>11.9463636538725</text:p>
          </table:table-cell>
          <table:table-cell office:value-type="float" office:value="11.7673694092583" calcext:value-type="float">
            <text:p>11.7673694092583</text:p>
          </table:table-cell>
          <table:table-cell office:value-type="float" office:value="11.8239814683732" calcext:value-type="float">
            <text:p>11.8239814683732</text:p>
          </table:table-cell>
          <table:table-cell office:value-type="float" office:value="11.9095126448022" calcext:value-type="float">
            <text:p>11.909512644802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table:formula="of:=[.A57]/1000000" office:value-type="float" office:value="825.725" calcext:value-type="float">
            <text:p>825.725</text:p>
          </table:table-cell>
          <table:table-cell office:value-type="float" office:value="11.9868111241316" calcext:value-type="float">
            <text:p>11.9868111241316</text:p>
          </table:table-cell>
          <table:table-cell office:value-type="float" office:value="11.7975745785704" calcext:value-type="float">
            <text:p>11.7975745785704</text:p>
          </table:table-cell>
          <table:table-cell office:value-type="float" office:value="11.7884894414897" calcext:value-type="float">
            <text:p>11.7884894414897</text:p>
          </table:table-cell>
          <table:table-cell office:value-type="float" office:value="11.8814309237985" calcext:value-type="float">
            <text:p>11.8814309237985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table:formula="of:=[.A58]/1000000" office:value-type="float" office:value="840.72" calcext:value-type="float">
            <text:p>840.72</text:p>
          </table:table-cell>
          <table:table-cell office:value-type="float" office:value="12.0387348598102" calcext:value-type="float">
            <text:p>12.0387348598102</text:p>
          </table:table-cell>
          <table:table-cell office:value-type="float" office:value="11.8537225910456" calcext:value-type="float">
            <text:p>11.8537225910456</text:p>
          </table:table-cell>
          <table:table-cell office:value-type="float" office:value="11.816302720453" calcext:value-type="float">
            <text:p>11.816302720453</text:p>
          </table:table-cell>
          <table:table-cell office:value-type="float" office:value="11.9000688069098" calcext:value-type="float">
            <text:p>11.9000688069098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table:formula="of:=[.A59]/1000000" office:value-type="float" office:value="855.715" calcext:value-type="float">
            <text:p>855.715</text:p>
          </table:table-cell>
          <table:table-cell office:value-type="float" office:value="12.0022461999166" calcext:value-type="float">
            <text:p>12.0022461999166</text:p>
          </table:table-cell>
          <table:table-cell office:value-type="float" office:value="11.8345165371505" calcext:value-type="float">
            <text:p>11.8345165371505</text:p>
          </table:table-cell>
          <table:table-cell office:value-type="float" office:value="11.7804495422017" calcext:value-type="float">
            <text:p>11.7804495422017</text:p>
          </table:table-cell>
          <table:table-cell office:value-type="float" office:value="11.8648958713691" calcext:value-type="float">
            <text:p>11.8648958713691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table:formula="of:=[.A60]/1000000" office:value-type="float" office:value="870.71" calcext:value-type="float">
            <text:p>870.71</text:p>
          </table:table-cell>
          <table:table-cell office:value-type="float" office:value="11.8689478890568" calcext:value-type="float">
            <text:p>11.8689478890568</text:p>
          </table:table-cell>
          <table:table-cell office:value-type="float" office:value="11.6881906955402" calcext:value-type="float">
            <text:p>11.6881906955402</text:p>
          </table:table-cell>
          <table:table-cell office:value-type="float" office:value="11.6274071054228" calcext:value-type="float">
            <text:p>11.6274071054228</text:p>
          </table:table-cell>
          <table:table-cell office:value-type="float" office:value="11.7177248520694" calcext:value-type="float">
            <text:p>11.717724852069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table:formula="of:=[.A61]/1000000" office:value-type="float" office:value="885.705" calcext:value-type="float">
            <text:p>885.705</text:p>
          </table:table-cell>
          <table:table-cell office:value-type="float" office:value="11.5953602077333" calcext:value-type="float">
            <text:p>11.5953602077333</text:p>
          </table:table-cell>
          <table:table-cell office:value-type="float" office:value="11.390173716539" calcext:value-type="float">
            <text:p>11.390173716539</text:p>
          </table:table-cell>
          <table:table-cell office:value-type="float" office:value="11.2900152202898" calcext:value-type="float">
            <text:p>11.2900152202898</text:p>
          </table:table-cell>
          <table:table-cell office:value-type="float" office:value="11.3941655143439" calcext:value-type="float">
            <text:p>11.3941655143439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table:formula="of:=[.A62]/1000000" office:value-type="float" office:value="900.7" calcext:value-type="float">
            <text:p>900.7</text:p>
          </table:table-cell>
          <table:table-cell office:value-type="float" office:value="11.3345356723587" calcext:value-type="float">
            <text:p>11.3345356723587</text:p>
          </table:table-cell>
          <table:table-cell office:value-type="float" office:value="11.0799686158875" calcext:value-type="float">
            <text:p>11.0799686158875</text:p>
          </table:table-cell>
          <table:table-cell office:value-type="float" office:value="10.9507445614178" calcext:value-type="float">
            <text:p>10.9507445614178</text:p>
          </table:table-cell>
          <table:table-cell office:value-type="float" office:value="11.0840949995703" calcext:value-type="float">
            <text:p>11.0840949995703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table:formula="of:=[.A63]/1000000" office:value-type="float" office:value="915.695" calcext:value-type="float">
            <text:p>915.695</text:p>
          </table:table-cell>
          <table:table-cell office:value-type="float" office:value="11.5463621196131" calcext:value-type="float">
            <text:p>11.5463621196131</text:p>
          </table:table-cell>
          <table:table-cell office:value-type="float" office:value="11.3158473715279" calcext:value-type="float">
            <text:p>11.3158473715279</text:p>
          </table:table-cell>
          <table:table-cell office:value-type="float" office:value="11.1444509920987" calcext:value-type="float">
            <text:p>11.1444509920987</text:p>
          </table:table-cell>
          <table:table-cell office:value-type="float" office:value="11.2733423544153" calcext:value-type="float">
            <text:p>11.2733423544153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table:formula="of:=[.A64]/1000000" office:value-type="float" office:value="930.69" calcext:value-type="float">
            <text:p>930.69</text:p>
          </table:table-cell>
          <table:table-cell office:value-type="float" office:value="11.781264238623" calcext:value-type="float">
            <text:p>11.781264238623</text:p>
          </table:table-cell>
          <table:table-cell office:value-type="float" office:value="11.5583277558314" calcext:value-type="float">
            <text:p>11.5583277558314</text:p>
          </table:table-cell>
          <table:table-cell office:value-type="float" office:value="11.3748295509218" calcext:value-type="float">
            <text:p>11.3748295509218</text:p>
          </table:table-cell>
          <table:table-cell office:value-type="float" office:value="11.495109821666" calcext:value-type="float">
            <text:p>11.495109821666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table:formula="of:=[.A65]/1000000" office:value-type="float" office:value="945.685" calcext:value-type="float">
            <text:p>945.685</text:p>
          </table:table-cell>
          <table:table-cell office:value-type="float" office:value="11.7036639454264" calcext:value-type="float">
            <text:p>11.7036639454264</text:p>
          </table:table-cell>
          <table:table-cell office:value-type="float" office:value="11.4855255805465" calcext:value-type="float">
            <text:p>11.4855255805465</text:p>
          </table:table-cell>
          <table:table-cell office:value-type="float" office:value="11.2991919464507" calcext:value-type="float">
            <text:p>11.2991919464507</text:p>
          </table:table-cell>
          <table:table-cell office:value-type="float" office:value="11.4220840565783" calcext:value-type="float">
            <text:p>11.422084056578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table:formula="of:=[.A66]/1000000" office:value-type="float" office:value="960.68" calcext:value-type="float">
            <text:p>960.68</text:p>
          </table:table-cell>
          <table:table-cell office:value-type="float" office:value="11.4741025565647" calcext:value-type="float">
            <text:p>11.4741025565647</text:p>
          </table:table-cell>
          <table:table-cell office:value-type="float" office:value="11.2349303391631" calcext:value-type="float">
            <text:p>11.2349303391631</text:p>
          </table:table-cell>
          <table:table-cell office:value-type="float" office:value="11.0291190221601" calcext:value-type="float">
            <text:p>11.0291190221601</text:p>
          </table:table-cell>
          <table:table-cell office:value-type="float" office:value="11.1620081775393" calcext:value-type="float">
            <text:p>11.1620081775393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table:formula="of:=[.A67]/1000000" office:value-type="float" office:value="975.675" calcext:value-type="float">
            <text:p>975.675</text:p>
          </table:table-cell>
          <table:table-cell office:value-type="float" office:value="10.9305067458049" calcext:value-type="float">
            <text:p>10.9305067458049</text:p>
          </table:table-cell>
          <table:table-cell office:value-type="float" office:value="10.6508456079387" calcext:value-type="float">
            <text:p>10.6508456079387</text:p>
          </table:table-cell>
          <table:table-cell office:value-type="float" office:value="10.4136848360857" calcext:value-type="float">
            <text:p>10.4136848360857</text:p>
          </table:table-cell>
          <table:table-cell office:value-type="float" office:value="10.5750488232908" calcext:value-type="float">
            <text:p>10.5750488232908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table:formula="of:=[.A68]/1000000" office:value-type="float" office:value="990.67" calcext:value-type="float">
            <text:p>990.67</text:p>
          </table:table-cell>
          <table:table-cell office:value-type="float" office:value="10.5644330198678" calcext:value-type="float">
            <text:p>10.5644330198678</text:p>
          </table:table-cell>
          <table:table-cell office:value-type="float" office:value="10.2664495601512" calcext:value-type="float">
            <text:p>10.2664495601512</text:p>
          </table:table-cell>
          <table:table-cell office:value-type="float" office:value="10.0045285158522" calcext:value-type="float">
            <text:p>10.0045285158522</text:p>
          </table:table-cell>
          <table:table-cell office:value-type="float" office:value="10.1728585524477" calcext:value-type="float">
            <text:p>10.1728585524477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table:formula="of:=[.A69]/1000000" office:value-type="float" office:value="1005.665" calcext:value-type="float">
            <text:p>1005.665</text:p>
          </table:table-cell>
          <table:table-cell office:value-type="float" office:value="10.9619709514346" calcext:value-type="float">
            <text:p>10.9619709514346</text:p>
          </table:table-cell>
          <table:table-cell office:value-type="float" office:value="10.6693355251693" calcext:value-type="float">
            <text:p>10.6693355251693</text:p>
          </table:table-cell>
          <table:table-cell office:value-type="float" office:value="10.3673865639736" calcext:value-type="float">
            <text:p>10.3673865639736</text:p>
          </table:table-cell>
          <table:table-cell office:value-type="float" office:value="10.5450558294013" calcext:value-type="float">
            <text:p>10.5450558294013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table:formula="of:=[.A70]/1000000" office:value-type="float" office:value="1020.66" calcext:value-type="float">
            <text:p>1020.66</text:p>
          </table:table-cell>
          <table:table-cell office:value-type="float" office:value="11.4641593220953" calcext:value-type="float">
            <text:p>11.4641593220953</text:p>
          </table:table-cell>
          <table:table-cell office:value-type="float" office:value="11.1862781282226" calcext:value-type="float">
            <text:p>11.1862781282226</text:p>
          </table:table-cell>
          <table:table-cell office:value-type="float" office:value="10.8698421032752" calcext:value-type="float">
            <text:p>10.8698421032752</text:p>
          </table:table-cell>
          <table:table-cell office:value-type="float" office:value="11.0276132469077" calcext:value-type="float">
            <text:p>11.0276132469077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table:formula="of:=[.A71]/1000000" office:value-type="float" office:value="1035.655" calcext:value-type="float">
            <text:p>1035.655</text:p>
          </table:table-cell>
          <table:table-cell office:value-type="float" office:value="11.4728836077298" calcext:value-type="float">
            <text:p>11.4728836077298</text:p>
          </table:table-cell>
          <table:table-cell office:value-type="float" office:value="11.1919796721252" calcext:value-type="float">
            <text:p>11.1919796721252</text:p>
          </table:table-cell>
          <table:table-cell office:value-type="float" office:value="10.8615753212048" calcext:value-type="float">
            <text:p>10.8615753212048</text:p>
          </table:table-cell>
          <table:table-cell office:value-type="float" office:value="11.0251485846757" calcext:value-type="float">
            <text:p>11.025148584675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table:formula="of:=[.A72]/1000000" office:value-type="float" office:value="1050.65" calcext:value-type="float">
            <text:p>1050.65</text:p>
          </table:table-cell>
          <table:table-cell office:value-type="float" office:value="11.0394118642176" calcext:value-type="float">
            <text:p>11.0394118642176</text:p>
          </table:table-cell>
          <table:table-cell office:value-type="float" office:value="10.7246853103668" calcext:value-type="float">
            <text:p>10.7246853103668</text:p>
          </table:table-cell>
          <table:table-cell office:value-type="float" office:value="10.3977304631273" calcext:value-type="float">
            <text:p>10.3977304631273</text:p>
          </table:table-cell>
          <table:table-cell office:value-type="float" office:value="10.5710135819987" calcext:value-type="float">
            <text:p>10.5710135819987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table:formula="of:=[.A73]/1000000" office:value-type="float" office:value="1065.645" calcext:value-type="float">
            <text:p>1065.645</text:p>
          </table:table-cell>
          <table:table-cell office:value-type="float" office:value="10.3267934367292" calcext:value-type="float">
            <text:p>10.3267934367292</text:p>
          </table:table-cell>
          <table:table-cell office:value-type="float" office:value="9.99952308314117" calcext:value-type="float">
            <text:p>9.99952308314117</text:p>
          </table:table-cell>
          <table:table-cell office:value-type="float" office:value="9.63749663014142" calcext:value-type="float">
            <text:p>9.63749663014142</text:p>
          </table:table-cell>
          <table:table-cell office:value-type="float" office:value="9.82673632160548" calcext:value-type="float">
            <text:p>9.82673632160548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table:formula="of:=[.A74]/1000000" office:value-type="float" office:value="1080.64" calcext:value-type="float">
            <text:p>1080.64</text:p>
          </table:table-cell>
          <table:table-cell office:value-type="float" office:value="10.2078728554746" calcext:value-type="float">
            <text:p>10.2078728554746</text:p>
          </table:table-cell>
          <table:table-cell office:value-type="float" office:value="9.89954960642444" calcext:value-type="float">
            <text:p>9.89954960642444</text:p>
          </table:table-cell>
          <table:table-cell office:value-type="float" office:value="9.4859726828859" calcext:value-type="float">
            <text:p>9.4859726828859</text:p>
          </table:table-cell>
          <table:table-cell office:value-type="float" office:value="9.68204387031318" calcext:value-type="float">
            <text:p>9.68204387031318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table:formula="of:=[.A75]/1000000" office:value-type="float" office:value="1095.635" calcext:value-type="float">
            <text:p>1095.635</text:p>
          </table:table-cell>
          <table:table-cell office:value-type="float" office:value="10.6574926730347" calcext:value-type="float">
            <text:p>10.6574926730347</text:p>
          </table:table-cell>
          <table:table-cell office:value-type="float" office:value="10.3526705986132" calcext:value-type="float">
            <text:p>10.3526705986132</text:p>
          </table:table-cell>
          <table:table-cell office:value-type="float" office:value="9.90150147910272" calcext:value-type="float">
            <text:p>9.90150147910272</text:p>
          </table:table-cell>
          <table:table-cell office:value-type="float" office:value="10.1088694122341" calcext:value-type="float">
            <text:p>10.1088694122341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table:formula="of:=[.A76]/1000000" office:value-type="float" office:value="1110.63" calcext:value-type="float">
            <text:p>1110.63</text:p>
          </table:table-cell>
          <table:table-cell office:value-type="float" office:value="11.1018195285631" calcext:value-type="float">
            <text:p>11.1018195285631</text:p>
          </table:table-cell>
          <table:table-cell office:value-type="float" office:value="10.7969934347218" calcext:value-type="float">
            <text:p>10.7969934347218</text:p>
          </table:table-cell>
          <table:table-cell office:value-type="float" office:value="10.3403763486008" calcext:value-type="float">
            <text:p>10.3403763486008</text:p>
          </table:table-cell>
          <table:table-cell office:value-type="float" office:value="10.534087686316" calcext:value-type="float">
            <text:p>10.534087686316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table:formula="of:=[.A77]/1000000" office:value-type="float" office:value="1125.625" calcext:value-type="float">
            <text:p>1125.625</text:p>
          </table:table-cell>
          <table:table-cell office:value-type="float" office:value="11.1227997877954" calcext:value-type="float">
            <text:p>11.1227997877954</text:p>
          </table:table-cell>
          <table:table-cell office:value-type="float" office:value="10.8169511406116" calcext:value-type="float">
            <text:p>10.8169511406116</text:p>
          </table:table-cell>
          <table:table-cell office:value-type="float" office:value="10.3329946595232" calcext:value-type="float">
            <text:p>10.3329946595232</text:p>
          </table:table-cell>
          <table:table-cell office:value-type="float" office:value="10.5281707398216" calcext:value-type="float">
            <text:p>10.5281707398216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table:formula="of:=[.A78]/1000000" office:value-type="float" office:value="1140.62" calcext:value-type="float">
            <text:p>1140.62</text:p>
          </table:table-cell>
          <table:table-cell office:value-type="float" office:value="10.7272470212585" calcext:value-type="float">
            <text:p>10.7272470212585</text:p>
          </table:table-cell>
          <table:table-cell office:value-type="float" office:value="10.3995041108084" calcext:value-type="float">
            <text:p>10.3995041108084</text:p>
          </table:table-cell>
          <table:table-cell office:value-type="float" office:value="9.87565645528217" calcext:value-type="float">
            <text:p>9.87565645528217</text:p>
          </table:table-cell>
          <table:table-cell office:value-type="float" office:value="10.0958272742135" calcext:value-type="float">
            <text:p>10.0958272742135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table:formula="of:=[.A79]/1000000" office:value-type="float" office:value="1155.615" calcext:value-type="float">
            <text:p>1155.615</text:p>
          </table:table-cell>
          <table:table-cell office:value-type="float" office:value="10.2496238754166" calcext:value-type="float">
            <text:p>10.2496238754166</text:p>
          </table:table-cell>
          <table:table-cell office:value-type="float" office:value="9.93227474391956" calcext:value-type="float">
            <text:p>9.93227474391956</text:p>
          </table:table-cell>
          <table:table-cell office:value-type="float" office:value="9.37134155528149" calcext:value-type="float">
            <text:p>9.37134155528149</text:p>
          </table:table-cell>
          <table:table-cell office:value-type="float" office:value="9.60017500012709" calcext:value-type="float">
            <text:p>9.60017500012709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table:formula="of:=[.A80]/1000000" office:value-type="float" office:value="1170.61" calcext:value-type="float">
            <text:p>1170.61</text:p>
          </table:table-cell>
          <table:table-cell office:value-type="float" office:value="10.3419414619563" calcext:value-type="float">
            <text:p>10.3419414619563</text:p>
          </table:table-cell>
          <table:table-cell office:value-type="float" office:value="10.0335478613874" calcext:value-type="float">
            <text:p>10.0335478613874</text:p>
          </table:table-cell>
          <table:table-cell office:value-type="float" office:value="9.42873509789815" calcext:value-type="float">
            <text:p>9.42873509789815</text:p>
          </table:table-cell>
          <table:table-cell office:value-type="float" office:value="9.64993578152082" calcext:value-type="float">
            <text:p>9.6499357815208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table:formula="of:=[.A81]/1000000" office:value-type="float" office:value="1185.605" calcext:value-type="float">
            <text:p>1185.605</text:p>
          </table:table-cell>
          <table:table-cell office:value-type="float" office:value="10.7937996276127" calcext:value-type="float">
            <text:p>10.7937996276127</text:p>
          </table:table-cell>
          <table:table-cell office:value-type="float" office:value="10.5001646304469" calcext:value-type="float">
            <text:p>10.5001646304469</text:p>
          </table:table-cell>
          <table:table-cell office:value-type="float" office:value="9.84589932873898" calcext:value-type="float">
            <text:p>9.84589932873898</text:p>
          </table:table-cell>
          <table:table-cell office:value-type="float" office:value="10.075354803719" calcext:value-type="float">
            <text:p>10.07535480371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table:formula="of:=[.A82]/1000000" office:value-type="float" office:value="1200.6" calcext:value-type="float">
            <text:p>1200.6</text:p>
          </table:table-cell>
          <table:table-cell office:value-type="float" office:value="11.0694219207863" calcext:value-type="float">
            <text:p>11.0694219207863</text:p>
          </table:table-cell>
          <table:table-cell office:value-type="float" office:value="10.7780023236706" calcext:value-type="float">
            <text:p>10.7780023236706</text:p>
          </table:table-cell>
          <table:table-cell office:value-type="float" office:value="10.0986778220598" calcext:value-type="float">
            <text:p>10.0986778220598</text:p>
          </table:table-cell>
          <table:table-cell office:value-type="float" office:value="10.3326813398091" calcext:value-type="float">
            <text:p>10.3326813398091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table:formula="of:=[.A83]/1000000" office:value-type="float" office:value="1215.595" calcext:value-type="float">
            <text:p>1215.595</text:p>
          </table:table-cell>
          <table:table-cell office:value-type="float" office:value="10.9933962282191" calcext:value-type="float">
            <text:p>10.9933962282191</text:p>
          </table:table-cell>
          <table:table-cell office:value-type="float" office:value="10.6916722020853" calcext:value-type="float">
            <text:p>10.6916722020853</text:p>
          </table:table-cell>
          <table:table-cell office:value-type="float" office:value="9.99511698577949" calcext:value-type="float">
            <text:p>9.99511698577949</text:p>
          </table:table-cell>
          <table:table-cell office:value-type="float" office:value="10.2273584599482" calcext:value-type="float">
            <text:p>10.2273584599482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table:formula="of:=[.A84]/1000000" office:value-type="float" office:value="1230.59" calcext:value-type="float">
            <text:p>1230.59</text:p>
          </table:table-cell>
          <table:table-cell office:value-type="float" office:value="10.666549889416" calcext:value-type="float">
            <text:p>10.666549889416</text:p>
          </table:table-cell>
          <table:table-cell office:value-type="float" office:value="10.3473218030088" calcext:value-type="float">
            <text:p>10.3473218030088</text:p>
          </table:table-cell>
          <table:table-cell office:value-type="float" office:value="9.62444251442688" calcext:value-type="float">
            <text:p>9.62444251442688</text:p>
          </table:table-cell>
          <table:table-cell office:value-type="float" office:value="9.86655915680634" calcext:value-type="float">
            <text:p>9.86655915680634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table:formula="of:=[.A85]/1000000" office:value-type="float" office:value="1245.585" calcext:value-type="float">
            <text:p>1245.585</text:p>
          </table:table-cell>
          <table:table-cell office:value-type="float" office:value="10.5776126978872" calcext:value-type="float">
            <text:p>10.5776126978872</text:p>
          </table:table-cell>
          <table:table-cell office:value-type="float" office:value="10.2808483955486" calcext:value-type="float">
            <text:p>10.2808483955486</text:p>
          </table:table-cell>
          <table:table-cell office:value-type="float" office:value="9.4920305269481" calcext:value-type="float">
            <text:p>9.4920305269481</text:p>
          </table:table-cell>
          <table:table-cell office:value-type="float" office:value="9.75443488172356" calcext:value-type="float">
            <text:p>9.75443488172356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table:formula="of:=[.A86]/1000000" office:value-type="float" office:value="1260.58" calcext:value-type="float">
            <text:p>1260.58</text:p>
          </table:table-cell>
          <table:table-cell office:value-type="float" office:value="10.8840514786962" calcext:value-type="float">
            <text:p>10.8840514786962</text:p>
          </table:table-cell>
          <table:table-cell office:value-type="float" office:value="10.5872690737776" calcext:value-type="float">
            <text:p>10.5872690737776</text:p>
          </table:table-cell>
          <table:table-cell office:value-type="float" office:value="9.75637692954997" calcext:value-type="float">
            <text:p>9.75637692954997</text:p>
          </table:table-cell>
          <table:table-cell office:value-type="float" office:value="10.0326764718719" calcext:value-type="float">
            <text:p>10.0326764718719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table:formula="of:=[.A87]/1000000" office:value-type="float" office:value="1275.575" calcext:value-type="float">
            <text:p>1275.575</text:p>
          </table:table-cell>
          <table:table-cell office:value-type="float" office:value="11.1356998220964" calcext:value-type="float">
            <text:p>11.1356998220964</text:p>
          </table:table-cell>
          <table:table-cell office:value-type="float" office:value="10.8682292408053" calcext:value-type="float">
            <text:p>10.8682292408053</text:p>
          </table:table-cell>
          <table:table-cell office:value-type="float" office:value="10.007239500262" calcext:value-type="float">
            <text:p>10.007239500262</text:p>
          </table:table-cell>
          <table:table-cell office:value-type="float" office:value="10.2789073487387" calcext:value-type="float">
            <text:p>10.2789073487387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table:formula="of:=[.A88]/1000000" office:value-type="float" office:value="1290.57" calcext:value-type="float">
            <text:p>1290.57</text:p>
          </table:table-cell>
          <table:table-cell office:value-type="float" office:value="11.1612832835097" calcext:value-type="float">
            <text:p>11.1612832835097</text:p>
          </table:table-cell>
          <table:table-cell office:value-type="float" office:value="10.8787059783627" calcext:value-type="float">
            <text:p>10.8787059783627</text:p>
          </table:table-cell>
          <table:table-cell office:value-type="float" office:value="10.0180277674226" calcext:value-type="float">
            <text:p>10.0180277674226</text:p>
          </table:table-cell>
          <table:table-cell office:value-type="float" office:value="10.292494824105" calcext:value-type="float">
            <text:p>10.292494824105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table:formula="of:=[.A89]/1000000" office:value-type="float" office:value="1305.565" calcext:value-type="float">
            <text:p>1305.565</text:p>
          </table:table-cell>
          <table:table-cell office:value-type="float" office:value="10.9146874632579" calcext:value-type="float">
            <text:p>10.9146874632579</text:p>
          </table:table-cell>
          <table:table-cell office:value-type="float" office:value="10.6323659215493" calcext:value-type="float">
            <text:p>10.6323659215493</text:p>
          </table:table-cell>
          <table:table-cell office:value-type="float" office:value="9.74860541945084" calcext:value-type="float">
            <text:p>9.74860541945084</text:p>
          </table:table-cell>
          <table:table-cell office:value-type="float" office:value="10.0373208687989" calcext:value-type="float">
            <text:p>10.0373208687989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table:formula="of:=[.A90]/1000000" office:value-type="float" office:value="1320.56" calcext:value-type="float">
            <text:p>1320.56</text:p>
          </table:table-cell>
          <table:table-cell office:value-type="float" office:value="10.7766866015471" calcext:value-type="float">
            <text:p>10.7766866015471</text:p>
          </table:table-cell>
          <table:table-cell office:value-type="float" office:value="10.4867233352975" calcext:value-type="float">
            <text:p>10.4867233352975</text:p>
          </table:table-cell>
          <table:table-cell office:value-type="float" office:value="9.57977599033335" calcext:value-type="float">
            <text:p>9.57977599033335</text:p>
          </table:table-cell>
          <table:table-cell office:value-type="float" office:value="9.89097523895338" calcext:value-type="float">
            <text:p>9.89097523895338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table:formula="of:=[.A91]/1000000" office:value-type="float" office:value="1335.555" calcext:value-type="float">
            <text:p>1335.555</text:p>
          </table:table-cell>
          <table:table-cell office:value-type="float" office:value="10.9762893083786" calcext:value-type="float">
            <text:p>10.9762893083786</text:p>
          </table:table-cell>
          <table:table-cell office:value-type="float" office:value="10.7108150279068" calcext:value-type="float">
            <text:p>10.7108150279068</text:p>
          </table:table-cell>
          <table:table-cell office:value-type="float" office:value="9.75708940437485" calcext:value-type="float">
            <text:p>9.75708940437485</text:p>
          </table:table-cell>
          <table:table-cell office:value-type="float" office:value="10.0690247843115" calcext:value-type="float">
            <text:p>10.0690247843115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table:formula="of:=[.A92]/1000000" office:value-type="float" office:value="1350.55" calcext:value-type="float">
            <text:p>1350.55</text:p>
          </table:table-cell>
          <table:table-cell office:value-type="float" office:value="11.2383467328862" calcext:value-type="float">
            <text:p>11.2383467328862</text:p>
          </table:table-cell>
          <table:table-cell office:value-type="float" office:value="10.9709413083805" calcext:value-type="float">
            <text:p>10.9709413083805</text:p>
          </table:table-cell>
          <table:table-cell office:value-type="float" office:value="10.0186181807354" calcext:value-type="float">
            <text:p>10.0186181807354</text:p>
          </table:table-cell>
          <table:table-cell office:value-type="float" office:value="10.323019938553" calcext:value-type="float">
            <text:p>10.323019938553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table:formula="of:=[.A93]/1000000" office:value-type="float" office:value="1365.545" calcext:value-type="float">
            <text:p>1365.545</text:p>
          </table:table-cell>
          <table:table-cell office:value-type="float" office:value="11.2330782870086" calcext:value-type="float">
            <text:p>11.2330782870086</text:p>
          </table:table-cell>
          <table:table-cell office:value-type="float" office:value="10.9640398176971" calcext:value-type="float">
            <text:p>10.9640398176971</text:p>
          </table:table-cell>
          <table:table-cell office:value-type="float" office:value="10.0237058300631" calcext:value-type="float">
            <text:p>10.0237058300631</text:p>
          </table:table-cell>
          <table:table-cell office:value-type="float" office:value="10.3429806931594" calcext:value-type="float">
            <text:p>10.342980693159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table:formula="of:=[.A94]/1000000" office:value-type="float" office:value="1380.54" calcext:value-type="float">
            <text:p>1380.54</text:p>
          </table:table-cell>
          <table:table-cell office:value-type="float" office:value="10.9575145890056" calcext:value-type="float">
            <text:p>10.9575145890056</text:p>
          </table:table-cell>
          <table:table-cell office:value-type="float" office:value="10.6809265834026" calcext:value-type="float">
            <text:p>10.6809265834026</text:p>
          </table:table-cell>
          <table:table-cell office:value-type="float" office:value="9.75248433359728" calcext:value-type="float">
            <text:p>9.75248433359728</text:p>
          </table:table-cell>
          <table:table-cell office:value-type="float" office:value="10.0731698574562" calcext:value-type="float">
            <text:p>10.0731698574562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table:formula="of:=[.A95]/1000000" office:value-type="float" office:value="1395.535" calcext:value-type="float">
            <text:p>1395.535</text:p>
          </table:table-cell>
          <table:table-cell office:value-type="float" office:value="10.6447519955452" calcext:value-type="float">
            <text:p>10.6447519955452</text:p>
          </table:table-cell>
          <table:table-cell office:value-type="float" office:value="10.3494301475345" calcext:value-type="float">
            <text:p>10.3494301475345</text:p>
          </table:table-cell>
          <table:table-cell office:value-type="float" office:value="9.42853705686512" calcext:value-type="float">
            <text:p>9.42853705686512</text:p>
          </table:table-cell>
          <table:table-cell office:value-type="float" office:value="9.75825957209049" calcext:value-type="float">
            <text:p>9.75825957209049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table:formula="of:=[.A96]/1000000" office:value-type="float" office:value="1410.53" calcext:value-type="float">
            <text:p>1410.53</text:p>
          </table:table-cell>
          <table:table-cell office:value-type="float" office:value="10.7125038815438" calcext:value-type="float">
            <text:p>10.7125038815438</text:p>
          </table:table-cell>
          <table:table-cell office:value-type="float" office:value="10.4236828636983" calcext:value-type="float">
            <text:p>10.4236828636983</text:p>
          </table:table-cell>
          <table:table-cell office:value-type="float" office:value="9.48040180180318" calcext:value-type="float">
            <text:p>9.48040180180318</text:p>
          </table:table-cell>
          <table:table-cell office:value-type="float" office:value="9.83896140640975" calcext:value-type="float">
            <text:p>9.83896140640975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table:formula="of:=[.A97]/1000000" office:value-type="float" office:value="1425.525" calcext:value-type="float">
            <text:p>1425.525</text:p>
          </table:table-cell>
          <table:table-cell office:value-type="float" office:value="11.0327997053931" calcext:value-type="float">
            <text:p>11.0327997053931</text:p>
          </table:table-cell>
          <table:table-cell office:value-type="float" office:value="10.7453544840574" calcext:value-type="float">
            <text:p>10.7453544840574</text:p>
          </table:table-cell>
          <table:table-cell office:value-type="float" office:value="9.81954396977278" calcext:value-type="float">
            <text:p>9.81954396977278</text:p>
          </table:table-cell>
          <table:table-cell office:value-type="float" office:value="10.1873542695753" calcext:value-type="float">
            <text:p>10.1873542695753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table:formula="of:=[.A98]/1000000" office:value-type="float" office:value="1440.52" calcext:value-type="float">
            <text:p>1440.52</text:p>
          </table:table-cell>
          <table:table-cell office:value-type="float" office:value="11.1469456492721" calcext:value-type="float">
            <text:p>11.1469456492721</text:p>
          </table:table-cell>
          <table:table-cell office:value-type="float" office:value="10.8506887408232" calcext:value-type="float">
            <text:p>10.8506887408232</text:p>
          </table:table-cell>
          <table:table-cell office:value-type="float" office:value="9.96385822337581" calcext:value-type="float">
            <text:p>9.96385822337581</text:p>
          </table:table-cell>
          <table:table-cell office:value-type="float" office:value="10.3183614812503" calcext:value-type="float">
            <text:p>10.3183614812503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table:formula="of:=[.A99]/1000000" office:value-type="float" office:value="1455.515" calcext:value-type="float">
            <text:p>1455.515</text:p>
          </table:table-cell>
          <table:table-cell office:value-type="float" office:value="10.9126247595662" calcext:value-type="float">
            <text:p>10.9126247595662</text:p>
          </table:table-cell>
          <table:table-cell office:value-type="float" office:value="10.589558618151" calcext:value-type="float">
            <text:p>10.589558618151</text:p>
          </table:table-cell>
          <table:table-cell office:value-type="float" office:value="9.74348507249458" calcext:value-type="float">
            <text:p>9.74348507249458</text:p>
          </table:table-cell>
          <table:table-cell office:value-type="float" office:value="10.1060809095555" calcext:value-type="float">
            <text:p>10.1060809095555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table:formula="of:=[.A100]/1000000" office:value-type="float" office:value="1470.51" calcext:value-type="float">
            <text:p>1470.51</text:p>
          </table:table-cell>
          <table:table-cell office:value-type="float" office:value="10.4166051725127" calcext:value-type="float">
            <text:p>10.4166051725127</text:p>
          </table:table-cell>
          <table:table-cell office:value-type="float" office:value="10.0886965220918" calcext:value-type="float">
            <text:p>10.0886965220918</text:p>
          </table:table-cell>
          <table:table-cell office:value-type="float" office:value="9.2457589069739" calcext:value-type="float">
            <text:p>9.2457589069739</text:p>
          </table:table-cell>
          <table:table-cell office:value-type="float" office:value="9.62186726532736" calcext:value-type="float">
            <text:p>9.62186726532736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table:formula="of:=[.A101]/1000000" office:value-type="float" office:value="1485.505" calcext:value-type="float">
            <text:p>1485.505</text:p>
          </table:table-cell>
          <table:table-cell office:value-type="float" office:value="10.1281932066698" calcext:value-type="float">
            <text:p>10.1281932066698</text:p>
          </table:table-cell>
          <table:table-cell office:value-type="float" office:value="9.79494754150173" calcext:value-type="float">
            <text:p>9.79494754150173</text:p>
          </table:table-cell>
          <table:table-cell office:value-type="float" office:value="8.96128134736229" calcext:value-type="float">
            <text:p>8.96128134736229</text:p>
          </table:table-cell>
          <table:table-cell office:value-type="float" office:value="9.34958224994052" calcext:value-type="float">
            <text:p>9.34958224994052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table:formula="of:=[.A102]/1000000" office:value-type="float" office:value="1500.5" calcext:value-type="float">
            <text:p>1500.5</text:p>
          </table:table-cell>
          <table:table-cell office:value-type="float" office:value="10.3865833586698" calcext:value-type="float">
            <text:p>10.3865833586698</text:p>
          </table:table-cell>
          <table:table-cell office:value-type="float" office:value="10.0329988091272" calcext:value-type="float">
            <text:p>10.0329988091272</text:p>
          </table:table-cell>
          <table:table-cell office:value-type="float" office:value="9.21696543700878" calcext:value-type="float">
            <text:p>9.21696543700878</text:p>
          </table:table-cell>
          <table:table-cell office:value-type="float" office:value="9.62176013165626" calcext:value-type="float">
            <text:p>9.62176013165626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table:formula="of:=[.A103]/1000000" office:value-type="float" office:value="1515.495" calcext:value-type="float">
            <text:p>1515.495</text:p>
          </table:table-cell>
          <table:table-cell office:value-type="float" office:value="10.7419368102053" calcext:value-type="float">
            <text:p>10.7419368102053</text:p>
          </table:table-cell>
          <table:table-cell office:value-type="float" office:value="10.3871501305626" calcext:value-type="float">
            <text:p>10.3871501305626</text:p>
          </table:table-cell>
          <table:table-cell office:value-type="float" office:value="9.60295167295643" calcext:value-type="float">
            <text:p>9.60295167295643</text:p>
          </table:table-cell>
          <table:table-cell office:value-type="float" office:value="10.0172498077558" calcext:value-type="float">
            <text:p>10.0172498077558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table:formula="of:=[.A104]/1000000" office:value-type="float" office:value="1530.49" calcext:value-type="float">
            <text:p>1530.49</text:p>
          </table:table-cell>
          <table:table-cell office:value-type="float" office:value="10.7970755269267" calcext:value-type="float">
            <text:p>10.7970755269267</text:p>
          </table:table-cell>
          <table:table-cell office:value-type="float" office:value="10.4350056345472" calcext:value-type="float">
            <text:p>10.4350056345472</text:p>
          </table:table-cell>
          <table:table-cell office:value-type="float" office:value="9.69678580798393" calcext:value-type="float">
            <text:p>9.69678580798393</text:p>
          </table:table-cell>
          <table:table-cell office:value-type="float" office:value="10.1104434488269" calcext:value-type="float">
            <text:p>10.1104434488269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table:formula="of:=[.A105]/1000000" office:value-type="float" office:value="1545.485" calcext:value-type="float">
            <text:p>1545.485</text:p>
          </table:table-cell>
          <table:table-cell office:value-type="float" office:value="10.4348449971178" calcext:value-type="float">
            <text:p>10.4348449971178</text:p>
          </table:table-cell>
          <table:table-cell office:value-type="float" office:value="10.0510052967761" calcext:value-type="float">
            <text:p>10.0510052967761</text:p>
          </table:table-cell>
          <table:table-cell office:value-type="float" office:value="9.3282499608474" calcext:value-type="float">
            <text:p>9.3282499608474</text:p>
          </table:table-cell>
          <table:table-cell office:value-type="float" office:value="9.75053070137161" calcext:value-type="float">
            <text:p>9.7505307013716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table:formula="of:=[.A106]/1000000" office:value-type="float" office:value="1560.48" calcext:value-type="float">
            <text:p>1560.48</text:p>
          </table:table-cell>
          <table:table-cell office:value-type="float" office:value="9.78285663641509" calcext:value-type="float">
            <text:p>9.78285663641509</text:p>
          </table:table-cell>
          <table:table-cell office:value-type="float" office:value="9.36981272994016" calcext:value-type="float">
            <text:p>9.36981272994016</text:p>
          </table:table-cell>
          <table:table-cell office:value-type="float" office:value="8.65906788045386" calcext:value-type="float">
            <text:p>8.65906788045386</text:p>
          </table:table-cell>
          <table:table-cell office:value-type="float" office:value="9.08903950520028" calcext:value-type="float">
            <text:p>9.08903950520028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table:formula="of:=[.A107]/1000000" office:value-type="float" office:value="1575.475" calcext:value-type="float">
            <text:p>1575.475</text:p>
          </table:table-cell>
          <table:table-cell office:value-type="float" office:value="9.53407863453417" calcext:value-type="float">
            <text:p>9.53407863453417</text:p>
          </table:table-cell>
          <table:table-cell office:value-type="float" office:value="9.11358810883826" calcext:value-type="float">
            <text:p>9.11358810883826</text:p>
          </table:table-cell>
          <table:table-cell office:value-type="float" office:value="8.40739804776077" calcext:value-type="float">
            <text:p>8.40739804776077</text:p>
          </table:table-cell>
          <table:table-cell office:value-type="float" office:value="8.8641281543593" calcext:value-type="float">
            <text:p>8.8641281543593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table:formula="of:=[.A108]/1000000" office:value-type="float" office:value="1590.47" calcext:value-type="float">
            <text:p>1590.47</text:p>
          </table:table-cell>
          <table:table-cell office:value-type="float" office:value="9.90592439712819" calcext:value-type="float">
            <text:p>9.90592439712819</text:p>
          </table:table-cell>
          <table:table-cell office:value-type="float" office:value="9.48071423557817" calcext:value-type="float">
            <text:p>9.48071423557817</text:p>
          </table:table-cell>
          <table:table-cell office:value-type="float" office:value="8.79310197034705" calcext:value-type="float">
            <text:p>8.79310197034705</text:p>
          </table:table-cell>
          <table:table-cell office:value-type="float" office:value="9.26014815016474" calcext:value-type="float">
            <text:p>9.26014815016474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table:formula="of:=[.A109]/1000000" office:value-type="float" office:value="1605.465" calcext:value-type="float">
            <text:p>1605.465</text:p>
          </table:table-cell>
          <table:table-cell office:value-type="float" office:value="10.3221735442771" calcext:value-type="float">
            <text:p>10.3221735442771</text:p>
          </table:table-cell>
          <table:table-cell office:value-type="float" office:value="9.89462367887383" calcext:value-type="float">
            <text:p>9.89462367887383</text:p>
          </table:table-cell>
          <table:table-cell office:value-type="float" office:value="9.23620137493843" calcext:value-type="float">
            <text:p>9.23620137493843</text:p>
          </table:table-cell>
          <table:table-cell office:value-type="float" office:value="9.70752508248233" calcext:value-type="float">
            <text:p>9.70752508248233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table:formula="of:=[.A110]/1000000" office:value-type="float" office:value="1620.46" calcext:value-type="float">
            <text:p>1620.46</text:p>
          </table:table-cell>
          <table:table-cell office:value-type="float" office:value="10.4065050098823" calcext:value-type="float">
            <text:p>10.4065050098823</text:p>
          </table:table-cell>
          <table:table-cell office:value-type="float" office:value="9.95691997561112" calcext:value-type="float">
            <text:p>9.95691997561112</text:p>
          </table:table-cell>
          <table:table-cell office:value-type="float" office:value="9.32675592563156" calcext:value-type="float">
            <text:p>9.32675592563156</text:p>
          </table:table-cell>
          <table:table-cell office:value-type="float" office:value="9.78556576966568" calcext:value-type="float">
            <text:p>9.78556576966568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table:formula="of:=[.A111]/1000000" office:value-type="float" office:value="1635.455" calcext:value-type="float">
            <text:p>1635.455</text:p>
          </table:table-cell>
          <table:table-cell office:value-type="float" office:value="10.0081242949065" calcext:value-type="float">
            <text:p>10.0081242949065</text:p>
          </table:table-cell>
          <table:table-cell office:value-type="float" office:value="9.52958872449321" calcext:value-type="float">
            <text:p>9.52958872449321</text:p>
          </table:table-cell>
          <table:table-cell office:value-type="float" office:value="8.88185337410593" calcext:value-type="float">
            <text:p>8.88185337410593</text:p>
          </table:table-cell>
          <table:table-cell office:value-type="float" office:value="9.3572558716036" calcext:value-type="float">
            <text:p>9.3572558716036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table:formula="of:=[.A112]/1000000" office:value-type="float" office:value="1650.45" calcext:value-type="float">
            <text:p>1650.45</text:p>
          </table:table-cell>
          <table:table-cell office:value-type="float" office:value="9.31488355806109" calcext:value-type="float">
            <text:p>9.31488355806109</text:p>
          </table:table-cell>
          <table:table-cell office:value-type="float" office:value="8.83936851270639" calcext:value-type="float">
            <text:p>8.83936851270639</text:p>
          </table:table-cell>
          <table:table-cell office:value-type="float" office:value="8.17845677187665" calcext:value-type="float">
            <text:p>8.17845677187665</text:p>
          </table:table-cell>
          <table:table-cell office:value-type="float" office:value="8.68428120876013" calcext:value-type="float">
            <text:p>8.68428120876013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table:formula="of:=[.A113]/1000000" office:value-type="float" office:value="1665.445" calcext:value-type="float">
            <text:p>1665.445</text:p>
          </table:table-cell>
          <table:table-cell office:value-type="float" office:value="9.13340185191198" calcext:value-type="float">
            <text:p>9.13340185191198</text:p>
          </table:table-cell>
          <table:table-cell office:value-type="float" office:value="8.65453505478703" calcext:value-type="float">
            <text:p>8.65453505478703</text:p>
          </table:table-cell>
          <table:table-cell office:value-type="float" office:value="7.99705974433797" calcext:value-type="float">
            <text:p>7.99705974433797</text:p>
          </table:table-cell>
          <table:table-cell office:value-type="float" office:value="8.51899604302463" calcext:value-type="float">
            <text:p>8.51899604302463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table:formula="of:=[.A114]/1000000" office:value-type="float" office:value="1680.44" calcext:value-type="float">
            <text:p>1680.44</text:p>
          </table:table-cell>
          <table:table-cell office:value-type="float" office:value="9.57378865651292" calcext:value-type="float">
            <text:p>9.57378865651292</text:p>
          </table:table-cell>
          <table:table-cell office:value-type="float" office:value="9.10706100453235" calcext:value-type="float">
            <text:p>9.10706100453235</text:p>
          </table:table-cell>
          <table:table-cell office:value-type="float" office:value="8.45193222870268" calcext:value-type="float">
            <text:p>8.45193222870268</text:p>
          </table:table-cell>
          <table:table-cell office:value-type="float" office:value="8.97160127231832" calcext:value-type="float">
            <text:p>8.97160127231832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table:formula="of:=[.A115]/1000000" office:value-type="float" office:value="1695.435" calcext:value-type="float">
            <text:p>1695.435</text:p>
          </table:table-cell>
          <table:table-cell office:value-type="float" office:value="10.0908792007272" calcext:value-type="float">
            <text:p>10.0908792007272</text:p>
          </table:table-cell>
          <table:table-cell office:value-type="float" office:value="9.59733935770477" calcext:value-type="float">
            <text:p>9.59733935770477</text:p>
          </table:table-cell>
          <table:table-cell office:value-type="float" office:value="8.96357829454037" calcext:value-type="float">
            <text:p>8.96357829454037</text:p>
          </table:table-cell>
          <table:table-cell office:value-type="float" office:value="9.47824835230653" calcext:value-type="float">
            <text:p>9.47824835230653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table:formula="of:=[.A116]/1000000" office:value-type="float" office:value="1710.43" calcext:value-type="float">
            <text:p>1710.43</text:p>
          </table:table-cell>
          <table:table-cell office:value-type="float" office:value="10.1651211566233" calcext:value-type="float">
            <text:p>10.1651211566233</text:p>
          </table:table-cell>
          <table:table-cell office:value-type="float" office:value="9.65678959956814" calcext:value-type="float">
            <text:p>9.65678959956814</text:p>
          </table:table-cell>
          <table:table-cell office:value-type="float" office:value="9.0178713542884" calcext:value-type="float">
            <text:p>9.0178713542884</text:p>
          </table:table-cell>
          <table:table-cell office:value-type="float" office:value="9.53727383293769" calcext:value-type="float">
            <text:p>9.53727383293769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table:formula="of:=[.A117]/1000000" office:value-type="float" office:value="1725.425" calcext:value-type="float">
            <text:p>1725.425</text:p>
          </table:table-cell>
          <table:table-cell office:value-type="float" office:value="9.78161662920897" calcext:value-type="float">
            <text:p>9.78161662920897</text:p>
          </table:table-cell>
          <table:table-cell office:value-type="float" office:value="9.27117967335164" calcext:value-type="float">
            <text:p>9.27117967335164</text:p>
          </table:table-cell>
          <table:table-cell office:value-type="float" office:value="8.59801407584126" calcext:value-type="float">
            <text:p>8.59801407584126</text:p>
          </table:table-cell>
          <table:table-cell office:value-type="float" office:value="9.1306227972041" calcext:value-type="float">
            <text:p>9.1306227972041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table:formula="of:=[.A118]/1000000" office:value-type="float" office:value="1740.42" calcext:value-type="float">
            <text:p>1740.42</text:p>
          </table:table-cell>
          <table:table-cell office:value-type="float" office:value="9.23102204034705" calcext:value-type="float">
            <text:p>9.23102204034705</text:p>
          </table:table-cell>
          <table:table-cell office:value-type="float" office:value="8.72473863182186" calcext:value-type="float">
            <text:p>8.72473863182186</text:p>
          </table:table-cell>
          <table:table-cell office:value-type="float" office:value="8.02608349891236" calcext:value-type="float">
            <text:p>8.02608349891236</text:p>
          </table:table-cell>
          <table:table-cell office:value-type="float" office:value="8.5858065656935" calcext:value-type="float">
            <text:p>8.5858065656935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table:formula="of:=[.A119]/1000000" office:value-type="float" office:value="1755.415" calcext:value-type="float">
            <text:p>1755.415</text:p>
          </table:table-cell>
          <table:table-cell office:value-type="float" office:value="9.18593645934356" calcext:value-type="float">
            <text:p>9.18593645934356</text:p>
          </table:table-cell>
          <table:table-cell office:value-type="float" office:value="8.68699840000979" calcext:value-type="float">
            <text:p>8.68699840000979</text:p>
          </table:table-cell>
          <table:table-cell office:value-type="float" office:value="7.99392141386913" calcext:value-type="float">
            <text:p>7.99392141386913</text:p>
          </table:table-cell>
          <table:table-cell office:value-type="float" office:value="8.55620932633202" calcext:value-type="float">
            <text:p>8.55620932633202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table:formula="of:=[.A120]/1000000" office:value-type="float" office:value="1770.41" calcext:value-type="float">
            <text:p>1770.41</text:p>
          </table:table-cell>
          <table:table-cell office:value-type="float" office:value="9.60984176682549" calcext:value-type="float">
            <text:p>9.60984176682549</text:p>
          </table:table-cell>
          <table:table-cell office:value-type="float" office:value="9.118163400593" calcext:value-type="float">
            <text:p>9.118163400593</text:p>
          </table:table-cell>
          <table:table-cell office:value-type="float" office:value="8.43746996642523" calcext:value-type="float">
            <text:p>8.43746996642523</text:p>
          </table:table-cell>
          <table:table-cell office:value-type="float" office:value="9.00656836523106" calcext:value-type="float">
            <text:p>9.00656836523106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table:formula="of:=[.A121]/1000000" office:value-type="float" office:value="1785.405" calcext:value-type="float">
            <text:p>1785.405</text:p>
          </table:table-cell>
          <table:table-cell office:value-type="float" office:value="10.0238022589693" calcext:value-type="float">
            <text:p>10.0238022589693</text:p>
          </table:table-cell>
          <table:table-cell office:value-type="float" office:value="9.52599554345794" calcext:value-type="float">
            <text:p>9.52599554345794</text:p>
          </table:table-cell>
          <table:table-cell office:value-type="float" office:value="8.83183033310433" calcext:value-type="float">
            <text:p>8.83183033310433</text:p>
          </table:table-cell>
          <table:table-cell office:value-type="float" office:value="9.3913658348744" calcext:value-type="float">
            <text:p>9.3913658348744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table:formula="of:=[.A122]/1000000" office:value-type="float" office:value="1800.4" calcext:value-type="float">
            <text:p>1800.4</text:p>
          </table:table-cell>
          <table:table-cell office:value-type="float" office:value="10.033189811119" calcext:value-type="float">
            <text:p>10.033189811119</text:p>
          </table:table-cell>
          <table:table-cell office:value-type="float" office:value="9.52925630949568" calcext:value-type="float">
            <text:p>9.52925630949568</text:p>
          </table:table-cell>
          <table:table-cell office:value-type="float" office:value="8.81748387580978" calcext:value-type="float">
            <text:p>8.81748387580978</text:p>
          </table:table-cell>
          <table:table-cell office:value-type="float" office:value="9.38921003705525" calcext:value-type="float">
            <text:p>9.38921003705525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table:formula="of:=[.A123]/1000000" office:value-type="float" office:value="1815.395" calcext:value-type="float">
            <text:p>1815.395</text:p>
          </table:table-cell>
          <table:table-cell office:value-type="float" office:value="9.66177890404397" calcext:value-type="float">
            <text:p>9.66177890404397</text:p>
          </table:table-cell>
          <table:table-cell office:value-type="float" office:value="9.16609510539119" calcext:value-type="float">
            <text:p>9.16609510539119</text:p>
          </table:table-cell>
          <table:table-cell office:value-type="float" office:value="8.43155418175713" calcext:value-type="float">
            <text:p>8.43155418175713</text:p>
          </table:table-cell>
          <table:table-cell office:value-type="float" office:value="9.02098104139907" calcext:value-type="float">
            <text:p>9.02098104139907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table:formula="of:=[.A124]/1000000" office:value-type="float" office:value="1830.39" calcext:value-type="float">
            <text:p>1830.39</text:p>
          </table:table-cell>
          <table:table-cell office:value-type="float" office:value="9.41129758303625" calcext:value-type="float">
            <text:p>9.41129758303625</text:p>
          </table:table-cell>
          <table:table-cell office:value-type="float" office:value="8.92654824744586" calcext:value-type="float">
            <text:p>8.92654824744586</text:p>
          </table:table-cell>
          <table:table-cell office:value-type="float" office:value="8.17959447090035" calcext:value-type="float">
            <text:p>8.17959447090035</text:p>
          </table:table-cell>
          <table:table-cell office:value-type="float" office:value="8.79448184014934" calcext:value-type="float">
            <text:p>8.79448184014934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table:formula="of:=[.A125]/1000000" office:value-type="float" office:value="1845.385" calcext:value-type="float">
            <text:p>1845.385</text:p>
          </table:table-cell>
          <table:table-cell office:value-type="float" office:value="9.54398430045982" calcext:value-type="float">
            <text:p>9.54398430045982</text:p>
          </table:table-cell>
          <table:table-cell office:value-type="float" office:value="9.08322147650154" calcext:value-type="float">
            <text:p>9.08322147650154</text:p>
          </table:table-cell>
          <table:table-cell office:value-type="float" office:value="8.34170672350327" calcext:value-type="float">
            <text:p>8.34170672350327</text:p>
          </table:table-cell>
          <table:table-cell office:value-type="float" office:value="8.95597494807838" calcext:value-type="float">
            <text:p>8.95597494807838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table:formula="of:=[.A126]/1000000" office:value-type="float" office:value="1860.38" calcext:value-type="float">
            <text:p>1860.38</text:p>
          </table:table-cell>
          <table:table-cell office:value-type="float" office:value="9.86686000040456" calcext:value-type="float">
            <text:p>9.86686000040456</text:p>
          </table:table-cell>
          <table:table-cell office:value-type="float" office:value="9.42120533217388" calcext:value-type="float">
            <text:p>9.42120533217388</text:p>
          </table:table-cell>
          <table:table-cell office:value-type="float" office:value="8.69239514794648" calcext:value-type="float">
            <text:p>8.69239514794648</text:p>
          </table:table-cell>
          <table:table-cell office:value-type="float" office:value="9.29425807143599" calcext:value-type="float">
            <text:p>9.2942580714359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table:formula="of:=[.A127]/1000000" office:value-type="float" office:value="1875.375" calcext:value-type="float">
            <text:p>1875.375</text:p>
          </table:table-cell>
          <table:table-cell office:value-type="float" office:value="10.0625869763012" calcext:value-type="float">
            <text:p>10.0625869763012</text:p>
          </table:table-cell>
          <table:table-cell office:value-type="float" office:value="9.59874788393124" calcext:value-type="float">
            <text:p>9.59874788393124</text:p>
          </table:table-cell>
          <table:table-cell office:value-type="float" office:value="8.86541447091057" calcext:value-type="float">
            <text:p>8.86541447091057</text:p>
          </table:table-cell>
          <table:table-cell office:value-type="float" office:value="9.4678983636946" calcext:value-type="float">
            <text:p>9.4678983636946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table:formula="of:=[.A128]/1000000" office:value-type="float" office:value="1890.37" calcext:value-type="float">
            <text:p>1890.37</text:p>
          </table:table-cell>
          <table:table-cell office:value-type="float" office:value="9.90760152020332" calcext:value-type="float">
            <text:p>9.90760152020332</text:p>
          </table:table-cell>
          <table:table-cell office:value-type="float" office:value="9.45409629599269" calcext:value-type="float">
            <text:p>9.45409629599269</text:p>
          </table:table-cell>
          <table:table-cell office:value-type="float" office:value="8.71375172296913" calcext:value-type="float">
            <text:p>8.71375172296913</text:p>
          </table:table-cell>
          <table:table-cell office:value-type="float" office:value="9.31502994086663" calcext:value-type="float">
            <text:p>9.31502994086663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table:formula="of:=[.A129]/1000000" office:value-type="float" office:value="1905.365" calcext:value-type="float">
            <text:p>1905.365</text:p>
          </table:table-cell>
          <table:table-cell office:value-type="float" office:value="9.70644637630041" calcext:value-type="float">
            <text:p>9.70644637630041</text:p>
          </table:table-cell>
          <table:table-cell office:value-type="float" office:value="9.2615459703027" calcext:value-type="float">
            <text:p>9.2615459703027</text:p>
          </table:table-cell>
          <table:table-cell office:value-type="float" office:value="8.53519441087024" calcext:value-type="float">
            <text:p>8.53519441087024</text:p>
          </table:table-cell>
          <table:table-cell office:value-type="float" office:value="9.1500906252581" calcext:value-type="float">
            <text:p>9.1500906252581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table:formula="of:=[.A130]/1000000" office:value-type="float" office:value="1920.36" calcext:value-type="float">
            <text:p>1920.36</text:p>
          </table:table-cell>
          <table:table-cell office:value-type="float" office:value="9.72076284400453" calcext:value-type="float">
            <text:p>9.72076284400453</text:p>
          </table:table-cell>
          <table:table-cell office:value-type="float" office:value="9.29585945560249" calcext:value-type="float">
            <text:p>9.29585945560249</text:p>
          </table:table-cell>
          <table:table-cell office:value-type="float" office:value="8.59594571980579" calcext:value-type="float">
            <text:p>8.59594571980579</text:p>
          </table:table-cell>
          <table:table-cell office:value-type="float" office:value="9.21826965462397" calcext:value-type="float">
            <text:p>9.2182696546239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table:formula="of:=[.A131]/1000000" office:value-type="float" office:value="1935.355" calcext:value-type="float">
            <text:p>1935.355</text:p>
          </table:table-cell>
          <table:table-cell office:value-type="float" office:value="9.8998947461666" calcext:value-type="float">
            <text:p>9.8998947461666</text:p>
          </table:table-cell>
          <table:table-cell office:value-type="float" office:value="9.48100191459811" calcext:value-type="float">
            <text:p>9.48100191459811</text:p>
          </table:table-cell>
          <table:table-cell office:value-type="float" office:value="8.8236053014189" calcext:value-type="float">
            <text:p>8.8236053014189</text:p>
          </table:table-cell>
          <table:table-cell office:value-type="float" office:value="9.44373023954445" calcext:value-type="float">
            <text:p>9.44373023954445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table:formula="of:=[.A132]/1000000" office:value-type="float" office:value="1950.35" calcext:value-type="float">
            <text:p>1950.35</text:p>
          </table:table-cell>
          <table:table-cell office:value-type="float" office:value="10.029852274109" calcext:value-type="float">
            <text:p>10.029852274109</text:p>
          </table:table-cell>
          <table:table-cell office:value-type="float" office:value="9.60783815295598" calcext:value-type="float">
            <text:p>9.60783815295598</text:p>
          </table:table-cell>
          <table:table-cell office:value-type="float" office:value="8.97470377398472" calcext:value-type="float">
            <text:p>8.97470377398472</text:p>
          </table:table-cell>
          <table:table-cell office:value-type="float" office:value="9.58159436740884" calcext:value-type="float">
            <text:p>9.58159436740884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table:formula="of:=[.A133]/1000000" office:value-type="float" office:value="1965.345" calcext:value-type="float">
            <text:p>1965.345</text:p>
          </table:table-cell>
          <table:table-cell office:value-type="float" office:value="9.90578903889611" calcext:value-type="float">
            <text:p>9.90578903889611</text:p>
          </table:table-cell>
          <table:table-cell office:value-type="float" office:value="9.4770906710904" calcext:value-type="float">
            <text:p>9.4770906710904</text:p>
          </table:table-cell>
          <table:table-cell office:value-type="float" office:value="8.86451868312053" calcext:value-type="float">
            <text:p>8.86451868312053</text:p>
          </table:table-cell>
          <table:table-cell office:value-type="float" office:value="9.48446052497041" calcext:value-type="float">
            <text:p>9.48446052497041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table:formula="of:=[.A134]/1000000" office:value-type="float" office:value="1980.34" calcext:value-type="float">
            <text:p>1980.34</text:p>
          </table:table-cell>
          <table:table-cell office:value-type="float" office:value="9.62603616056984" calcext:value-type="float">
            <text:p>9.62603616056984</text:p>
          </table:table-cell>
          <table:table-cell office:value-type="float" office:value="9.1987035462117" calcext:value-type="float">
            <text:p>9.1987035462117</text:p>
          </table:table-cell>
          <table:table-cell office:value-type="float" office:value="8.63447310681404" calcext:value-type="float">
            <text:p>8.63447310681404</text:p>
          </table:table-cell>
          <table:table-cell office:value-type="float" office:value="9.265160361633" calcext:value-type="float">
            <text:p>9.265160361633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table:formula="of:=[.A135]/1000000" office:value-type="float" office:value="1995.335" calcext:value-type="float">
            <text:p>1995.335</text:p>
          </table:table-cell>
          <table:table-cell office:value-type="float" office:value="9.56389699568414" calcext:value-type="float">
            <text:p>9.56389699568414</text:p>
          </table:table-cell>
          <table:table-cell office:value-type="float" office:value="9.14073195467659" calcext:value-type="float">
            <text:p>9.14073195467659</text:p>
          </table:table-cell>
          <table:table-cell office:value-type="float" office:value="8.6312635577595" calcext:value-type="float">
            <text:p>8.6312635577595</text:p>
          </table:table-cell>
          <table:table-cell office:value-type="float" office:value="9.26119498330694" calcext:value-type="float">
            <text:p>9.2611949833069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table:formula="of:=[.A136]/1000000" office:value-type="float" office:value="2010.33" calcext:value-type="float">
            <text:p>2010.33</text:p>
          </table:table-cell>
          <table:table-cell office:value-type="float" office:value="9.73696735620202" calcext:value-type="float">
            <text:p>9.73696735620202</text:p>
          </table:table-cell>
          <table:table-cell office:value-type="float" office:value="9.32898957286465" calcext:value-type="float">
            <text:p>9.32898957286465</text:p>
          </table:table-cell>
          <table:table-cell office:value-type="float" office:value="8.8664485141356" calcext:value-type="float">
            <text:p>8.8664485141356</text:p>
          </table:table-cell>
          <table:table-cell office:value-type="float" office:value="9.50610471509258" calcext:value-type="float">
            <text:p>9.50610471509258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table:formula="of:=[.A137]/1000000" office:value-type="float" office:value="2025.325" calcext:value-type="float">
            <text:p>2025.325</text:p>
          </table:table-cell>
          <table:table-cell office:value-type="float" office:value="9.88637468819168" calcext:value-type="float">
            <text:p>9.88637468819168</text:p>
          </table:table-cell>
          <table:table-cell office:value-type="float" office:value="9.44120652456632" calcext:value-type="float">
            <text:p>9.44120652456632</text:p>
          </table:table-cell>
          <table:table-cell office:value-type="float" office:value="9.03312099854474" calcext:value-type="float">
            <text:p>9.03312099854474</text:p>
          </table:table-cell>
          <table:table-cell office:value-type="float" office:value="9.65747201266654" calcext:value-type="float">
            <text:p>9.6574720126665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table:formula="of:=[.A138]/1000000" office:value-type="float" office:value="2040.32" calcext:value-type="float">
            <text:p>2040.32</text:p>
          </table:table-cell>
          <table:table-cell office:value-type="float" office:value="9.71790505878733" calcext:value-type="float">
            <text:p>9.71790505878733</text:p>
          </table:table-cell>
          <table:table-cell office:value-type="float" office:value="9.26614377118122" calcext:value-type="float">
            <text:p>9.26614377118122</text:p>
          </table:table-cell>
          <table:table-cell office:value-type="float" office:value="8.90529236200364" calcext:value-type="float">
            <text:p>8.90529236200364</text:p>
          </table:table-cell>
          <table:table-cell office:value-type="float" office:value="9.54262683874137" calcext:value-type="float">
            <text:p>9.54262683874137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table:formula="of:=[.A139]/1000000" office:value-type="float" office:value="2055.315" calcext:value-type="float">
            <text:p>2055.315</text:p>
          </table:table-cell>
          <table:table-cell office:value-type="float" office:value="9.32487909202411" calcext:value-type="float">
            <text:p>9.32487909202411</text:p>
          </table:table-cell>
          <table:table-cell office:value-type="float" office:value="8.84558129034019" calcext:value-type="float">
            <text:p>8.84558129034019</text:p>
          </table:table-cell>
          <table:table-cell office:value-type="float" office:value="8.55463724310817" calcext:value-type="float">
            <text:p>8.55463724310817</text:p>
          </table:table-cell>
          <table:table-cell office:value-type="float" office:value="9.19606867042708" calcext:value-type="float">
            <text:p>9.19606867042708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table:formula="of:=[.A140]/1000000" office:value-type="float" office:value="2070.31" calcext:value-type="float">
            <text:p>2070.31</text:p>
          </table:table-cell>
          <table:table-cell office:value-type="float" office:value="9.07469691668415" calcext:value-type="float">
            <text:p>9.07469691668415</text:p>
          </table:table-cell>
          <table:table-cell office:value-type="float" office:value="8.59185640983727" calcext:value-type="float">
            <text:p>8.59185640983727</text:p>
          </table:table-cell>
          <table:table-cell office:value-type="float" office:value="8.36523810819265" calcext:value-type="float">
            <text:p>8.36523810819265</text:p>
          </table:table-cell>
          <table:table-cell office:value-type="float" office:value="9.0189712686306" calcext:value-type="float">
            <text:p>9.0189712686306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table:formula="of:=[.A141]/1000000" office:value-type="float" office:value="2085.305" calcext:value-type="float">
            <text:p>2085.305</text:p>
          </table:table-cell>
          <table:table-cell office:value-type="float" office:value="9.24386304693285" calcext:value-type="float">
            <text:p>9.24386304693285</text:p>
          </table:table-cell>
          <table:table-cell office:value-type="float" office:value="8.74665926896465" calcext:value-type="float">
            <text:p>8.74665926896465</text:p>
          </table:table-cell>
          <table:table-cell office:value-type="float" office:value="8.58645852266971" calcext:value-type="float">
            <text:p>8.58645852266971</text:p>
          </table:table-cell>
          <table:table-cell office:value-type="float" office:value="9.24519031483903" calcext:value-type="float">
            <text:p>9.24519031483903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table:formula="of:=[.A142]/1000000" office:value-type="float" office:value="2100.3" calcext:value-type="float">
            <text:p>2100.3</text:p>
          </table:table-cell>
          <table:table-cell office:value-type="float" office:value="9.5308661001057" calcext:value-type="float">
            <text:p>9.5308661001057</text:p>
          </table:table-cell>
          <table:table-cell office:value-type="float" office:value="9.01236262278817" calcext:value-type="float">
            <text:p>9.01236262278817</text:p>
          </table:table-cell>
          <table:table-cell office:value-type="float" office:value="8.89301439425007" calcext:value-type="float">
            <text:p>8.89301439425007</text:p>
          </table:table-cell>
          <table:table-cell office:value-type="float" office:value="9.55372915332894" calcext:value-type="float">
            <text:p>9.55372915332894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table:formula="of:=[.A143]/1000000" office:value-type="float" office:value="2115.295" calcext:value-type="float">
            <text:p>2115.295</text:p>
          </table:table-cell>
          <table:table-cell office:value-type="float" office:value="9.5008750398746" calcext:value-type="float">
            <text:p>9.5008750398746</text:p>
          </table:table-cell>
          <table:table-cell office:value-type="float" office:value="8.94356469084574" calcext:value-type="float">
            <text:p>8.94356469084574</text:p>
          </table:table-cell>
          <table:table-cell office:value-type="float" office:value="8.88012387257506" calcext:value-type="float">
            <text:p>8.88012387257506</text:p>
          </table:table-cell>
          <table:table-cell office:value-type="float" office:value="9.55552562916614" calcext:value-type="float">
            <text:p>9.55552562916614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table:formula="of:=[.A144]/1000000" office:value-type="float" office:value="2130.29" calcext:value-type="float">
            <text:p>2130.29</text:p>
          </table:table-cell>
          <table:table-cell office:value-type="float" office:value="9.06040680804768" calcext:value-type="float">
            <text:p>9.06040680804768</text:p>
          </table:table-cell>
          <table:table-cell office:value-type="float" office:value="8.46926775954643" calcext:value-type="float">
            <text:p>8.46926775954643</text:p>
          </table:table-cell>
          <table:table-cell office:value-type="float" office:value="8.44735275162528" calcext:value-type="float">
            <text:p>8.44735275162528</text:p>
          </table:table-cell>
          <table:table-cell office:value-type="float" office:value="9.12997502703375" calcext:value-type="float">
            <text:p>9.12997502703375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table:formula="of:=[.A145]/1000000" office:value-type="float" office:value="2145.285" calcext:value-type="float">
            <text:p>2145.285</text:p>
          </table:table-cell>
          <table:table-cell office:value-type="float" office:value="8.49254878951733" calcext:value-type="float">
            <text:p>8.49254878951733</text:p>
          </table:table-cell>
          <table:table-cell office:value-type="float" office:value="7.88797868360379" calcext:value-type="float">
            <text:p>7.88797868360379</text:p>
          </table:table-cell>
          <table:table-cell office:value-type="float" office:value="7.91111024443298" calcext:value-type="float">
            <text:p>7.91111024443298</text:p>
          </table:table-cell>
          <table:table-cell office:value-type="float" office:value="8.61860408076754" calcext:value-type="float">
            <text:p>8.61860408076754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table:formula="of:=[.A146]/1000000" office:value-type="float" office:value="2160.28" calcext:value-type="float">
            <text:p>2160.28</text:p>
          </table:table-cell>
          <table:table-cell office:value-type="float" office:value="8.38150617008163" calcext:value-type="float">
            <text:p>8.38150617008163</text:p>
          </table:table-cell>
          <table:table-cell office:value-type="float" office:value="7.76901504628438" calcext:value-type="float">
            <text:p>7.76901504628438</text:p>
          </table:table-cell>
          <table:table-cell office:value-type="float" office:value="7.83125338401506" calcext:value-type="float">
            <text:p>7.83125338401506</text:p>
          </table:table-cell>
          <table:table-cell office:value-type="float" office:value="8.54308979044179" calcext:value-type="float">
            <text:p>8.54308979044179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table:formula="of:=[.A147]/1000000" office:value-type="float" office:value="2175.275" calcext:value-type="float">
            <text:p>2175.275</text:p>
          </table:table-cell>
          <table:table-cell office:value-type="float" office:value="8.76955982492114" calcext:value-type="float">
            <text:p>8.76955982492114</text:p>
          </table:table-cell>
          <table:table-cell office:value-type="float" office:value="8.14154654034894" calcext:value-type="float">
            <text:p>8.14154654034894</text:p>
          </table:table-cell>
          <table:table-cell office:value-type="float" office:value="8.23875668301469" calcext:value-type="float">
            <text:p>8.23875668301469</text:p>
          </table:table-cell>
          <table:table-cell office:value-type="float" office:value="8.94960854474575" calcext:value-type="float">
            <text:p>8.94960854474575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table:formula="of:=[.A148]/1000000" office:value-type="float" office:value="2190.27" calcext:value-type="float">
            <text:p>2190.27</text:p>
          </table:table-cell>
          <table:table-cell office:value-type="float" office:value="9.09827116347748" calcext:value-type="float">
            <text:p>9.09827116347748</text:p>
          </table:table-cell>
          <table:table-cell office:value-type="float" office:value="8.41873831411951" calcext:value-type="float">
            <text:p>8.41873831411951</text:p>
          </table:table-cell>
          <table:table-cell office:value-type="float" office:value="8.55156668245382" calcext:value-type="float">
            <text:p>8.55156668245382</text:p>
          </table:table-cell>
          <table:table-cell office:value-type="float" office:value="9.28478001827178" calcext:value-type="float">
            <text:p>9.28478001827178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table:formula="of:=[.A149]/1000000" office:value-type="float" office:value="2205.265" calcext:value-type="float">
            <text:p>2205.265</text:p>
          </table:table-cell>
          <table:table-cell office:value-type="float" office:value="8.95234279204708" calcext:value-type="float">
            <text:p>8.95234279204708</text:p>
          </table:table-cell>
          <table:table-cell office:value-type="float" office:value="8.24265725325174" calcext:value-type="float">
            <text:p>8.24265725325174</text:p>
          </table:table-cell>
          <table:table-cell office:value-type="float" office:value="8.39639806721215" calcext:value-type="float">
            <text:p>8.39639806721215</text:p>
          </table:table-cell>
          <table:table-cell office:value-type="float" office:value="9.13179981872393" calcext:value-type="float">
            <text:p>9.13179981872393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table:formula="of:=[.A150]/1000000" office:value-type="float" office:value="2220.26" calcext:value-type="float">
            <text:p>2220.26</text:p>
          </table:table-cell>
          <table:table-cell office:value-type="float" office:value="8.34670800380224" calcext:value-type="float">
            <text:p>8.34670800380224</text:p>
          </table:table-cell>
          <table:table-cell office:value-type="float" office:value="7.62786556981562" calcext:value-type="float">
            <text:p>7.62786556981562</text:p>
          </table:table-cell>
          <table:table-cell office:value-type="float" office:value="7.79186144020969" calcext:value-type="float">
            <text:p>7.79186144020969</text:p>
          </table:table-cell>
          <table:table-cell office:value-type="float" office:value="8.55385267315133" calcext:value-type="float">
            <text:p>8.55385267315133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table:formula="of:=[.A151]/1000000" office:value-type="float" office:value="2235.255" calcext:value-type="float">
            <text:p>2235.255</text:p>
          </table:table-cell>
          <table:table-cell office:value-type="float" office:value="7.77388577611946" calcext:value-type="float">
            <text:p>7.77388577611946</text:p>
          </table:table-cell>
          <table:table-cell office:value-type="float" office:value="7.05657663982635" calcext:value-type="float">
            <text:p>7.05657663982635</text:p>
          </table:table-cell>
          <table:table-cell office:value-type="float" office:value="7.24315812384122" calcext:value-type="float">
            <text:p>7.24315812384122</text:p>
          </table:table-cell>
          <table:table-cell office:value-type="float" office:value="8.00605235759411" calcext:value-type="float">
            <text:p>8.00605235759411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table:formula="of:=[.A152]/1000000" office:value-type="float" office:value="2250.25" calcext:value-type="float">
            <text:p>2250.25</text:p>
          </table:table-cell>
          <table:table-cell office:value-type="float" office:value="7.8498981601732" calcext:value-type="float">
            <text:p>7.8498981601732</text:p>
          </table:table-cell>
          <table:table-cell office:value-type="float" office:value="7.11359744039442" calcext:value-type="float">
            <text:p>7.11359744039442</text:p>
          </table:table-cell>
          <table:table-cell office:value-type="float" office:value="7.31183277033372" calcext:value-type="float">
            <text:p>7.31183277033372</text:p>
          </table:table-cell>
          <table:table-cell office:value-type="float" office:value="8.08211955063767" calcext:value-type="float">
            <text:p>8.08211955063767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table:formula="of:=[.A153]/1000000" office:value-type="float" office:value="2265.245" calcext:value-type="float">
            <text:p>2265.245</text:p>
          </table:table-cell>
          <table:table-cell office:value-type="float" office:value="8.34358324467232" calcext:value-type="float">
            <text:p>8.34358324467232</text:p>
          </table:table-cell>
          <table:table-cell office:value-type="float" office:value="7.6043381908606" calcext:value-type="float">
            <text:p>7.6043381908606</text:p>
          </table:table-cell>
          <table:table-cell office:value-type="float" office:value="7.80437185637325" calcext:value-type="float">
            <text:p>7.80437185637325</text:p>
          </table:table-cell>
          <table:table-cell office:value-type="float" office:value="8.58685659347698" calcext:value-type="float">
            <text:p>8.58685659347698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table:formula="of:=[.A154]/1000000" office:value-type="float" office:value="2280.24" calcext:value-type="float">
            <text:p>2280.24</text:p>
          </table:table-cell>
          <table:table-cell office:value-type="float" office:value="8.67625136751904" calcext:value-type="float">
            <text:p>8.67625136751904</text:p>
          </table:table-cell>
          <table:table-cell office:value-type="float" office:value="7.90720663067133" calcext:value-type="float">
            <text:p>7.90720663067133</text:p>
          </table:table-cell>
          <table:table-cell office:value-type="float" office:value="8.1148681746824" calcext:value-type="float">
            <text:p>8.1148681746824</text:p>
          </table:table-cell>
          <table:table-cell office:value-type="float" office:value="8.92143984372502" calcext:value-type="float">
            <text:p>8.92143984372502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table:formula="of:=[.A155]/1000000" office:value-type="float" office:value="2295.235" calcext:value-type="float">
            <text:p>2295.235</text:p>
          </table:table-cell>
          <table:table-cell office:value-type="float" office:value="8.46436775005746" calcext:value-type="float">
            <text:p>8.46436775005746</text:p>
          </table:table-cell>
          <table:table-cell office:value-type="float" office:value="7.68007987089929" calcext:value-type="float">
            <text:p>7.68007987089929</text:p>
          </table:table-cell>
          <table:table-cell office:value-type="float" office:value="7.89277426393884" calcext:value-type="float">
            <text:p>7.89277426393884</text:p>
          </table:table-cell>
          <table:table-cell office:value-type="float" office:value="8.70925771929505" calcext:value-type="float">
            <text:p>8.70925771929505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table:formula="of:=[.A156]/1000000" office:value-type="float" office:value="2310.23" calcext:value-type="float">
            <text:p>2310.23</text:p>
          </table:table-cell>
          <table:table-cell office:value-type="float" office:value="7.89373308931557" calcext:value-type="float">
            <text:p>7.89373308931557</text:p>
          </table:table-cell>
          <table:table-cell office:value-type="float" office:value="7.11997283396668" calcext:value-type="float">
            <text:p>7.11997283396668</text:p>
          </table:table-cell>
          <table:table-cell office:value-type="float" office:value="7.33024421432328" calcext:value-type="float">
            <text:p>7.33024421432328</text:p>
          </table:table-cell>
          <table:table-cell office:value-type="float" office:value="8.15312034833134" calcext:value-type="float">
            <text:p>8.15312034833134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table:formula="of:=[.A157]/1000000" office:value-type="float" office:value="2325.225" calcext:value-type="float">
            <text:p>2325.225</text:p>
          </table:table-cell>
          <table:table-cell office:value-type="float" office:value="7.45781364118732" calcext:value-type="float">
            <text:p>7.45781364118732</text:p>
          </table:table-cell>
          <table:table-cell office:value-type="float" office:value="6.69442952400066" calcext:value-type="float">
            <text:p>6.69442952400066</text:p>
          </table:table-cell>
          <table:table-cell office:value-type="float" office:value="6.91411851062143" calcext:value-type="float">
            <text:p>6.91411851062143</text:p>
          </table:table-cell>
          <table:table-cell office:value-type="float" office:value="7.73449402542951" calcext:value-type="float">
            <text:p>7.73449402542951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table:formula="of:=[.A158]/1000000" office:value-type="float" office:value="2340.22" calcext:value-type="float">
            <text:p>2340.22</text:p>
          </table:table-cell>
          <table:table-cell office:value-type="float" office:value="7.61340778269917" calcext:value-type="float">
            <text:p>7.61340778269917</text:p>
          </table:table-cell>
          <table:table-cell office:value-type="float" office:value="6.85483883571923" calcext:value-type="float">
            <text:p>6.85483883571923</text:p>
          </table:table-cell>
          <table:table-cell office:value-type="float" office:value="7.07870853527188" calcext:value-type="float">
            <text:p>7.07870853527188</text:p>
          </table:table-cell>
          <table:table-cell office:value-type="float" office:value="7.90109847018198" calcext:value-type="float">
            <text:p>7.90109847018198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table:formula="of:=[.A159]/1000000" office:value-type="float" office:value="2355.215" calcext:value-type="float">
            <text:p>2355.215</text:p>
          </table:table-cell>
          <table:table-cell office:value-type="float" office:value="8.04888702692718" calcext:value-type="float">
            <text:p>8.04888702692718</text:p>
          </table:table-cell>
          <table:table-cell office:value-type="float" office:value="7.27880918718043" calcext:value-type="float">
            <text:p>7.27880918718043</text:p>
          </table:table-cell>
          <table:table-cell office:value-type="float" office:value="7.51390853990404" calcext:value-type="float">
            <text:p>7.51390853990404</text:p>
          </table:table-cell>
          <table:table-cell office:value-type="float" office:value="8.34180504972364" calcext:value-type="float">
            <text:p>8.34180504972364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table:formula="of:=[.A160]/1000000" office:value-type="float" office:value="2370.21" calcext:value-type="float">
            <text:p>2370.21</text:p>
          </table:table-cell>
          <table:table-cell office:value-type="float" office:value="8.27646713899558" calcext:value-type="float">
            <text:p>8.27646713899558</text:p>
          </table:table-cell>
          <table:table-cell office:value-type="float" office:value="7.48822648744394" calcext:value-type="float">
            <text:p>7.48822648744394</text:p>
          </table:table-cell>
          <table:table-cell office:value-type="float" office:value="7.72110728878101" calcext:value-type="float">
            <text:p>7.72110728878101</text:p>
          </table:table-cell>
          <table:table-cell office:value-type="float" office:value="8.58082117362187" calcext:value-type="float">
            <text:p>8.58082117362187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table:formula="of:=[.A161]/1000000" office:value-type="float" office:value="2385.205" calcext:value-type="float">
            <text:p>2385.205</text:p>
          </table:table-cell>
          <table:table-cell office:value-type="float" office:value="8.10470642556712" calcext:value-type="float">
            <text:p>8.10470642556712</text:p>
          </table:table-cell>
          <table:table-cell office:value-type="float" office:value="7.32102400953912" calcext:value-type="float">
            <text:p>7.32102400953912</text:p>
          </table:table-cell>
          <table:table-cell office:value-type="float" office:value="7.57558753599548" calcext:value-type="float">
            <text:p>7.57558753599548</text:p>
          </table:table-cell>
          <table:table-cell office:value-type="float" office:value="8.42660675506459" calcext:value-type="float">
            <text:p>8.42660675506459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table:formula="of:=[.A162]/1000000" office:value-type="float" office:value="2400.2" calcext:value-type="float">
            <text:p>2400.2</text:p>
          </table:table-cell>
          <table:table-cell office:value-type="float" office:value="7.68450813990131" calcext:value-type="float">
            <text:p>7.68450813990131</text:p>
          </table:table-cell>
          <table:table-cell office:value-type="float" office:value="6.94038817436379" calcext:value-type="float">
            <text:p>6.94038817436379</text:p>
          </table:table-cell>
          <table:table-cell office:value-type="float" office:value="7.20433315587695" calcext:value-type="float">
            <text:p>7.20433315587695</text:p>
          </table:table-cell>
          <table:table-cell office:value-type="float" office:value="8.04136773057365" calcext:value-type="float">
            <text:p>8.04136773057365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table:formula="of:=[.A163]/1000000" office:value-type="float" office:value="2415.195" calcext:value-type="float">
            <text:p>2415.195</text:p>
          </table:table-cell>
          <table:table-cell office:value-type="float" office:value="7.46296401970034" calcext:value-type="float">
            <text:p>7.46296401970034</text:p>
          </table:table-cell>
          <table:table-cell office:value-type="float" office:value="6.73271544948979" calcext:value-type="float">
            <text:p>6.73271544948979</text:p>
          </table:table-cell>
          <table:table-cell office:value-type="float" office:value="7.01754877941195" calcext:value-type="float">
            <text:p>7.01754877941195</text:p>
          </table:table-cell>
          <table:table-cell office:value-type="float" office:value="7.83865382918625" calcext:value-type="float">
            <text:p>7.83865382918625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table:formula="of:=[.A164]/1000000" office:value-type="float" office:value="2430.19" calcext:value-type="float">
            <text:p>2430.19</text:p>
          </table:table-cell>
          <table:table-cell office:value-type="float" office:value="7.60924935357409" calcext:value-type="float">
            <text:p>7.60924935357409</text:p>
          </table:table-cell>
          <table:table-cell office:value-type="float" office:value="6.87958308599773" calcext:value-type="float">
            <text:p>6.87958308599773</text:p>
          </table:table-cell>
          <table:table-cell office:value-type="float" office:value="7.19411521342465" calcext:value-type="float">
            <text:p>7.19411521342465</text:p>
          </table:table-cell>
          <table:table-cell office:value-type="float" office:value="8.03228704079819" calcext:value-type="float">
            <text:p>8.03228704079819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table:formula="of:=[.A165]/1000000" office:value-type="float" office:value="2445.185" calcext:value-type="float">
            <text:p>2445.185</text:p>
          </table:table-cell>
          <table:table-cell office:value-type="float" office:value="7.87369086886378" calcext:value-type="float">
            <text:p>7.87369086886378</text:p>
          </table:table-cell>
          <table:table-cell office:value-type="float" office:value="7.14917769905832" calcext:value-type="float">
            <text:p>7.14917769905832</text:p>
          </table:table-cell>
          <table:table-cell office:value-type="float" office:value="7.50048652794758" calcext:value-type="float">
            <text:p>7.50048652794758</text:p>
          </table:table-cell>
          <table:table-cell office:value-type="float" office:value="8.3270553729631" calcext:value-type="float">
            <text:p>8.3270553729631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table:formula="of:=[.A166]/1000000" office:value-type="float" office:value="2460.18" calcext:value-type="float">
            <text:p>2460.18</text:p>
          </table:table-cell>
          <table:table-cell office:value-type="float" office:value="7.922986172716" calcext:value-type="float">
            <text:p>7.922986172716</text:p>
          </table:table-cell>
          <table:table-cell office:value-type="float" office:value="7.20473239000833" calcext:value-type="float">
            <text:p>7.20473239000833</text:p>
          </table:table-cell>
          <table:table-cell office:value-type="float" office:value="7.58574009781192" calcext:value-type="float">
            <text:p>7.58574009781192</text:p>
          </table:table-cell>
          <table:table-cell office:value-type="float" office:value="8.4128615644794" calcext:value-type="float">
            <text:p>8.4128615644794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table:formula="of:=[.A167]/1000000" office:value-type="float" office:value="2475.175" calcext:value-type="float">
            <text:p>2475.175</text:p>
          </table:table-cell>
          <table:table-cell office:value-type="float" office:value="7.75785738484082" calcext:value-type="float">
            <text:p>7.75785738484082</text:p>
          </table:table-cell>
          <table:table-cell office:value-type="float" office:value="7.05681063606524" calcext:value-type="float">
            <text:p>7.05681063606524</text:p>
          </table:table-cell>
          <table:table-cell office:value-type="float" office:value="7.48011514764529" calcext:value-type="float">
            <text:p>7.48011514764529</text:p>
          </table:table-cell>
          <table:table-cell office:value-type="float" office:value="8.28985219599982" calcext:value-type="float">
            <text:p>8.2898521959998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table:formula="of:=[.A168]/1000000" office:value-type="float" office:value="2490.17" calcext:value-type="float">
            <text:p>2490.17</text:p>
          </table:table-cell>
          <table:table-cell office:value-type="float" office:value="7.54825393178799" calcext:value-type="float">
            <text:p>7.54825393178799</text:p>
          </table:table-cell>
          <table:table-cell office:value-type="float" office:value="6.88442676353017" calcext:value-type="float">
            <text:p>6.88442676353017</text:p>
          </table:table-cell>
          <table:table-cell office:value-type="float" office:value="7.34921440291071" calcext:value-type="float">
            <text:p>7.34921440291071</text:p>
          </table:table-cell>
          <table:table-cell office:value-type="float" office:value="8.12789610252914" calcext:value-type="float">
            <text:p>8.12789610252914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table:formula="of:=[.A169]/1000000" office:value-type="float" office:value="2505.165" calcext:value-type="float">
            <text:p>2505.165</text:p>
          </table:table-cell>
          <table:table-cell office:value-type="float" office:value="7.53767617735882" calcext:value-type="float">
            <text:p>7.53767617735882</text:p>
          </table:table-cell>
          <table:table-cell office:value-type="float" office:value="6.89294628616498" calcext:value-type="float">
            <text:p>6.89294628616498</text:p>
          </table:table-cell>
          <table:table-cell office:value-type="float" office:value="7.40575518050949" calcext:value-type="float">
            <text:p>7.40575518050949</text:p>
          </table:table-cell>
          <table:table-cell office:value-type="float" office:value="8.18906989901421" calcext:value-type="float">
            <text:p>8.18906989901421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table:formula="of:=[.A170]/1000000" office:value-type="float" office:value="2520.16" calcext:value-type="float">
            <text:p>2520.16</text:p>
          </table:table-cell>
          <table:table-cell office:value-type="float" office:value="7.63439723910816" calcext:value-type="float">
            <text:p>7.63439723910816</text:p>
          </table:table-cell>
          <table:table-cell office:value-type="float" office:value="6.99186504959506" calcext:value-type="float">
            <text:p>6.99186504959506</text:p>
          </table:table-cell>
          <table:table-cell office:value-type="float" office:value="7.5762996650856" calcext:value-type="float">
            <text:p>7.5762996650856</text:p>
          </table:table-cell>
          <table:table-cell office:value-type="float" office:value="8.34310555265386" calcext:value-type="float">
            <text:p>8.3431055526538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table:formula="of:=[.A171]/1000000" office:value-type="float" office:value="2535.155" calcext:value-type="float">
            <text:p>2535.155</text:p>
          </table:table-cell>
          <table:table-cell office:value-type="float" office:value="7.68034632788649" calcext:value-type="float">
            <text:p>7.68034632788649</text:p>
          </table:table-cell>
          <table:table-cell office:value-type="float" office:value="7.04006978030711" calcext:value-type="float">
            <text:p>7.04006978030711</text:p>
          </table:table-cell>
          <table:table-cell office:value-type="float" office:value="7.70353329441176" calcext:value-type="float">
            <text:p>7.70353329441176</text:p>
          </table:table-cell>
          <table:table-cell office:value-type="float" office:value="8.45712037245263" calcext:value-type="float">
            <text:p>8.4571203724526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table:formula="of:=[.A172]/1000000" office:value-type="float" office:value="2550.15" calcext:value-type="float">
            <text:p>2550.15</text:p>
          </table:table-cell>
          <table:table-cell office:value-type="float" office:value="7.57637644929572" calcext:value-type="float">
            <text:p>7.57637644929572</text:p>
          </table:table-cell>
          <table:table-cell office:value-type="float" office:value="6.94892971422945" calcext:value-type="float">
            <text:p>6.94892971422945</text:p>
          </table:table-cell>
          <table:table-cell office:value-type="float" office:value="7.66212337754014" calcext:value-type="float">
            <text:p>7.66212337754014</text:p>
          </table:table-cell>
          <table:table-cell office:value-type="float" office:value="8.39297190342699" calcext:value-type="float">
            <text:p>8.39297190342699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table:formula="of:=[.A173]/1000000" office:value-type="float" office:value="2565.145" calcext:value-type="float">
            <text:p>2565.145</text:p>
          </table:table-cell>
          <table:table-cell office:value-type="float" office:value="7.40786323833115" calcext:value-type="float">
            <text:p>7.40786323833115</text:p>
          </table:table-cell>
          <table:table-cell office:value-type="float" office:value="6.7970150202269" calcext:value-type="float">
            <text:p>6.7970150202269</text:p>
          </table:table-cell>
          <table:table-cell office:value-type="float" office:value="7.59192838893395" calcext:value-type="float">
            <text:p>7.59192838893395</text:p>
          </table:table-cell>
          <table:table-cell office:value-type="float" office:value="8.30573644038874" calcext:value-type="float">
            <text:p>8.30573644038874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table:formula="of:=[.A174]/1000000" office:value-type="float" office:value="2580.14" calcext:value-type="float">
            <text:p>2580.14</text:p>
          </table:table-cell>
          <table:table-cell office:value-type="float" office:value="7.39246499399109" calcext:value-type="float">
            <text:p>7.39246499399109</text:p>
          </table:table-cell>
          <table:table-cell office:value-type="float" office:value="6.80397471680685" calcext:value-type="float">
            <text:p>6.80397471680685</text:p>
          </table:table-cell>
          <table:table-cell office:value-type="float" office:value="7.67891865953185" calcext:value-type="float">
            <text:p>7.67891865953185</text:p>
          </table:table-cell>
          <table:table-cell office:value-type="float" office:value="8.36498142882007" calcext:value-type="float">
            <text:p>8.36498142882007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table:formula="of:=[.A175]/1000000" office:value-type="float" office:value="2595.135" calcext:value-type="float">
            <text:p>2595.135</text:p>
          </table:table-cell>
          <table:table-cell office:value-type="float" office:value="7.45334448574545" calcext:value-type="float">
            <text:p>7.45334448574545</text:p>
          </table:table-cell>
          <table:table-cell office:value-type="float" office:value="6.8594086509415" calcext:value-type="float">
            <text:p>6.8594086509415</text:p>
          </table:table-cell>
          <table:table-cell office:value-type="float" office:value="7.83120887832389" calcext:value-type="float">
            <text:p>7.83120887832389</text:p>
          </table:table-cell>
          <table:table-cell office:value-type="float" office:value="8.49835543718157" calcext:value-type="float">
            <text:p>8.49835543718157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table:formula="of:=[.A176]/1000000" office:value-type="float" office:value="2610.13" calcext:value-type="float">
            <text:p>2610.13</text:p>
          </table:table-cell>
          <table:table-cell office:value-type="float" office:value="7.44536139825687" calcext:value-type="float">
            <text:p>7.44536139825687</text:p>
          </table:table-cell>
          <table:table-cell office:value-type="float" office:value="6.82982443410375" calcext:value-type="float">
            <text:p>6.82982443410375</text:p>
          </table:table-cell>
          <table:table-cell office:value-type="float" office:value="7.88803277267705" calcext:value-type="float">
            <text:p>7.88803277267705</text:p>
          </table:table-cell>
          <table:table-cell office:value-type="float" office:value="8.54881370166983" calcext:value-type="float">
            <text:p>8.54881370166983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table:formula="of:=[.A177]/1000000" office:value-type="float" office:value="2625.125" calcext:value-type="float">
            <text:p>2625.125</text:p>
          </table:table-cell>
          <table:table-cell office:value-type="float" office:value="7.25799080467784" calcext:value-type="float">
            <text:p>7.25799080467784</text:p>
          </table:table-cell>
          <table:table-cell office:value-type="float" office:value="6.63699623746012" calcext:value-type="float">
            <text:p>6.63699623746012</text:p>
          </table:table-cell>
          <table:table-cell office:value-type="float" office:value="7.76558793682228" calcext:value-type="float">
            <text:p>7.76558793682228</text:p>
          </table:table-cell>
          <table:table-cell office:value-type="float" office:value="8.42518245514592" calcext:value-type="float">
            <text:p>8.4251824551459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table:formula="of:=[.A178]/1000000" office:value-type="float" office:value="2640.12" calcext:value-type="float">
            <text:p>2640.12</text:p>
          </table:table-cell>
          <table:table-cell office:value-type="float" office:value="7.07315052496175" calcext:value-type="float">
            <text:p>7.07315052496175</text:p>
          </table:table-cell>
          <table:table-cell office:value-type="float" office:value="6.45799581341251" calcext:value-type="float">
            <text:p>6.45799581341251</text:p>
          </table:table-cell>
          <table:table-cell office:value-type="float" office:value="7.64094142410879" calcext:value-type="float">
            <text:p>7.64094142410879</text:p>
          </table:table-cell>
          <table:table-cell office:value-type="float" office:value="8.2693885522972" calcext:value-type="float">
            <text:p>8.2693885522972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table:formula="of:=[.A179]/1000000" office:value-type="float" office:value="2655.115" calcext:value-type="float">
            <text:p>2655.115</text:p>
          </table:table-cell>
          <table:table-cell office:value-type="float" office:value="7.06851425536911" calcext:value-type="float">
            <text:p>7.06851425536911</text:p>
          </table:table-cell>
          <table:table-cell office:value-type="float" office:value="6.44131916615542" calcext:value-type="float">
            <text:p>6.44131916615542</text:p>
          </table:table-cell>
          <table:table-cell office:value-type="float" office:value="7.69857142929034" calcext:value-type="float">
            <text:p>7.69857142929034</text:p>
          </table:table-cell>
          <table:table-cell office:value-type="float" office:value="8.32582033923639" calcext:value-type="float">
            <text:p>8.3258203392363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table:formula="of:=[.A180]/1000000" office:value-type="float" office:value="2670.11" calcext:value-type="float">
            <text:p>2670.11</text:p>
          </table:table-cell>
          <table:table-cell office:value-type="float" office:value="7.21166736993897" calcext:value-type="float">
            <text:p>7.21166736993897</text:p>
          </table:table-cell>
          <table:table-cell office:value-type="float" office:value="6.55256062407921" calcext:value-type="float">
            <text:p>6.55256062407921</text:p>
          </table:table-cell>
          <table:table-cell office:value-type="float" office:value="7.90773085786907" calcext:value-type="float">
            <text:p>7.90773085786907</text:p>
          </table:table-cell>
          <table:table-cell office:value-type="float" office:value="8.52192094801173" calcext:value-type="float">
            <text:p>8.5219209480117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table:formula="of:=[.A181]/1000000" office:value-type="float" office:value="2685.105" calcext:value-type="float">
            <text:p>2685.105</text:p>
          </table:table-cell>
          <table:table-cell office:value-type="float" office:value="7.21248318567659" calcext:value-type="float">
            <text:p>7.21248318567659</text:p>
          </table:table-cell>
          <table:table-cell office:value-type="float" office:value="6.51295050078204" calcext:value-type="float">
            <text:p>6.51295050078204</text:p>
          </table:table-cell>
          <table:table-cell office:value-type="float" office:value="7.93791001057389" calcext:value-type="float">
            <text:p>7.93791001057389</text:p>
          </table:table-cell>
          <table:table-cell office:value-type="float" office:value="8.56280653445377" calcext:value-type="float">
            <text:p>8.56280653445377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table:formula="of:=[.A182]/1000000" office:value-type="float" office:value="2700.1" calcext:value-type="float">
            <text:p>2700.1</text:p>
          </table:table-cell>
          <table:table-cell office:value-type="float" office:value="6.97224742880247" calcext:value-type="float">
            <text:p>6.97224742880247</text:p>
          </table:table-cell>
          <table:table-cell office:value-type="float" office:value="6.2394568998815" calcext:value-type="float">
            <text:p>6.2394568998815</text:p>
          </table:table-cell>
          <table:table-cell office:value-type="float" office:value="7.69636495114459" calcext:value-type="float">
            <text:p>7.69636495114459</text:p>
          </table:table-cell>
          <table:table-cell office:value-type="float" office:value="8.32993769524671" calcext:value-type="float">
            <text:p>8.32993769524671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table:formula="of:=[.A183]/1000000" office:value-type="float" office:value="2715.095" calcext:value-type="float">
            <text:p>2715.095</text:p>
          </table:table-cell>
          <table:table-cell office:value-type="float" office:value="6.59730091083014" calcext:value-type="float">
            <text:p>6.59730091083014</text:p>
          </table:table-cell>
          <table:table-cell office:value-type="float" office:value="5.83770680883328" calcext:value-type="float">
            <text:p>5.83770680883328</text:p>
          </table:table-cell>
          <table:table-cell office:value-type="float" office:value="7.322156255458" calcext:value-type="float">
            <text:p>7.322156255458</text:p>
          </table:table-cell>
          <table:table-cell office:value-type="float" office:value="7.95453907388798" calcext:value-type="float">
            <text:p>7.95453907388798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table:formula="of:=[.A184]/1000000" office:value-type="float" office:value="2730.09" calcext:value-type="float">
            <text:p>2730.09</text:p>
          </table:table-cell>
          <table:table-cell office:value-type="float" office:value="6.45040512852761" calcext:value-type="float">
            <text:p>6.45040512852761</text:p>
          </table:table-cell>
          <table:table-cell office:value-type="float" office:value="5.66066928008693" calcext:value-type="float">
            <text:p>5.66066928008693</text:p>
          </table:table-cell>
          <table:table-cell office:value-type="float" office:value="7.19814233163761" calcext:value-type="float">
            <text:p>7.19814233163761</text:p>
          </table:table-cell>
          <table:table-cell office:value-type="float" office:value="7.80586293502506" calcext:value-type="float">
            <text:p>7.80586293502506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table:formula="of:=[.A185]/1000000" office:value-type="float" office:value="2745.085" calcext:value-type="float">
            <text:p>2745.085</text:p>
          </table:table-cell>
          <table:table-cell office:value-type="float" office:value="6.63160478858769" calcext:value-type="float">
            <text:p>6.63160478858769</text:p>
          </table:table-cell>
          <table:table-cell office:value-type="float" office:value="5.80605292484082" calcext:value-type="float">
            <text:p>5.80605292484082</text:p>
          </table:table-cell>
          <table:table-cell office:value-type="float" office:value="7.39859241309235" calcext:value-type="float">
            <text:p>7.39859241309235</text:p>
          </table:table-cell>
          <table:table-cell office:value-type="float" office:value="8.0233093319544" calcext:value-type="float">
            <text:p>8.0233093319544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table:formula="of:=[.A186]/1000000" office:value-type="float" office:value="2760.08" calcext:value-type="float">
            <text:p>2760.08</text:p>
          </table:table-cell>
          <table:table-cell office:value-type="float" office:value="6.83907676083362" calcext:value-type="float">
            <text:p>6.83907676083362</text:p>
          </table:table-cell>
          <table:table-cell office:value-type="float" office:value="5.96940100177853" calcext:value-type="float">
            <text:p>5.96940100177853</text:p>
          </table:table-cell>
          <table:table-cell office:value-type="float" office:value="7.58785483347798" calcext:value-type="float">
            <text:p>7.58785483347798</text:p>
          </table:table-cell>
          <table:table-cell office:value-type="float" office:value="8.25112930180229" calcext:value-type="float">
            <text:p>8.25112930180229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table:formula="of:=[.A187]/1000000" office:value-type="float" office:value="2775.075" calcext:value-type="float">
            <text:p>2775.075</text:p>
          </table:table-cell>
          <table:table-cell office:value-type="float" office:value="6.75809837231102" calcext:value-type="float">
            <text:p>6.75809837231102</text:p>
          </table:table-cell>
          <table:table-cell office:value-type="float" office:value="5.83118878307774" calcext:value-type="float">
            <text:p>5.83118878307774</text:p>
          </table:table-cell>
          <table:table-cell office:value-type="float" office:value="7.43585905360814" calcext:value-type="float">
            <text:p>7.43585905360814</text:p>
          </table:table-cell>
          <table:table-cell office:value-type="float" office:value="8.12818038348584" calcext:value-type="float">
            <text:p>8.12818038348584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table:formula="of:=[.A188]/1000000" office:value-type="float" office:value="2790.07" calcext:value-type="float">
            <text:p>2790.07</text:p>
          </table:table-cell>
          <table:table-cell office:value-type="float" office:value="6.31301539652988" calcext:value-type="float">
            <text:p>6.31301539652988</text:p>
          </table:table-cell>
          <table:table-cell office:value-type="float" office:value="5.3918460074896" calcext:value-type="float">
            <text:p>5.3918460074896</text:p>
          </table:table-cell>
          <table:table-cell office:value-type="float" office:value="6.95889213109755" calcext:value-type="float">
            <text:p>6.95889213109755</text:p>
          </table:table-cell>
          <table:table-cell office:value-type="float" office:value="7.65189613952334" calcext:value-type="float">
            <text:p>7.65189613952334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table:formula="of:=[.A189]/1000000" office:value-type="float" office:value="2805.065" calcext:value-type="float">
            <text:p>2805.065</text:p>
          </table:table-cell>
          <table:table-cell office:value-type="float" office:value="5.84414852291038" calcext:value-type="float">
            <text:p>5.84414852291038</text:p>
          </table:table-cell>
          <table:table-cell office:value-type="float" office:value="4.88263289080732" calcext:value-type="float">
            <text:p>4.88263289080732</text:p>
          </table:table-cell>
          <table:table-cell office:value-type="float" office:value="6.47268080731924" calcext:value-type="float">
            <text:p>6.47268080731924</text:p>
          </table:table-cell>
          <table:table-cell office:value-type="float" office:value="7.15613243465996" calcext:value-type="float">
            <text:p>7.15613243465996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table:formula="of:=[.A190]/1000000" office:value-type="float" office:value="2820.06" calcext:value-type="float">
            <text:p>2820.06</text:p>
          </table:table-cell>
          <table:table-cell office:value-type="float" office:value="5.73488877421788" calcext:value-type="float">
            <text:p>5.73488877421788</text:p>
          </table:table-cell>
          <table:table-cell office:value-type="float" office:value="4.74281183868754" calcext:value-type="float">
            <text:p>4.74281183868754</text:p>
          </table:table-cell>
          <table:table-cell office:value-type="float" office:value="6.32857159360134" calcext:value-type="float">
            <text:p>6.32857159360134</text:p>
          </table:table-cell>
          <table:table-cell office:value-type="float" office:value="7.04627353968296" calcext:value-type="float">
            <text:p>7.04627353968296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table:formula="of:=[.A191]/1000000" office:value-type="float" office:value="2835.055" calcext:value-type="float">
            <text:p>2835.055</text:p>
          </table:table-cell>
          <table:table-cell office:value-type="float" office:value="6.03499767951863" calcext:value-type="float">
            <text:p>6.03499767951863</text:p>
          </table:table-cell>
          <table:table-cell office:value-type="float" office:value="4.99986091108141" calcext:value-type="float">
            <text:p>4.99986091108141</text:p>
          </table:table-cell>
          <table:table-cell office:value-type="float" office:value="6.56971560949631" calcext:value-type="float">
            <text:p>6.56971560949631</text:p>
          </table:table-cell>
          <table:table-cell office:value-type="float" office:value="7.32523121204602" calcext:value-type="float">
            <text:p>7.32523121204602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table:formula="of:=[.A192]/1000000" office:value-type="float" office:value="2850.05" calcext:value-type="float">
            <text:p>2850.05</text:p>
          </table:table-cell>
          <table:table-cell office:value-type="float" office:value="6.29331508163396" calcext:value-type="float">
            <text:p>6.29331508163396</text:p>
          </table:table-cell>
          <table:table-cell office:value-type="float" office:value="5.22865614059324" calcext:value-type="float">
            <text:p>5.22865614059324</text:p>
          </table:table-cell>
          <table:table-cell office:value-type="float" office:value="6.73872588528076" calcext:value-type="float">
            <text:p>6.73872588528076</text:p>
          </table:table-cell>
          <table:table-cell office:value-type="float" office:value="7.52278530040271" calcext:value-type="float">
            <text:p>7.5227853004027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table:formula="of:=[.A193]/1000000" office:value-type="float" office:value="2865.045" calcext:value-type="float">
            <text:p>2865.045</text:p>
          </table:table-cell>
          <table:table-cell office:value-type="float" office:value="6.18334209323919" calcext:value-type="float">
            <text:p>6.18334209323919</text:p>
          </table:table-cell>
          <table:table-cell office:value-type="float" office:value="5.11439688905104" calcext:value-type="float">
            <text:p>5.11439688905104</text:p>
          </table:table-cell>
          <table:table-cell office:value-type="float" office:value="6.56578817298903" calcext:value-type="float">
            <text:p>6.56578817298903</text:p>
          </table:table-cell>
          <table:table-cell office:value-type="float" office:value="7.35375145424562" calcext:value-type="float">
            <text:p>7.35375145424562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table:formula="of:=[.A194]/1000000" office:value-type="float" office:value="2880.04" calcext:value-type="float">
            <text:p>2880.04</text:p>
          </table:table-cell>
          <table:table-cell office:value-type="float" office:value="5.74817723240082" calcext:value-type="float">
            <text:p>5.74817723240082</text:p>
          </table:table-cell>
          <table:table-cell office:value-type="float" office:value="4.66224166437854" calcext:value-type="float">
            <text:p>4.66224166437854</text:p>
          </table:table-cell>
          <table:table-cell office:value-type="float" office:value="6.04458371782345" calcext:value-type="float">
            <text:p>6.04458371782345</text:p>
          </table:table-cell>
          <table:table-cell office:value-type="float" office:value="6.84433365959612" calcext:value-type="float">
            <text:p>6.84433365959612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table:formula="of:=[.A195]/1000000" office:value-type="float" office:value="2895.035" calcext:value-type="float">
            <text:p>2895.035</text:p>
          </table:table-cell>
          <table:table-cell office:value-type="float" office:value="5.25885894587867" calcext:value-type="float">
            <text:p>5.25885894587867</text:p>
          </table:table-cell>
          <table:table-cell office:value-type="float" office:value="4.18966795446826" calcext:value-type="float">
            <text:p>4.18966795446826</text:p>
          </table:table-cell>
          <table:table-cell office:value-type="float" office:value="5.55559537375445" calcext:value-type="float">
            <text:p>5.55559537375445</text:p>
          </table:table-cell>
          <table:table-cell office:value-type="float" office:value="6.36077486032829" calcext:value-type="float">
            <text:p>6.36077486032829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table:formula="of:=[.A196]/1000000" office:value-type="float" office:value="2910.03" calcext:value-type="float">
            <text:p>2910.03</text:p>
          </table:table-cell>
          <table:table-cell office:value-type="float" office:value="5.1675069016799" calcext:value-type="float">
            <text:p>5.1675069016799</text:p>
          </table:table-cell>
          <table:table-cell office:value-type="float" office:value="4.05650991737524" calcext:value-type="float">
            <text:p>4.05650991737524</text:p>
          </table:table-cell>
          <table:table-cell office:value-type="float" office:value="5.38093437006416" calcext:value-type="float">
            <text:p>5.38093437006416</text:p>
          </table:table-cell>
          <table:table-cell office:value-type="float" office:value="6.22469738118918" calcext:value-type="float">
            <text:p>6.22469738118918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table:formula="of:=[.A197]/1000000" office:value-type="float" office:value="2925.025" calcext:value-type="float">
            <text:p>2925.025</text:p>
          </table:table-cell>
          <table:table-cell office:value-type="float" office:value="5.43427386527832" calcext:value-type="float">
            <text:p>5.43427386527832</text:p>
          </table:table-cell>
          <table:table-cell office:value-type="float" office:value="4.31030576585549" calcext:value-type="float">
            <text:p>4.31030576585549</text:p>
          </table:table-cell>
          <table:table-cell office:value-type="float" office:value="5.57265543347923" calcext:value-type="float">
            <text:p>5.57265543347923</text:p>
          </table:table-cell>
          <table:table-cell office:value-type="float" office:value="6.43539621604203" calcext:value-type="float">
            <text:p>6.43539621604203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table:formula="of:=[.A198]/1000000" office:value-type="float" office:value="2940.02" calcext:value-type="float">
            <text:p>2940.02</text:p>
          </table:table-cell>
          <table:table-cell office:value-type="float" office:value="5.67873208168489" calcext:value-type="float">
            <text:p>5.67873208168489</text:p>
          </table:table-cell>
          <table:table-cell office:value-type="float" office:value="4.56049132757464" calcext:value-type="float">
            <text:p>4.56049132757464</text:p>
          </table:table-cell>
          <table:table-cell office:value-type="float" office:value="5.72085629552094" calcext:value-type="float">
            <text:p>5.72085629552094</text:p>
          </table:table-cell>
          <table:table-cell office:value-type="float" office:value="6.60481754984168" calcext:value-type="float">
            <text:p>6.60481754984168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table:formula="of:=[.A199]/1000000" office:value-type="float" office:value="2955.015" calcext:value-type="float">
            <text:p>2955.015</text:p>
          </table:table-cell>
          <table:table-cell office:value-type="float" office:value="5.63334678650283" calcext:value-type="float">
            <text:p>5.63334678650283</text:p>
          </table:table-cell>
          <table:table-cell office:value-type="float" office:value="4.51757922231616" calcext:value-type="float">
            <text:p>4.51757922231616</text:p>
          </table:table-cell>
          <table:table-cell office:value-type="float" office:value="5.64129145590682" calcext:value-type="float">
            <text:p>5.64129145590682</text:p>
          </table:table-cell>
          <table:table-cell office:value-type="float" office:value="6.50954943351898" calcext:value-type="float">
            <text:p>6.50954943351898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table:formula="of:=[.A200]/1000000" office:value-type="float" office:value="2970.01" calcext:value-type="float">
            <text:p>2970.01</text:p>
          </table:table-cell>
          <table:table-cell office:value-type="float" office:value="5.30271677552804" calcext:value-type="float">
            <text:p>5.30271677552804</text:p>
          </table:table-cell>
          <table:table-cell office:value-type="float" office:value="4.22163018143166" calcext:value-type="float">
            <text:p>4.22163018143166</text:p>
          </table:table-cell>
          <table:table-cell office:value-type="float" office:value="5.32518289944436" calcext:value-type="float">
            <text:p>5.32518289944436</text:p>
          </table:table-cell>
          <table:table-cell office:value-type="float" office:value="6.1717091533672" calcext:value-type="float">
            <text:p>6.1717091533672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table:formula="of:=[.A201]/1000000" office:value-type="float" office:value="2985.005" calcext:value-type="float">
            <text:p>2985.005</text:p>
          </table:table-cell>
          <table:table-cell office:value-type="float" office:value="4.91679719498608" calcext:value-type="float">
            <text:p>4.91679719498608</text:p>
          </table:table-cell>
          <table:table-cell office:value-type="float" office:value="3.83055525083524" calcext:value-type="float">
            <text:p>3.83055525083524</text:p>
          </table:table-cell>
          <table:table-cell office:value-type="float" office:value="4.92479711755" calcext:value-type="float">
            <text:p>4.92479711755</text:p>
          </table:table-cell>
          <table:table-cell office:value-type="float" office:value="5.7654359472494" calcext:value-type="float">
            <text:p>5.7654359472494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table:formula="of:=[.A202]/1000000" office:value-type="float" office:value="3000" calcext:value-type="float">
            <text:p>3000</text:p>
          </table:table-cell>
          <table:table-cell office:value-type="float" office:value="4.84150561664991" calcext:value-type="float">
            <text:p>4.84150561664991</text:p>
          </table:table-cell>
          <table:table-cell office:value-type="float" office:value="3.75684355286543" calcext:value-type="float">
            <text:p>3.75684355286543</text:p>
          </table:table-cell>
          <table:table-cell office:value-type="float" office:value="4.80928036674402" calcext:value-type="float">
            <text:p>4.80928036674402</text:p>
          </table:table-cell>
          <table:table-cell office:value-type="float" office:value="5.67847134964801" calcext:value-type="float">
            <text:p>5.67847134964801</text:p>
          </table:table-cell>
        </table:table-row>
      </table:table>
      <table:table table:name="Phase" table:style-name="ta1">
        <table:shapes>
          <draw:frame draw:z-index="0" draw:style-name="gr1" draw:text-style-name="P1" svg:width="11.6071in" svg:height="8.4185in" svg:x="5.8846in" svg:y="0.0417in">
            <draw:object draw:notify-on-update-of-ranges="Phase.B1:Phase.B1 Phase.B2:Phase.B202 Phase.C1:Phase.C1 Phase.C2:Phase.C202 Phase.B1:Phase.B1 Phase.B2:Phase.B202 Phase.D1:Phase.D1 Phase.D2:Phase.D202 Phase.B1:Phase.B1 Phase.B2:Phase.B202 Phase.E1:Phase.E1 Phase.E2:Phase.E202 Phase.B1:Phase.B1 Phase.B2:Phase.B202 Phase.F1:Phase.F1 Phase.F2:Phase.F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J1 Phase [deg]</text:p>
          </table:table-cell>
          <table:table-cell office:value-type="string" calcext:value-type="string">
            <text:p>J2 Phase [deg]</text:p>
          </table:table-cell>
          <table:table-cell office:value-type="string" calcext:value-type="string">
            <text:p>J3 Phase [deg]</text:p>
          </table:table-cell>
          <table:table-cell office:value-type="string" calcext:value-type="string">
            <text:p>J4 Phase [deg]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2]/1000000" office:value-type="float" office:value="1" calcext:value-type="float">
            <text:p>1</text:p>
          </table:table-cell>
          <table:table-cell office:value-type="float" office:value="140.590237504526" calcext:value-type="float">
            <text:p>140.590237504526</text:p>
          </table:table-cell>
          <table:table-cell office:value-type="float" office:value="49.1719214454596" calcext:value-type="float">
            <text:p>49.1719214454596</text:p>
          </table:table-cell>
          <table:table-cell office:value-type="float" office:value="-116.758181711923" calcext:value-type="float">
            <text:p>-116.758181711923</text:p>
          </table:table-cell>
          <table:table-cell office:value-type="float" office:value="89.7574396885299" calcext:value-type="float">
            <text:p>89.7574396885299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table:formula="of:=[.A3]/1000000" office:value-type="float" office:value="15.995" calcext:value-type="float">
            <text:p>15.995</text:p>
          </table:table-cell>
          <table:table-cell office:value-type="float" office:value="171.450381677667" calcext:value-type="float">
            <text:p>171.450381677667</text:p>
          </table:table-cell>
          <table:table-cell office:value-type="float" office:value="171.09308828477" calcext:value-type="float">
            <text:p>171.09308828477</text:p>
          </table:table-cell>
          <table:table-cell office:value-type="float" office:value="173.56946288915" calcext:value-type="float">
            <text:p>173.56946288915</text:p>
          </table:table-cell>
          <table:table-cell office:value-type="float" office:value="15.3355414716374" calcext:value-type="float">
            <text:p>15.3355414716374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table:formula="of:=[.A4]/1000000" office:value-type="float" office:value="30.99" calcext:value-type="float">
            <text:p>30.99</text:p>
          </table:table-cell>
          <table:table-cell office:value-type="float" office:value="133.7692280143" calcext:value-type="float">
            <text:p>133.7692280143</text:p>
          </table:table-cell>
          <table:table-cell office:value-type="float" office:value="133.57876754596" calcext:value-type="float">
            <text:p>133.57876754596</text:p>
          </table:table-cell>
          <table:table-cell office:value-type="float" office:value="135.082790952169" calcext:value-type="float">
            <text:p>135.082790952169</text:p>
          </table:table-cell>
          <table:table-cell office:value-type="float" office:value="-110.276462270886" calcext:value-type="float">
            <text:p>-110.27646227088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table:formula="of:=[.A5]/1000000" office:value-type="float" office:value="45.985" calcext:value-type="float">
            <text:p>45.985</text:p>
          </table:table-cell>
          <table:table-cell office:value-type="float" office:value="101.61949167195" calcext:value-type="float">
            <text:p>101.61949167195</text:p>
          </table:table-cell>
          <table:table-cell office:value-type="float" office:value="101.482337128175" calcext:value-type="float">
            <text:p>101.482337128175</text:p>
          </table:table-cell>
          <table:table-cell office:value-type="float" office:value="102.62729641682" calcext:value-type="float">
            <text:p>102.62729641682</text:p>
          </table:table-cell>
          <table:table-cell office:value-type="float" office:value="-148.152109620411" calcext:value-type="float">
            <text:p>-148.152109620411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table:formula="of:=[.A6]/1000000" office:value-type="float" office:value="60.98" calcext:value-type="float">
            <text:p>60.98</text:p>
          </table:table-cell>
          <table:table-cell office:value-type="float" office:value="73.0447789898032" calcext:value-type="float">
            <text:p>73.0447789898032</text:p>
          </table:table-cell>
          <table:table-cell office:value-type="float" office:value="72.9507869314744" calcext:value-type="float">
            <text:p>72.9507869314744</text:p>
          </table:table-cell>
          <table:table-cell office:value-type="float" office:value="73.4985703378122" calcext:value-type="float">
            <text:p>73.4985703378122</text:p>
          </table:table-cell>
          <table:table-cell office:value-type="float" office:value="173.875266698195" calcext:value-type="float">
            <text:p>173.875266698195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table:formula="of:=[.A7]/1000000" office:value-type="float" office:value="75.975" calcext:value-type="float">
            <text:p>75.975</text:p>
          </table:table-cell>
          <table:table-cell office:value-type="float" office:value="46.5334213415729" calcext:value-type="float">
            <text:p>46.5334213415729</text:p>
          </table:table-cell>
          <table:table-cell office:value-type="float" office:value="46.3779926853502" calcext:value-type="float">
            <text:p>46.3779926853502</text:p>
          </table:table-cell>
          <table:table-cell office:value-type="float" office:value="46.3940070037464" calcext:value-type="float">
            <text:p>46.3940070037464</text:p>
          </table:table-cell>
          <table:table-cell office:value-type="float" office:value="146.129928014139" calcext:value-type="float">
            <text:p>146.129928014139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table:formula="of:=[.A8]/1000000" office:value-type="float" office:value="90.97" calcext:value-type="float">
            <text:p>90.97</text:p>
          </table:table-cell>
          <table:table-cell office:value-type="float" office:value="23.1561100855831" calcext:value-type="float">
            <text:p>23.1561100855831</text:p>
          </table:table-cell>
          <table:table-cell office:value-type="float" office:value="22.9531367116098" calcext:value-type="float">
            <text:p>22.9531367116098</text:p>
          </table:table-cell>
          <table:table-cell office:value-type="float" office:value="22.3590880191577" calcext:value-type="float">
            <text:p>22.3590880191577</text:p>
          </table:table-cell>
          <table:table-cell office:value-type="float" office:value="120.985644344298" calcext:value-type="float">
            <text:p>120.98564434429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table:formula="of:=[.A9]/1000000" office:value-type="float" office:value="105.965" calcext:value-type="float">
            <text:p>105.965</text:p>
          </table:table-cell>
          <table:table-cell office:value-type="float" office:value="1.0517901528778" calcext:value-type="float">
            <text:p>1.0517901528778</text:p>
          </table:table-cell>
          <table:table-cell office:value-type="float" office:value="0.796660898273148" calcext:value-type="float">
            <text:p>0.796660898273148</text:p>
          </table:table-cell>
          <table:table-cell office:value-type="float" office:value="-0.289914119074252" calcext:value-type="float">
            <text:p>-0.289914119074252</text:p>
          </table:table-cell>
          <table:table-cell office:value-type="float" office:value="97.479059286781" calcext:value-type="float">
            <text:p>97.479059286781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table:formula="of:=[.A10]/1000000" office:value-type="float" office:value="120.96" calcext:value-type="float">
            <text:p>120.96</text:p>
          </table:table-cell>
          <table:table-cell office:value-type="float" office:value="-19.8041082729014" calcext:value-type="float">
            <text:p>-19.8041082729014</text:p>
          </table:table-cell>
          <table:table-cell office:value-type="float" office:value="-20.0560393198516" calcext:value-type="float">
            <text:p>-20.0560393198516</text:p>
          </table:table-cell>
          <table:table-cell office:value-type="float" office:value="-21.6112948126119" calcext:value-type="float">
            <text:p>-21.6112948126119</text:p>
          </table:table-cell>
          <table:table-cell office:value-type="float" office:value="74.8820789624807" calcext:value-type="float">
            <text:p>74.8820789624807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table:formula="of:=[.A11]/1000000" office:value-type="float" office:value="135.955" calcext:value-type="float">
            <text:p>135.955</text:p>
          </table:table-cell>
          <table:table-cell office:value-type="float" office:value="-34.1162096376147" calcext:value-type="float">
            <text:p>-34.1162096376147</text:p>
          </table:table-cell>
          <table:table-cell office:value-type="float" office:value="-34.4301647378836" calcext:value-type="float">
            <text:p>-34.4301647378836</text:p>
          </table:table-cell>
          <table:table-cell office:value-type="float" office:value="-36.563997608359" calcext:value-type="float">
            <text:p>-36.563997608359</text:p>
          </table:table-cell>
          <table:table-cell office:value-type="float" office:value="58.8714114889345" calcext:value-type="float">
            <text:p>58.8714114889345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table:formula="of:=[.A12]/1000000" office:value-type="float" office:value="150.95" calcext:value-type="float">
            <text:p>150.95</text:p>
          </table:table-cell>
          <table:table-cell office:value-type="float" office:value="-53.8243573946135" calcext:value-type="float">
            <text:p>-53.8243573946135</text:p>
          </table:table-cell>
          <table:table-cell office:value-type="float" office:value="-54.1667783547449" calcext:value-type="float">
            <text:p>-54.1667783547449</text:p>
          </table:table-cell>
          <table:table-cell office:value-type="float" office:value="-56.5379459176104" calcext:value-type="float">
            <text:p>-56.5379459176104</text:p>
          </table:table-cell>
          <table:table-cell office:value-type="float" office:value="37.7266830744551" calcext:value-type="float">
            <text:p>37.7266830744551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table:formula="of:=[.A13]/1000000" office:value-type="float" office:value="165.945" calcext:value-type="float">
            <text:p>165.945</text:p>
          </table:table-cell>
          <table:table-cell office:value-type="float" office:value="-71.7362926628074" calcext:value-type="float">
            <text:p>-71.7362926628074</text:p>
          </table:table-cell>
          <table:table-cell office:value-type="float" office:value="-72.1050870702097" calcext:value-type="float">
            <text:p>-72.1050870702097</text:p>
          </table:table-cell>
          <table:table-cell office:value-type="float" office:value="-74.8596274544611" calcext:value-type="float">
            <text:p>-74.8596274544611</text:p>
          </table:table-cell>
          <table:table-cell office:value-type="float" office:value="17.1844907805561" calcext:value-type="float">
            <text:p>17.1844907805561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table:formula="of:=[.A14]/1000000" office:value-type="float" office:value="180.94" calcext:value-type="float">
            <text:p>180.94</text:p>
          </table:table-cell>
          <table:table-cell office:value-type="float" office:value="-87.7978553155249" calcext:value-type="float">
            <text:p>-87.7978553155249</text:p>
          </table:table-cell>
          <table:table-cell office:value-type="float" office:value="-88.1741155219269" calcext:value-type="float">
            <text:p>-88.1741155219269</text:p>
          </table:table-cell>
          <table:table-cell office:value-type="float" office:value="-91.5555707377675" calcext:value-type="float">
            <text:p>-91.5555707377675</text:p>
          </table:table-cell>
          <table:table-cell office:value-type="float" office:value="-0.11136530049159" calcext:value-type="float">
            <text:p>-0.1113653004915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table:formula="of:=[.A15]/1000000" office:value-type="float" office:value="195.935" calcext:value-type="float">
            <text:p>195.935</text:p>
          </table:table-cell>
          <table:table-cell office:value-type="float" office:value="-104.0924881357" calcext:value-type="float">
            <text:p>-104.0924881357</text:p>
          </table:table-cell>
          <table:table-cell office:value-type="float" office:value="-104.529318241495" calcext:value-type="float">
            <text:p>-104.529318241495</text:p>
          </table:table-cell>
          <table:table-cell office:value-type="float" office:value="-108.415195652379" calcext:value-type="float">
            <text:p>-108.415195652379</text:p>
          </table:table-cell>
          <table:table-cell office:value-type="float" office:value="-18.019487529305" calcext:value-type="float">
            <text:p>-18.019487529305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table:formula="of:=[.A16]/1000000" office:value-type="float" office:value="210.93" calcext:value-type="float">
            <text:p>210.93</text:p>
          </table:table-cell>
          <table:table-cell office:value-type="float" office:value="-119.29187738117" calcext:value-type="float">
            <text:p>-119.29187738117</text:p>
          </table:table-cell>
          <table:table-cell office:value-type="float" office:value="-119.7217643412" calcext:value-type="float">
            <text:p>-119.7217643412</text:p>
          </table:table-cell>
          <table:table-cell office:value-type="float" office:value="-123.750652922557" calcext:value-type="float">
            <text:p>-123.750652922557</text:p>
          </table:table-cell>
          <table:table-cell office:value-type="float" office:value="-34.035292163174" calcext:value-type="float">
            <text:p>-34.035292163174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table:formula="of:=[.A17]/1000000" office:value-type="float" office:value="225.925" calcext:value-type="float">
            <text:p>225.925</text:p>
          </table:table-cell>
          <table:table-cell office:value-type="float" office:value="-134.315830685244" calcext:value-type="float">
            <text:p>-134.315830685244</text:p>
          </table:table-cell>
          <table:table-cell office:value-type="float" office:value="-134.778245737542" calcext:value-type="float">
            <text:p>-134.778245737542</text:p>
          </table:table-cell>
          <table:table-cell office:value-type="float" office:value="-139.025902497006" calcext:value-type="float">
            <text:p>-139.025902497006</text:p>
          </table:table-cell>
          <table:table-cell office:value-type="float" office:value="-50.2412253990445" calcext:value-type="float">
            <text:p>-50.2412253990445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table:formula="of:=[.A18]/1000000" office:value-type="float" office:value="240.92" calcext:value-type="float">
            <text:p>240.92</text:p>
          </table:table-cell>
          <table:table-cell office:value-type="float" office:value="-148.716642605905" calcext:value-type="float">
            <text:p>-148.716642605905</text:p>
          </table:table-cell>
          <table:table-cell office:value-type="float" office:value="-149.295705372511" calcext:value-type="float">
            <text:p>-149.295705372511</text:p>
          </table:table-cell>
          <table:table-cell office:value-type="float" office:value="-153.728148604161" calcext:value-type="float">
            <text:p>-153.728148604161</text:p>
          </table:table-cell>
          <table:table-cell office:value-type="float" office:value="-65.9753709561441" calcext:value-type="float">
            <text:p>-65.9753709561441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table:formula="of:=[.A19]/1000000" office:value-type="float" office:value="255.915" calcext:value-type="float">
            <text:p>255.915</text:p>
          </table:table-cell>
          <table:table-cell office:value-type="float" office:value="-162.592149261367" calcext:value-type="float">
            <text:p>-162.592149261367</text:p>
          </table:table-cell>
          <table:table-cell office:value-type="float" office:value="-163.186692455513" calcext:value-type="float">
            <text:p>-163.186692455513</text:p>
          </table:table-cell>
          <table:table-cell office:value-type="float" office:value="-168.303720351094" calcext:value-type="float">
            <text:p>-168.303720351094</text:p>
          </table:table-cell>
          <table:table-cell office:value-type="float" office:value="-80.781960027417" calcext:value-type="float">
            <text:p>-80.781960027417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table:formula="of:=[.A20]/1000000" office:value-type="float" office:value="270.91" calcext:value-type="float">
            <text:p>270.91</text:p>
          </table:table-cell>
          <table:table-cell office:value-type="float" office:value="-177.128819310553" calcext:value-type="float">
            <text:p>-177.128819310553</text:p>
          </table:table-cell>
          <table:table-cell office:value-type="float" office:value="-177.72654300402" calcext:value-type="float">
            <text:p>-177.72654300402</text:p>
          </table:table-cell>
          <table:table-cell office:value-type="float" office:value="176.689550005901" calcext:value-type="float">
            <text:p>176.689550005901</text:p>
          </table:table-cell>
          <table:table-cell office:value-type="float" office:value="-96.4598024942678" calcext:value-type="float">
            <text:p>-96.4598024942678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table:formula="of:=[.A21]/1000000" office:value-type="float" office:value="285.905" calcext:value-type="float">
            <text:p>285.905</text:p>
          </table:table-cell>
          <table:table-cell office:value-type="float" office:value="169.319751440439" calcext:value-type="float">
            <text:p>169.319751440439</text:p>
          </table:table-cell>
          <table:table-cell office:value-type="float" office:value="168.742872947149" calcext:value-type="float">
            <text:p>168.742872947149</text:p>
          </table:table-cell>
          <table:table-cell office:value-type="float" office:value="163.142211494608" calcext:value-type="float">
            <text:p>163.142211494608</text:p>
          </table:table-cell>
          <table:table-cell office:value-type="float" office:value="-110.378468401286" calcext:value-type="float">
            <text:p>-110.378468401286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table:formula="of:=[.A22]/1000000" office:value-type="float" office:value="300.9" calcext:value-type="float">
            <text:p>300.9</text:p>
          </table:table-cell>
          <table:table-cell office:value-type="float" office:value="155.720038743207" calcext:value-type="float">
            <text:p>155.720038743207</text:p>
          </table:table-cell>
          <table:table-cell office:value-type="float" office:value="155.16174140464" calcext:value-type="float">
            <text:p>155.16174140464</text:p>
          </table:table-cell>
          <table:table-cell office:value-type="float" office:value="149.423086290936" calcext:value-type="float">
            <text:p>149.423086290936</text:p>
          </table:table-cell>
          <table:table-cell office:value-type="float" office:value="-125.351415686666" calcext:value-type="float">
            <text:p>-125.351415686666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table:formula="of:=[.A23]/1000000" office:value-type="float" office:value="315.895" calcext:value-type="float">
            <text:p>315.895</text:p>
          </table:table-cell>
          <table:table-cell office:value-type="float" office:value="142.876872525387" calcext:value-type="float">
            <text:p>142.876872525387</text:p>
          </table:table-cell>
          <table:table-cell office:value-type="float" office:value="142.233657437558" calcext:value-type="float">
            <text:p>142.233657437558</text:p>
          </table:table-cell>
          <table:table-cell office:value-type="float" office:value="136.295317078861" calcext:value-type="float">
            <text:p>136.295317078861</text:p>
          </table:table-cell>
          <table:table-cell office:value-type="float" office:value="-138.391949413742" calcext:value-type="float">
            <text:p>-138.391949413742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table:formula="of:=[.A24]/1000000" office:value-type="float" office:value="330.89" calcext:value-type="float">
            <text:p>330.89</text:p>
          </table:table-cell>
          <table:table-cell office:value-type="float" office:value="129.334035653015" calcext:value-type="float">
            <text:p>129.334035653015</text:p>
          </table:table-cell>
          <table:table-cell office:value-type="float" office:value="128.651700387092" calcext:value-type="float">
            <text:p>128.651700387092</text:p>
          </table:table-cell>
          <table:table-cell office:value-type="float" office:value="122.181260065961" calcext:value-type="float">
            <text:p>122.181260065961</text:p>
          </table:table-cell>
          <table:table-cell office:value-type="float" office:value="-152.795027340522" calcext:value-type="float">
            <text:p>-152.795027340522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table:formula="of:=[.A25]/1000000" office:value-type="float" office:value="345.885" calcext:value-type="float">
            <text:p>345.885</text:p>
          </table:table-cell>
          <table:table-cell office:value-type="float" office:value="116.774701518819" calcext:value-type="float">
            <text:p>116.774701518819</text:p>
          </table:table-cell>
          <table:table-cell office:value-type="float" office:value="116.034492920232" calcext:value-type="float">
            <text:p>116.034492920232</text:p>
          </table:table-cell>
          <table:table-cell office:value-type="float" office:value="109.150521870996" calcext:value-type="float">
            <text:p>109.150521870996</text:p>
          </table:table-cell>
          <table:table-cell office:value-type="float" office:value="-165.986306596377" calcext:value-type="float">
            <text:p>-165.986306596377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table:formula="of:=[.A26]/1000000" office:value-type="float" office:value="360.88" calcext:value-type="float">
            <text:p>360.88</text:p>
          </table:table-cell>
          <table:table-cell office:value-type="float" office:value="103.808716114731" calcext:value-type="float">
            <text:p>103.808716114731</text:p>
          </table:table-cell>
          <table:table-cell office:value-type="float" office:value="103.104533123805" calcext:value-type="float">
            <text:p>103.104533123805</text:p>
          </table:table-cell>
          <table:table-cell office:value-type="float" office:value="96.1155098344231" calcext:value-type="float">
            <text:p>96.1155098344231</text:p>
          </table:table-cell>
          <table:table-cell office:value-type="float" office:value="-179.61343068728" calcext:value-type="float">
            <text:p>-179.61343068728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table:formula="of:=[.A27]/1000000" office:value-type="float" office:value="375.875" calcext:value-type="float">
            <text:p>375.875</text:p>
          </table:table-cell>
          <table:table-cell office:value-type="float" office:value="91.6997370241929" calcext:value-type="float">
            <text:p>91.6997370241929</text:p>
          </table:table-cell>
          <table:table-cell office:value-type="float" office:value="90.9645574448035" calcext:value-type="float">
            <text:p>90.9645574448035</text:p>
          </table:table-cell>
          <table:table-cell office:value-type="float" office:value="84.0349486686311" calcext:value-type="float">
            <text:p>84.0349486686311</text:p>
          </table:table-cell>
          <table:table-cell office:value-type="float" office:value="167.544798111939" calcext:value-type="float">
            <text:p>167.544798111939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table:formula="of:=[.A28]/1000000" office:value-type="float" office:value="390.87" calcext:value-type="float">
            <text:p>390.87</text:p>
          </table:table-cell>
          <table:table-cell office:value-type="float" office:value="78.579773498757" calcext:value-type="float">
            <text:p>78.579773498757</text:p>
          </table:table-cell>
          <table:table-cell office:value-type="float" office:value="77.8802180593907" calcext:value-type="float">
            <text:p>77.8802180593907</text:p>
          </table:table-cell>
          <table:table-cell office:value-type="float" office:value="70.5705304653966" calcext:value-type="float">
            <text:p>70.5705304653966</text:p>
          </table:table-cell>
          <table:table-cell office:value-type="float" office:value="153.910651624762" calcext:value-type="float">
            <text:p>153.910651624762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table:formula="of:=[.A29]/1000000" office:value-type="float" office:value="405.865" calcext:value-type="float">
            <text:p>405.865</text:p>
          </table:table-cell>
          <table:table-cell office:value-type="float" office:value="66.1139050585776" calcext:value-type="float">
            <text:p>66.1139050585776</text:p>
          </table:table-cell>
          <table:table-cell office:value-type="float" office:value="65.3472410157554" calcext:value-type="float">
            <text:p>65.3472410157554</text:p>
          </table:table-cell>
          <table:table-cell office:value-type="float" office:value="57.6370383269585" calcext:value-type="float">
            <text:p>57.6370383269585</text:p>
          </table:table-cell>
          <table:table-cell office:value-type="float" office:value="141.290886402701" calcext:value-type="float">
            <text:p>141.290886402701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table:formula="of:=[.A30]/1000000" office:value-type="float" office:value="420.86" calcext:value-type="float">
            <text:p>420.86</text:p>
          </table:table-cell>
          <table:table-cell office:value-type="float" office:value="54.06173680402" calcext:value-type="float">
            <text:p>54.06173680402</text:p>
          </table:table-cell>
          <table:table-cell office:value-type="float" office:value="53.2800471126391" calcext:value-type="float">
            <text:p>53.2800471126391</text:p>
          </table:table-cell>
          <table:table-cell office:value-type="float" office:value="45.0448897254087" calcext:value-type="float">
            <text:p>45.0448897254087</text:p>
          </table:table-cell>
          <table:table-cell office:value-type="float" office:value="128.903941470588" calcext:value-type="float">
            <text:p>128.903941470588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table:formula="of:=[.A31]/1000000" office:value-type="float" office:value="435.855" calcext:value-type="float">
            <text:p>435.855</text:p>
          </table:table-cell>
          <table:table-cell office:value-type="float" office:value="42.1470345535924" calcext:value-type="float">
            <text:p>42.1470345535924</text:p>
          </table:table-cell>
          <table:table-cell office:value-type="float" office:value="41.3797225091904" calcext:value-type="float">
            <text:p>41.3797225091904</text:p>
          </table:table-cell>
          <table:table-cell office:value-type="float" office:value="33.1763829681375" calcext:value-type="float">
            <text:p>33.1763829681375</text:p>
          </table:table-cell>
          <table:table-cell office:value-type="float" office:value="116.470179558753" calcext:value-type="float">
            <text:p>116.470179558753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table:formula="of:=[.A32]/1000000" office:value-type="float" office:value="450.85" calcext:value-type="float">
            <text:p>450.85</text:p>
          </table:table-cell>
          <table:table-cell office:value-type="float" office:value="30.1652708012749" calcext:value-type="float">
            <text:p>30.1652708012749</text:p>
          </table:table-cell>
          <table:table-cell office:value-type="float" office:value="29.3859097754337" calcext:value-type="float">
            <text:p>29.3859097754337</text:p>
          </table:table-cell>
          <table:table-cell office:value-type="float" office:value="21.1324126794878" calcext:value-type="float">
            <text:p>21.1324126794878</text:p>
          </table:table-cell>
          <table:table-cell office:value-type="float" office:value="103.657089718553" calcext:value-type="float">
            <text:p>103.657089718553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table:formula="of:=[.A33]/1000000" office:value-type="float" office:value="465.845" calcext:value-type="float">
            <text:p>465.845</text:p>
          </table:table-cell>
          <table:table-cell office:value-type="float" office:value="17.752735651967" calcext:value-type="float">
            <text:p>17.752735651967</text:p>
          </table:table-cell>
          <table:table-cell office:value-type="float" office:value="17.0020106748162" calcext:value-type="float">
            <text:p>17.0020106748162</text:p>
          </table:table-cell>
          <table:table-cell office:value-type="float" office:value="8.38262482348568" calcext:value-type="float">
            <text:p>8.38262482348568</text:p>
          </table:table-cell>
          <table:table-cell office:value-type="float" office:value="90.8813616492528" calcext:value-type="float">
            <text:p>90.881361649252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table:formula="of:=[.A34]/1000000" office:value-type="float" office:value="480.84" calcext:value-type="float">
            <text:p>480.84</text:p>
          </table:table-cell>
          <table:table-cell office:value-type="float" office:value="5.16279225636678" calcext:value-type="float">
            <text:p>5.16279225636678</text:p>
          </table:table-cell>
          <table:table-cell office:value-type="float" office:value="4.37823355187997" calcext:value-type="float">
            <text:p>4.37823355187997</text:p>
          </table:table-cell>
          <table:table-cell office:value-type="float" office:value="-4.68707781808013" calcext:value-type="float">
            <text:p>-4.68707781808013</text:p>
          </table:table-cell>
          <table:table-cell office:value-type="float" office:value="78.5279642026794" calcext:value-type="float">
            <text:p>78.5279642026794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table:formula="of:=[.A35]/1000000" office:value-type="float" office:value="495.835" calcext:value-type="float">
            <text:p>495.835</text:p>
          </table:table-cell>
          <table:table-cell office:value-type="float" office:value="-8.1663276190668" calcext:value-type="float">
            <text:p>-8.1663276190668</text:p>
          </table:table-cell>
          <table:table-cell office:value-type="float" office:value="-8.98870481702815" calcext:value-type="float">
            <text:p>-8.98870481702815</text:p>
          </table:table-cell>
          <table:table-cell office:value-type="float" office:value="-18.5588600904562" calcext:value-type="float">
            <text:p>-18.5588600904562</text:p>
          </table:table-cell>
          <table:table-cell office:value-type="float" office:value="65.2066559164729" calcext:value-type="float">
            <text:p>65.2066559164729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table:formula="of:=[.A36]/1000000" office:value-type="float" office:value="510.83" calcext:value-type="float">
            <text:p>510.83</text:p>
          </table:table-cell>
          <table:table-cell office:value-type="float" office:value="-19.0456206294409" calcext:value-type="float">
            <text:p>-19.0456206294409</text:p>
          </table:table-cell>
          <table:table-cell office:value-type="float" office:value="-19.7806270210402" calcext:value-type="float">
            <text:p>-19.7806270210402</text:p>
          </table:table-cell>
          <table:table-cell office:value-type="float" office:value="-29.2714331146444" calcext:value-type="float">
            <text:p>-29.2714331146444</text:p>
          </table:table-cell>
          <table:table-cell office:value-type="float" office:value="53.9463348734705" calcext:value-type="float">
            <text:p>53.9463348734705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table:formula="of:=[.A37]/1000000" office:value-type="float" office:value="525.825" calcext:value-type="float">
            <text:p>525.825</text:p>
          </table:table-cell>
          <table:table-cell office:value-type="float" office:value="-30.6948813184944" calcext:value-type="float">
            <text:p>-30.6948813184944</text:p>
          </table:table-cell>
          <table:table-cell office:value-type="float" office:value="-31.4591696719451" calcext:value-type="float">
            <text:p>-31.4591696719451</text:p>
          </table:table-cell>
          <table:table-cell office:value-type="float" office:value="-41.0067157029226" calcext:value-type="float">
            <text:p>-41.0067157029226</text:p>
          </table:table-cell>
          <table:table-cell office:value-type="float" office:value="40.9673213802273" calcext:value-type="float">
            <text:p>40.9673213802273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table:formula="of:=[.A38]/1000000" office:value-type="float" office:value="540.82" calcext:value-type="float">
            <text:p>540.82</text:p>
          </table:table-cell>
          <table:table-cell office:value-type="float" office:value="-41.1571900986417" calcext:value-type="float">
            <text:p>-41.1571900986417</text:p>
          </table:table-cell>
          <table:table-cell office:value-type="float" office:value="-41.9264840298052" calcext:value-type="float">
            <text:p>-41.9264840298052</text:p>
          </table:table-cell>
          <table:table-cell office:value-type="float" office:value="-51.7496558653514" calcext:value-type="float">
            <text:p>-51.7496558653514</text:p>
          </table:table-cell>
          <table:table-cell office:value-type="float" office:value="30.0919483172488" calcext:value-type="float">
            <text:p>30.0919483172488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table:formula="of:=[.A39]/1000000" office:value-type="float" office:value="555.815" calcext:value-type="float">
            <text:p>555.815</text:p>
          </table:table-cell>
          <table:table-cell office:value-type="float" office:value="-54.4198901635784" calcext:value-type="float">
            <text:p>-54.4198901635784</text:p>
          </table:table-cell>
          <table:table-cell office:value-type="float" office:value="-55.2023609758016" calcext:value-type="float">
            <text:p>-55.2023609758016</text:p>
          </table:table-cell>
          <table:table-cell office:value-type="float" office:value="-65.5379464498581" calcext:value-type="float">
            <text:p>-65.5379464498581</text:p>
          </table:table-cell>
          <table:table-cell office:value-type="float" office:value="16.7489966855973" calcext:value-type="float">
            <text:p>16.7489966855973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table:formula="of:=[.A40]/1000000" office:value-type="float" office:value="570.81" calcext:value-type="float">
            <text:p>570.81</text:p>
          </table:table-cell>
          <table:table-cell office:value-type="float" office:value="-66.1972377492379" calcext:value-type="float">
            <text:p>-66.1972377492379</text:p>
          </table:table-cell>
          <table:table-cell office:value-type="float" office:value="-67.0651315445554" calcext:value-type="float">
            <text:p>-67.0651315445554</text:p>
          </table:table-cell>
          <table:table-cell office:value-type="float" office:value="-77.7776616080808" calcext:value-type="float">
            <text:p>-77.7776616080808</text:p>
          </table:table-cell>
          <table:table-cell office:value-type="float" office:value="5.89715496976362" calcext:value-type="float">
            <text:p>5.89715496976362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table:formula="of:=[.A41]/1000000" office:value-type="float" office:value="585.805" calcext:value-type="float">
            <text:p>585.805</text:p>
          </table:table-cell>
          <table:table-cell office:value-type="float" office:value="-79.3376008793748" calcext:value-type="float">
            <text:p>-79.3376008793748</text:p>
          </table:table-cell>
          <table:table-cell office:value-type="float" office:value="-80.1132600124546" calcext:value-type="float">
            <text:p>-80.1132600124546</text:p>
          </table:table-cell>
          <table:table-cell office:value-type="float" office:value="-90.7103095922103" calcext:value-type="float">
            <text:p>-90.7103095922103</text:p>
          </table:table-cell>
          <table:table-cell office:value-type="float" office:value="-7.46135488498853" calcext:value-type="float">
            <text:p>-7.46135488498853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table:formula="of:=[.A42]/1000000" office:value-type="float" office:value="600.8" calcext:value-type="float">
            <text:p>600.8</text:p>
          </table:table-cell>
          <table:table-cell office:value-type="float" office:value="-88.5743147142508" calcext:value-type="float">
            <text:p>-88.5743147142508</text:p>
          </table:table-cell>
          <table:table-cell office:value-type="float" office:value="-89.315003311084" calcext:value-type="float">
            <text:p>-89.315003311084</text:p>
          </table:table-cell>
          <table:table-cell office:value-type="float" office:value="-99.7357726473375" calcext:value-type="float">
            <text:p>-99.7357726473375</text:p>
          </table:table-cell>
          <table:table-cell office:value-type="float" office:value="-18.0644634626206" calcext:value-type="float">
            <text:p>-18.0644634626206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table:formula="of:=[.A43]/1000000" office:value-type="float" office:value="615.795" calcext:value-type="float">
            <text:p>615.795</text:p>
          </table:table-cell>
          <table:table-cell office:value-type="float" office:value="-100.195951657491" calcext:value-type="float">
            <text:p>-100.195951657491</text:p>
          </table:table-cell>
          <table:table-cell office:value-type="float" office:value="-101.013174704956" calcext:value-type="float">
            <text:p>-101.013174704956</text:p>
          </table:table-cell>
          <table:table-cell office:value-type="float" office:value="-111.615854907181" calcext:value-type="float">
            <text:p>-111.615854907181</text:p>
          </table:table-cell>
          <table:table-cell office:value-type="float" office:value="-30.7485883430338" calcext:value-type="float">
            <text:p>-30.7485883430338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table:formula="of:=[.A44]/1000000" office:value-type="float" office:value="630.79" calcext:value-type="float">
            <text:p>630.79</text:p>
          </table:table-cell>
          <table:table-cell office:value-type="float" office:value="-111.994637883908" calcext:value-type="float">
            <text:p>-111.994637883908</text:p>
          </table:table-cell>
          <table:table-cell office:value-type="float" office:value="-112.858852877729" calcext:value-type="float">
            <text:p>-112.858852877729</text:p>
          </table:table-cell>
          <table:table-cell office:value-type="float" office:value="-123.900859843368" calcext:value-type="float">
            <text:p>-123.900859843368</text:p>
          </table:table-cell>
          <table:table-cell office:value-type="float" office:value="-42.4817782011677" calcext:value-type="float">
            <text:p>-42.4817782011677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table:formula="of:=[.A45]/1000000" office:value-type="float" office:value="645.785" calcext:value-type="float">
            <text:p>645.785</text:p>
          </table:table-cell>
          <table:table-cell office:value-type="float" office:value="-125.589213963686" calcext:value-type="float">
            <text:p>-125.589213963686</text:p>
          </table:table-cell>
          <table:table-cell office:value-type="float" office:value="-126.419693844234" calcext:value-type="float">
            <text:p>-126.419693844234</text:p>
          </table:table-cell>
          <table:table-cell office:value-type="float" office:value="-137.749527121181" calcext:value-type="float">
            <text:p>-137.749527121181</text:p>
          </table:table-cell>
          <table:table-cell office:value-type="float" office:value="-55.4232031172169" calcext:value-type="float">
            <text:p>-55.4232031172169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table:formula="of:=[.A46]/1000000" office:value-type="float" office:value="660.78" calcext:value-type="float">
            <text:p>660.78</text:p>
          </table:table-cell>
          <table:table-cell office:value-type="float" office:value="-138.878670327398" calcext:value-type="float">
            <text:p>-138.878670327398</text:p>
          </table:table-cell>
          <table:table-cell office:value-type="float" office:value="-139.731243824978" calcext:value-type="float">
            <text:p>-139.731243824978</text:p>
          </table:table-cell>
          <table:table-cell office:value-type="float" office:value="-150.864023814154" calcext:value-type="float">
            <text:p>-150.864023814154</text:p>
          </table:table-cell>
          <table:table-cell office:value-type="float" office:value="-68.3359152483725" calcext:value-type="float">
            <text:p>-68.3359152483725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table:formula="of:=[.A47]/1000000" office:value-type="float" office:value="675.775" calcext:value-type="float">
            <text:p>675.775</text:p>
          </table:table-cell>
          <table:table-cell office:value-type="float" office:value="-149.298768441232" calcext:value-type="float">
            <text:p>-149.298768441232</text:p>
          </table:table-cell>
          <table:table-cell office:value-type="float" office:value="-150.100859899591" calcext:value-type="float">
            <text:p>-150.100859899591</text:p>
          </table:table-cell>
          <table:table-cell office:value-type="float" office:value="-160.807442592937" calcext:value-type="float">
            <text:p>-160.807442592937</text:p>
          </table:table-cell>
          <table:table-cell office:value-type="float" office:value="-79.7833247755004" calcext:value-type="float">
            <text:p>-79.7833247755004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table:formula="of:=[.A48]/1000000" office:value-type="float" office:value="690.77" calcext:value-type="float">
            <text:p>690.77</text:p>
          </table:table-cell>
          <table:table-cell office:value-type="float" office:value="-159.957692972688" calcext:value-type="float">
            <text:p>-159.957692972688</text:p>
          </table:table-cell>
          <table:table-cell office:value-type="float" office:value="-160.840560273814" calcext:value-type="float">
            <text:p>-160.840560273814</text:p>
          </table:table-cell>
          <table:table-cell office:value-type="float" office:value="-171.620632344411" calcext:value-type="float">
            <text:p>-171.620632344411</text:p>
          </table:table-cell>
          <table:table-cell office:value-type="float" office:value="-92.3349331151764" calcext:value-type="float">
            <text:p>-92.3349331151764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table:formula="of:=[.A49]/1000000" office:value-type="float" office:value="705.765" calcext:value-type="float">
            <text:p>705.765</text:p>
          </table:table-cell>
          <table:table-cell office:value-type="float" office:value="-171.167293194973" calcext:value-type="float">
            <text:p>-171.167293194973</text:p>
          </table:table-cell>
          <table:table-cell office:value-type="float" office:value="-172.127818855589" calcext:value-type="float">
            <text:p>-172.127818855589</text:p>
          </table:table-cell>
          <table:table-cell office:value-type="float" office:value="176.785783571287" calcext:value-type="float">
            <text:p>176.785783571287</text:p>
          </table:table-cell>
          <table:table-cell office:value-type="float" office:value="-104.085950784804" calcext:value-type="float">
            <text:p>-104.085950784804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table:formula="of:=[.A50]/1000000" office:value-type="float" office:value="720.76" calcext:value-type="float">
            <text:p>720.76</text:p>
          </table:table-cell>
          <table:table-cell office:value-type="float" office:value="174.640108853857" calcext:value-type="float">
            <text:p>174.640108853857</text:p>
          </table:table-cell>
          <table:table-cell office:value-type="float" office:value="173.692428125941" calcext:value-type="float">
            <text:p>173.692428125941</text:p>
          </table:table-cell>
          <table:table-cell office:value-type="float" office:value="162.34553230597" calcext:value-type="float">
            <text:p>162.34553230597</text:p>
          </table:table-cell>
          <table:table-cell office:value-type="float" office:value="-117.611700391497" calcext:value-type="float">
            <text:p>-117.611700391497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table:formula="of:=[.A51]/1000000" office:value-type="float" office:value="735.755" calcext:value-type="float">
            <text:p>735.755</text:p>
          </table:table-cell>
          <table:table-cell office:value-type="float" office:value="161.871157825311" calcext:value-type="float">
            <text:p>161.871157825311</text:p>
          </table:table-cell>
          <table:table-cell office:value-type="float" office:value="160.890963045344" calcext:value-type="float">
            <text:p>160.890963045344</text:p>
          </table:table-cell>
          <table:table-cell office:value-type="float" office:value="149.836418353787" calcext:value-type="float">
            <text:p>149.836418353787</text:p>
          </table:table-cell>
          <table:table-cell office:value-type="float" office:value="-129.854886871017" calcext:value-type="float">
            <text:p>-129.854886871017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table:formula="of:=[.A52]/1000000" office:value-type="float" office:value="750.75" calcext:value-type="float">
            <text:p>750.75</text:p>
          </table:table-cell>
          <table:table-cell office:value-type="float" office:value="149.998026247706" calcext:value-type="float">
            <text:p>149.998026247706</text:p>
          </table:table-cell>
          <table:table-cell office:value-type="float" office:value="149.094227772465" calcext:value-type="float">
            <text:p>149.094227772465</text:p>
          </table:table-cell>
          <table:table-cell office:value-type="float" office:value="138.557824801735" calcext:value-type="float">
            <text:p>138.557824801735</text:p>
          </table:table-cell>
          <table:table-cell office:value-type="float" office:value="-142.340119068645" calcext:value-type="float">
            <text:p>-142.34011906864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table:formula="of:=[.A53]/1000000" office:value-type="float" office:value="765.745" calcext:value-type="float">
            <text:p>765.745</text:p>
          </table:table-cell>
          <table:table-cell office:value-type="float" office:value="141.587372267607" calcext:value-type="float">
            <text:p>141.587372267607</text:p>
          </table:table-cell>
          <table:table-cell office:value-type="float" office:value="140.612162612645" calcext:value-type="float">
            <text:p>140.612162612645</text:p>
          </table:table-cell>
          <table:table-cell office:value-type="float" office:value="130.214567407766" calcext:value-type="float">
            <text:p>130.214567407766</text:p>
          </table:table-cell>
          <table:table-cell office:value-type="float" office:value="-153.030401621075" calcext:value-type="float">
            <text:p>-153.03040162107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table:formula="of:=[.A54]/1000000" office:value-type="float" office:value="780.74" calcext:value-type="float">
            <text:p>780.74</text:p>
          </table:table-cell>
          <table:table-cell office:value-type="float" office:value="129.354140323149" calcext:value-type="float">
            <text:p>129.354140323149</text:p>
          </table:table-cell>
          <table:table-cell office:value-type="float" office:value="128.337811820647" calcext:value-type="float">
            <text:p>128.337811820647</text:p>
          </table:table-cell>
          <table:table-cell office:value-type="float" office:value="117.746618881923" calcext:value-type="float">
            <text:p>117.746618881923</text:p>
          </table:table-cell>
          <table:table-cell office:value-type="float" office:value="-166.433057986799" calcext:value-type="float">
            <text:p>-166.43305798679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table:formula="of:=[.A55]/1000000" office:value-type="float" office:value="795.735" calcext:value-type="float">
            <text:p>795.735</text:p>
          </table:table-cell>
          <table:table-cell office:value-type="float" office:value="116.171380320021" calcext:value-type="float">
            <text:p>116.171380320021</text:p>
          </table:table-cell>
          <table:table-cell office:value-type="float" office:value="115.107649042956" calcext:value-type="float">
            <text:p>115.107649042956</text:p>
          </table:table-cell>
          <table:table-cell office:value-type="float" office:value="104.348458734871" calcext:value-type="float">
            <text:p>104.348458734871</text:p>
          </table:table-cell>
          <table:table-cell office:value-type="float" office:value="-179.845274317403" calcext:value-type="float">
            <text:p>-179.845274317403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table:formula="of:=[.A56]/1000000" office:value-type="float" office:value="810.73" calcext:value-type="float">
            <text:p>810.73</text:p>
          </table:table-cell>
          <table:table-cell office:value-type="float" office:value="100.547589792103" calcext:value-type="float">
            <text:p>100.547589792103</text:p>
          </table:table-cell>
          <table:table-cell office:value-type="float" office:value="99.3960000278905" calcext:value-type="float">
            <text:p>99.3960000278905</text:p>
          </table:table-cell>
          <table:table-cell office:value-type="float" office:value="88.8542846328639" calcext:value-type="float">
            <text:p>88.8542846328639</text:p>
          </table:table-cell>
          <table:table-cell office:value-type="float" office:value="165.524318673204" calcext:value-type="float">
            <text:p>165.524318673204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table:formula="of:=[.A57]/1000000" office:value-type="float" office:value="825.725" calcext:value-type="float">
            <text:p>825.725</text:p>
          </table:table-cell>
          <table:table-cell office:value-type="float" office:value="87.9825359415623" calcext:value-type="float">
            <text:p>87.9825359415623</text:p>
          </table:table-cell>
          <table:table-cell office:value-type="float" office:value="86.8169239469889" calcext:value-type="float">
            <text:p>86.8169239469889</text:p>
          </table:table-cell>
          <table:table-cell office:value-type="float" office:value="76.9515159371579" calcext:value-type="float">
            <text:p>76.9515159371579</text:p>
          </table:table-cell>
          <table:table-cell office:value-type="float" office:value="152.699785305072" calcext:value-type="float">
            <text:p>152.699785305072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table:formula="of:=[.A58]/1000000" office:value-type="float" office:value="840.72" calcext:value-type="float">
            <text:p>840.72</text:p>
          </table:table-cell>
          <table:table-cell office:value-type="float" office:value="80.1111377912496" calcext:value-type="float">
            <text:p>80.1111377912496</text:p>
          </table:table-cell>
          <table:table-cell office:value-type="float" office:value="78.9817668214802" calcext:value-type="float">
            <text:p>78.9817668214802</text:p>
          </table:table-cell>
          <table:table-cell office:value-type="float" office:value="69.3311306974404" calcext:value-type="float">
            <text:p>69.3311306974404</text:p>
          </table:table-cell>
          <table:table-cell office:value-type="float" office:value="142.718224751738" calcext:value-type="float">
            <text:p>142.718224751738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table:formula="of:=[.A59]/1000000" office:value-type="float" office:value="855.715" calcext:value-type="float">
            <text:p>855.715</text:p>
          </table:table-cell>
          <table:table-cell office:value-type="float" office:value="70.4183976190668" calcext:value-type="float">
            <text:p>70.4183976190668</text:p>
          </table:table-cell>
          <table:table-cell office:value-type="float" office:value="69.2099025347499" calcext:value-type="float">
            <text:p>69.2099025347499</text:p>
          </table:table-cell>
          <table:table-cell office:value-type="float" office:value="59.3862644197674" calcext:value-type="float">
            <text:p>59.3862644197674</text:p>
          </table:table-cell>
          <table:table-cell office:value-type="float" office:value="131.036743743187" calcext:value-type="float">
            <text:p>131.036743743187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table:formula="of:=[.A60]/1000000" office:value-type="float" office:value="870.71" calcext:value-type="float">
            <text:p>870.71</text:p>
          </table:table-cell>
          <table:table-cell office:value-type="float" office:value="57.7559004991334" calcext:value-type="float">
            <text:p>57.7559004991334</text:p>
          </table:table-cell>
          <table:table-cell office:value-type="float" office:value="56.4723572159589" calcext:value-type="float">
            <text:p>56.4723572159589</text:p>
          </table:table-cell>
          <table:table-cell office:value-type="float" office:value="46.5744510220913" calcext:value-type="float">
            <text:p>46.5744510220913</text:p>
          </table:table-cell>
          <table:table-cell office:value-type="float" office:value="117.864722609986" calcext:value-type="float">
            <text:p>117.86472260998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table:formula="of:=[.A61]/1000000" office:value-type="float" office:value="885.705" calcext:value-type="float">
            <text:p>885.705</text:p>
          </table:table-cell>
          <table:table-cell office:value-type="float" office:value="42.1075796924068" calcext:value-type="float">
            <text:p>42.1075796924068</text:p>
          </table:table-cell>
          <table:table-cell office:value-type="float" office:value="40.8709998171826" calcext:value-type="float">
            <text:p>40.8709998171826</text:p>
          </table:table-cell>
          <table:table-cell office:value-type="float" office:value="31.003057523535" calcext:value-type="float">
            <text:p>31.003057523535</text:p>
          </table:table-cell>
          <table:table-cell office:value-type="float" office:value="102.95795851321" calcext:value-type="float">
            <text:p>102.95795851321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table:formula="of:=[.A62]/1000000" office:value-type="float" office:value="900.7" calcext:value-type="float">
            <text:p>900.7</text:p>
          </table:table-cell>
          <table:table-cell office:value-type="float" office:value="25.0549795192239" calcext:value-type="float">
            <text:p>25.0549795192239</text:p>
          </table:table-cell>
          <table:table-cell office:value-type="float" office:value="23.8734654153405" calcext:value-type="float">
            <text:p>23.8734654153405</text:p>
          </table:table-cell>
          <table:table-cell office:value-type="float" office:value="14.4394671579191" calcext:value-type="float">
            <text:p>14.4394671579191</text:p>
          </table:table-cell>
          <table:table-cell office:value-type="float" office:value="86.6846286180263" calcext:value-type="float">
            <text:p>86.6846286180263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table:formula="of:=[.A63]/1000000" office:value-type="float" office:value="915.695" calcext:value-type="float">
            <text:p>915.695</text:p>
          </table:table-cell>
          <table:table-cell office:value-type="float" office:value="18.0613851236384" calcext:value-type="float">
            <text:p>18.0613851236384</text:p>
          </table:table-cell>
          <table:table-cell office:value-type="float" office:value="16.8416861958908" calcext:value-type="float">
            <text:p>16.8416861958908</text:p>
          </table:table-cell>
          <table:table-cell office:value-type="float" office:value="7.85742541677975" calcext:value-type="float">
            <text:p>7.85742541677975</text:p>
          </table:table-cell>
          <table:table-cell office:value-type="float" office:value="77.8558705987527" calcext:value-type="float">
            <text:p>77.8558705987527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table:formula="of:=[.A64]/1000000" office:value-type="float" office:value="930.69" calcext:value-type="float">
            <text:p>930.69</text:p>
          </table:table-cell>
          <table:table-cell office:value-type="float" office:value="11.9947843704239" calcext:value-type="float">
            <text:p>11.9947843704239</text:p>
          </table:table-cell>
          <table:table-cell office:value-type="float" office:value="10.7106590019858" calcext:value-type="float">
            <text:p>10.7106590019858</text:p>
          </table:table-cell>
          <table:table-cell office:value-type="float" office:value="1.59413192364971" calcext:value-type="float">
            <text:p>1.59413192364971</text:p>
          </table:table-cell>
          <table:table-cell office:value-type="float" office:value="69.8288012324191" calcext:value-type="float">
            <text:p>69.8288012324191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table:formula="of:=[.A65]/1000000" office:value-type="float" office:value="945.685" calcext:value-type="float">
            <text:p>945.685</text:p>
          </table:table-cell>
          <table:table-cell office:value-type="float" office:value="1.41711330488131" calcext:value-type="float">
            <text:p>1.41711330488131</text:p>
          </table:table-cell>
          <table:table-cell office:value-type="float" office:value="0.149451631801818" calcext:value-type="float">
            <text:p>0.149451631801818</text:p>
          </table:table-cell>
          <table:table-cell office:value-type="float" office:value="-9.13610538146512" calcext:value-type="float">
            <text:p>-9.13610538146512</text:p>
          </table:table-cell>
          <table:table-cell office:value-type="float" office:value="58.1729216516083" calcext:value-type="float">
            <text:p>58.172921651608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table:formula="of:=[.A66]/1000000" office:value-type="float" office:value="960.68" calcext:value-type="float">
            <text:p>960.68</text:p>
          </table:table-cell>
          <table:table-cell office:value-type="float" office:value="-13.5574921218241" calcext:value-type="float">
            <text:p>-13.5574921218241</text:p>
          </table:table-cell>
          <table:table-cell office:value-type="float" office:value="-14.8246289448911" calcext:value-type="float">
            <text:p>-14.8246289448911</text:p>
          </table:table-cell>
          <table:table-cell office:value-type="float" office:value="-24.1111518772686" calcext:value-type="float">
            <text:p>-24.1111518772686</text:p>
          </table:table-cell>
          <table:table-cell office:value-type="float" office:value="43.6445346435738" calcext:value-type="float">
            <text:p>43.6445346435738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table:formula="of:=[.A67]/1000000" office:value-type="float" office:value="975.675" calcext:value-type="float">
            <text:p>975.675</text:p>
          </table:table-cell>
          <table:table-cell office:value-type="float" office:value="-34.2252735828595" calcext:value-type="float">
            <text:p>-34.2252735828595</text:p>
          </table:table-cell>
          <table:table-cell office:value-type="float" office:value="-35.55695880763" calcext:value-type="float">
            <text:p>-35.55695880763</text:p>
          </table:table-cell>
          <table:table-cell office:value-type="float" office:value="-44.408010813554" calcext:value-type="float">
            <text:p>-44.408010813554</text:p>
          </table:table-cell>
          <table:table-cell office:value-type="float" office:value="24.2238747735208" calcext:value-type="float">
            <text:p>24.2238747735208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table:formula="of:=[.A68]/1000000" office:value-type="float" office:value="990.67" calcext:value-type="float">
            <text:p>990.67</text:p>
          </table:table-cell>
          <table:table-cell office:value-type="float" office:value="-51.2617449590784" calcext:value-type="float">
            <text:p>-51.2617449590784</text:p>
          </table:table-cell>
          <table:table-cell office:value-type="float" office:value="-52.4679901391291" calcext:value-type="float">
            <text:p>-52.4679901391291</text:p>
          </table:table-cell>
          <table:table-cell office:value-type="float" office:value="-60.9885111047161" calcext:value-type="float">
            <text:p>-60.9885111047161</text:p>
          </table:table-cell>
          <table:table-cell office:value-type="float" office:value="6.91555828410515" calcext:value-type="float">
            <text:p>6.91555828410515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table:formula="of:=[.A69]/1000000" office:value-type="float" office:value="1005.665" calcext:value-type="float">
            <text:p>1005.665</text:p>
          </table:table-cell>
          <table:table-cell office:value-type="float" office:value="-57.0955428276241" calcext:value-type="float">
            <text:p>-57.0955428276241</text:p>
          </table:table-cell>
          <table:table-cell office:value-type="float" office:value="-58.1432389209686" calcext:value-type="float">
            <text:p>-58.1432389209686</text:p>
          </table:table-cell>
          <table:table-cell office:value-type="float" office:value="-66.8654873970829" calcext:value-type="float">
            <text:p>-66.8654873970829</text:p>
          </table:table-cell>
          <table:table-cell office:value-type="float" office:value="-0.915316047746055" calcext:value-type="float">
            <text:p>-0.915316047746055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table:formula="of:=[.A70]/1000000" office:value-type="float" office:value="1020.66" calcext:value-type="float">
            <text:p>1020.66</text:p>
          </table:table-cell>
          <table:table-cell office:value-type="float" office:value="-61.143362417176" calcext:value-type="float">
            <text:p>-61.143362417176</text:p>
          </table:table-cell>
          <table:table-cell office:value-type="float" office:value="-62.1809500109765" calcext:value-type="float">
            <text:p>-62.1809500109765</text:p>
          </table:table-cell>
          <table:table-cell office:value-type="float" office:value="-71.2396188375254" calcext:value-type="float">
            <text:p>-71.2396188375254</text:p>
          </table:table-cell>
          <table:table-cell office:value-type="float" office:value="-5.77875235441567" calcext:value-type="float">
            <text:p>-5.77875235441567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table:formula="of:=[.A71]/1000000" office:value-type="float" office:value="1035.655" calcext:value-type="float">
            <text:p>1035.655</text:p>
          </table:table-cell>
          <table:table-cell office:value-type="float" office:value="-72.2026113673186" calcext:value-type="float">
            <text:p>-72.2026113673186</text:p>
          </table:table-cell>
          <table:table-cell office:value-type="float" office:value="-73.3029266971501" calcext:value-type="float">
            <text:p>-73.3029266971501</text:p>
          </table:table-cell>
          <table:table-cell office:value-type="float" office:value="-82.3752265036494" calcext:value-type="float">
            <text:p>-82.3752265036494</text:p>
          </table:table-cell>
          <table:table-cell office:value-type="float" office:value="-16.7464206092703" calcext:value-type="float">
            <text:p>-16.746420609270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table:formula="of:=[.A72]/1000000" office:value-type="float" office:value="1050.65" calcext:value-type="float">
            <text:p>1050.65</text:p>
          </table:table-cell>
          <table:table-cell office:value-type="float" office:value="-91.2037175783751" calcext:value-type="float">
            <text:p>-91.2037175783751</text:p>
          </table:table-cell>
          <table:table-cell office:value-type="float" office:value="-92.385805337733" calcext:value-type="float">
            <text:p>-92.385805337733</text:p>
          </table:table-cell>
          <table:table-cell office:value-type="float" office:value="-101.140743538992" calcext:value-type="float">
            <text:p>-101.140743538992</text:p>
          </table:table-cell>
          <table:table-cell office:value-type="float" office:value="-34.2016875642632" calcext:value-type="float">
            <text:p>-34.2016875642632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table:formula="of:=[.A73]/1000000" office:value-type="float" office:value="1065.645" calcext:value-type="float">
            <text:p>1065.645</text:p>
          </table:table-cell>
          <table:table-cell office:value-type="float" office:value="-112.413315766604" calcext:value-type="float">
            <text:p>-112.413315766604</text:p>
          </table:table-cell>
          <table:table-cell office:value-type="float" office:value="-113.63364373606" calcext:value-type="float">
            <text:p>-113.63364373606</text:p>
          </table:table-cell>
          <table:table-cell office:value-type="float" office:value="-121.899642733911" calcext:value-type="float">
            <text:p>-121.899642733911</text:p>
          </table:table-cell>
          <table:table-cell office:value-type="float" office:value="-55.0005246895594" calcext:value-type="float">
            <text:p>-55.000524689559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table:formula="of:=[.A74]/1000000" office:value-type="float" office:value="1080.64" calcext:value-type="float">
            <text:p>1080.64</text:p>
          </table:table-cell>
          <table:table-cell office:value-type="float" office:value="-125.034431607739" calcext:value-type="float">
            <text:p>-125.034431607739</text:p>
          </table:table-cell>
          <table:table-cell office:value-type="float" office:value="-126.16563084916" calcext:value-type="float">
            <text:p>-126.16563084916</text:p>
          </table:table-cell>
          <table:table-cell office:value-type="float" office:value="-134.277719759801" calcext:value-type="float">
            <text:p>-134.277719759801</text:p>
          </table:table-cell>
          <table:table-cell office:value-type="float" office:value="-68.0783759244089" calcext:value-type="float">
            <text:p>-68.078375924408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table:formula="of:=[.A75]/1000000" office:value-type="float" office:value="1095.635" calcext:value-type="float">
            <text:p>1095.635</text:p>
          </table:table-cell>
          <table:table-cell office:value-type="float" office:value="-132.671018849541" calcext:value-type="float">
            <text:p>-132.671018849541</text:p>
          </table:table-cell>
          <table:table-cell office:value-type="float" office:value="-133.861158323998" calcext:value-type="float">
            <text:p>-133.861158323998</text:p>
          </table:table-cell>
          <table:table-cell office:value-type="float" office:value="-142.181174157716" calcext:value-type="float">
            <text:p>-142.181174157716</text:p>
          </table:table-cell>
          <table:table-cell office:value-type="float" office:value="-76.8863503714972" calcext:value-type="float">
            <text:p>-76.8863503714972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table:formula="of:=[.A76]/1000000" office:value-type="float" office:value="1110.63" calcext:value-type="float">
            <text:p>1110.63</text:p>
          </table:table-cell>
          <table:table-cell office:value-type="float" office:value="-140.474294913467" calcext:value-type="float">
            <text:p>-140.474294913467</text:p>
          </table:table-cell>
          <table:table-cell office:value-type="float" office:value="-141.503837161379" calcext:value-type="float">
            <text:p>-141.503837161379</text:p>
          </table:table-cell>
          <table:table-cell office:value-type="float" office:value="-149.998630101237" calcext:value-type="float">
            <text:p>-149.998630101237</text:p>
          </table:table-cell>
          <table:table-cell office:value-type="float" office:value="-84.3741031645662" calcext:value-type="float">
            <text:p>-84.374103164566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table:formula="of:=[.A77]/1000000" office:value-type="float" office:value="1125.625" calcext:value-type="float">
            <text:p>1125.625</text:p>
          </table:table-cell>
          <table:table-cell office:value-type="float" office:value="-153.236967911866" calcext:value-type="float">
            <text:p>-153.236967911866</text:p>
          </table:table-cell>
          <table:table-cell office:value-type="float" office:value="-154.341473548397" calcext:value-type="float">
            <text:p>-154.341473548397</text:p>
          </table:table-cell>
          <table:table-cell office:value-type="float" office:value="-162.570033499193" calcext:value-type="float">
            <text:p>-162.570033499193</text:p>
          </table:table-cell>
          <table:table-cell office:value-type="float" office:value="-96.1089530675837" calcext:value-type="float">
            <text:p>-96.1089530675837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table:formula="of:=[.A78]/1000000" office:value-type="float" office:value="1140.62" calcext:value-type="float">
            <text:p>1140.62</text:p>
          </table:table-cell>
          <table:table-cell office:value-type="float" office:value="-170.213792940492" calcext:value-type="float">
            <text:p>-170.213792940492</text:p>
          </table:table-cell>
          <table:table-cell office:value-type="float" office:value="-171.238099124029" calcext:value-type="float">
            <text:p>-171.238099124029</text:p>
          </table:table-cell>
          <table:table-cell office:value-type="float" office:value="-179.171137664067" calcext:value-type="float">
            <text:p>-179.171137664067</text:p>
          </table:table-cell>
          <table:table-cell office:value-type="float" office:value="-112.231255825624" calcext:value-type="float">
            <text:p>-112.231255825624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table:formula="of:=[.A79]/1000000" office:value-type="float" office:value="1155.615" calcext:value-type="float">
            <text:p>1155.615</text:p>
          </table:table-cell>
          <table:table-cell office:value-type="float" office:value="173.779443604731" calcext:value-type="float">
            <text:p>173.779443604731</text:p>
          </table:table-cell>
          <table:table-cell office:value-type="float" office:value="172.782273005026" calcext:value-type="float">
            <text:p>172.782273005026</text:p>
          </table:table-cell>
          <table:table-cell office:value-type="float" office:value="165.001278575168" calcext:value-type="float">
            <text:p>165.001278575168</text:p>
          </table:table-cell>
          <table:table-cell office:value-type="float" office:value="-127.83578894635" calcext:value-type="float">
            <text:p>-127.83578894635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table:formula="of:=[.A80]/1000000" office:value-type="float" office:value="1170.61" calcext:value-type="float">
            <text:p>1170.61</text:p>
          </table:table-cell>
          <table:table-cell office:value-type="float" office:value="162.40285601103" calcext:value-type="float">
            <text:p>162.40285601103</text:p>
          </table:table-cell>
          <table:table-cell office:value-type="float" office:value="161.470851937422" calcext:value-type="float">
            <text:p>161.470851937422</text:p>
          </table:table-cell>
          <table:table-cell office:value-type="float" office:value="153.625325321462" calcext:value-type="float">
            <text:p>153.625325321462</text:p>
          </table:table-cell>
          <table:table-cell office:value-type="float" office:value="-139.61379858555" calcext:value-type="float">
            <text:p>-139.61379858555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table:formula="of:=[.A81]/1000000" office:value-type="float" office:value="1185.605" calcext:value-type="float">
            <text:p>1185.605</text:p>
          </table:table-cell>
          <table:table-cell office:value-type="float" office:value="153.590848996759" calcext:value-type="float">
            <text:p>153.590848996759</text:p>
          </table:table-cell>
          <table:table-cell office:value-type="float" office:value="152.591400826229" calcext:value-type="float">
            <text:p>152.591400826229</text:p>
          </table:table-cell>
          <table:table-cell office:value-type="float" office:value="144.775111294911" calcext:value-type="float">
            <text:p>144.775111294911</text:p>
          </table:table-cell>
          <table:table-cell office:value-type="float" office:value="-148.281070045233" calcext:value-type="float">
            <text:p>-148.281070045233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table:formula="of:=[.A82]/1000000" office:value-type="float" office:value="1200.6" calcext:value-type="float">
            <text:p>1200.6</text:p>
          </table:table-cell>
          <table:table-cell office:value-type="float" office:value="142.539547874994" calcext:value-type="float">
            <text:p>142.539547874994</text:p>
          </table:table-cell>
          <table:table-cell office:value-type="float" office:value="141.561441335676" calcext:value-type="float">
            <text:p>141.561441335676</text:p>
          </table:table-cell>
          <table:table-cell office:value-type="float" office:value="134.008253926297" calcext:value-type="float">
            <text:p>134.008253926297</text:p>
          </table:table-cell>
          <table:table-cell office:value-type="float" office:value="-158.615840755667" calcext:value-type="float">
            <text:p>-158.615840755667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table:formula="of:=[.A83]/1000000" office:value-type="float" office:value="1215.595" calcext:value-type="float">
            <text:p>1215.595</text:p>
          </table:table-cell>
          <table:table-cell office:value-type="float" office:value="128.709236300089" calcext:value-type="float">
            <text:p>128.709236300089</text:p>
          </table:table-cell>
          <table:table-cell office:value-type="float" office:value="127.646769650991" calcext:value-type="float">
            <text:p>127.646769650991</text:p>
          </table:table-cell>
          <table:table-cell office:value-type="float" office:value="120.406877075229" calcext:value-type="float">
            <text:p>120.406877075229</text:p>
          </table:table-cell>
          <table:table-cell office:value-type="float" office:value="-171.43127234768" calcext:value-type="float">
            <text:p>-171.43127234768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table:formula="of:=[.A84]/1000000" office:value-type="float" office:value="1230.59" calcext:value-type="float">
            <text:p>1230.59</text:p>
          </table:table-cell>
          <table:table-cell office:value-type="float" office:value="113.719981517308" calcext:value-type="float">
            <text:p>113.719981517308</text:p>
          </table:table-cell>
          <table:table-cell office:value-type="float" office:value="112.66837692565" calcext:value-type="float">
            <text:p>112.66837692565</text:p>
          </table:table-cell>
          <table:table-cell office:value-type="float" office:value="105.56549404469" calcext:value-type="float">
            <text:p>105.56549404469</text:p>
          </table:table-cell>
          <table:table-cell office:value-type="float" office:value="174.060421596274" calcext:value-type="float">
            <text:p>174.060421596274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table:formula="of:=[.A85]/1000000" office:value-type="float" office:value="1245.585" calcext:value-type="float">
            <text:p>1245.585</text:p>
          </table:table-cell>
          <table:table-cell office:value-type="float" office:value="100.402562251518" calcext:value-type="float">
            <text:p>100.402562251518</text:p>
          </table:table-cell>
          <table:table-cell office:value-type="float" office:value="99.4027874503713" calcext:value-type="float">
            <text:p>99.4027874503713</text:p>
          </table:table-cell>
          <table:table-cell office:value-type="float" office:value="92.406908922491" calcext:value-type="float">
            <text:p>92.406908922491</text:p>
          </table:table-cell>
          <table:table-cell office:value-type="float" office:value="161.284125003809" calcext:value-type="float">
            <text:p>161.28412500380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table:formula="of:=[.A86]/1000000" office:value-type="float" office:value="1260.58" calcext:value-type="float">
            <text:p>1260.58</text:p>
          </table:table-cell>
          <table:table-cell office:value-type="float" office:value="92.4145391905268" calcext:value-type="float">
            <text:p>92.4145391905268</text:p>
          </table:table-cell>
          <table:table-cell office:value-type="float" office:value="91.4524762410777" calcext:value-type="float">
            <text:p>91.4524762410777</text:p>
          </table:table-cell>
          <table:table-cell office:value-type="float" office:value="84.5567897784106" calcext:value-type="float">
            <text:p>84.5567897784106</text:p>
          </table:table-cell>
          <table:table-cell office:value-type="float" office:value="153.684002864496" calcext:value-type="float">
            <text:p>153.68400286449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table:formula="of:=[.A87]/1000000" office:value-type="float" office:value="1275.575" calcext:value-type="float">
            <text:p>1275.575</text:p>
          </table:table-cell>
          <table:table-cell office:value-type="float" office:value="81.4927776469639" calcext:value-type="float">
            <text:p>81.4927776469639</text:p>
          </table:table-cell>
          <table:table-cell office:value-type="float" office:value="80.4849964402789" calcext:value-type="float">
            <text:p>80.4849964402789</text:p>
          </table:table-cell>
          <table:table-cell office:value-type="float" office:value="73.9412173718862" calcext:value-type="float">
            <text:p>73.9412173718862</text:p>
          </table:table-cell>
          <table:table-cell office:value-type="float" office:value="143.470457223028" calcext:value-type="float">
            <text:p>143.470457223028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table:formula="of:=[.A88]/1000000" office:value-type="float" office:value="1290.57" calcext:value-type="float">
            <text:p>1290.57</text:p>
          </table:table-cell>
          <table:table-cell office:value-type="float" office:value="68.4694043077082" calcext:value-type="float">
            <text:p>68.4694043077082</text:p>
          </table:table-cell>
          <table:table-cell office:value-type="float" office:value="67.2642733041485" calcext:value-type="float">
            <text:p>67.2642733041485</text:p>
          </table:table-cell>
          <table:table-cell office:value-type="float" office:value="61.264819670337" calcext:value-type="float">
            <text:p>61.264819670337</text:p>
          </table:table-cell>
          <table:table-cell office:value-type="float" office:value="130.843593265931" calcext:value-type="float">
            <text:p>130.843593265931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table:formula="of:=[.A89]/1000000" office:value-type="float" office:value="1305.565" calcext:value-type="float">
            <text:p>1305.565</text:p>
          </table:table-cell>
          <table:table-cell office:value-type="float" office:value="54.3545371984667" calcext:value-type="float">
            <text:p>54.3545371984667</text:p>
          </table:table-cell>
          <table:table-cell office:value-type="float" office:value="53.1490545055597" calcext:value-type="float">
            <text:p>53.1490545055597</text:p>
          </table:table-cell>
          <table:table-cell office:value-type="float" office:value="47.4779673255293" calcext:value-type="float">
            <text:p>47.4779673255293</text:p>
          </table:table-cell>
          <table:table-cell office:value-type="float" office:value="117.207257462918" calcext:value-type="float">
            <text:p>117.207257462918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table:formula="of:=[.A90]/1000000" office:value-type="float" office:value="1320.56" calcext:value-type="float">
            <text:p>1320.56</text:p>
          </table:table-cell>
          <table:table-cell office:value-type="float" office:value="41.1396966367109" calcext:value-type="float">
            <text:p>41.1396966367109</text:p>
          </table:table-cell>
          <table:table-cell office:value-type="float" office:value="39.901834901194" calcext:value-type="float">
            <text:p>39.901834901194</text:p>
          </table:table-cell>
          <table:table-cell office:value-type="float" office:value="34.3967639645185" calcext:value-type="float">
            <text:p>34.3967639645185</text:p>
          </table:table-cell>
          <table:table-cell office:value-type="float" office:value="104.546209926601" calcext:value-type="float">
            <text:p>104.546209926601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table:formula="of:=[.A91]/1000000" office:value-type="float" office:value="1335.555" calcext:value-type="float">
            <text:p>1335.555</text:p>
          </table:table-cell>
          <table:table-cell office:value-type="float" office:value="29.7847454043091" calcext:value-type="float">
            <text:p>29.7847454043091</text:p>
          </table:table-cell>
          <table:table-cell office:value-type="float" office:value="28.6300847427269" calcext:value-type="float">
            <text:p>28.6300847427269</text:p>
          </table:table-cell>
          <table:table-cell office:value-type="float" office:value="23.228344249031" calcext:value-type="float">
            <text:p>23.228344249031</text:p>
          </table:table-cell>
          <table:table-cell office:value-type="float" office:value="93.7078227154592" calcext:value-type="float">
            <text:p>93.7078227154592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table:formula="of:=[.A92]/1000000" office:value-type="float" office:value="1350.55" calcext:value-type="float">
            <text:p>1350.55</text:p>
          </table:table-cell>
          <table:table-cell office:value-type="float" office:value="18.9863208389798" calcext:value-type="float">
            <text:p>18.9863208389798</text:p>
          </table:table-cell>
          <table:table-cell office:value-type="float" office:value="17.7897285680094" calcext:value-type="float">
            <text:p>17.7897285680094</text:p>
          </table:table-cell>
          <table:table-cell office:value-type="float" office:value="12.8183141746172" calcext:value-type="float">
            <text:p>12.8183141746172</text:p>
          </table:table-cell>
          <table:table-cell office:value-type="float" office:value="83.8878171841444" calcext:value-type="float">
            <text:p>83.8878171841444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table:formula="of:=[.A93]/1000000" office:value-type="float" office:value="1365.545" calcext:value-type="float">
            <text:p>1365.545</text:p>
          </table:table-cell>
          <table:table-cell office:value-type="float" office:value="6.60868557280056" calcext:value-type="float">
            <text:p>6.60868557280056</text:p>
          </table:table-cell>
          <table:table-cell office:value-type="float" office:value="5.25216157879744" calcext:value-type="float">
            <text:p>5.25216157879744</text:p>
          </table:table-cell>
          <table:table-cell office:value-type="float" office:value="0.877751375413594" calcext:value-type="float">
            <text:p>0.877751375413594</text:p>
          </table:table-cell>
          <table:table-cell office:value-type="float" office:value="71.8678689552451" calcext:value-type="float">
            <text:p>71.867868955245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table:formula="of:=[.A94]/1000000" office:value-type="float" office:value="1380.54" calcext:value-type="float">
            <text:p>1380.54</text:p>
          </table:table-cell>
          <table:table-cell office:value-type="float" office:value="-6.84466990580428" calcext:value-type="float">
            <text:p>-6.84466990580428</text:p>
          </table:table-cell>
          <table:table-cell office:value-type="float" office:value="-8.33158574063817" calcext:value-type="float">
            <text:p>-8.33158574063817</text:p>
          </table:table-cell>
          <table:table-cell office:value-type="float" office:value="-12.3865665796238" calcext:value-type="float">
            <text:p>-12.3865665796238</text:p>
          </table:table-cell>
          <table:table-cell office:value-type="float" office:value="58.0738936699177" calcext:value-type="float">
            <text:p>58.0738936699177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table:formula="of:=[.A95]/1000000" office:value-type="float" office:value="1395.535" calcext:value-type="float">
            <text:p>1395.535</text:p>
          </table:table-cell>
          <table:table-cell office:value-type="float" office:value="-20.619549965889" calcext:value-type="float">
            <text:p>-20.619549965889</text:p>
          </table:table-cell>
          <table:table-cell office:value-type="float" office:value="-22.1578673269807" calcext:value-type="float">
            <text:p>-22.1578673269807</text:p>
          </table:table-cell>
          <table:table-cell office:value-type="float" office:value="-25.9676122618749" calcext:value-type="float">
            <text:p>-25.9676122618749</text:p>
          </table:table-cell>
          <table:table-cell office:value-type="float" office:value="44.1868585182001" calcext:value-type="float">
            <text:p>44.1868585182001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table:formula="of:=[.A96]/1000000" office:value-type="float" office:value="1410.53" calcext:value-type="float">
            <text:p>1410.53</text:p>
          </table:table-cell>
          <table:table-cell office:value-type="float" office:value="-32.0034698226382" calcext:value-type="float">
            <text:p>-32.0034698226382</text:p>
          </table:table-cell>
          <table:table-cell office:value-type="float" office:value="-33.5769564664841" calcext:value-type="float">
            <text:p>-33.5769564664841</text:p>
          </table:table-cell>
          <table:table-cell office:value-type="float" office:value="-37.2232178465714" calcext:value-type="float">
            <text:p>-37.2232178465714</text:p>
          </table:table-cell>
          <table:table-cell office:value-type="float" office:value="33.1348981617406" calcext:value-type="float">
            <text:p>33.1348981617406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table:formula="of:=[.A97]/1000000" office:value-type="float" office:value="1425.525" calcext:value-type="float">
            <text:p>1425.525</text:p>
          </table:table-cell>
          <table:table-cell office:value-type="float" office:value="-42.2224106892799" calcext:value-type="float">
            <text:p>-42.2224106892799</text:p>
          </table:table-cell>
          <table:table-cell office:value-type="float" office:value="-43.8160704080771" calcext:value-type="float">
            <text:p>-43.8160704080771</text:p>
          </table:table-cell>
          <table:table-cell office:value-type="float" office:value="-47.0812698961679" calcext:value-type="float">
            <text:p>-47.0812698961679</text:p>
          </table:table-cell>
          <table:table-cell office:value-type="float" office:value="23.4076280544411" calcext:value-type="float">
            <text:p>23.4076280544411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table:formula="of:=[.A98]/1000000" office:value-type="float" office:value="1440.52" calcext:value-type="float">
            <text:p>1440.52</text:p>
          </table:table-cell>
          <table:table-cell office:value-type="float" office:value="-53.0825933917836" calcext:value-type="float">
            <text:p>-53.0825933917836</text:p>
          </table:table-cell>
          <table:table-cell office:value-type="float" office:value="-54.7836287554543" calcext:value-type="float">
            <text:p>-54.7836287554543</text:p>
          </table:table-cell>
          <table:table-cell office:value-type="float" office:value="-57.6230293025783" calcext:value-type="float">
            <text:p>-57.6230293025783</text:p>
          </table:table-cell>
          <table:table-cell office:value-type="float" office:value="12.2422570645356" calcext:value-type="float">
            <text:p>12.2422570645356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table:formula="of:=[.A99]/1000000" office:value-type="float" office:value="1455.515" calcext:value-type="float">
            <text:p>1455.515</text:p>
          </table:table-cell>
          <table:table-cell office:value-type="float" office:value="-65.8734400626359" calcext:value-type="float">
            <text:p>-65.8734400626359</text:p>
          </table:table-cell>
          <table:table-cell office:value-type="float" office:value="-67.6656362128512" calcext:value-type="float">
            <text:p>-67.6656362128512</text:p>
          </table:table-cell>
          <table:table-cell office:value-type="float" office:value="-70.1895440834461" calcext:value-type="float">
            <text:p>-70.1895440834461</text:p>
          </table:table-cell>
          <table:table-cell office:value-type="float" office:value="-1.27548056540463" calcext:value-type="float">
            <text:p>-1.27548056540463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table:formula="of:=[.A100]/1000000" office:value-type="float" office:value="1470.51" calcext:value-type="float">
            <text:p>1470.51</text:p>
          </table:table-cell>
          <table:table-cell office:value-type="float" office:value="-79.9028499787119" calcext:value-type="float">
            <text:p>-79.9028499787119</text:p>
          </table:table-cell>
          <table:table-cell office:value-type="float" office:value="-81.7524256629463" calcext:value-type="float">
            <text:p>-81.7524256629463</text:p>
          </table:table-cell>
          <table:table-cell office:value-type="float" office:value="-84.1429395301392" calcext:value-type="float">
            <text:p>-84.1429395301392</text:p>
          </table:table-cell>
          <table:table-cell office:value-type="float" office:value="-16.4126271143367" calcext:value-type="float">
            <text:p>-16.412627114336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table:formula="of:=[.A101]/1000000" office:value-type="float" office:value="1485.505" calcext:value-type="float">
            <text:p>1485.505</text:p>
          </table:table-cell>
          <table:table-cell office:value-type="float" office:value="-92.9217028520445" calcext:value-type="float">
            <text:p>-92.9217028520445</text:p>
          </table:table-cell>
          <table:table-cell office:value-type="float" office:value="-94.8340904821487" calcext:value-type="float">
            <text:p>-94.8340904821487</text:p>
          </table:table-cell>
          <table:table-cell office:value-type="float" office:value="-97.1687924857332" calcext:value-type="float">
            <text:p>-97.1687924857332</text:p>
          </table:table-cell>
          <table:table-cell office:value-type="float" office:value="-29.8911818407998" calcext:value-type="float">
            <text:p>-29.891181840799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table:formula="of:=[.A102]/1000000" office:value-type="float" office:value="1500.5" calcext:value-type="float">
            <text:p>1500.5</text:p>
          </table:table-cell>
          <table:table-cell office:value-type="float" office:value="-103.412414811059" calcext:value-type="float">
            <text:p>-103.412414811059</text:p>
          </table:table-cell>
          <table:table-cell office:value-type="float" office:value="-105.33285416336" calcext:value-type="float">
            <text:p>-105.33285416336</text:p>
          </table:table-cell>
          <table:table-cell office:value-type="float" office:value="-107.425329212839" calcext:value-type="float">
            <text:p>-107.425329212839</text:p>
          </table:table-cell>
          <table:table-cell office:value-type="float" office:value="-40.2099829443012" calcext:value-type="float">
            <text:p>-40.2099829443012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table:formula="of:=[.A103]/1000000" office:value-type="float" office:value="1515.495" calcext:value-type="float">
            <text:p>1515.495</text:p>
          </table:table-cell>
          <table:table-cell office:value-type="float" office:value="-112.031324502781" calcext:value-type="float">
            <text:p>-112.031324502781</text:p>
          </table:table-cell>
          <table:table-cell office:value-type="float" office:value="-113.973921514568" calcext:value-type="float">
            <text:p>-113.973921514568</text:p>
          </table:table-cell>
          <table:table-cell office:value-type="float" office:value="-115.823756546241" calcext:value-type="float">
            <text:p>-115.823756546241</text:p>
          </table:table-cell>
          <table:table-cell office:value-type="float" office:value="-49.2715780852422" calcext:value-type="float">
            <text:p>-49.2715780852422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table:formula="of:=[.A104]/1000000" office:value-type="float" office:value="1530.49" calcext:value-type="float">
            <text:p>1530.49</text:p>
          </table:table-cell>
          <table:table-cell office:value-type="float" office:value="-122.27757937791" calcext:value-type="float">
            <text:p>-122.27757937791</text:p>
          </table:table-cell>
          <table:table-cell office:value-type="float" office:value="-124.208935110616" calcext:value-type="float">
            <text:p>-124.208935110616</text:p>
          </table:table-cell>
          <table:table-cell office:value-type="float" office:value="-125.933268709356" calcext:value-type="float">
            <text:p>-125.933268709356</text:p>
          </table:table-cell>
          <table:table-cell office:value-type="float" office:value="-61.1012426553492" calcext:value-type="float">
            <text:p>-61.1012426553492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table:formula="of:=[.A105]/1000000" office:value-type="float" office:value="1545.485" calcext:value-type="float">
            <text:p>1545.485</text:p>
          </table:table-cell>
          <table:table-cell office:value-type="float" office:value="-134.962192180361" calcext:value-type="float">
            <text:p>-134.962192180361</text:p>
          </table:table-cell>
          <table:table-cell office:value-type="float" office:value="-137.034662590198" calcext:value-type="float">
            <text:p>-137.034662590198</text:p>
          </table:table-cell>
          <table:table-cell office:value-type="float" office:value="-138.783696967791" calcext:value-type="float">
            <text:p>-138.783696967791</text:p>
          </table:table-cell>
          <table:table-cell office:value-type="float" office:value="-75.3937695388289" calcext:value-type="float">
            <text:p>-75.3937695388289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table:formula="of:=[.A106]/1000000" office:value-type="float" office:value="1560.48" calcext:value-type="float">
            <text:p>1560.48</text:p>
          </table:table-cell>
          <table:table-cell office:value-type="float" office:value="-149.582516200025" calcext:value-type="float">
            <text:p>-149.582516200025</text:p>
          </table:table-cell>
          <table:table-cell office:value-type="float" office:value="-151.616737900814" calcext:value-type="float">
            <text:p>-151.616737900814</text:p>
          </table:table-cell>
          <table:table-cell office:value-type="float" office:value="-153.394983875439" calcext:value-type="float">
            <text:p>-153.394983875439</text:p>
          </table:table-cell>
          <table:table-cell office:value-type="float" office:value="-90.8398572259176" calcext:value-type="float">
            <text:p>-90.8398572259176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table:formula="of:=[.A107]/1000000" office:value-type="float" office:value="1575.475" calcext:value-type="float">
            <text:p>1575.475</text:p>
          </table:table-cell>
          <table:table-cell office:value-type="float" office:value="-162.394155226673" calcext:value-type="float">
            <text:p>-162.394155226673</text:p>
          </table:table-cell>
          <table:table-cell office:value-type="float" office:value="-164.43667324304" calcext:value-type="float">
            <text:p>-164.43667324304</text:p>
          </table:table-cell>
          <table:table-cell office:value-type="float" office:value="-166.177773024882" calcext:value-type="float">
            <text:p>-166.177773024882</text:p>
          </table:table-cell>
          <table:table-cell office:value-type="float" office:value="-104.078073383251" calcext:value-type="float">
            <text:p>-104.078073383251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table:formula="of:=[.A108]/1000000" office:value-type="float" office:value="1590.47" calcext:value-type="float">
            <text:p>1590.47</text:p>
          </table:table-cell>
          <table:table-cell office:value-type="float" office:value="-171.680182468688" calcext:value-type="float">
            <text:p>-171.680182468688</text:p>
          </table:table-cell>
          <table:table-cell office:value-type="float" office:value="-173.653871833869" calcext:value-type="float">
            <text:p>-173.653871833869</text:p>
          </table:table-cell>
          <table:table-cell office:value-type="float" office:value="-175.199170822065" calcext:value-type="float">
            <text:p>-175.199170822065</text:p>
          </table:table-cell>
          <table:table-cell office:value-type="float" office:value="-113.388821334115" calcext:value-type="float">
            <text:p>-113.388821334115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table:formula="of:=[.A109]/1000000" office:value-type="float" office:value="1605.465" calcext:value-type="float">
            <text:p>1605.465</text:p>
          </table:table-cell>
          <table:table-cell office:value-type="float" office:value="-179.466535883227" calcext:value-type="float">
            <text:p>-179.466535883227</text:p>
          </table:table-cell>
          <table:table-cell office:value-type="float" office:value="178.56920963512" calcext:value-type="float">
            <text:p>178.56920963512</text:p>
          </table:table-cell>
          <table:table-cell office:value-type="float" office:value="177.160443439979" calcext:value-type="float">
            <text:p>177.160443439979</text:p>
          </table:table-cell>
          <table:table-cell office:value-type="float" office:value="-122.124123823987" calcext:value-type="float">
            <text:p>-122.124123823987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table:formula="of:=[.A110]/1000000" office:value-type="float" office:value="1620.46" calcext:value-type="float">
            <text:p>1620.46</text:p>
          </table:table-cell>
          <table:table-cell office:value-type="float" office:value="170.801677775518" calcext:value-type="float">
            <text:p>170.801677775518</text:p>
          </table:table-cell>
          <table:table-cell office:value-type="float" office:value="168.813910101688" calcext:value-type="float">
            <text:p>168.813910101688</text:p>
          </table:table-cell>
          <table:table-cell office:value-type="float" office:value="167.310388948425" calcext:value-type="float">
            <text:p>167.310388948425</text:p>
          </table:table-cell>
          <table:table-cell office:value-type="float" office:value="-133.563315632864" calcext:value-type="float">
            <text:p>-133.563315632864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table:formula="of:=[.A111]/1000000" office:value-type="float" office:value="1635.455" calcext:value-type="float">
            <text:p>1635.455</text:p>
          </table:table-cell>
          <table:table-cell office:value-type="float" office:value="157.915350298133" calcext:value-type="float">
            <text:p>157.915350298133</text:p>
          </table:table-cell>
          <table:table-cell office:value-type="float" office:value="155.960245283603" calcext:value-type="float">
            <text:p>155.960245283603</text:p>
          </table:table-cell>
          <table:table-cell office:value-type="float" office:value="154.317629241065" calcext:value-type="float">
            <text:p>154.317629241065</text:p>
          </table:table-cell>
          <table:table-cell office:value-type="float" office:value="-147.659432105533" calcext:value-type="float">
            <text:p>-147.65943210553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table:formula="of:=[.A112]/1000000" office:value-type="float" office:value="1650.45" calcext:value-type="float">
            <text:p>1650.45</text:p>
          </table:table-cell>
          <table:table-cell office:value-type="float" office:value="143.177152067291" calcext:value-type="float">
            <text:p>143.177152067291</text:p>
          </table:table-cell>
          <table:table-cell office:value-type="float" office:value="141.334917641658" calcext:value-type="float">
            <text:p>141.334917641658</text:p>
          </table:table-cell>
          <table:table-cell office:value-type="float" office:value="139.651197633283" calcext:value-type="float">
            <text:p>139.651197633283</text:p>
          </table:table-cell>
          <table:table-cell office:value-type="float" office:value="-162.363720498455" calcext:value-type="float">
            <text:p>-162.363720498455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table:formula="of:=[.A113]/1000000" office:value-type="float" office:value="1665.445" calcext:value-type="float">
            <text:p>1665.445</text:p>
          </table:table-cell>
          <table:table-cell office:value-type="float" office:value="130.475149715688" calcext:value-type="float">
            <text:p>130.475149715688</text:p>
          </table:table-cell>
          <table:table-cell office:value-type="float" office:value="128.712451959983" calcext:value-type="float">
            <text:p>128.712451959983</text:p>
          </table:table-cell>
          <table:table-cell office:value-type="float" office:value="127.128329507388" calcext:value-type="float">
            <text:p>127.128329507388</text:p>
          </table:table-cell>
          <table:table-cell office:value-type="float" office:value="-174.445150586558" calcext:value-type="float">
            <text:p>-174.445150586558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table:formula="of:=[.A114]/1000000" office:value-type="float" office:value="1680.44" calcext:value-type="float">
            <text:p>1680.44</text:p>
          </table:table-cell>
          <table:table-cell office:value-type="float" office:value="121.899632463368" calcext:value-type="float">
            <text:p>121.899632463368</text:p>
          </table:table-cell>
          <table:table-cell office:value-type="float" office:value="120.149115872522" calcext:value-type="float">
            <text:p>120.149115872522</text:p>
          </table:table-cell>
          <table:table-cell office:value-type="float" office:value="118.739392274745" calcext:value-type="float">
            <text:p>118.739392274745</text:p>
          </table:table-cell>
          <table:table-cell office:value-type="float" office:value="177.06463154737" calcext:value-type="float">
            <text:p>177.06463154737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table:formula="of:=[.A115]/1000000" office:value-type="float" office:value="1695.435" calcext:value-type="float">
            <text:p>1695.435</text:p>
          </table:table-cell>
          <table:table-cell office:value-type="float" office:value="113.999534894861" calcext:value-type="float">
            <text:p>113.999534894861</text:p>
          </table:table-cell>
          <table:table-cell office:value-type="float" office:value="112.293975822093" calcext:value-type="float">
            <text:p>112.293975822093</text:p>
          </table:table-cell>
          <table:table-cell office:value-type="float" office:value="110.83973796474" calcext:value-type="float">
            <text:p>110.83973796474</text:p>
          </table:table-cell>
          <table:table-cell office:value-type="float" office:value="168.312200849721" calcext:value-type="float">
            <text:p>168.312200849721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table:formula="of:=[.A116]/1000000" office:value-type="float" office:value="1710.43" calcext:value-type="float">
            <text:p>1710.43</text:p>
          </table:table-cell>
          <table:table-cell office:value-type="float" office:value="104.493086492743" calcext:value-type="float">
            <text:p>104.493086492743</text:p>
          </table:table-cell>
          <table:table-cell office:value-type="float" office:value="102.804567163332" calcext:value-type="float">
            <text:p>102.804567163332</text:p>
          </table:table-cell>
          <table:table-cell office:value-type="float" office:value="101.26333443966" calcext:value-type="float">
            <text:p>101.26333443966</text:p>
          </table:table-cell>
          <table:table-cell office:value-type="float" office:value="157.740671575967" calcext:value-type="float">
            <text:p>157.740671575967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table:formula="of:=[.A117]/1000000" office:value-type="float" office:value="1725.425" calcext:value-type="float">
            <text:p>1725.425</text:p>
          </table:table-cell>
          <table:table-cell office:value-type="float" office:value="91.0851068038587" calcext:value-type="float">
            <text:p>91.0851068038587</text:p>
          </table:table-cell>
          <table:table-cell office:value-type="float" office:value="89.4387601391232" calcext:value-type="float">
            <text:p>89.4387601391232</text:p>
          </table:table-cell>
          <table:table-cell office:value-type="float" office:value="87.8807014503552" calcext:value-type="float">
            <text:p>87.8807014503552</text:p>
          </table:table-cell>
          <table:table-cell office:value-type="float" office:value="144.383397941168" calcext:value-type="float">
            <text:p>144.383397941168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table:formula="of:=[.A118]/1000000" office:value-type="float" office:value="1740.42" calcext:value-type="float">
            <text:p>1740.42</text:p>
          </table:table-cell>
          <table:table-cell office:value-type="float" office:value="76.8216511316709" calcext:value-type="float">
            <text:p>76.8216511316709</text:p>
          </table:table-cell>
          <table:table-cell office:value-type="float" office:value="75.3089952066923" calcext:value-type="float">
            <text:p>75.3089952066923</text:p>
          </table:table-cell>
          <table:table-cell office:value-type="float" office:value="73.8333084567443" calcext:value-type="float">
            <text:p>73.8333084567443</text:p>
          </table:table-cell>
          <table:table-cell office:value-type="float" office:value="131.155530495061" calcext:value-type="float">
            <text:p>131.155530495061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table:formula="of:=[.A119]/1000000" office:value-type="float" office:value="1755.415" calcext:value-type="float">
            <text:p>1755.415</text:p>
          </table:table-cell>
          <table:table-cell office:value-type="float" office:value="64.8320846912458" calcext:value-type="float">
            <text:p>64.8320846912458</text:p>
          </table:table-cell>
          <table:table-cell office:value-type="float" office:value="63.4087006871877" calcext:value-type="float">
            <text:p>63.4087006871877</text:p>
          </table:table-cell>
          <table:table-cell office:value-type="float" office:value="62.1476660334174" calcext:value-type="float">
            <text:p>62.1476660334174</text:p>
          </table:table-cell>
          <table:table-cell office:value-type="float" office:value="120.303461517207" calcext:value-type="float">
            <text:p>120.303461517207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table:formula="of:=[.A120]/1000000" office:value-type="float" office:value="1770.41" calcext:value-type="float">
            <text:p>1770.41</text:p>
          </table:table-cell>
          <table:table-cell office:value-type="float" office:value="55.6934279103965" calcext:value-type="float">
            <text:p>55.6934279103965</text:p>
          </table:table-cell>
          <table:table-cell office:value-type="float" office:value="54.2683298141701" calcext:value-type="float">
            <text:p>54.2683298141701</text:p>
          </table:table-cell>
          <table:table-cell office:value-type="float" office:value="53.2222205527052" calcext:value-type="float">
            <text:p>53.2222205527052</text:p>
          </table:table-cell>
          <table:table-cell office:value-type="float" office:value="111.577992936011" calcext:value-type="float">
            <text:p>111.577992936011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table:formula="of:=[.A121]/1000000" office:value-type="float" office:value="1785.405" calcext:value-type="float">
            <text:p>1785.405</text:p>
          </table:table-cell>
          <table:table-cell office:value-type="float" office:value="46.8303683864166" calcext:value-type="float">
            <text:p>46.8303683864166</text:p>
          </table:table-cell>
          <table:table-cell office:value-type="float" office:value="45.4101187659751" calcext:value-type="float">
            <text:p>45.4101187659751</text:p>
          </table:table-cell>
          <table:table-cell office:value-type="float" office:value="44.4407168900042" calcext:value-type="float">
            <text:p>44.4407168900042</text:p>
          </table:table-cell>
          <table:table-cell office:value-type="float" office:value="102.19068596845" calcext:value-type="float">
            <text:p>102.19068596845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table:formula="of:=[.A122]/1000000" office:value-type="float" office:value="1800.4" calcext:value-type="float">
            <text:p>1800.4</text:p>
          </table:table-cell>
          <table:table-cell office:value-type="float" office:value="35.6261460819654" calcext:value-type="float">
            <text:p>35.6261460819654</text:p>
          </table:table-cell>
          <table:table-cell office:value-type="float" office:value="34.1812442041646" calcext:value-type="float">
            <text:p>34.1812442041646</text:p>
          </table:table-cell>
          <table:table-cell office:value-type="float" office:value="33.2337454342635" calcext:value-type="float">
            <text:p>33.2337454342635</text:p>
          </table:table-cell>
          <table:table-cell office:value-type="float" office:value="90.9439212555131" calcext:value-type="float">
            <text:p>90.9439212555131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table:formula="of:=[.A123]/1000000" office:value-type="float" office:value="1815.395" calcext:value-type="float">
            <text:p>1815.395</text:p>
          </table:table-cell>
          <table:table-cell office:value-type="float" office:value="21.6444294641563" calcext:value-type="float">
            <text:p>21.6444294641563</text:p>
          </table:table-cell>
          <table:table-cell office:value-type="float" office:value="20.2773474260956" calcext:value-type="float">
            <text:p>20.2773474260956</text:p>
          </table:table-cell>
          <table:table-cell office:value-type="float" office:value="19.52133484428" calcext:value-type="float">
            <text:p>19.52133484428</text:p>
          </table:table-cell>
          <table:table-cell office:value-type="float" office:value="77.9955776659191" calcext:value-type="float">
            <text:p>77.9955776659191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table:formula="of:=[.A124]/1000000" office:value-type="float" office:value="1830.39" calcext:value-type="float">
            <text:p>1830.39</text:p>
          </table:table-cell>
          <table:table-cell office:value-type="float" office:value="7.64744770098646" calcext:value-type="float">
            <text:p>7.64744770098646</text:p>
          </table:table-cell>
          <table:table-cell office:value-type="float" office:value="6.3904213016228" calcext:value-type="float">
            <text:p>6.3904213016228</text:p>
          </table:table-cell>
          <table:table-cell office:value-type="float" office:value="5.9348556068373" calcext:value-type="float">
            <text:p>5.9348556068373</text:p>
          </table:table-cell>
          <table:table-cell office:value-type="float" office:value="65.785111070868" calcext:value-type="float">
            <text:p>65.785111070868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table:formula="of:=[.A125]/1000000" office:value-type="float" office:value="1845.385" calcext:value-type="float">
            <text:p>1845.385</text:p>
          </table:table-cell>
          <table:table-cell office:value-type="float" office:value="-3.96462349552869" calcext:value-type="float">
            <text:p>-3.96462349552869</text:p>
          </table:table-cell>
          <table:table-cell office:value-type="float" office:value="-5.22474806962194" calcext:value-type="float">
            <text:p>-5.22474806962194</text:p>
          </table:table-cell>
          <table:table-cell office:value-type="float" office:value="-5.36217230795397" calcext:value-type="float">
            <text:p>-5.36217230795397</text:p>
          </table:table-cell>
          <table:table-cell office:value-type="float" office:value="55.9188372271322" calcext:value-type="float">
            <text:p>55.9188372271322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table:formula="of:=[.A126]/1000000" office:value-type="float" office:value="1860.38" calcext:value-type="float">
            <text:p>1860.38</text:p>
          </table:table-cell>
          <table:table-cell office:value-type="float" office:value="-13.8797863602622" calcext:value-type="float">
            <text:p>-13.8797863602622</text:p>
          </table:table-cell>
          <table:table-cell office:value-type="float" office:value="-15.158376299188" calcext:value-type="float">
            <text:p>-15.158376299188</text:p>
          </table:table-cell>
          <table:table-cell office:value-type="float" office:value="-15.0737900170699" calcext:value-type="float">
            <text:p>-15.0737900170699</text:p>
          </table:table-cell>
          <table:table-cell office:value-type="float" office:value="46.2918234530578" calcext:value-type="float">
            <text:p>46.2918234530578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table:formula="of:=[.A127]/1000000" office:value-type="float" office:value="1875.375" calcext:value-type="float">
            <text:p>1875.375</text:p>
          </table:table-cell>
          <table:table-cell office:value-type="float" office:value="-24.4976460749903" calcext:value-type="float">
            <text:p>-24.4976460749903</text:p>
          </table:table-cell>
          <table:table-cell office:value-type="float" office:value="-26.0259167290518" calcext:value-type="float">
            <text:p>-26.0259167290518</text:p>
          </table:table-cell>
          <table:table-cell office:value-type="float" office:value="-25.7079569933771" calcext:value-type="float">
            <text:p>-25.7079569933771</text:p>
          </table:table-cell>
          <table:table-cell office:value-type="float" office:value="35.609480459756" calcext:value-type="float">
            <text:p>35.609480459756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table:formula="of:=[.A128]/1000000" office:value-type="float" office:value="1890.37" calcext:value-type="float">
            <text:p>1890.37</text:p>
          </table:table-cell>
          <table:table-cell office:value-type="float" office:value="-37.2133555607262" calcext:value-type="float">
            <text:p>-37.2133555607262</text:p>
          </table:table-cell>
          <table:table-cell office:value-type="float" office:value="-38.6947645895499" calcext:value-type="float">
            <text:p>-38.6947645895499</text:p>
          </table:table-cell>
          <table:table-cell office:value-type="float" office:value="-38.0430496716591" calcext:value-type="float">
            <text:p>-38.0430496716591</text:p>
          </table:table-cell>
          <table:table-cell office:value-type="float" office:value="23.8231704976739" calcext:value-type="float">
            <text:p>23.8231704976739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table:formula="of:=[.A129]/1000000" office:value-type="float" office:value="1905.365" calcext:value-type="float">
            <text:p>1905.365</text:p>
          </table:table-cell>
          <table:table-cell office:value-type="float" office:value="-50.8048686000145" calcext:value-type="float">
            <text:p>-50.8048686000145</text:p>
          </table:table-cell>
          <table:table-cell office:value-type="float" office:value="-52.2091741948334" calcext:value-type="float">
            <text:p>-52.2091741948334</text:p>
          </table:table-cell>
          <table:table-cell office:value-type="float" office:value="-51.2908006533069" calcext:value-type="float">
            <text:p>-51.2908006533069</text:p>
          </table:table-cell>
          <table:table-cell office:value-type="float" office:value="12.0208151556938" calcext:value-type="float">
            <text:p>12.0208151556938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table:formula="of:=[.A130]/1000000" office:value-type="float" office:value="1920.36" calcext:value-type="float">
            <text:p>1920.36</text:p>
          </table:table-cell>
          <table:table-cell office:value-type="float" office:value="-63.0789756676018" calcext:value-type="float">
            <text:p>-63.0789756676018</text:p>
          </table:table-cell>
          <table:table-cell office:value-type="float" office:value="-64.6070780216325" calcext:value-type="float">
            <text:p>-64.6070780216325</text:p>
          </table:table-cell>
          <table:table-cell office:value-type="float" office:value="-63.2340688050827" calcext:value-type="float">
            <text:p>-63.2340688050827</text:p>
          </table:table-cell>
          <table:table-cell office:value-type="float" office:value="2.02444401335512" calcext:value-type="float">
            <text:p>2.02444401335512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table:formula="of:=[.A131]/1000000" office:value-type="float" office:value="1935.355" calcext:value-type="float">
            <text:p>1935.355</text:p>
          </table:table-cell>
          <table:table-cell office:value-type="float" office:value="-73.7093474239042" calcext:value-type="float">
            <text:p>-73.7093474239042</text:p>
          </table:table-cell>
          <table:table-cell office:value-type="float" office:value="-75.2704297056823" calcext:value-type="float">
            <text:p>-75.2704297056823</text:p>
          </table:table-cell>
          <table:table-cell office:value-type="float" office:value="-73.5714476359543" calcext:value-type="float">
            <text:p>-73.5714476359543</text:p>
          </table:table-cell>
          <table:table-cell office:value-type="float" office:value="-7.41903030878158" calcext:value-type="float">
            <text:p>-7.41903030878158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table:formula="of:=[.A132]/1000000" office:value-type="float" office:value="1950.35" calcext:value-type="float">
            <text:p>1950.35</text:p>
          </table:table-cell>
          <table:table-cell office:value-type="float" office:value="-84.7398470896281" calcext:value-type="float">
            <text:p>-84.7398470896281</text:p>
          </table:table-cell>
          <table:table-cell office:value-type="float" office:value="-86.4459449314983" calcext:value-type="float">
            <text:p>-86.4459449314983</text:p>
          </table:table-cell>
          <table:table-cell office:value-type="float" office:value="-84.6431505522591" calcext:value-type="float">
            <text:p>-84.6431505522591</text:p>
          </table:table-cell>
          <table:table-cell office:value-type="float" office:value="-18.3286880183873" calcext:value-type="float">
            <text:p>-18.3286880183873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table:formula="of:=[.A133]/1000000" office:value-type="float" office:value="1965.345" calcext:value-type="float">
            <text:p>1965.345</text:p>
          </table:table-cell>
          <table:table-cell office:value-type="float" office:value="-97.3394712642195" calcext:value-type="float">
            <text:p>-97.3394712642195</text:p>
          </table:table-cell>
          <table:table-cell office:value-type="float" office:value="-99.2201186507975" calcext:value-type="float">
            <text:p>-99.2201186507975</text:p>
          </table:table-cell>
          <table:table-cell office:value-type="float" office:value="-97.1063059438843" calcext:value-type="float">
            <text:p>-97.1063059438843</text:p>
          </table:table-cell>
          <table:table-cell office:value-type="float" office:value="-30.3577868973753" calcext:value-type="float">
            <text:p>-30.3577868973753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table:formula="of:=[.A134]/1000000" office:value-type="float" office:value="1980.34" calcext:value-type="float">
            <text:p>1980.34</text:p>
          </table:table-cell>
          <table:table-cell office:value-type="float" office:value="-110.978385419454" calcext:value-type="float">
            <text:p>-110.978385419454</text:p>
          </table:table-cell>
          <table:table-cell office:value-type="float" office:value="-113.036569984483" calcext:value-type="float">
            <text:p>-113.036569984483</text:p>
          </table:table-cell>
          <table:table-cell office:value-type="float" office:value="-110.553942108484" calcext:value-type="float">
            <text:p>-110.553942108484</text:p>
          </table:table-cell>
          <table:table-cell office:value-type="float" office:value="-42.6099630594584" calcext:value-type="float">
            <text:p>-42.609963059458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table:formula="of:=[.A135]/1000000" office:value-type="float" office:value="1995.335" calcext:value-type="float">
            <text:p>1995.335</text:p>
          </table:table-cell>
          <table:table-cell office:value-type="float" office:value="-123.543255865239" calcext:value-type="float">
            <text:p>-123.543255865239</text:p>
          </table:table-cell>
          <table:table-cell office:value-type="float" office:value="-125.584460022433" calcext:value-type="float">
            <text:p>-125.584460022433</text:p>
          </table:table-cell>
          <table:table-cell office:value-type="float" office:value="-122.915865955169" calcext:value-type="float">
            <text:p>-122.915865955169</text:p>
          </table:table-cell>
          <table:table-cell office:value-type="float" office:value="-53.2985845837543" calcext:value-type="float">
            <text:p>-53.2985845837543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table:formula="of:=[.A136]/1000000" office:value-type="float" office:value="2010.33" calcext:value-type="float">
            <text:p>2010.33</text:p>
          </table:table-cell>
          <table:table-cell office:value-type="float" office:value="-134.23093504204" calcext:value-type="float">
            <text:p>-134.23093504204</text:p>
          </table:table-cell>
          <table:table-cell office:value-type="float" office:value="-136.408570084193" calcext:value-type="float">
            <text:p>-136.408570084193</text:p>
          </table:table-cell>
          <table:table-cell office:value-type="float" office:value="-133.557784084527" calcext:value-type="float">
            <text:p>-133.557784084527</text:p>
          </table:table-cell>
          <table:table-cell office:value-type="float" office:value="-62.7288646557557" calcext:value-type="float">
            <text:p>-62.7288646557557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table:formula="of:=[.A137]/1000000" office:value-type="float" office:value="2025.325" calcext:value-type="float">
            <text:p>2025.325</text:p>
          </table:table-cell>
          <table:table-cell office:value-type="float" office:value="-144.89573105234" calcext:value-type="float">
            <text:p>-144.89573105234</text:p>
          </table:table-cell>
          <table:table-cell office:value-type="float" office:value="-147.230185716057" calcext:value-type="float">
            <text:p>-147.230185716057</text:p>
          </table:table-cell>
          <table:table-cell office:value-type="float" office:value="-144.240201435114" calcext:value-type="float">
            <text:p>-144.240201435114</text:p>
          </table:table-cell>
          <table:table-cell office:value-type="float" office:value="-73.2224308459277" calcext:value-type="float">
            <text:p>-73.2224308459277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table:formula="of:=[.A138]/1000000" office:value-type="float" office:value="2040.32" calcext:value-type="float">
            <text:p>2040.32</text:p>
          </table:table-cell>
          <table:table-cell office:value-type="float" office:value="-157.431248445025" calcext:value-type="float">
            <text:p>-157.431248445025</text:p>
          </table:table-cell>
          <table:table-cell office:value-type="float" office:value="-159.917172601963" calcext:value-type="float">
            <text:p>-159.917172601963</text:p>
          </table:table-cell>
          <table:table-cell office:value-type="float" office:value="-156.883656608279" calcext:value-type="float">
            <text:p>-156.883656608279</text:p>
          </table:table-cell>
          <table:table-cell office:value-type="float" office:value="-85.5780786251267" calcext:value-type="float">
            <text:p>-85.5780786251267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table:formula="of:=[.A139]/1000000" office:value-type="float" office:value="2055.315" calcext:value-type="float">
            <text:p>2055.315</text:p>
          </table:table-cell>
          <table:table-cell office:value-type="float" office:value="-170.859932538142" calcext:value-type="float">
            <text:p>-170.859932538142</text:p>
          </table:table-cell>
          <table:table-cell office:value-type="float" office:value="-173.459257259193" calcext:value-type="float">
            <text:p>-173.459257259193</text:p>
          </table:table-cell>
          <table:table-cell office:value-type="float" office:value="-170.239365036502" calcext:value-type="float">
            <text:p>-170.239365036502</text:p>
          </table:table-cell>
          <table:table-cell office:value-type="float" office:value="-98.5123603803058" calcext:value-type="float">
            <text:p>-98.5123603803058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table:formula="of:=[.A140]/1000000" office:value-type="float" office:value="2070.31" calcext:value-type="float">
            <text:p>2070.31</text:p>
          </table:table-cell>
          <table:table-cell office:value-type="float" office:value="176.240264410058" calcext:value-type="float">
            <text:p>176.240264410058</text:p>
          </table:table-cell>
          <table:table-cell office:value-type="float" office:value="173.549118806273" calcext:value-type="float">
            <text:p>173.549118806273</text:p>
          </table:table-cell>
          <table:table-cell office:value-type="float" office:value="176.786147128413" calcext:value-type="float">
            <text:p>176.786147128413</text:p>
          </table:table-cell>
          <table:table-cell office:value-type="float" office:value="-110.500137390232" calcext:value-type="float">
            <text:p>-110.500137390232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table:formula="of:=[.A141]/1000000" office:value-type="float" office:value="2085.305" calcext:value-type="float">
            <text:p>2085.305</text:p>
          </table:table-cell>
          <table:table-cell office:value-type="float" office:value="166.202588062244" calcext:value-type="float">
            <text:p>166.202588062244</text:p>
          </table:table-cell>
          <table:table-cell office:value-type="float" office:value="163.41705866641" calcext:value-type="float">
            <text:p>163.41705866641</text:p>
          </table:table-cell>
          <table:table-cell office:value-type="float" office:value="166.610379766568" calcext:value-type="float">
            <text:p>166.610379766568</text:p>
          </table:table-cell>
          <table:table-cell office:value-type="float" office:value="-120.009697066627" calcext:value-type="float">
            <text:p>-120.009697066627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table:formula="of:=[.A142]/1000000" office:value-type="float" office:value="2100.3" calcext:value-type="float">
            <text:p>2100.3</text:p>
          </table:table-cell>
          <table:table-cell office:value-type="float" office:value="157.228966710763" calcext:value-type="float">
            <text:p>157.228966710763</text:p>
          </table:table-cell>
          <table:table-cell office:value-type="float" office:value="154.292547888908" calcext:value-type="float">
            <text:p>154.292547888908</text:p>
          </table:table-cell>
          <table:table-cell office:value-type="float" office:value="157.361386879185" calcext:value-type="float">
            <text:p>157.361386879185</text:p>
          </table:table-cell>
          <table:table-cell office:value-type="float" office:value="-129.479878178066" calcext:value-type="float">
            <text:p>-129.479878178066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table:formula="of:=[.A143]/1000000" office:value-type="float" office:value="2115.295" calcext:value-type="float">
            <text:p>2115.295</text:p>
          </table:table-cell>
          <table:table-cell office:value-type="float" office:value="146.657701105496" calcext:value-type="float">
            <text:p>146.657701105496</text:p>
          </table:table-cell>
          <table:table-cell office:value-type="float" office:value="143.643274621009" calcext:value-type="float">
            <text:p>143.643274621009</text:p>
          </table:table-cell>
          <table:table-cell office:value-type="float" office:value="146.555663324072" calcext:value-type="float">
            <text:p>146.555663324072</text:p>
          </table:table-cell>
          <table:table-cell office:value-type="float" office:value="-141.129812635152" calcext:value-type="float">
            <text:p>-141.129812635152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table:formula="of:=[.A144]/1000000" office:value-type="float" office:value="2130.29" calcext:value-type="float">
            <text:p>2130.29</text:p>
          </table:table-cell>
          <table:table-cell office:value-type="float" office:value="133.519492729906" calcext:value-type="float">
            <text:p>133.519492729906</text:p>
          </table:table-cell>
          <table:table-cell office:value-type="float" office:value="130.52770359097" calcext:value-type="float">
            <text:p>130.52770359097</text:p>
          </table:table-cell>
          <table:table-cell office:value-type="float" office:value="133.359827713422" calcext:value-type="float">
            <text:p>133.359827713422</text:p>
          </table:table-cell>
          <table:table-cell office:value-type="float" office:value="-154.763365300742" calcext:value-type="float">
            <text:p>-154.763365300742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table:formula="of:=[.A145]/1000000" office:value-type="float" office:value="2145.285" calcext:value-type="float">
            <text:p>2145.285</text:p>
          </table:table-cell>
          <table:table-cell office:value-type="float" office:value="119.875994204359" calcext:value-type="float">
            <text:p>119.875994204359</text:p>
          </table:table-cell>
          <table:table-cell office:value-type="float" office:value="116.892734900267" calcext:value-type="float">
            <text:p>116.892734900267</text:p>
          </table:table-cell>
          <table:table-cell office:value-type="float" office:value="119.613500482021" calcext:value-type="float">
            <text:p>119.613500482021</text:p>
          </table:table-cell>
          <table:table-cell office:value-type="float" office:value="-168.500563434896" calcext:value-type="float">
            <text:p>-168.500563434896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table:formula="of:=[.A146]/1000000" office:value-type="float" office:value="2160.28" calcext:value-type="float">
            <text:p>2160.28</text:p>
          </table:table-cell>
          <table:table-cell office:value-type="float" office:value="108.641256469563" calcext:value-type="float">
            <text:p>108.641256469563</text:p>
          </table:table-cell>
          <table:table-cell office:value-type="float" office:value="105.743399466907" calcext:value-type="float">
            <text:p>105.743399466907</text:p>
          </table:table-cell>
          <table:table-cell office:value-type="float" office:value="108.217916102157" calcext:value-type="float">
            <text:p>108.217916102157</text:p>
          </table:table-cell>
          <table:table-cell office:value-type="float" office:value="-179.915711644777" calcext:value-type="float">
            <text:p>-179.91571164477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table:formula="of:=[.A147]/1000000" office:value-type="float" office:value="2175.275" calcext:value-type="float">
            <text:p>2175.275</text:p>
          </table:table-cell>
          <table:table-cell office:value-type="float" office:value="100.665048778851" calcext:value-type="float">
            <text:p>100.665048778851</text:p>
          </table:table-cell>
          <table:table-cell office:value-type="float" office:value="97.6677258432641" calcext:value-type="float">
            <text:p>97.6677258432641</text:p>
          </table:table-cell>
          <table:table-cell office:value-type="float" office:value="99.9752801653759" calcext:value-type="float">
            <text:p>99.9752801653759</text:p>
          </table:table-cell>
          <table:table-cell office:value-type="float" office:value="170.882693106217" calcext:value-type="float">
            <text:p>170.882693106217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table:formula="of:=[.A148]/1000000" office:value-type="float" office:value="2190.27" calcext:value-type="float">
            <text:p>2190.27</text:p>
          </table:table-cell>
          <table:table-cell office:value-type="float" office:value="92.3797299055288" calcext:value-type="float">
            <text:p>92.3797299055288</text:p>
          </table:table-cell>
          <table:table-cell office:value-type="float" office:value="89.3340176328422" calcext:value-type="float">
            <text:p>89.3340176328422</text:p>
          </table:table-cell>
          <table:table-cell office:value-type="float" office:value="91.4533049656701" calcext:value-type="float">
            <text:p>91.4533049656701</text:p>
          </table:table-cell>
          <table:table-cell office:value-type="float" office:value="160.649696069615" calcext:value-type="float">
            <text:p>160.649696069615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table:formula="of:=[.A149]/1000000" office:value-type="float" office:value="2205.265" calcext:value-type="float">
            <text:p>2205.265</text:p>
          </table:table-cell>
          <table:table-cell office:value-type="float" office:value="81.1983940375442" calcext:value-type="float">
            <text:p>81.1983940375442</text:p>
          </table:table-cell>
          <table:table-cell office:value-type="float" office:value="78.1705199688188" calcext:value-type="float">
            <text:p>78.1705199688188</text:p>
          </table:table-cell>
          <table:table-cell office:value-type="float" office:value="80.0748652091816" calcext:value-type="float">
            <text:p>80.0748652091816</text:p>
          </table:table-cell>
          <table:table-cell office:value-type="float" office:value="147.595911640214" calcext:value-type="float">
            <text:p>147.595911640214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table:formula="of:=[.A150]/1000000" office:value-type="float" office:value="2220.26" calcext:value-type="float">
            <text:p>2220.26</text:p>
          </table:table-cell>
          <table:table-cell office:value-type="float" office:value="67.4037159796235" calcext:value-type="float">
            <text:p>67.4037159796235</text:p>
          </table:table-cell>
          <table:table-cell office:value-type="float" office:value="64.5488984172598" calcext:value-type="float">
            <text:p>64.5488984172598</text:p>
          </table:table-cell>
          <table:table-cell office:value-type="float" office:value="66.2368404590126" calcext:value-type="float">
            <text:p>66.2368404590126</text:p>
          </table:table-cell>
          <table:table-cell office:value-type="float" office:value="132.825228570427" calcext:value-type="float">
            <text:p>132.825228570427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table:formula="of:=[.A151]/1000000" office:value-type="float" office:value="2235.255" calcext:value-type="float">
            <text:p>2235.255</text:p>
          </table:table-cell>
          <table:table-cell office:value-type="float" office:value="53.9644491755294" calcext:value-type="float">
            <text:p>53.9644491755294</text:p>
          </table:table-cell>
          <table:table-cell office:value-type="float" office:value="51.2312656143666" calcext:value-type="float">
            <text:p>51.2312656143666</text:p>
          </table:table-cell>
          <table:table-cell office:value-type="float" office:value="52.812417785935" calcext:value-type="float">
            <text:p>52.812417785935</text:p>
          </table:table-cell>
          <table:table-cell office:value-type="float" office:value="118.677109631615" calcext:value-type="float">
            <text:p>118.677109631615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table:formula="of:=[.A152]/1000000" office:value-type="float" office:value="2250.25" calcext:value-type="float">
            <text:p>2250.25</text:p>
          </table:table-cell>
          <table:table-cell office:value-type="float" office:value="43.9427366470709" calcext:value-type="float">
            <text:p>43.9427366470709</text:p>
          </table:table-cell>
          <table:table-cell office:value-type="float" office:value="41.3254562816144" calcext:value-type="float">
            <text:p>41.3254562816144</text:p>
          </table:table-cell>
          <table:table-cell office:value-type="float" office:value="42.7205928023776" calcext:value-type="float">
            <text:p>42.7205928023776</text:p>
          </table:table-cell>
          <table:table-cell office:value-type="float" office:value="107.604731820966" calcext:value-type="float">
            <text:p>107.604731820966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table:formula="of:=[.A153]/1000000" office:value-type="float" office:value="2265.245" calcext:value-type="float">
            <text:p>2265.245</text:p>
          </table:table-cell>
          <table:table-cell office:value-type="float" office:value="36.3339964329706" calcext:value-type="float">
            <text:p>36.3339964329706</text:p>
          </table:table-cell>
          <table:table-cell office:value-type="float" office:value="33.6690259706469" calcext:value-type="float">
            <text:p>33.6690259706469</text:p>
          </table:table-cell>
          <table:table-cell office:value-type="float" office:value="34.9985217851684" calcext:value-type="float">
            <text:p>34.9985217851684</text:p>
          </table:table-cell>
          <table:table-cell office:value-type="float" office:value="97.9862062929295" calcext:value-type="float">
            <text:p>97.9862062929295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table:formula="of:=[.A154]/1000000" office:value-type="float" office:value="2280.24" calcext:value-type="float">
            <text:p>2280.24</text:p>
          </table:table-cell>
          <table:table-cell office:value-type="float" office:value="27.8261245773749" calcext:value-type="float">
            <text:p>27.8261245773749</text:p>
          </table:table-cell>
          <table:table-cell office:value-type="float" office:value="25.2150618620787" calcext:value-type="float">
            <text:p>25.2150618620787</text:p>
          </table:table-cell>
          <table:table-cell office:value-type="float" office:value="26.4060461951732" calcext:value-type="float">
            <text:p>26.4060461951732</text:p>
          </table:table-cell>
          <table:table-cell office:value-type="float" office:value="87.6647457016188" calcext:value-type="float">
            <text:p>87.6647457016188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table:formula="of:=[.A155]/1000000" office:value-type="float" office:value="2295.235" calcext:value-type="float">
            <text:p>2295.235</text:p>
          </table:table-cell>
          <table:table-cell office:value-type="float" office:value="15.8853657199065" calcext:value-type="float">
            <text:p>15.8853657199065</text:p>
          </table:table-cell>
          <table:table-cell office:value-type="float" office:value="13.3850403935228" calcext:value-type="float">
            <text:p>13.3850403935228</text:p>
          </table:table-cell>
          <table:table-cell office:value-type="float" office:value="14.4442173675108" calcext:value-type="float">
            <text:p>14.4442173675108</text:p>
          </table:table-cell>
          <table:table-cell office:value-type="float" office:value="74.6877753800177" calcext:value-type="float">
            <text:p>74.6877753800177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table:formula="of:=[.A156]/1000000" office:value-type="float" office:value="2310.23" calcext:value-type="float">
            <text:p>2310.23</text:p>
          </table:table-cell>
          <table:table-cell office:value-type="float" office:value="1.74095395355642" calcext:value-type="float">
            <text:p>1.74095395355642</text:p>
          </table:table-cell>
          <table:table-cell office:value-type="float" office:value="-0.533611480122408" calcext:value-type="float">
            <text:p>-0.533611480122408</text:p>
          </table:table-cell>
          <table:table-cell office:value-type="float" office:value="0.47452230314404" calcext:value-type="float">
            <text:p>0.47452230314404</text:p>
          </table:table-cell>
          <table:table-cell office:value-type="float" office:value="59.9379860986254" calcext:value-type="float">
            <text:p>59.9379860986254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table:formula="of:=[.A157]/1000000" office:value-type="float" office:value="2325.225" calcext:value-type="float">
            <text:p>2325.225</text:p>
          </table:table-cell>
          <table:table-cell office:value-type="float" office:value="-11.6014477853265" calcext:value-type="float">
            <text:p>-11.6014477853265</text:p>
          </table:table-cell>
          <table:table-cell office:value-type="float" office:value="-13.6953870543915" calcext:value-type="float">
            <text:p>-13.6953870543915</text:p>
          </table:table-cell>
          <table:table-cell office:value-type="float" office:value="-12.7166666322326" calcext:value-type="float">
            <text:p>-12.7166666322326</text:p>
          </table:table-cell>
          <table:table-cell office:value-type="float" office:value="46.2551429719068" calcext:value-type="float">
            <text:p>46.2551429719068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table:formula="of:=[.A158]/1000000" office:value-type="float" office:value="2340.22" calcext:value-type="float">
            <text:p>2340.22</text:p>
          </table:table-cell>
          <table:table-cell office:value-type="float" office:value="-21.8866423661605" calcext:value-type="float">
            <text:p>-21.8866423661605</text:p>
          </table:table-cell>
          <table:table-cell office:value-type="float" office:value="-23.963664085315" calcext:value-type="float">
            <text:p>-23.963664085315</text:p>
          </table:table-cell>
          <table:table-cell office:value-type="float" office:value="-22.9642773485172" calcext:value-type="float">
            <text:p>-22.9642773485172</text:p>
          </table:table-cell>
          <table:table-cell office:value-type="float" office:value="35.3751241344313" calcext:value-type="float">
            <text:p>35.3751241344313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table:formula="of:=[.A159]/1000000" office:value-type="float" office:value="2355.215" calcext:value-type="float">
            <text:p>2355.215</text:p>
          </table:table-cell>
          <table:table-cell office:value-type="float" office:value="-30.6663169845125" calcext:value-type="float">
            <text:p>-30.6663169845125</text:p>
          </table:table-cell>
          <table:table-cell office:value-type="float" office:value="-32.8068408263445" calcext:value-type="float">
            <text:p>-32.8068408263445</text:p>
          </table:table-cell>
          <table:table-cell office:value-type="float" office:value="-31.7920251361838" calcext:value-type="float">
            <text:p>-31.7920251361838</text:p>
          </table:table-cell>
          <table:table-cell office:value-type="float" office:value="25.146591643378" calcext:value-type="float">
            <text:p>25.146591643378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table:formula="of:=[.A160]/1000000" office:value-type="float" office:value="2370.21" calcext:value-type="float">
            <text:p>2370.21</text:p>
          </table:table-cell>
          <table:table-cell office:value-type="float" office:value="-41.0812551156459" calcext:value-type="float">
            <text:p>-41.0812551156459</text:p>
          </table:table-cell>
          <table:table-cell office:value-type="float" office:value="-43.1605516265071" calcext:value-type="float">
            <text:p>-43.1605516265071</text:p>
          </table:table-cell>
          <table:table-cell office:value-type="float" office:value="-42.0868584656329" calcext:value-type="float">
            <text:p>-42.0868584656329</text:p>
          </table:table-cell>
          <table:table-cell office:value-type="float" office:value="13.9780547038777" calcext:value-type="float">
            <text:p>13.9780547038777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table:formula="of:=[.A161]/1000000" office:value-type="float" office:value="2385.205" calcext:value-type="float">
            <text:p>2385.205</text:p>
          </table:table-cell>
          <table:table-cell office:value-type="float" office:value="-53.9116060439216" calcext:value-type="float">
            <text:p>-53.9116060439216</text:p>
          </table:table-cell>
          <table:table-cell office:value-type="float" office:value="-55.8026415027483" calcext:value-type="float">
            <text:p>-55.8026415027483</text:p>
          </table:table-cell>
          <table:table-cell office:value-type="float" office:value="-54.6290930051807" calcext:value-type="float">
            <text:p>-54.6290930051807</text:p>
          </table:table-cell>
          <table:table-cell office:value-type="float" office:value="1.27554127109034" calcext:value-type="float">
            <text:p>1.27554127109034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table:formula="of:=[.A162]/1000000" office:value-type="float" office:value="2400.2" calcext:value-type="float">
            <text:p>2400.2</text:p>
          </table:table-cell>
          <table:table-cell office:value-type="float" office:value="-67.9606494746213" calcext:value-type="float">
            <text:p>-67.9606494746213</text:p>
          </table:table-cell>
          <table:table-cell office:value-type="float" office:value="-69.687043880401" calcext:value-type="float">
            <text:p>-69.687043880401</text:p>
          </table:table-cell>
          <table:table-cell office:value-type="float" office:value="-68.5168213723867" calcext:value-type="float">
            <text:p>-68.5168213723867</text:p>
          </table:table-cell>
          <table:table-cell office:value-type="float" office:value="-12.1572445846322" calcext:value-type="float">
            <text:p>-12.1572445846322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table:formula="of:=[.A163]/1000000" office:value-type="float" office:value="2415.195" calcext:value-type="float">
            <text:p>2415.195</text:p>
          </table:table-cell>
          <table:table-cell office:value-type="float" office:value="-80.7762168482963" calcext:value-type="float">
            <text:p>-80.7762168482963</text:p>
          </table:table-cell>
          <table:table-cell office:value-type="float" office:value="-82.4763987539879" calcext:value-type="float">
            <text:p>-82.4763987539879</text:p>
          </table:table-cell>
          <table:table-cell office:value-type="float" office:value="-81.1479927906134" calcext:value-type="float">
            <text:p>-81.1479927906134</text:p>
          </table:table-cell>
          <table:table-cell office:value-type="float" office:value="-24.6104043326732" calcext:value-type="float">
            <text:p>-24.6104043326732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table:formula="of:=[.A164]/1000000" office:value-type="float" office:value="2430.19" calcext:value-type="float">
            <text:p>2430.19</text:p>
          </table:table-cell>
          <table:table-cell office:value-type="float" office:value="-91.8598312618275" calcext:value-type="float">
            <text:p>-91.8598312618275</text:p>
          </table:table-cell>
          <table:table-cell office:value-type="float" office:value="-93.5709135551563" calcext:value-type="float">
            <text:p>-93.5709135551563</text:p>
          </table:table-cell>
          <table:table-cell office:value-type="float" office:value="-92.1251510032496" calcext:value-type="float">
            <text:p>-92.1251510032496</text:p>
          </table:table-cell>
          <table:table-cell office:value-type="float" office:value="-35.8309909949965" calcext:value-type="float">
            <text:p>-35.830990994996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table:formula="of:=[.A165]/1000000" office:value-type="float" office:value="2445.185" calcext:value-type="float">
            <text:p>2445.185</text:p>
          </table:table-cell>
          <table:table-cell office:value-type="float" office:value="-102.412165193709" calcext:value-type="float">
            <text:p>-102.412165193709</text:p>
          </table:table-cell>
          <table:table-cell office:value-type="float" office:value="-104.279463509396" calcext:value-type="float">
            <text:p>-104.279463509396</text:p>
          </table:table-cell>
          <table:table-cell office:value-type="float" office:value="-102.676968305025" calcext:value-type="float">
            <text:p>-102.676968305025</text:p>
          </table:table-cell>
          <table:table-cell office:value-type="float" office:value="-46.4822096343047" calcext:value-type="float">
            <text:p>-46.4822096343047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table:formula="of:=[.A166]/1000000" office:value-type="float" office:value="2460.18" calcext:value-type="float">
            <text:p>2460.18</text:p>
          </table:table-cell>
          <table:table-cell office:value-type="float" office:value="-114.386395659441" calcext:value-type="float">
            <text:p>-114.386395659441</text:p>
          </table:table-cell>
          <table:table-cell office:value-type="float" office:value="-116.123367954238" calcext:value-type="float">
            <text:p>-116.123367954238</text:p>
          </table:table-cell>
          <table:table-cell office:value-type="float" office:value="-114.523332030672" calcext:value-type="float">
            <text:p>-114.523332030672</text:p>
          </table:table-cell>
          <table:table-cell office:value-type="float" office:value="-58.1677891379913" calcext:value-type="float">
            <text:p>-58.1677891379913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table:formula="of:=[.A167]/1000000" office:value-type="float" office:value="2475.175" calcext:value-type="float">
            <text:p>2475.175</text:p>
          </table:table-cell>
          <table:table-cell office:value-type="float" office:value="-127.435497875882" calcext:value-type="float">
            <text:p>-127.435497875882</text:p>
          </table:table-cell>
          <table:table-cell office:value-type="float" office:value="-129.127603170182" calcext:value-type="float">
            <text:p>-129.127603170182</text:p>
          </table:table-cell>
          <table:table-cell office:value-type="float" office:value="-127.379568620538" calcext:value-type="float">
            <text:p>-127.379568620538</text:p>
          </table:table-cell>
          <table:table-cell office:value-type="float" office:value="-70.0018355677644" calcext:value-type="float">
            <text:p>-70.0018355677644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table:formula="of:=[.A168]/1000000" office:value-type="float" office:value="2490.17" calcext:value-type="float">
            <text:p>2490.17</text:p>
          </table:table-cell>
          <table:table-cell office:value-type="float" office:value="-140.316224426662" calcext:value-type="float">
            <text:p>-140.316224426662</text:p>
          </table:table-cell>
          <table:table-cell office:value-type="float" office:value="-142.060917340325" calcext:value-type="float">
            <text:p>-142.060917340325</text:p>
          </table:table-cell>
          <table:table-cell office:value-type="float" office:value="-140.164217825132" calcext:value-type="float">
            <text:p>-140.164217825132</text:p>
          </table:table-cell>
          <table:table-cell office:value-type="float" office:value="-81.6982059734545" calcext:value-type="float">
            <text:p>-81.6982059734545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table:formula="of:=[.A169]/1000000" office:value-type="float" office:value="2505.165" calcext:value-type="float">
            <text:p>2505.165</text:p>
          </table:table-cell>
          <table:table-cell office:value-type="float" office:value="-152.40472567784" calcext:value-type="float">
            <text:p>-152.40472567784</text:p>
          </table:table-cell>
          <table:table-cell office:value-type="float" office:value="-154.225489316574" calcext:value-type="float">
            <text:p>-154.225489316574</text:p>
          </table:table-cell>
          <table:table-cell office:value-type="float" office:value="-152.276539563756" calcext:value-type="float">
            <text:p>-152.276539563756</text:p>
          </table:table-cell>
          <table:table-cell office:value-type="float" office:value="-92.9369054657762" calcext:value-type="float">
            <text:p>-92.9369054657762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table:formula="of:=[.A170]/1000000" office:value-type="float" office:value="2520.16" calcext:value-type="float">
            <text:p>2520.16</text:p>
          </table:table-cell>
          <table:table-cell office:value-type="float" office:value="-164.119874079617" calcext:value-type="float">
            <text:p>-164.119874079617</text:p>
          </table:table-cell>
          <table:table-cell office:value-type="float" office:value="-166.015718135366" calcext:value-type="float">
            <text:p>-166.015718135366</text:p>
          </table:table-cell>
          <table:table-cell office:value-type="float" office:value="-163.985678077417" calcext:value-type="float">
            <text:p>-163.985678077417</text:p>
          </table:table-cell>
          <table:table-cell office:value-type="float" office:value="-103.972754436884" calcext:value-type="float">
            <text:p>-103.972754436884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table:formula="of:=[.A171]/1000000" office:value-type="float" office:value="2535.155" calcext:value-type="float">
            <text:p>2535.155</text:p>
          </table:table-cell>
          <table:table-cell office:value-type="float" office:value="-176.205952755243" calcext:value-type="float">
            <text:p>-176.205952755243</text:p>
          </table:table-cell>
          <table:table-cell office:value-type="float" office:value="-178.295070072993" calcext:value-type="float">
            <text:p>-178.295070072993</text:p>
          </table:table-cell>
          <table:table-cell office:value-type="float" office:value="-176.200019786234" calcext:value-type="float">
            <text:p>-176.200019786234</text:p>
          </table:table-cell>
          <table:table-cell office:value-type="float" office:value="-115.421524921183" calcext:value-type="float">
            <text:p>-115.42152492118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table:formula="of:=[.A172]/1000000" office:value-type="float" office:value="2550.15" calcext:value-type="float">
            <text:p>2550.15</text:p>
          </table:table-cell>
          <table:table-cell office:value-type="float" office:value="171.15063765097" calcext:value-type="float">
            <text:p>171.15063765097</text:p>
          </table:table-cell>
          <table:table-cell office:value-type="float" office:value="169.052968242178" calcext:value-type="float">
            <text:p>169.052968242178</text:p>
          </table:table-cell>
          <table:table-cell office:value-type="float" office:value="171.014043580259" calcext:value-type="float">
            <text:p>171.014043580259</text:p>
          </table:table-cell>
          <table:table-cell office:value-type="float" office:value="-127.025277890836" calcext:value-type="float">
            <text:p>-127.025277890836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table:formula="of:=[.A173]/1000000" office:value-type="float" office:value="2565.145" calcext:value-type="float">
            <text:p>2565.145</text:p>
          </table:table-cell>
          <table:table-cell office:value-type="float" office:value="158.519974785045" calcext:value-type="float">
            <text:p>158.519974785045</text:p>
          </table:table-cell>
          <table:table-cell office:value-type="float" office:value="156.263590952408" calcext:value-type="float">
            <text:p>156.263590952408</text:p>
          </table:table-cell>
          <table:table-cell office:value-type="float" office:value="158.145022554154" calcext:value-type="float">
            <text:p>158.145022554154</text:p>
          </table:table-cell>
          <table:table-cell office:value-type="float" office:value="-138.455411739084" calcext:value-type="float">
            <text:p>-138.455411739084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table:formula="of:=[.A174]/1000000" office:value-type="float" office:value="2580.14" calcext:value-type="float">
            <text:p>2580.14</text:p>
          </table:table-cell>
          <table:table-cell office:value-type="float" office:value="146.655400536903" calcext:value-type="float">
            <text:p>146.655400536903</text:p>
          </table:table-cell>
          <table:table-cell office:value-type="float" office:value="144.149766348126" calcext:value-type="float">
            <text:p>144.149766348126</text:p>
          </table:table-cell>
          <table:table-cell office:value-type="float" office:value="145.958846334774" calcext:value-type="float">
            <text:p>145.958846334774</text:p>
          </table:table-cell>
          <table:table-cell office:value-type="float" office:value="-148.932120711625" calcext:value-type="float">
            <text:p>-148.932120711625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table:formula="of:=[.A175]/1000000" office:value-type="float" office:value="2595.135" calcext:value-type="float">
            <text:p>2595.135</text:p>
          </table:table-cell>
          <table:table-cell office:value-type="float" office:value="135.217911834139" calcext:value-type="float">
            <text:p>135.217911834139</text:p>
          </table:table-cell>
          <table:table-cell office:value-type="float" office:value="132.452235575187" calcext:value-type="float">
            <text:p>132.452235575187</text:p>
          </table:table-cell>
          <table:table-cell office:value-type="float" office:value="134.057192365878" calcext:value-type="float">
            <text:p>134.057192365878</text:p>
          </table:table-cell>
          <table:table-cell office:value-type="float" office:value="-159.661936471441" calcext:value-type="float">
            <text:p>-159.661936471441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table:formula="of:=[.A176]/1000000" office:value-type="float" office:value="2610.13" calcext:value-type="float">
            <text:p>2610.13</text:p>
          </table:table-cell>
          <table:table-cell office:value-type="float" office:value="123.125189177394" calcext:value-type="float">
            <text:p>123.125189177394</text:p>
          </table:table-cell>
          <table:table-cell office:value-type="float" office:value="120.184264165829" calcext:value-type="float">
            <text:p>120.184264165829</text:p>
          </table:table-cell>
          <table:table-cell office:value-type="float" office:value="121.513476801786" calcext:value-type="float">
            <text:p>121.513476801786</text:p>
          </table:table-cell>
          <table:table-cell office:value-type="float" office:value="-170.229828241304" calcext:value-type="float">
            <text:p>-170.229828241304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table:formula="of:=[.A177]/1000000" office:value-type="float" office:value="2625.125" calcext:value-type="float">
            <text:p>2625.125</text:p>
          </table:table-cell>
          <table:table-cell office:value-type="float" office:value="110.561105536483" calcext:value-type="float">
            <text:p>110.561105536483</text:p>
          </table:table-cell>
          <table:table-cell office:value-type="float" office:value="107.353800216938" calcext:value-type="float">
            <text:p>107.353800216938</text:p>
          </table:table-cell>
          <table:table-cell office:value-type="float" office:value="108.269874847553" calcext:value-type="float">
            <text:p>108.269874847553</text:p>
          </table:table-cell>
          <table:table-cell office:value-type="float" office:value="178.041811504012" calcext:value-type="float">
            <text:p>178.04181150401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table:formula="of:=[.A178]/1000000" office:value-type="float" office:value="2640.12" calcext:value-type="float">
            <text:p>2640.12</text:p>
          </table:table-cell>
          <table:table-cell office:value-type="float" office:value="98.0618144270844" calcext:value-type="float">
            <text:p>98.0618144270844</text:p>
          </table:table-cell>
          <table:table-cell office:value-type="float" office:value="94.7643633134123" calcext:value-type="float">
            <text:p>94.7643633134123</text:p>
          </table:table-cell>
          <table:table-cell office:value-type="float" office:value="95.2331563170809" calcext:value-type="float">
            <text:p>95.2331563170809</text:p>
          </table:table-cell>
          <table:table-cell office:value-type="float" office:value="166.636039350811" calcext:value-type="float">
            <text:p>166.636039350811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table:formula="of:=[.A179]/1000000" office:value-type="float" office:value="2655.115" calcext:value-type="float">
            <text:p>2655.115</text:p>
          </table:table-cell>
          <table:table-cell office:value-type="float" office:value="86.6806754599751" calcext:value-type="float">
            <text:p>86.6806754599751</text:p>
          </table:table-cell>
          <table:table-cell office:value-type="float" office:value="83.0113013846625" calcext:value-type="float">
            <text:p>83.0113013846625</text:p>
          </table:table-cell>
          <table:table-cell office:value-type="float" office:value="83.2291345201583" calcext:value-type="float">
            <text:p>83.2291345201583</text:p>
          </table:table-cell>
          <table:table-cell office:value-type="float" office:value="156.115340852719" calcext:value-type="float">
            <text:p>156.11534085271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table:formula="of:=[.A180]/1000000" office:value-type="float" office:value="2670.11" calcext:value-type="float">
            <text:p>2670.11</text:p>
          </table:table-cell>
          <table:table-cell office:value-type="float" office:value="75.819744915922" calcext:value-type="float">
            <text:p>75.819744915922</text:p>
          </table:table-cell>
          <table:table-cell office:value-type="float" office:value="71.9454873323793" calcext:value-type="float">
            <text:p>71.9454873323793</text:p>
          </table:table-cell>
          <table:table-cell office:value-type="float" office:value="71.7601707784879" calcext:value-type="float">
            <text:p>71.7601707784879</text:p>
          </table:table-cell>
          <table:table-cell office:value-type="float" office:value="146.091724428073" calcext:value-type="float">
            <text:p>146.09172442807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table:formula="of:=[.A181]/1000000" office:value-type="float" office:value="2685.105" calcext:value-type="float">
            <text:p>2685.105</text:p>
          </table:table-cell>
          <table:table-cell office:value-type="float" office:value="64.5116434859923" calcext:value-type="float">
            <text:p>64.5116434859923</text:p>
          </table:table-cell>
          <table:table-cell office:value-type="float" office:value="60.4318275056472" calcext:value-type="float">
            <text:p>60.4318275056472</text:p>
          </table:table-cell>
          <table:table-cell office:value-type="float" office:value="59.6408615666538" calcext:value-type="float">
            <text:p>59.6408615666538</text:p>
          </table:table-cell>
          <table:table-cell office:value-type="float" office:value="135.775923590722" calcext:value-type="float">
            <text:p>135.775923590722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table:formula="of:=[.A182]/1000000" office:value-type="float" office:value="2700.1" calcext:value-type="float">
            <text:p>2700.1</text:p>
          </table:table-cell>
          <table:table-cell office:value-type="float" office:value="52.1860538474071" calcext:value-type="float">
            <text:p>52.1860538474071</text:p>
          </table:table-cell>
          <table:table-cell office:value-type="float" office:value="48.1107761049665" calcext:value-type="float">
            <text:p>48.1107761049665</text:p>
          </table:table-cell>
          <table:table-cell office:value-type="float" office:value="46.5058432127356" calcext:value-type="float">
            <text:p>46.5058432127356</text:p>
          </table:table-cell>
          <table:table-cell office:value-type="float" office:value="124.411442998518" calcext:value-type="float">
            <text:p>124.411442998518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table:formula="of:=[.A183]/1000000" office:value-type="float" office:value="2715.095" calcext:value-type="float">
            <text:p>2715.095</text:p>
          </table:table-cell>
          <table:table-cell office:value-type="float" office:value="39.568851524469" calcext:value-type="float">
            <text:p>39.568851524469</text:p>
          </table:table-cell>
          <table:table-cell office:value-type="float" office:value="35.4395412979481" calcext:value-type="float">
            <text:p>35.4395412979481</text:p>
          </table:table-cell>
          <table:table-cell office:value-type="float" office:value="33.1804910574004" calcext:value-type="float">
            <text:p>33.1804910574004</text:p>
          </table:table-cell>
          <table:table-cell office:value-type="float" office:value="112.059278735023" calcext:value-type="float">
            <text:p>112.059278735023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table:formula="of:=[.A184]/1000000" office:value-type="float" office:value="2730.09" calcext:value-type="float">
            <text:p>2730.09</text:p>
          </table:table-cell>
          <table:table-cell office:value-type="float" office:value="27.9743024795839" calcext:value-type="float">
            <text:p>27.9743024795839</text:p>
          </table:table-cell>
          <table:table-cell office:value-type="float" office:value="23.7464830989856" calcext:value-type="float">
            <text:p>23.7464830989856</text:p>
          </table:table-cell>
          <table:table-cell office:value-type="float" office:value="20.9391004182914" calcext:value-type="float">
            <text:p>20.9391004182914</text:p>
          </table:table-cell>
          <table:table-cell office:value-type="float" office:value="100.913621164001" calcext:value-type="float">
            <text:p>100.913621164001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table:formula="of:=[.A185]/1000000" office:value-type="float" office:value="2745.085" calcext:value-type="float">
            <text:p>2745.085</text:p>
          </table:table-cell>
          <table:table-cell office:value-type="float" office:value="17.6810933170047" calcext:value-type="float">
            <text:p>17.6810933170047</text:p>
          </table:table-cell>
          <table:table-cell office:value-type="float" office:value="13.2684178427028" calcext:value-type="float">
            <text:p>13.2684178427028</text:p>
          </table:table-cell>
          <table:table-cell office:value-type="float" office:value="9.92010495036163" calcext:value-type="float">
            <text:p>9.92010495036163</text:p>
          </table:table-cell>
          <table:table-cell office:value-type="float" office:value="90.3298663806763" calcext:value-type="float">
            <text:p>90.3298663806763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table:formula="of:=[.A186]/1000000" office:value-type="float" office:value="2760.08" calcext:value-type="float">
            <text:p>2760.08</text:p>
          </table:table-cell>
          <table:table-cell office:value-type="float" office:value="7.24314740718518" calcext:value-type="float">
            <text:p>7.24314740718518</text:p>
          </table:table-cell>
          <table:table-cell office:value-type="float" office:value="2.75408609688248" calcext:value-type="float">
            <text:p>2.75408609688248</text:p>
          </table:table-cell>
          <table:table-cell office:value-type="float" office:value="-1.42171198556215" calcext:value-type="float">
            <text:p>-1.42171198556215</text:p>
          </table:table-cell>
          <table:table-cell office:value-type="float" office:value="80.2139323480898" calcext:value-type="float">
            <text:p>80.213932348089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table:formula="of:=[.A187]/1000000" office:value-type="float" office:value="2775.075" calcext:value-type="float">
            <text:p>2775.075</text:p>
          </table:table-cell>
          <table:table-cell office:value-type="float" office:value="-4.13661443683677" calcext:value-type="float">
            <text:p>-4.13661443683677</text:p>
          </table:table-cell>
          <table:table-cell office:value-type="float" office:value="-8.53195608552881" calcext:value-type="float">
            <text:p>-8.53195608552881</text:p>
          </table:table-cell>
          <table:table-cell office:value-type="float" office:value="-13.5155152827393" calcext:value-type="float">
            <text:p>-13.5155152827393</text:p>
          </table:table-cell>
          <table:table-cell office:value-type="float" office:value="68.9882272590669" calcext:value-type="float">
            <text:p>68.9882272590669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table:formula="of:=[.A188]/1000000" office:value-type="float" office:value="2790.07" calcext:value-type="float">
            <text:p>2790.07</text:p>
          </table:table-cell>
          <table:table-cell office:value-type="float" office:value="-16.4444074464097" calcext:value-type="float">
            <text:p>-16.4444074464097</text:p>
          </table:table-cell>
          <table:table-cell office:value-type="float" office:value="-20.6286514322123" calcext:value-type="float">
            <text:p>-20.6286514322123</text:p>
          </table:table-cell>
          <table:table-cell office:value-type="float" office:value="-26.4295561735847" calcext:value-type="float">
            <text:p>-26.4295561735847</text:p>
          </table:table-cell>
          <table:table-cell office:value-type="float" office:value="56.1220078845878" calcext:value-type="float">
            <text:p>56.1220078845878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table:formula="of:=[.A189]/1000000" office:value-type="float" office:value="2805.065" calcext:value-type="float">
            <text:p>2805.065</text:p>
          </table:table-cell>
          <table:table-cell office:value-type="float" office:value="-28.9850641492734" calcext:value-type="float">
            <text:p>-28.9850641492734</text:p>
          </table:table-cell>
          <table:table-cell office:value-type="float" office:value="-33.1384866516498" calcext:value-type="float">
            <text:p>-33.1384866516498</text:p>
          </table:table-cell>
          <table:table-cell office:value-type="float" office:value="-39.41383854252" calcext:value-type="float">
            <text:p>-39.41383854252</text:p>
          </table:table-cell>
          <table:table-cell office:value-type="float" office:value="42.4866047102736" calcext:value-type="float">
            <text:p>42.4866047102736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table:formula="of:=[.A190]/1000000" office:value-type="float" office:value="2820.06" calcext:value-type="float">
            <text:p>2820.06</text:p>
          </table:table-cell>
          <table:table-cell office:value-type="float" office:value="-40.172164477114" calcext:value-type="float">
            <text:p>-40.172164477114</text:p>
          </table:table-cell>
          <table:table-cell office:value-type="float" office:value="-44.3194550807775" calcext:value-type="float">
            <text:p>-44.3194550807775</text:p>
          </table:table-cell>
          <table:table-cell office:value-type="float" office:value="-51.136679700724" calcext:value-type="float">
            <text:p>-51.136679700724</text:p>
          </table:table-cell>
          <table:table-cell office:value-type="float" office:value="29.8993919732534" calcext:value-type="float">
            <text:p>29.899391973253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table:formula="of:=[.A191]/1000000" office:value-type="float" office:value="2835.055" calcext:value-type="float">
            <text:p>2835.055</text:p>
          </table:table-cell>
          <table:table-cell office:value-type="float" office:value="-50.2098110232154" calcext:value-type="float">
            <text:p>-50.2098110232154</text:p>
          </table:table-cell>
          <table:table-cell office:value-type="float" office:value="-54.315744722985" calcext:value-type="float">
            <text:p>-54.315744722985</text:p>
          </table:table-cell>
          <table:table-cell office:value-type="float" office:value="-61.857354479503" calcext:value-type="float">
            <text:p>-61.857354479503</text:p>
          </table:table-cell>
          <table:table-cell office:value-type="float" office:value="18.8300142724808" calcext:value-type="float">
            <text:p>18.8300142724808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table:formula="of:=[.A192]/1000000" office:value-type="float" office:value="2850.05" calcext:value-type="float">
            <text:p>2850.05</text:p>
          </table:table-cell>
          <table:table-cell office:value-type="float" office:value="-60.4294020719474" calcext:value-type="float">
            <text:p>-60.4294020719474</text:p>
          </table:table-cell>
          <table:table-cell office:value-type="float" office:value="-64.4028870390046" calcext:value-type="float">
            <text:p>-64.4028870390046</text:p>
          </table:table-cell>
          <table:table-cell office:value-type="float" office:value="-72.6896380194451" calcext:value-type="float">
            <text:p>-72.6896380194451</text:p>
          </table:table-cell>
          <table:table-cell office:value-type="float" office:value="7.68985470148003" calcext:value-type="float">
            <text:p>7.68985470148003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table:formula="of:=[.A193]/1000000" office:value-type="float" office:value="2865.045" calcext:value-type="float">
            <text:p>2865.045</text:p>
          </table:table-cell>
          <table:table-cell office:value-type="float" office:value="-71.5478698488639" calcext:value-type="float">
            <text:p>-71.5478698488639</text:p>
          </table:table-cell>
          <table:table-cell office:value-type="float" office:value="-75.2152989211895" calcext:value-type="float">
            <text:p>-75.2152989211895</text:p>
          </table:table-cell>
          <table:table-cell office:value-type="float" office:value="-84.0449189149466" calcext:value-type="float">
            <text:p>-84.0449189149466</text:p>
          </table:table-cell>
          <table:table-cell office:value-type="float" office:value="-5.0145227404164" calcext:value-type="float">
            <text:p>-5.0145227404164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table:formula="of:=[.A194]/1000000" office:value-type="float" office:value="2880.04" calcext:value-type="float">
            <text:p>2880.04</text:p>
          </table:table-cell>
          <table:table-cell office:value-type="float" office:value="-83.6240166573791" calcext:value-type="float">
            <text:p>-83.6240166573791</text:p>
          </table:table-cell>
          <table:table-cell office:value-type="float" office:value="-87.0291413479411" calcext:value-type="float">
            <text:p>-87.0291413479411</text:p>
          </table:table-cell>
          <table:table-cell office:value-type="float" office:value="-96.2584509353725" calcext:value-type="float">
            <text:p>-96.2584509353725</text:p>
          </table:table-cell>
          <table:table-cell office:value-type="float" office:value="-19.0595987764854" calcext:value-type="float">
            <text:p>-19.0595987764854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table:formula="of:=[.A195]/1000000" office:value-type="float" office:value="2895.035" calcext:value-type="float">
            <text:p>2895.035</text:p>
          </table:table-cell>
          <table:table-cell office:value-type="float" office:value="-95.6102352393535" calcext:value-type="float">
            <text:p>-95.6102352393535</text:p>
          </table:table-cell>
          <table:table-cell office:value-type="float" office:value="-98.9419562556574" calcext:value-type="float">
            <text:p>-98.9419562556574</text:p>
          </table:table-cell>
          <table:table-cell office:value-type="float" office:value="-108.393478260116" calcext:value-type="float">
            <text:p>-108.393478260116</text:p>
          </table:table-cell>
          <table:table-cell office:value-type="float" office:value="-33.4066940860348" calcext:value-type="float">
            <text:p>-33.4066940860348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table:formula="of:=[.A196]/1000000" office:value-type="float" office:value="2910.03" calcext:value-type="float">
            <text:p>2910.03</text:p>
          </table:table-cell>
          <table:table-cell office:value-type="float" office:value="-107.058983956491" calcext:value-type="float">
            <text:p>-107.058983956491</text:p>
          </table:table-cell>
          <table:table-cell office:value-type="float" office:value="-110.407392667324" calcext:value-type="float">
            <text:p>-110.407392667324</text:p>
          </table:table-cell>
          <table:table-cell office:value-type="float" office:value="-120.213019991938" calcext:value-type="float">
            <text:p>-120.213019991938</text:p>
          </table:table-cell>
          <table:table-cell office:value-type="float" office:value="-46.7959223455931" calcext:value-type="float">
            <text:p>-46.7959223455931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table:formula="of:=[.A197]/1000000" office:value-type="float" office:value="2925.025" calcext:value-type="float">
            <text:p>2925.025</text:p>
          </table:table-cell>
          <table:table-cell office:value-type="float" office:value="-117.410825307353" calcext:value-type="float">
            <text:p>-117.410825307353</text:p>
          </table:table-cell>
          <table:table-cell office:value-type="float" office:value="-120.625571951448" calcext:value-type="float">
            <text:p>-120.625571951448</text:p>
          </table:table-cell>
          <table:table-cell office:value-type="float" office:value="-130.9089325263" calcext:value-type="float">
            <text:p>-130.9089325263</text:p>
          </table:table-cell>
          <table:table-cell office:value-type="float" office:value="-58.8740979358686" calcext:value-type="float">
            <text:p>-58.8740979358686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table:formula="of:=[.A198]/1000000" office:value-type="float" office:value="2940.02" calcext:value-type="float">
            <text:p>2940.02</text:p>
          </table:table-cell>
          <table:table-cell office:value-type="float" office:value="-127.932045429643" calcext:value-type="float">
            <text:p>-127.932045429643</text:p>
          </table:table-cell>
          <table:table-cell office:value-type="float" office:value="-130.923597485232" calcext:value-type="float">
            <text:p>-130.923597485232</text:p>
          </table:table-cell>
          <table:table-cell office:value-type="float" office:value="-141.498566766415" calcext:value-type="float">
            <text:p>-141.498566766415</text:p>
          </table:table-cell>
          <table:table-cell office:value-type="float" office:value="-70.8299866260378" calcext:value-type="float">
            <text:p>-70.8299866260378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table:formula="of:=[.A199]/1000000" office:value-type="float" office:value="2955.015" calcext:value-type="float">
            <text:p>2955.015</text:p>
          </table:table-cell>
          <table:table-cell office:value-type="float" office:value="-138.686138130946" calcext:value-type="float">
            <text:p>-138.686138130946</text:p>
          </table:table-cell>
          <table:table-cell office:value-type="float" office:value="-141.346738640354" calcext:value-type="float">
            <text:p>-141.346738640354</text:p>
          </table:table-cell>
          <table:table-cell office:value-type="float" office:value="-152.04297853766" calcext:value-type="float">
            <text:p>-152.04297853766</text:p>
          </table:table-cell>
          <table:table-cell office:value-type="float" office:value="-83.4572200314057" calcext:value-type="float">
            <text:p>-83.4572200314057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table:formula="of:=[.A200]/1000000" office:value-type="float" office:value="2970.01" calcext:value-type="float">
            <text:p>2970.01</text:p>
          </table:table-cell>
          <table:table-cell office:value-type="float" office:value="-150.155778751313" calcext:value-type="float">
            <text:p>-150.155778751313</text:p>
          </table:table-cell>
          <table:table-cell office:value-type="float" office:value="-152.757453279057" calcext:value-type="float">
            <text:p>-152.757453279057</text:p>
          </table:table-cell>
          <table:table-cell office:value-type="float" office:value="-163.517670447045" calcext:value-type="float">
            <text:p>-163.517670447045</text:p>
          </table:table-cell>
          <table:table-cell office:value-type="float" office:value="-97.1835490799126" calcext:value-type="float">
            <text:p>-97.1835490799126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table:formula="of:=[.A201]/1000000" office:value-type="float" office:value="2985.005" calcext:value-type="float">
            <text:p>2985.005</text:p>
          </table:table-cell>
          <table:table-cell office:value-type="float" office:value="-161.885739339606" calcext:value-type="float">
            <text:p>-161.885739339606</text:p>
          </table:table-cell>
          <table:table-cell office:value-type="float" office:value="-164.51225606373" calcext:value-type="float">
            <text:p>-164.51225606373</text:p>
          </table:table-cell>
          <table:table-cell office:value-type="float" office:value="-175.391658266081" calcext:value-type="float">
            <text:p>-175.391658266081</text:p>
          </table:table-cell>
          <table:table-cell office:value-type="float" office:value="-110.548169878275" calcext:value-type="float">
            <text:p>-110.548169878275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table:formula="of:=[.A202]/1000000" office:value-type="float" office:value="3000" calcext:value-type="float">
            <text:p>3000</text:p>
          </table:table-cell>
          <table:table-cell office:value-type="float" office:value="-173.572746594778" calcext:value-type="float">
            <text:p>-173.572746594778</text:p>
          </table:table-cell>
          <table:table-cell office:value-type="float" office:value="-176.103859744798" calcext:value-type="float">
            <text:p>-176.103859744798</text:p>
          </table:table-cell>
          <table:table-cell office:value-type="float" office:value="172.833366912882" calcext:value-type="float">
            <text:p>172.833366912882</text:p>
          </table:table-cell>
          <table:table-cell office:value-type="float" office:value="-123.600785590602" calcext:value-type="float">
            <text:p>-123.600785590602</text:p>
          </table:table-cell>
        </table:table-row>
      </table:table>
      <table:table table:name="COM_J1_Phas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4:5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07397327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0.590237504526" calcext:value-type="float">
            <text:p>140.590237504526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71.450381677667" calcext:value-type="float">
            <text:p>171.45038167766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3.7692280143" calcext:value-type="float">
            <text:p>133.7692280143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101.61949167195" calcext:value-type="float">
            <text:p>101.61949167195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73.0447789898032" calcext:value-type="float">
            <text:p>73.0447789898032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6.5334213415729" calcext:value-type="float">
            <text:p>46.5334213415729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23.1561100855831" calcext:value-type="float">
            <text:p>23.1561100855831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1.0517901528778" calcext:value-type="float">
            <text:p>1.0517901528778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19.8041082729014" calcext:value-type="float">
            <text:p>-19.8041082729014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4.1162096376147" calcext:value-type="float">
            <text:p>-34.1162096376147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3.8243573946135" calcext:value-type="float">
            <text:p>-53.8243573946135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1.7362926628074" calcext:value-type="float">
            <text:p>-71.7362926628074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7.7978553155249" calcext:value-type="float">
            <text:p>-87.797855315524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4.0924881357" calcext:value-type="float">
            <text:p>-104.0924881357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9.29187738117" calcext:value-type="float">
            <text:p>-119.29187738117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4.315830685244" calcext:value-type="float">
            <text:p>-134.315830685244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8.716642605905" calcext:value-type="float">
            <text:p>-148.716642605905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62.592149261367" calcext:value-type="float">
            <text:p>-162.592149261367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7.128819310553" calcext:value-type="float">
            <text:p>-177.128819310553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69.319751440439" calcext:value-type="float">
            <text:p>169.319751440439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5.720038743207" calcext:value-type="float">
            <text:p>155.720038743207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2.876872525387" calcext:value-type="float">
            <text:p>142.876872525387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29.334035653015" calcext:value-type="float">
            <text:p>129.334035653015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16.774701518819" calcext:value-type="float">
            <text:p>116.774701518819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03.808716114731" calcext:value-type="float">
            <text:p>103.80871611473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1.6997370241929" calcext:value-type="float">
            <text:p>91.6997370241929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78.579773498757" calcext:value-type="float">
            <text:p>78.579773498757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66.1139050585776" calcext:value-type="float">
            <text:p>66.1139050585776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54.06173680402" calcext:value-type="float">
            <text:p>54.06173680402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2.1470345535924" calcext:value-type="float">
            <text:p>42.1470345535924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30.1652708012749" calcext:value-type="float">
            <text:p>30.1652708012749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7.752735651967" calcext:value-type="float">
            <text:p>17.752735651967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5.16279225636678" calcext:value-type="float">
            <text:p>5.16279225636678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-8.1663276190668" calcext:value-type="float">
            <text:p>-8.1663276190668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19.0456206294409" calcext:value-type="float">
            <text:p>-19.0456206294409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30.6948813184944" calcext:value-type="float">
            <text:p>-30.6948813184944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41.1571900986417" calcext:value-type="float">
            <text:p>-41.1571900986417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54.4198901635784" calcext:value-type="float">
            <text:p>-54.4198901635784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66.1972377492379" calcext:value-type="float">
            <text:p>-66.1972377492379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9.3376008793748" calcext:value-type="float">
            <text:p>-79.3376008793748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8.5743147142508" calcext:value-type="float">
            <text:p>-88.5743147142508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100.195951657491" calcext:value-type="float">
            <text:p>-100.19595165749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11.994637883908" calcext:value-type="float">
            <text:p>-111.994637883908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25.589213963686" calcext:value-type="float">
            <text:p>-125.589213963686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8.878670327398" calcext:value-type="float">
            <text:p>-138.878670327398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49.298768441232" calcext:value-type="float">
            <text:p>-149.298768441232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59.957692972688" calcext:value-type="float">
            <text:p>-159.957692972688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71.167293194973" calcext:value-type="float">
            <text:p>-171.167293194973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4.640108853857" calcext:value-type="float">
            <text:p>174.640108853857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1.871157825311" calcext:value-type="float">
            <text:p>161.871157825311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49.998026247706" calcext:value-type="float">
            <text:p>149.998026247706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1.587372267607" calcext:value-type="float">
            <text:p>141.587372267607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29.354140323149" calcext:value-type="float">
            <text:p>129.35414032314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6.171380320021" calcext:value-type="float">
            <text:p>116.171380320021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00.547589792103" calcext:value-type="float">
            <text:p>100.547589792103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7.9825359415623" calcext:value-type="float">
            <text:p>87.9825359415623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80.1111377912496" calcext:value-type="float">
            <text:p>80.1111377912496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70.4183976190668" calcext:value-type="float">
            <text:p>70.4183976190668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57.7559004991334" calcext:value-type="float">
            <text:p>57.755900499133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2.1075796924068" calcext:value-type="float">
            <text:p>42.1075796924068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25.0549795192239" calcext:value-type="float">
            <text:p>25.0549795192239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8.0613851236384" calcext:value-type="float">
            <text:p>18.0613851236384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1.9947843704239" calcext:value-type="float">
            <text:p>11.9947843704239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1.41711330488131" calcext:value-type="float">
            <text:p>1.41711330488131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13.5574921218241" calcext:value-type="float">
            <text:p>-13.5574921218241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34.2252735828595" calcext:value-type="float">
            <text:p>-34.2252735828595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51.2617449590784" calcext:value-type="float">
            <text:p>-51.2617449590784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57.0955428276241" calcext:value-type="float">
            <text:p>-57.0955428276241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61.143362417176" calcext:value-type="float">
            <text:p>-61.143362417176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72.2026113673186" calcext:value-type="float">
            <text:p>-72.2026113673186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91.2037175783751" calcext:value-type="float">
            <text:p>-91.2037175783751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112.413315766604" calcext:value-type="float">
            <text:p>-112.41331576660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25.034431607739" calcext:value-type="float">
            <text:p>-125.03443160773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32.671018849541" calcext:value-type="float">
            <text:p>-132.671018849541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40.474294913467" calcext:value-type="float">
            <text:p>-140.474294913467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53.236967911866" calcext:value-type="float">
            <text:p>-153.236967911866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70.213792940492" calcext:value-type="float">
            <text:p>-170.213792940492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173.779443604731" calcext:value-type="float">
            <text:p>173.779443604731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162.40285601103" calcext:value-type="float">
            <text:p>162.40285601103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53.590848996759" calcext:value-type="float">
            <text:p>153.59084899675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42.539547874994" calcext:value-type="float">
            <text:p>142.539547874994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28.709236300089" calcext:value-type="float">
            <text:p>128.709236300089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13.719981517308" calcext:value-type="float">
            <text:p>113.719981517308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00.402562251518" calcext:value-type="float">
            <text:p>100.402562251518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92.4145391905268" calcext:value-type="float">
            <text:p>92.4145391905268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81.4927776469639" calcext:value-type="float">
            <text:p>81.4927776469639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8.4694043077082" calcext:value-type="float">
            <text:p>68.4694043077082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54.3545371984667" calcext:value-type="float">
            <text:p>54.3545371984667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41.1396966367109" calcext:value-type="float">
            <text:p>41.1396966367109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29.7847454043091" calcext:value-type="float">
            <text:p>29.7847454043091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8.9863208389798" calcext:value-type="float">
            <text:p>18.9863208389798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6.60868557280056" calcext:value-type="float">
            <text:p>6.60868557280056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-6.84466990580428" calcext:value-type="float">
            <text:p>-6.84466990580428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-20.619549965889" calcext:value-type="float">
            <text:p>-20.619549965889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2.0034698226382" calcext:value-type="float">
            <text:p>-32.0034698226382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42.2224106892799" calcext:value-type="float">
            <text:p>-42.2224106892799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53.0825933917836" calcext:value-type="float">
            <text:p>-53.0825933917836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65.8734400626359" calcext:value-type="float">
            <text:p>-65.8734400626359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79.9028499787119" calcext:value-type="float">
            <text:p>-79.9028499787119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92.9217028520445" calcext:value-type="float">
            <text:p>-92.9217028520445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103.412414811059" calcext:value-type="float">
            <text:p>-103.412414811059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112.031324502781" calcext:value-type="float">
            <text:p>-112.031324502781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122.27757937791" calcext:value-type="float">
            <text:p>-122.27757937791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34.962192180361" calcext:value-type="float">
            <text:p>-134.96219218036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49.582516200025" calcext:value-type="float">
            <text:p>-149.582516200025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62.394155226673" calcext:value-type="float">
            <text:p>-162.394155226673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71.680182468688" calcext:value-type="float">
            <text:p>-171.680182468688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79.466535883227" calcext:value-type="float">
            <text:p>-179.466535883227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170.801677775518" calcext:value-type="float">
            <text:p>170.801677775518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157.915350298133" calcext:value-type="float">
            <text:p>157.91535029813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43.177152067291" calcext:value-type="float">
            <text:p>143.177152067291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30.475149715688" calcext:value-type="float">
            <text:p>130.475149715688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21.899632463368" calcext:value-type="float">
            <text:p>121.899632463368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13.999534894861" calcext:value-type="float">
            <text:p>113.999534894861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04.493086492743" calcext:value-type="float">
            <text:p>104.493086492743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91.0851068038587" calcext:value-type="float">
            <text:p>91.0851068038587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76.8216511316709" calcext:value-type="float">
            <text:p>76.8216511316709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64.8320846912458" calcext:value-type="float">
            <text:p>64.8320846912458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55.6934279103965" calcext:value-type="float">
            <text:p>55.6934279103965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6.8303683864166" calcext:value-type="float">
            <text:p>46.8303683864166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35.6261460819654" calcext:value-type="float">
            <text:p>35.6261460819654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21.6444294641563" calcext:value-type="float">
            <text:p>21.6444294641563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7.64744770098646" calcext:value-type="float">
            <text:p>7.64744770098646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-3.96462349552869" calcext:value-type="float">
            <text:p>-3.96462349552869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-13.8797863602622" calcext:value-type="float">
            <text:p>-13.8797863602622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-24.4976460749903" calcext:value-type="float">
            <text:p>-24.4976460749903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37.2133555607262" calcext:value-type="float">
            <text:p>-37.2133555607262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50.8048686000145" calcext:value-type="float">
            <text:p>-50.8048686000145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63.0789756676018" calcext:value-type="float">
            <text:p>-63.0789756676018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73.7093474239042" calcext:value-type="float">
            <text:p>-73.7093474239042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84.7398470896281" calcext:value-type="float">
            <text:p>-84.7398470896281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97.3394712642195" calcext:value-type="float">
            <text:p>-97.3394712642195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110.978385419454" calcext:value-type="float">
            <text:p>-110.97838541945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123.543255865239" calcext:value-type="float">
            <text:p>-123.543255865239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134.23093504204" calcext:value-type="float">
            <text:p>-134.23093504204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44.89573105234" calcext:value-type="float">
            <text:p>-144.8957310523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57.431248445025" calcext:value-type="float">
            <text:p>-157.431248445025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70.859932538142" calcext:value-type="float">
            <text:p>-170.859932538142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176.240264410058" calcext:value-type="float">
            <text:p>176.240264410058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166.202588062244" calcext:value-type="float">
            <text:p>166.202588062244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157.228966710763" calcext:value-type="float">
            <text:p>157.228966710763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146.657701105496" calcext:value-type="float">
            <text:p>146.657701105496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33.519492729906" calcext:value-type="float">
            <text:p>133.519492729906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19.875994204359" calcext:value-type="float">
            <text:p>119.875994204359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08.641256469563" calcext:value-type="float">
            <text:p>108.641256469563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00.665048778851" calcext:value-type="float">
            <text:p>100.665048778851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92.3797299055288" calcext:value-type="float">
            <text:p>92.3797299055288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81.1983940375442" calcext:value-type="float">
            <text:p>81.1983940375442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67.4037159796235" calcext:value-type="float">
            <text:p>67.4037159796235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53.9644491755294" calcext:value-type="float">
            <text:p>53.9644491755294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43.9427366470709" calcext:value-type="float">
            <text:p>43.9427366470709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36.3339964329706" calcext:value-type="float">
            <text:p>36.3339964329706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7.8261245773749" calcext:value-type="float">
            <text:p>27.8261245773749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15.8853657199065" calcext:value-type="float">
            <text:p>15.8853657199065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1.74095395355642" calcext:value-type="float">
            <text:p>1.74095395355642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-11.6014477853265" calcext:value-type="float">
            <text:p>-11.6014477853265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-21.8866423661605" calcext:value-type="float">
            <text:p>-21.8866423661605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-30.6663169845125" calcext:value-type="float">
            <text:p>-30.6663169845125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41.0812551156459" calcext:value-type="float">
            <text:p>-41.0812551156459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53.9116060439216" calcext:value-type="float">
            <text:p>-53.9116060439216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67.9606494746213" calcext:value-type="float">
            <text:p>-67.9606494746213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80.7762168482963" calcext:value-type="float">
            <text:p>-80.7762168482963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91.8598312618275" calcext:value-type="float">
            <text:p>-91.859831261827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102.412165193709" calcext:value-type="float">
            <text:p>-102.412165193709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114.386395659441" calcext:value-type="float">
            <text:p>-114.386395659441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127.435497875882" calcext:value-type="float">
            <text:p>-127.43549787588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140.316224426662" calcext:value-type="float">
            <text:p>-140.316224426662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52.40472567784" calcext:value-type="float">
            <text:p>-152.40472567784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64.119874079617" calcext:value-type="float">
            <text:p>-164.119874079617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76.205952755243" calcext:value-type="float">
            <text:p>-176.20595275524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171.15063765097" calcext:value-type="float">
            <text:p>171.15063765097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158.519974785045" calcext:value-type="float">
            <text:p>158.519974785045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146.655400536903" calcext:value-type="float">
            <text:p>146.655400536903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135.217911834139" calcext:value-type="float">
            <text:p>135.21791183413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23.125189177394" calcext:value-type="float">
            <text:p>123.125189177394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10.561105536483" calcext:value-type="float">
            <text:p>110.561105536483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98.0618144270844" calcext:value-type="float">
            <text:p>98.0618144270844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86.6806754599751" calcext:value-type="float">
            <text:p>86.6806754599751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75.819744915922" calcext:value-type="float">
            <text:p>75.819744915922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64.5116434859923" calcext:value-type="float">
            <text:p>64.5116434859923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52.1860538474071" calcext:value-type="float">
            <text:p>52.1860538474071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39.568851524469" calcext:value-type="float">
            <text:p>39.568851524469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27.9743024795839" calcext:value-type="float">
            <text:p>27.9743024795839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7.6810933170047" calcext:value-type="float">
            <text:p>17.6810933170047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7.24314740718518" calcext:value-type="float">
            <text:p>7.2431474071851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-4.13661443683677" calcext:value-type="float">
            <text:p>-4.13661443683677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-16.4444074464097" calcext:value-type="float">
            <text:p>-16.4444074464097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-28.9850641492734" calcext:value-type="float">
            <text:p>-28.9850641492734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-40.172164477114" calcext:value-type="float">
            <text:p>-40.17216447711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-50.2098110232154" calcext:value-type="float">
            <text:p>-50.2098110232154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60.4294020719474" calcext:value-type="float">
            <text:p>-60.4294020719474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71.5478698488639" calcext:value-type="float">
            <text:p>-71.5478698488639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83.6240166573791" calcext:value-type="float">
            <text:p>-83.6240166573791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95.6102352393535" calcext:value-type="float">
            <text:p>-95.6102352393535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107.058983956491" calcext:value-type="float">
            <text:p>-107.058983956491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117.410825307353" calcext:value-type="float">
            <text:p>-117.410825307353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127.932045429643" calcext:value-type="float">
            <text:p>-127.932045429643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138.686138130946" calcext:value-type="float">
            <text:p>-138.686138130946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150.155778751313" calcext:value-type="float">
            <text:p>-150.155778751313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161.885739339606" calcext:value-type="float">
            <text:p>-161.885739339606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73.572746594778" calcext:value-type="float">
            <text:p>-173.57274659477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2_Phas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5:5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4215353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9.1719214454596" calcext:value-type="float">
            <text:p>49.1719214454596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71.09308828477" calcext:value-type="float">
            <text:p>171.09308828477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3.57876754596" calcext:value-type="float">
            <text:p>133.5787675459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101.482337128175" calcext:value-type="float">
            <text:p>101.482337128175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72.9507869314744" calcext:value-type="float">
            <text:p>72.9507869314744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6.3779926853502" calcext:value-type="float">
            <text:p>46.3779926853502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22.9531367116098" calcext:value-type="float">
            <text:p>22.953136711609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0.796660898273148" calcext:value-type="float">
            <text:p>0.796660898273148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0.0560393198516" calcext:value-type="float">
            <text:p>-20.0560393198516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4.4301647378836" calcext:value-type="float">
            <text:p>-34.4301647378836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4.1667783547449" calcext:value-type="float">
            <text:p>-54.1667783547449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2.1050870702097" calcext:value-type="float">
            <text:p>-72.1050870702097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88.1741155219269" calcext:value-type="float">
            <text:p>-88.174115521926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4.529318241495" calcext:value-type="float">
            <text:p>-104.529318241495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19.7217643412" calcext:value-type="float">
            <text:p>-119.7217643412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4.778245737542" calcext:value-type="float">
            <text:p>-134.778245737542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49.295705372511" calcext:value-type="float">
            <text:p>-149.295705372511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63.186692455513" calcext:value-type="float">
            <text:p>-163.186692455513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177.72654300402" calcext:value-type="float">
            <text:p>-177.72654300402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68.742872947149" calcext:value-type="float">
            <text:p>168.742872947149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55.16174140464" calcext:value-type="float">
            <text:p>155.16174140464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2.233657437558" calcext:value-type="float">
            <text:p>142.233657437558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28.651700387092" calcext:value-type="float">
            <text:p>128.651700387092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16.034492920232" calcext:value-type="float">
            <text:p>116.034492920232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03.104533123805" calcext:value-type="float">
            <text:p>103.104533123805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90.9645574448035" calcext:value-type="float">
            <text:p>90.9645574448035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77.8802180593907" calcext:value-type="float">
            <text:p>77.8802180593907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65.3472410157554" calcext:value-type="float">
            <text:p>65.3472410157554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53.2800471126391" calcext:value-type="float">
            <text:p>53.2800471126391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41.3797225091904" calcext:value-type="float">
            <text:p>41.3797225091904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29.3859097754337" calcext:value-type="float">
            <text:p>29.3859097754337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7.0020106748162" calcext:value-type="float">
            <text:p>17.0020106748162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4.37823355187997" calcext:value-type="float">
            <text:p>4.37823355187997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-8.98870481702815" calcext:value-type="float">
            <text:p>-8.98870481702815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19.7806270210402" calcext:value-type="float">
            <text:p>-19.7806270210402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31.4591696719451" calcext:value-type="float">
            <text:p>-31.4591696719451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41.9264840298052" calcext:value-type="float">
            <text:p>-41.9264840298052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55.2023609758016" calcext:value-type="float">
            <text:p>-55.2023609758016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67.0651315445554" calcext:value-type="float">
            <text:p>-67.0651315445554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80.1132600124546" calcext:value-type="float">
            <text:p>-80.1132600124546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89.315003311084" calcext:value-type="float">
            <text:p>-89.315003311084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101.013174704956" calcext:value-type="float">
            <text:p>-101.013174704956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12.858852877729" calcext:value-type="float">
            <text:p>-112.858852877729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26.419693844234" calcext:value-type="float">
            <text:p>-126.419693844234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39.731243824978" calcext:value-type="float">
            <text:p>-139.731243824978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50.100859899591" calcext:value-type="float">
            <text:p>-150.100859899591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60.840560273814" calcext:value-type="float">
            <text:p>-160.840560273814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72.127818855589" calcext:value-type="float">
            <text:p>-172.127818855589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73.692428125941" calcext:value-type="float">
            <text:p>173.692428125941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60.890963045344" calcext:value-type="float">
            <text:p>160.890963045344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49.094227772465" calcext:value-type="float">
            <text:p>149.09422777246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40.612162612645" calcext:value-type="float">
            <text:p>140.61216261264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28.337811820647" calcext:value-type="float">
            <text:p>128.337811820647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5.107649042956" calcext:value-type="float">
            <text:p>115.10764904295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99.3960000278905" calcext:value-type="float">
            <text:p>99.3960000278905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86.8169239469889" calcext:value-type="float">
            <text:p>86.8169239469889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78.9817668214802" calcext:value-type="float">
            <text:p>78.9817668214802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69.2099025347499" calcext:value-type="float">
            <text:p>69.2099025347499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56.4723572159589" calcext:value-type="float">
            <text:p>56.4723572159589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40.8709998171826" calcext:value-type="float">
            <text:p>40.8709998171826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23.8734654153405" calcext:value-type="float">
            <text:p>23.8734654153405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6.8416861958908" calcext:value-type="float">
            <text:p>16.8416861958908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0.7106590019858" calcext:value-type="float">
            <text:p>10.7106590019858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0.149451631801818" calcext:value-type="float">
            <text:p>0.149451631801818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14.8246289448911" calcext:value-type="float">
            <text:p>-14.8246289448911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35.55695880763" calcext:value-type="float">
            <text:p>-35.55695880763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52.4679901391291" calcext:value-type="float">
            <text:p>-52.4679901391291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58.1432389209686" calcext:value-type="float">
            <text:p>-58.1432389209686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62.1809500109765" calcext:value-type="float">
            <text:p>-62.1809500109765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73.3029266971501" calcext:value-type="float">
            <text:p>-73.3029266971501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92.385805337733" calcext:value-type="float">
            <text:p>-92.385805337733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113.63364373606" calcext:value-type="float">
            <text:p>-113.63364373606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26.16563084916" calcext:value-type="float">
            <text:p>-126.16563084916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33.861158323998" calcext:value-type="float">
            <text:p>-133.861158323998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41.503837161379" calcext:value-type="float">
            <text:p>-141.503837161379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54.341473548397" calcext:value-type="float">
            <text:p>-154.341473548397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71.238099124029" calcext:value-type="float">
            <text:p>-171.238099124029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172.782273005026" calcext:value-type="float">
            <text:p>172.782273005026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161.470851937422" calcext:value-type="float">
            <text:p>161.47085193742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52.591400826229" calcext:value-type="float">
            <text:p>152.59140082622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41.561441335676" calcext:value-type="float">
            <text:p>141.561441335676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27.646769650991" calcext:value-type="float">
            <text:p>127.646769650991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12.66837692565" calcext:value-type="float">
            <text:p>112.66837692565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99.4027874503713" calcext:value-type="float">
            <text:p>99.4027874503713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91.4524762410777" calcext:value-type="float">
            <text:p>91.4524762410777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80.4849964402789" calcext:value-type="float">
            <text:p>80.4849964402789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7.2642733041485" calcext:value-type="float">
            <text:p>67.2642733041485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53.1490545055597" calcext:value-type="float">
            <text:p>53.1490545055597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39.901834901194" calcext:value-type="float">
            <text:p>39.901834901194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28.6300847427269" calcext:value-type="float">
            <text:p>28.6300847427269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7.7897285680094" calcext:value-type="float">
            <text:p>17.7897285680094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5.25216157879744" calcext:value-type="float">
            <text:p>5.2521615787974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-8.33158574063817" calcext:value-type="float">
            <text:p>-8.33158574063817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-22.1578673269807" calcext:value-type="float">
            <text:p>-22.1578673269807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3.5769564664841" calcext:value-type="float">
            <text:p>-33.5769564664841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43.8160704080771" calcext:value-type="float">
            <text:p>-43.8160704080771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54.7836287554543" calcext:value-type="float">
            <text:p>-54.7836287554543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67.6656362128512" calcext:value-type="float">
            <text:p>-67.6656362128512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81.7524256629463" calcext:value-type="float">
            <text:p>-81.7524256629463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94.8340904821487" calcext:value-type="float">
            <text:p>-94.8340904821487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105.33285416336" calcext:value-type="float">
            <text:p>-105.33285416336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113.973921514568" calcext:value-type="float">
            <text:p>-113.973921514568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124.208935110616" calcext:value-type="float">
            <text:p>-124.20893511061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37.034662590198" calcext:value-type="float">
            <text:p>-137.034662590198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51.616737900814" calcext:value-type="float">
            <text:p>-151.616737900814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64.43667324304" calcext:value-type="float">
            <text:p>-164.43667324304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73.653871833869" calcext:value-type="float">
            <text:p>-173.653871833869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178.56920963512" calcext:value-type="float">
            <text:p>178.56920963512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168.813910101688" calcext:value-type="float">
            <text:p>168.813910101688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155.960245283603" calcext:value-type="float">
            <text:p>155.96024528360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41.334917641658" calcext:value-type="float">
            <text:p>141.334917641658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28.712451959983" calcext:value-type="float">
            <text:p>128.712451959983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20.149115872522" calcext:value-type="float">
            <text:p>120.149115872522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12.293975822093" calcext:value-type="float">
            <text:p>112.293975822093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02.804567163332" calcext:value-type="float">
            <text:p>102.804567163332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89.4387601391232" calcext:value-type="float">
            <text:p>89.4387601391232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75.3089952066923" calcext:value-type="float">
            <text:p>75.3089952066923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63.4087006871877" calcext:value-type="float">
            <text:p>63.4087006871877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54.2683298141701" calcext:value-type="float">
            <text:p>54.2683298141701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5.4101187659751" calcext:value-type="float">
            <text:p>45.4101187659751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34.1812442041646" calcext:value-type="float">
            <text:p>34.1812442041646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20.2773474260956" calcext:value-type="float">
            <text:p>20.2773474260956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6.3904213016228" calcext:value-type="float">
            <text:p>6.3904213016228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-5.22474806962194" calcext:value-type="float">
            <text:p>-5.22474806962194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-15.158376299188" calcext:value-type="float">
            <text:p>-15.158376299188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-26.0259167290518" calcext:value-type="float">
            <text:p>-26.0259167290518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38.6947645895499" calcext:value-type="float">
            <text:p>-38.6947645895499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52.2091741948334" calcext:value-type="float">
            <text:p>-52.2091741948334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64.6070780216325" calcext:value-type="float">
            <text:p>-64.6070780216325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75.2704297056823" calcext:value-type="float">
            <text:p>-75.2704297056823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86.4459449314983" calcext:value-type="float">
            <text:p>-86.4459449314983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99.2201186507975" calcext:value-type="float">
            <text:p>-99.2201186507975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113.036569984483" calcext:value-type="float">
            <text:p>-113.036569984483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125.584460022433" calcext:value-type="float">
            <text:p>-125.584460022433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136.408570084193" calcext:value-type="float">
            <text:p>-136.408570084193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47.230185716057" calcext:value-type="float">
            <text:p>-147.230185716057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59.917172601963" calcext:value-type="float">
            <text:p>-159.917172601963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73.459257259193" calcext:value-type="float">
            <text:p>-173.459257259193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173.549118806273" calcext:value-type="float">
            <text:p>173.549118806273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163.41705866641" calcext:value-type="float">
            <text:p>163.41705866641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154.292547888908" calcext:value-type="float">
            <text:p>154.292547888908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143.643274621009" calcext:value-type="float">
            <text:p>143.643274621009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30.52770359097" calcext:value-type="float">
            <text:p>130.52770359097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16.892734900267" calcext:value-type="float">
            <text:p>116.892734900267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05.743399466907" calcext:value-type="float">
            <text:p>105.74339946690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97.6677258432641" calcext:value-type="float">
            <text:p>97.6677258432641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89.3340176328422" calcext:value-type="float">
            <text:p>89.3340176328422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78.1705199688188" calcext:value-type="float">
            <text:p>78.1705199688188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64.5488984172598" calcext:value-type="float">
            <text:p>64.5488984172598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51.2312656143666" calcext:value-type="float">
            <text:p>51.2312656143666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41.3254562816144" calcext:value-type="float">
            <text:p>41.3254562816144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33.6690259706469" calcext:value-type="float">
            <text:p>33.6690259706469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5.2150618620787" calcext:value-type="float">
            <text:p>25.2150618620787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13.3850403935228" calcext:value-type="float">
            <text:p>13.3850403935228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-0.533611480122408" calcext:value-type="float">
            <text:p>-0.533611480122408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-13.6953870543915" calcext:value-type="float">
            <text:p>-13.6953870543915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-23.963664085315" calcext:value-type="float">
            <text:p>-23.963664085315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-32.8068408263445" calcext:value-type="float">
            <text:p>-32.8068408263445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43.1605516265071" calcext:value-type="float">
            <text:p>-43.1605516265071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55.8026415027483" calcext:value-type="float">
            <text:p>-55.8026415027483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69.687043880401" calcext:value-type="float">
            <text:p>-69.687043880401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82.4763987539879" calcext:value-type="float">
            <text:p>-82.4763987539879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93.5709135551563" calcext:value-type="float">
            <text:p>-93.5709135551563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104.279463509396" calcext:value-type="float">
            <text:p>-104.279463509396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116.123367954238" calcext:value-type="float">
            <text:p>-116.123367954238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129.127603170182" calcext:value-type="float">
            <text:p>-129.12760317018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142.060917340325" calcext:value-type="float">
            <text:p>-142.060917340325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54.225489316574" calcext:value-type="float">
            <text:p>-154.225489316574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66.015718135366" calcext:value-type="float">
            <text:p>-166.01571813536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78.295070072993" calcext:value-type="float">
            <text:p>-178.29507007299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169.052968242178" calcext:value-type="float">
            <text:p>169.052968242178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156.263590952408" calcext:value-type="float">
            <text:p>156.263590952408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144.149766348126" calcext:value-type="float">
            <text:p>144.149766348126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132.452235575187" calcext:value-type="float">
            <text:p>132.452235575187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20.184264165829" calcext:value-type="float">
            <text:p>120.184264165829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07.353800216938" calcext:value-type="float">
            <text:p>107.35380021693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94.7643633134123" calcext:value-type="float">
            <text:p>94.7643633134123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83.0113013846625" calcext:value-type="float">
            <text:p>83.0113013846625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71.9454873323793" calcext:value-type="float">
            <text:p>71.945487332379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60.4318275056472" calcext:value-type="float">
            <text:p>60.4318275056472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48.1107761049665" calcext:value-type="float">
            <text:p>48.1107761049665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35.4395412979481" calcext:value-type="float">
            <text:p>35.4395412979481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23.7464830989856" calcext:value-type="float">
            <text:p>23.7464830989856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13.2684178427028" calcext:value-type="float">
            <text:p>13.2684178427028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2.75408609688248" calcext:value-type="float">
            <text:p>2.7540860968824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-8.53195608552881" calcext:value-type="float">
            <text:p>-8.53195608552881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-20.6286514322123" calcext:value-type="float">
            <text:p>-20.6286514322123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-33.1384866516498" calcext:value-type="float">
            <text:p>-33.1384866516498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-44.3194550807775" calcext:value-type="float">
            <text:p>-44.3194550807775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-54.315744722985" calcext:value-type="float">
            <text:p>-54.315744722985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64.4028870390046" calcext:value-type="float">
            <text:p>-64.4028870390046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75.2152989211895" calcext:value-type="float">
            <text:p>-75.2152989211895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87.0291413479411" calcext:value-type="float">
            <text:p>-87.0291413479411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98.9419562556574" calcext:value-type="float">
            <text:p>-98.9419562556574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110.407392667324" calcext:value-type="float">
            <text:p>-110.407392667324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120.625571951448" calcext:value-type="float">
            <text:p>-120.625571951448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130.923597485232" calcext:value-type="float">
            <text:p>-130.923597485232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141.346738640354" calcext:value-type="float">
            <text:p>-141.346738640354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152.757453279057" calcext:value-type="float">
            <text:p>-152.757453279057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164.51225606373" calcext:value-type="float">
            <text:p>-164.51225606373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76.103859744798" calcext:value-type="float">
            <text:p>-176.10385974479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3_Phas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8:4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03781042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16.758181711923" calcext:value-type="float">
            <text:p>-116.758181711923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73.56946288915" calcext:value-type="float">
            <text:p>173.56946288915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135.082790952169" calcext:value-type="float">
            <text:p>135.082790952169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102.62729641682" calcext:value-type="float">
            <text:p>102.62729641682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73.4985703378122" calcext:value-type="float">
            <text:p>73.4985703378122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46.3940070037464" calcext:value-type="float">
            <text:p>46.3940070037464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22.3590880191577" calcext:value-type="float">
            <text:p>22.3590880191577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-0.289914119074252" calcext:value-type="float">
            <text:p>-0.289914119074252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-21.6112948126119" calcext:value-type="float">
            <text:p>-21.611294812611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-36.563997608359" calcext:value-type="float">
            <text:p>-36.563997608359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-56.5379459176104" calcext:value-type="float">
            <text:p>-56.5379459176104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-74.8596274544611" calcext:value-type="float">
            <text:p>-74.8596274544611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91.5555707377675" calcext:value-type="float">
            <text:p>-91.5555707377675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08.415195652379" calcext:value-type="float">
            <text:p>-108.415195652379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123.750652922557" calcext:value-type="float">
            <text:p>-123.750652922557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139.025902497006" calcext:value-type="float">
            <text:p>-139.025902497006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153.728148604161" calcext:value-type="float">
            <text:p>-153.728148604161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168.303720351094" calcext:value-type="float">
            <text:p>-168.303720351094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176.689550005901" calcext:value-type="float">
            <text:p>176.689550005901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63.142211494608" calcext:value-type="float">
            <text:p>163.142211494608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49.423086290936" calcext:value-type="float">
            <text:p>149.423086290936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36.295317078861" calcext:value-type="float">
            <text:p>136.295317078861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22.181260065961" calcext:value-type="float">
            <text:p>122.181260065961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09.150521870996" calcext:value-type="float">
            <text:p>109.150521870996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96.1155098344231" calcext:value-type="float">
            <text:p>96.115509834423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84.0349486686311" calcext:value-type="float">
            <text:p>84.0349486686311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70.5705304653966" calcext:value-type="float">
            <text:p>70.5705304653966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57.6370383269585" calcext:value-type="float">
            <text:p>57.6370383269585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45.0448897254087" calcext:value-type="float">
            <text:p>45.0448897254087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33.1763829681375" calcext:value-type="float">
            <text:p>33.1763829681375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21.1324126794878" calcext:value-type="float">
            <text:p>21.1324126794878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8.38262482348568" calcext:value-type="float">
            <text:p>8.3826248234856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-4.68707781808013" calcext:value-type="float">
            <text:p>-4.68707781808013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-18.5588600904562" calcext:value-type="float">
            <text:p>-18.5588600904562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-29.2714331146444" calcext:value-type="float">
            <text:p>-29.2714331146444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-41.0067157029226" calcext:value-type="float">
            <text:p>-41.0067157029226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-51.7496558653514" calcext:value-type="float">
            <text:p>-51.7496558653514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-65.5379464498581" calcext:value-type="float">
            <text:p>-65.5379464498581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-77.7776616080808" calcext:value-type="float">
            <text:p>-77.7776616080808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90.7103095922103" calcext:value-type="float">
            <text:p>-90.7103095922103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99.7357726473375" calcext:value-type="float">
            <text:p>-99.7357726473375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111.615854907181" calcext:value-type="float">
            <text:p>-111.61585490718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123.900859843368" calcext:value-type="float">
            <text:p>-123.900859843368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137.749527121181" calcext:value-type="float">
            <text:p>-137.74952712118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150.864023814154" calcext:value-type="float">
            <text:p>-150.864023814154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160.807442592937" calcext:value-type="float">
            <text:p>-160.807442592937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171.620632344411" calcext:value-type="float">
            <text:p>-171.620632344411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176.785783571287" calcext:value-type="float">
            <text:p>176.785783571287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62.34553230597" calcext:value-type="float">
            <text:p>162.34553230597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49.836418353787" calcext:value-type="float">
            <text:p>149.836418353787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38.557824801735" calcext:value-type="float">
            <text:p>138.55782480173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30.214567407766" calcext:value-type="float">
            <text:p>130.214567407766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17.746618881923" calcext:value-type="float">
            <text:p>117.746618881923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04.348458734871" calcext:value-type="float">
            <text:p>104.348458734871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88.8542846328639" calcext:value-type="float">
            <text:p>88.8542846328639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76.9515159371579" calcext:value-type="float">
            <text:p>76.9515159371579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69.3311306974404" calcext:value-type="float">
            <text:p>69.3311306974404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59.3862644197674" calcext:value-type="float">
            <text:p>59.3862644197674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46.5744510220913" calcext:value-type="float">
            <text:p>46.5744510220913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31.003057523535" calcext:value-type="float">
            <text:p>31.003057523535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14.4394671579191" calcext:value-type="float">
            <text:p>14.4394671579191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.85742541677975" calcext:value-type="float">
            <text:p>7.85742541677975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.59413192364971" calcext:value-type="float">
            <text:p>1.59413192364971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-9.13610538146512" calcext:value-type="float">
            <text:p>-9.13610538146512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-24.1111518772686" calcext:value-type="float">
            <text:p>-24.1111518772686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-44.408010813554" calcext:value-type="float">
            <text:p>-44.408010813554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-60.9885111047161" calcext:value-type="float">
            <text:p>-60.9885111047161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66.8654873970829" calcext:value-type="float">
            <text:p>-66.8654873970829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71.2396188375254" calcext:value-type="float">
            <text:p>-71.2396188375254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82.3752265036494" calcext:value-type="float">
            <text:p>-82.3752265036494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101.140743538992" calcext:value-type="float">
            <text:p>-101.140743538992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121.899642733911" calcext:value-type="float">
            <text:p>-121.899642733911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134.277719759801" calcext:value-type="float">
            <text:p>-134.277719759801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142.181174157716" calcext:value-type="float">
            <text:p>-142.181174157716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149.998630101237" calcext:value-type="float">
            <text:p>-149.998630101237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162.570033499193" calcext:value-type="float">
            <text:p>-162.570033499193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79.171137664067" calcext:value-type="float">
            <text:p>-179.171137664067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165.001278575168" calcext:value-type="float">
            <text:p>165.001278575168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153.625325321462" calcext:value-type="float">
            <text:p>153.62532532146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44.775111294911" calcext:value-type="float">
            <text:p>144.775111294911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34.008253926297" calcext:value-type="float">
            <text:p>134.008253926297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20.406877075229" calcext:value-type="float">
            <text:p>120.406877075229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05.56549404469" calcext:value-type="float">
            <text:p>105.56549404469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92.406908922491" calcext:value-type="float">
            <text:p>92.406908922491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84.5567897784106" calcext:value-type="float">
            <text:p>84.556789778410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73.9412173718862" calcext:value-type="float">
            <text:p>73.9412173718862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61.264819670337" calcext:value-type="float">
            <text:p>61.264819670337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47.4779673255293" calcext:value-type="float">
            <text:p>47.4779673255293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34.3967639645185" calcext:value-type="float">
            <text:p>34.396763964518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23.228344249031" calcext:value-type="float">
            <text:p>23.228344249031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2.8183141746172" calcext:value-type="float">
            <text:p>12.8183141746172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0.877751375413594" calcext:value-type="float">
            <text:p>0.87775137541359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-12.3865665796238" calcext:value-type="float">
            <text:p>-12.3865665796238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-25.9676122618749" calcext:value-type="float">
            <text:p>-25.9676122618749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-37.2232178465714" calcext:value-type="float">
            <text:p>-37.2232178465714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-47.0812698961679" calcext:value-type="float">
            <text:p>-47.0812698961679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-57.6230293025783" calcext:value-type="float">
            <text:p>-57.6230293025783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70.1895440834461" calcext:value-type="float">
            <text:p>-70.1895440834461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84.1429395301392" calcext:value-type="float">
            <text:p>-84.1429395301392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97.1687924857332" calcext:value-type="float">
            <text:p>-97.1687924857332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107.425329212839" calcext:value-type="float">
            <text:p>-107.425329212839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115.823756546241" calcext:value-type="float">
            <text:p>-115.823756546241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125.933268709356" calcext:value-type="float">
            <text:p>-125.933268709356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138.783696967791" calcext:value-type="float">
            <text:p>-138.78369696779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153.394983875439" calcext:value-type="float">
            <text:p>-153.394983875439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66.177773024882" calcext:value-type="float">
            <text:p>-166.177773024882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75.199170822065" calcext:value-type="float">
            <text:p>-175.199170822065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177.160443439979" calcext:value-type="float">
            <text:p>177.160443439979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167.310388948425" calcext:value-type="float">
            <text:p>167.310388948425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154.317629241065" calcext:value-type="float">
            <text:p>154.317629241065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139.651197633283" calcext:value-type="float">
            <text:p>139.651197633283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127.128329507388" calcext:value-type="float">
            <text:p>127.128329507388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18.739392274745" calcext:value-type="float">
            <text:p>118.739392274745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10.83973796474" calcext:value-type="float">
            <text:p>110.83973796474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01.26333443966" calcext:value-type="float">
            <text:p>101.26333443966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87.8807014503552" calcext:value-type="float">
            <text:p>87.8807014503552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73.8333084567443" calcext:value-type="float">
            <text:p>73.8333084567443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62.1476660334174" calcext:value-type="float">
            <text:p>62.1476660334174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53.2222205527052" calcext:value-type="float">
            <text:p>53.2222205527052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44.4407168900042" calcext:value-type="float">
            <text:p>44.4407168900042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33.2337454342635" calcext:value-type="float">
            <text:p>33.2337454342635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19.52133484428" calcext:value-type="float">
            <text:p>19.52133484428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5.9348556068373" calcext:value-type="float">
            <text:p>5.9348556068373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-5.36217230795397" calcext:value-type="float">
            <text:p>-5.36217230795397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-15.0737900170699" calcext:value-type="float">
            <text:p>-15.073790017069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-25.7079569933771" calcext:value-type="float">
            <text:p>-25.7079569933771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-38.0430496716591" calcext:value-type="float">
            <text:p>-38.0430496716591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-51.2908006533069" calcext:value-type="float">
            <text:p>-51.2908006533069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-63.2340688050827" calcext:value-type="float">
            <text:p>-63.234068805082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73.5714476359543" calcext:value-type="float">
            <text:p>-73.5714476359543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84.6431505522591" calcext:value-type="float">
            <text:p>-84.6431505522591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97.1063059438843" calcext:value-type="float">
            <text:p>-97.1063059438843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110.553942108484" calcext:value-type="float">
            <text:p>-110.55394210848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122.915865955169" calcext:value-type="float">
            <text:p>-122.915865955169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133.557784084527" calcext:value-type="float">
            <text:p>-133.557784084527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144.240201435114" calcext:value-type="float">
            <text:p>-144.24020143511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156.883656608279" calcext:value-type="float">
            <text:p>-156.883656608279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170.239365036502" calcext:value-type="float">
            <text:p>-170.239365036502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176.786147128413" calcext:value-type="float">
            <text:p>176.786147128413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166.610379766568" calcext:value-type="float">
            <text:p>166.610379766568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157.361386879185" calcext:value-type="float">
            <text:p>157.361386879185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146.555663324072" calcext:value-type="float">
            <text:p>146.555663324072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133.359827713422" calcext:value-type="float">
            <text:p>133.359827713422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119.613500482021" calcext:value-type="float">
            <text:p>119.613500482021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108.217916102157" calcext:value-type="float">
            <text:p>108.21791610215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99.9752801653759" calcext:value-type="float">
            <text:p>99.9752801653759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91.4533049656701" calcext:value-type="float">
            <text:p>91.4533049656701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80.0748652091816" calcext:value-type="float">
            <text:p>80.0748652091816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66.2368404590126" calcext:value-type="float">
            <text:p>66.2368404590126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52.812417785935" calcext:value-type="float">
            <text:p>52.812417785935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42.7205928023776" calcext:value-type="float">
            <text:p>42.7205928023776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34.9985217851684" calcext:value-type="float">
            <text:p>34.9985217851684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26.4060461951732" calcext:value-type="float">
            <text:p>26.4060461951732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14.4442173675108" calcext:value-type="float">
            <text:p>14.4442173675108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0.47452230314404" calcext:value-type="float">
            <text:p>0.47452230314404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-12.7166666322326" calcext:value-type="float">
            <text:p>-12.7166666322326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-22.9642773485172" calcext:value-type="float">
            <text:p>-22.9642773485172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-31.7920251361838" calcext:value-type="float">
            <text:p>-31.7920251361838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-42.0868584656329" calcext:value-type="float">
            <text:p>-42.0868584656329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-54.6290930051807" calcext:value-type="float">
            <text:p>-54.6290930051807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68.5168213723867" calcext:value-type="float">
            <text:p>-68.5168213723867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81.1479927906134" calcext:value-type="float">
            <text:p>-81.1479927906134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92.1251510032496" calcext:value-type="float">
            <text:p>-92.1251510032496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102.676968305025" calcext:value-type="float">
            <text:p>-102.676968305025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114.523332030672" calcext:value-type="float">
            <text:p>-114.523332030672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127.379568620538" calcext:value-type="float">
            <text:p>-127.379568620538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140.164217825132" calcext:value-type="float">
            <text:p>-140.164217825132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152.276539563756" calcext:value-type="float">
            <text:p>-152.276539563756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63.985678077417" calcext:value-type="float">
            <text:p>-163.985678077417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76.200019786234" calcext:value-type="float">
            <text:p>-176.200019786234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171.014043580259" calcext:value-type="float">
            <text:p>171.014043580259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158.145022554154" calcext:value-type="float">
            <text:p>158.145022554154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145.958846334774" calcext:value-type="float">
            <text:p>145.958846334774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134.057192365878" calcext:value-type="float">
            <text:p>134.057192365878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121.513476801786" calcext:value-type="float">
            <text:p>121.513476801786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08.269874847553" calcext:value-type="float">
            <text:p>108.269874847553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95.2331563170809" calcext:value-type="float">
            <text:p>95.2331563170809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83.2291345201583" calcext:value-type="float">
            <text:p>83.2291345201583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71.7601707784879" calcext:value-type="float">
            <text:p>71.7601707784879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59.6408615666538" calcext:value-type="float">
            <text:p>59.6408615666538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46.5058432127356" calcext:value-type="float">
            <text:p>46.5058432127356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33.1804910574004" calcext:value-type="float">
            <text:p>33.1804910574004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20.9391004182914" calcext:value-type="float">
            <text:p>20.9391004182914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9.92010495036163" calcext:value-type="float">
            <text:p>9.92010495036163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-1.42171198556215" calcext:value-type="float">
            <text:p>-1.42171198556215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-13.5155152827393" calcext:value-type="float">
            <text:p>-13.5155152827393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-26.4295561735847" calcext:value-type="float">
            <text:p>-26.4295561735847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-39.41383854252" calcext:value-type="float">
            <text:p>-39.41383854252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-51.136679700724" calcext:value-type="float">
            <text:p>-51.13667970072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-61.857354479503" calcext:value-type="float">
            <text:p>-61.857354479503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-72.6896380194451" calcext:value-type="float">
            <text:p>-72.689638019445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84.0449189149466" calcext:value-type="float">
            <text:p>-84.0449189149466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96.2584509353725" calcext:value-type="float">
            <text:p>-96.2584509353725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108.393478260116" calcext:value-type="float">
            <text:p>-108.393478260116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120.213019991938" calcext:value-type="float">
            <text:p>-120.213019991938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130.9089325263" calcext:value-type="float">
            <text:p>-130.9089325263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141.498566766415" calcext:value-type="float">
            <text:p>-141.498566766415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152.04297853766" calcext:value-type="float">
            <text:p>-152.04297853766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163.517670447045" calcext:value-type="float">
            <text:p>-163.517670447045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175.391658266081" calcext:value-type="float">
            <text:p>-175.391658266081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172.833366912882" calcext:value-type="float">
            <text:p>172.83336691288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4_Phase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9:4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551491260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9.7574396885299" calcext:value-type="float">
            <text:p>89.7574396885299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15.3355414716374" calcext:value-type="float">
            <text:p>15.3355414716374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110.276462270886" calcext:value-type="float">
            <text:p>-110.27646227088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148.152109620411" calcext:value-type="float">
            <text:p>-148.152109620411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173.875266698195" calcext:value-type="float">
            <text:p>173.875266698195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146.129928014139" calcext:value-type="float">
            <text:p>146.129928014139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120.985644344298" calcext:value-type="float">
            <text:p>120.98564434429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97.479059286781" calcext:value-type="float">
            <text:p>97.479059286781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74.8820789624807" calcext:value-type="float">
            <text:p>74.8820789624807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58.8714114889345" calcext:value-type="float">
            <text:p>58.8714114889345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37.7266830744551" calcext:value-type="float">
            <text:p>37.7266830744551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17.1844907805561" calcext:value-type="float">
            <text:p>17.1844907805561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-0.11136530049159" calcext:value-type="float">
            <text:p>-0.1113653004915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-18.019487529305" calcext:value-type="float">
            <text:p>-18.019487529305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-34.035292163174" calcext:value-type="float">
            <text:p>-34.035292163174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-50.2412253990445" calcext:value-type="float">
            <text:p>-50.2412253990445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-65.9753709561441" calcext:value-type="float">
            <text:p>-65.9753709561441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-80.781960027417" calcext:value-type="float">
            <text:p>-80.781960027417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-96.4598024942678" calcext:value-type="float">
            <text:p>-96.4598024942678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-110.378468401286" calcext:value-type="float">
            <text:p>-110.378468401286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-125.351415686666" calcext:value-type="float">
            <text:p>-125.351415686666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-138.391949413742" calcext:value-type="float">
            <text:p>-138.391949413742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-152.795027340522" calcext:value-type="float">
            <text:p>-152.795027340522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-165.986306596377" calcext:value-type="float">
            <text:p>-165.986306596377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-179.61343068728" calcext:value-type="float">
            <text:p>-179.61343068728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167.544798111939" calcext:value-type="float">
            <text:p>167.544798111939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153.910651624762" calcext:value-type="float">
            <text:p>153.910651624762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141.290886402701" calcext:value-type="float">
            <text:p>141.290886402701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128.903941470588" calcext:value-type="float">
            <text:p>128.903941470588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116.470179558753" calcext:value-type="float">
            <text:p>116.470179558753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103.657089718553" calcext:value-type="float">
            <text:p>103.657089718553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90.8813616492528" calcext:value-type="float">
            <text:p>90.881361649252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78.5279642026794" calcext:value-type="float">
            <text:p>78.5279642026794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65.2066559164729" calcext:value-type="float">
            <text:p>65.2066559164729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53.9463348734705" calcext:value-type="float">
            <text:p>53.9463348734705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40.9673213802273" calcext:value-type="float">
            <text:p>40.9673213802273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30.0919483172488" calcext:value-type="float">
            <text:p>30.0919483172488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16.7489966855973" calcext:value-type="float">
            <text:p>16.7489966855973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5.89715496976362" calcext:value-type="float">
            <text:p>5.89715496976362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-7.46135488498853" calcext:value-type="float">
            <text:p>-7.46135488498853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-18.0644634626206" calcext:value-type="float">
            <text:p>-18.0644634626206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-30.7485883430338" calcext:value-type="float">
            <text:p>-30.7485883430338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-42.4817782011677" calcext:value-type="float">
            <text:p>-42.4817782011677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-55.4232031172169" calcext:value-type="float">
            <text:p>-55.4232031172169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-68.3359152483725" calcext:value-type="float">
            <text:p>-68.3359152483725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-79.7833247755004" calcext:value-type="float">
            <text:p>-79.7833247755004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-92.3349331151764" calcext:value-type="float">
            <text:p>-92.3349331151764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-104.085950784804" calcext:value-type="float">
            <text:p>-104.085950784804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-117.611700391497" calcext:value-type="float">
            <text:p>-117.611700391497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-129.854886871017" calcext:value-type="float">
            <text:p>-129.854886871017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-142.340119068645" calcext:value-type="float">
            <text:p>-142.340119068645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-153.030401621075" calcext:value-type="float">
            <text:p>-153.030401621075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-166.433057986799" calcext:value-type="float">
            <text:p>-166.43305798679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-179.845274317403" calcext:value-type="float">
            <text:p>-179.845274317403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65.524318673204" calcext:value-type="float">
            <text:p>165.524318673204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152.699785305072" calcext:value-type="float">
            <text:p>152.699785305072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142.718224751738" calcext:value-type="float">
            <text:p>142.718224751738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131.036743743187" calcext:value-type="float">
            <text:p>131.036743743187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117.864722609986" calcext:value-type="float">
            <text:p>117.864722609986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102.95795851321" calcext:value-type="float">
            <text:p>102.95795851321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86.6846286180263" calcext:value-type="float">
            <text:p>86.6846286180263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77.8558705987527" calcext:value-type="float">
            <text:p>77.8558705987527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69.8288012324191" calcext:value-type="float">
            <text:p>69.8288012324191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58.1729216516083" calcext:value-type="float">
            <text:p>58.172921651608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43.6445346435738" calcext:value-type="float">
            <text:p>43.6445346435738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24.2238747735208" calcext:value-type="float">
            <text:p>24.2238747735208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6.91555828410515" calcext:value-type="float">
            <text:p>6.91555828410515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-0.915316047746055" calcext:value-type="float">
            <text:p>-0.915316047746055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-5.77875235441567" calcext:value-type="float">
            <text:p>-5.77875235441567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-16.7464206092703" calcext:value-type="float">
            <text:p>-16.7464206092703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-34.2016875642632" calcext:value-type="float">
            <text:p>-34.2016875642632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-55.0005246895594" calcext:value-type="float">
            <text:p>-55.0005246895594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-68.0783759244089" calcext:value-type="float">
            <text:p>-68.078375924408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-76.8863503714972" calcext:value-type="float">
            <text:p>-76.8863503714972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-84.3741031645662" calcext:value-type="float">
            <text:p>-84.3741031645662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-96.1089530675837" calcext:value-type="float">
            <text:p>-96.1089530675837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-112.231255825624" calcext:value-type="float">
            <text:p>-112.231255825624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-127.83578894635" calcext:value-type="float">
            <text:p>-127.83578894635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-139.61379858555" calcext:value-type="float">
            <text:p>-139.61379858555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-148.281070045233" calcext:value-type="float">
            <text:p>-148.281070045233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-158.615840755667" calcext:value-type="float">
            <text:p>-158.615840755667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-171.43127234768" calcext:value-type="float">
            <text:p>-171.43127234768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74.060421596274" calcext:value-type="float">
            <text:p>174.060421596274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61.284125003809" calcext:value-type="float">
            <text:p>161.284125003809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53.684002864496" calcext:value-type="float">
            <text:p>153.68400286449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43.470457223028" calcext:value-type="float">
            <text:p>143.470457223028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130.843593265931" calcext:value-type="float">
            <text:p>130.843593265931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117.207257462918" calcext:value-type="float">
            <text:p>117.207257462918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104.546209926601" calcext:value-type="float">
            <text:p>104.546209926601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93.7078227154592" calcext:value-type="float">
            <text:p>93.7078227154592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83.8878171841444" calcext:value-type="float">
            <text:p>83.8878171841444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71.8678689552451" calcext:value-type="float">
            <text:p>71.867868955245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58.0738936699177" calcext:value-type="float">
            <text:p>58.0738936699177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44.1868585182001" calcext:value-type="float">
            <text:p>44.1868585182001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33.1348981617406" calcext:value-type="float">
            <text:p>33.1348981617406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23.4076280544411" calcext:value-type="float">
            <text:p>23.4076280544411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12.2422570645356" calcext:value-type="float">
            <text:p>12.2422570645356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-1.27548056540463" calcext:value-type="float">
            <text:p>-1.27548056540463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-16.4126271143367" calcext:value-type="float">
            <text:p>-16.412627114336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-29.8911818407998" calcext:value-type="float">
            <text:p>-29.891181840799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-40.2099829443012" calcext:value-type="float">
            <text:p>-40.2099829443012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-49.2715780852422" calcext:value-type="float">
            <text:p>-49.2715780852422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-61.1012426553492" calcext:value-type="float">
            <text:p>-61.1012426553492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-75.3937695388289" calcext:value-type="float">
            <text:p>-75.3937695388289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-90.8398572259176" calcext:value-type="float">
            <text:p>-90.8398572259176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-104.078073383251" calcext:value-type="float">
            <text:p>-104.078073383251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-113.388821334115" calcext:value-type="float">
            <text:p>-113.388821334115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-122.124123823987" calcext:value-type="float">
            <text:p>-122.124123823987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-133.563315632864" calcext:value-type="float">
            <text:p>-133.563315632864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-147.659432105533" calcext:value-type="float">
            <text:p>-147.65943210553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-162.363720498455" calcext:value-type="float">
            <text:p>-162.363720498455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-174.445150586558" calcext:value-type="float">
            <text:p>-174.445150586558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177.06463154737" calcext:value-type="float">
            <text:p>177.06463154737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68.312200849721" calcext:value-type="float">
            <text:p>168.312200849721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57.740671575967" calcext:value-type="float">
            <text:p>157.740671575967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144.383397941168" calcext:value-type="float">
            <text:p>144.383397941168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131.155530495061" calcext:value-type="float">
            <text:p>131.155530495061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120.303461517207" calcext:value-type="float">
            <text:p>120.303461517207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111.577992936011" calcext:value-type="float">
            <text:p>111.577992936011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102.19068596845" calcext:value-type="float">
            <text:p>102.19068596845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90.9439212555131" calcext:value-type="float">
            <text:p>90.9439212555131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77.9955776659191" calcext:value-type="float">
            <text:p>77.9955776659191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65.785111070868" calcext:value-type="float">
            <text:p>65.785111070868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55.9188372271322" calcext:value-type="float">
            <text:p>55.9188372271322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46.2918234530578" calcext:value-type="float">
            <text:p>46.2918234530578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35.609480459756" calcext:value-type="float">
            <text:p>35.609480459756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23.8231704976739" calcext:value-type="float">
            <text:p>23.8231704976739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12.0208151556938" calcext:value-type="float">
            <text:p>12.0208151556938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2.02444401335512" calcext:value-type="float">
            <text:p>2.02444401335512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-7.41903030878158" calcext:value-type="float">
            <text:p>-7.41903030878158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-18.3286880183873" calcext:value-type="float">
            <text:p>-18.3286880183873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-30.3577868973753" calcext:value-type="float">
            <text:p>-30.3577868973753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-42.6099630594584" calcext:value-type="float">
            <text:p>-42.609963059458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-53.2985845837543" calcext:value-type="float">
            <text:p>-53.2985845837543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-62.7288646557557" calcext:value-type="float">
            <text:p>-62.7288646557557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-73.2224308459277" calcext:value-type="float">
            <text:p>-73.2224308459277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-85.5780786251267" calcext:value-type="float">
            <text:p>-85.5780786251267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-98.5123603803058" calcext:value-type="float">
            <text:p>-98.5123603803058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-110.500137390232" calcext:value-type="float">
            <text:p>-110.500137390232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-120.009697066627" calcext:value-type="float">
            <text:p>-120.009697066627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-129.479878178066" calcext:value-type="float">
            <text:p>-129.479878178066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-141.129812635152" calcext:value-type="float">
            <text:p>-141.129812635152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-154.763365300742" calcext:value-type="float">
            <text:p>-154.763365300742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-168.500563434896" calcext:value-type="float">
            <text:p>-168.500563434896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-179.915711644777" calcext:value-type="float">
            <text:p>-179.915711644777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170.882693106217" calcext:value-type="float">
            <text:p>170.882693106217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160.649696069615" calcext:value-type="float">
            <text:p>160.649696069615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147.595911640214" calcext:value-type="float">
            <text:p>147.595911640214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132.825228570427" calcext:value-type="float">
            <text:p>132.825228570427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118.677109631615" calcext:value-type="float">
            <text:p>118.677109631615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107.604731820966" calcext:value-type="float">
            <text:p>107.604731820966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97.9862062929295" calcext:value-type="float">
            <text:p>97.9862062929295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87.6647457016188" calcext:value-type="float">
            <text:p>87.6647457016188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74.6877753800177" calcext:value-type="float">
            <text:p>74.6877753800177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59.9379860986254" calcext:value-type="float">
            <text:p>59.9379860986254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46.2551429719068" calcext:value-type="float">
            <text:p>46.2551429719068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35.3751241344313" calcext:value-type="float">
            <text:p>35.3751241344313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25.146591643378" calcext:value-type="float">
            <text:p>25.146591643378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13.9780547038777" calcext:value-type="float">
            <text:p>13.9780547038777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1.27554127109034" calcext:value-type="float">
            <text:p>1.27554127109034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-12.1572445846322" calcext:value-type="float">
            <text:p>-12.1572445846322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-24.6104043326732" calcext:value-type="float">
            <text:p>-24.6104043326732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-35.8309909949965" calcext:value-type="float">
            <text:p>-35.830990994996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-46.4822096343047" calcext:value-type="float">
            <text:p>-46.4822096343047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-58.1677891379913" calcext:value-type="float">
            <text:p>-58.1677891379913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-70.0018355677644" calcext:value-type="float">
            <text:p>-70.0018355677644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-81.6982059734545" calcext:value-type="float">
            <text:p>-81.6982059734545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-92.9369054657762" calcext:value-type="float">
            <text:p>-92.9369054657762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-103.972754436884" calcext:value-type="float">
            <text:p>-103.972754436884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-115.421524921183" calcext:value-type="float">
            <text:p>-115.42152492118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-127.025277890836" calcext:value-type="float">
            <text:p>-127.025277890836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-138.455411739084" calcext:value-type="float">
            <text:p>-138.455411739084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-148.932120711625" calcext:value-type="float">
            <text:p>-148.932120711625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-159.661936471441" calcext:value-type="float">
            <text:p>-159.661936471441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-170.229828241304" calcext:value-type="float">
            <text:p>-170.229828241304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178.041811504012" calcext:value-type="float">
            <text:p>178.04181150401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166.636039350811" calcext:value-type="float">
            <text:p>166.636039350811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156.115340852719" calcext:value-type="float">
            <text:p>156.11534085271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146.091724428073" calcext:value-type="float">
            <text:p>146.09172442807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135.775923590722" calcext:value-type="float">
            <text:p>135.775923590722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124.411442998518" calcext:value-type="float">
            <text:p>124.411442998518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112.059278735023" calcext:value-type="float">
            <text:p>112.059278735023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100.913621164001" calcext:value-type="float">
            <text:p>100.913621164001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90.3298663806763" calcext:value-type="float">
            <text:p>90.3298663806763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80.2139323480898" calcext:value-type="float">
            <text:p>80.213932348089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68.9882272590669" calcext:value-type="float">
            <text:p>68.9882272590669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56.1220078845878" calcext:value-type="float">
            <text:p>56.1220078845878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42.4866047102736" calcext:value-type="float">
            <text:p>42.4866047102736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29.8993919732534" calcext:value-type="float">
            <text:p>29.899391973253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18.8300142724808" calcext:value-type="float">
            <text:p>18.8300142724808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7.68985470148003" calcext:value-type="float">
            <text:p>7.68985470148003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-5.0145227404164" calcext:value-type="float">
            <text:p>-5.0145227404164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-19.0595987764854" calcext:value-type="float">
            <text:p>-19.0595987764854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-33.4066940860348" calcext:value-type="float">
            <text:p>-33.4066940860348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-46.7959223455931" calcext:value-type="float">
            <text:p>-46.7959223455931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-58.8740979358686" calcext:value-type="float">
            <text:p>-58.8740979358686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-70.8299866260378" calcext:value-type="float">
            <text:p>-70.8299866260378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-83.4572200314057" calcext:value-type="float">
            <text:p>-83.4572200314057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-97.1835490799126" calcext:value-type="float">
            <text:p>-97.1835490799126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-110.548169878275" calcext:value-type="float">
            <text:p>-110.548169878275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-123.600785590602" calcext:value-type="float">
            <text:p>-123.60078559060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1_S21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4:2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3370503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3.8174623693117" calcext:value-type="float">
            <text:p>-63.8174623693117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19.5314396251953" calcext:value-type="float">
            <text:p>-19.5314396251953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7.25423195843326" calcext:value-type="float">
            <text:p>-7.2542319584332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1.05946810539362" calcext:value-type="float">
            <text:p>-1.05946810539362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2.93953311838664" calcext:value-type="float">
            <text:p>2.93953311838664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5.68346759823496" calcext:value-type="float">
            <text:p>5.68346759823496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7.60245611270736" calcext:value-type="float">
            <text:p>7.60245611270736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8.84095133810299" calcext:value-type="float">
            <text:p>8.84095133810299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9.47131123329348" calcext:value-type="float">
            <text:p>9.47131123329348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10.039085494757" calcext:value-type="float">
            <text:p>10.039085494757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10.8786894784818" calcext:value-type="float">
            <text:p>10.8786894784818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11.4365496867249" calcext:value-type="float">
            <text:p>11.4365496867249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11.8019043662908" calcext:value-type="float">
            <text:p>11.8019043662908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11.9798732448956" calcext:value-type="float">
            <text:p>11.9798732448956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12.0920370184642" calcext:value-type="float">
            <text:p>12.0920370184642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12.253147557261" calcext:value-type="float">
            <text:p>12.253147557261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12.4892277677417" calcext:value-type="float">
            <text:p>12.4892277677417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12.6465972060949" calcext:value-type="float">
            <text:p>12.6465972060949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12.6485851572211" calcext:value-type="float">
            <text:p>12.6485851572211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2.5670567255906" calcext:value-type="float">
            <text:p>12.5670567255906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2.5750661177626" calcext:value-type="float">
            <text:p>12.5750661177626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2.6870480480885" calcext:value-type="float">
            <text:p>12.6870480480885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2.7596876430312" calcext:value-type="float">
            <text:p>12.7596876430312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.7083553023133" calcext:value-type="float">
            <text:p>12.7083553023133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2.6092657949732" calcext:value-type="float">
            <text:p>12.6092657949732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12.5342725663257" calcext:value-type="float">
            <text:p>12.5342725663257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12.5594327119989" calcext:value-type="float">
            <text:p>12.5594327119989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12.5923063536107" calcext:value-type="float">
            <text:p>12.5923063536107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12.5768362226994" calcext:value-type="float">
            <text:p>12.5768362226994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12.4624124387926" calcext:value-type="float">
            <text:p>12.4624124387926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12.4391932911843" calcext:value-type="float">
            <text:p>12.4391932911843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2.4090429407613" calcext:value-type="float">
            <text:p>12.4090429407613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4504835487717" calcext:value-type="float">
            <text:p>12.4504835487717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12.4385526586856" calcext:value-type="float">
            <text:p>12.4385526586856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12.3546938311822" calcext:value-type="float">
            <text:p>12.3546938311822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12.2971342286552" calcext:value-type="float">
            <text:p>12.2971342286552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12.2941065446" calcext:value-type="float">
            <text:p>12.2941065446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12.3149722259695" calcext:value-type="float">
            <text:p>12.3149722259695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12.3543845234295" calcext:value-type="float">
            <text:p>12.3543845234295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12.3423541158812" calcext:value-type="float">
            <text:p>12.3423541158812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12.2828762878962" calcext:value-type="float">
            <text:p>12.282876287896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12.3024000615638" calcext:value-type="float">
            <text:p>12.3024000615638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12.3537125515035" calcext:value-type="float">
            <text:p>12.3537125515035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12.3878801931986" calcext:value-type="float">
            <text:p>12.3878801931986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12.4293929922326" calcext:value-type="float">
            <text:p>12.4293929922326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12.369859130821" calcext:value-type="float">
            <text:p>12.369859130821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12.305232932415" calcext:value-type="float">
            <text:p>12.305232932415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12.3045434026537" calcext:value-type="float">
            <text:p>12.3045434026537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2.2459426883574" calcext:value-type="float">
            <text:p>12.2459426883574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2.2913885485718" calcext:value-type="float">
            <text:p>12.2913885485718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2.2881316923626" calcext:value-type="float">
            <text:p>12.2881316923626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2.2616035278237" calcext:value-type="float">
            <text:p>12.2616035278237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2.1492793312688" calcext:value-type="float">
            <text:p>12.149279331268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2.0784100088888" calcext:value-type="float">
            <text:p>12.0784100088888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1.9463636538725" calcext:value-type="float">
            <text:p>11.9463636538725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11.9868111241316" calcext:value-type="float">
            <text:p>11.9868111241316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12.0387348598102" calcext:value-type="float">
            <text:p>12.0387348598102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12.0022461999166" calcext:value-type="float">
            <text:p>12.0022461999166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11.8689478890568" calcext:value-type="float">
            <text:p>11.8689478890568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11.5953602077333" calcext:value-type="float">
            <text:p>11.5953602077333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11.3345356723587" calcext:value-type="float">
            <text:p>11.3345356723587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1.5463621196131" calcext:value-type="float">
            <text:p>11.5463621196131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1.781264238623" calcext:value-type="float">
            <text:p>11.781264238623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11.7036639454264" calcext:value-type="float">
            <text:p>11.7036639454264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11.4741025565647" calcext:value-type="float">
            <text:p>11.4741025565647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10.9305067458049" calcext:value-type="float">
            <text:p>10.9305067458049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10.5644330198678" calcext:value-type="float">
            <text:p>10.5644330198678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10.9619709514346" calcext:value-type="float">
            <text:p>10.9619709514346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11.4641593220953" calcext:value-type="float">
            <text:p>11.4641593220953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11.4728836077298" calcext:value-type="float">
            <text:p>11.4728836077298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11.0394118642176" calcext:value-type="float">
            <text:p>11.0394118642176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10.3267934367292" calcext:value-type="float">
            <text:p>10.3267934367292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10.2078728554746" calcext:value-type="float">
            <text:p>10.2078728554746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10.6574926730347" calcext:value-type="float">
            <text:p>10.6574926730347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11.1018195285631" calcext:value-type="float">
            <text:p>11.1018195285631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11.1227997877954" calcext:value-type="float">
            <text:p>11.1227997877954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10.7272470212585" calcext:value-type="float">
            <text:p>10.7272470212585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10.2496238754166" calcext:value-type="float">
            <text:p>10.2496238754166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10.3419414619563" calcext:value-type="float">
            <text:p>10.3419414619563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0.7937996276127" calcext:value-type="float">
            <text:p>10.7937996276127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1.0694219207863" calcext:value-type="float">
            <text:p>11.0694219207863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0.9933962282191" calcext:value-type="float">
            <text:p>10.9933962282191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0.666549889416" calcext:value-type="float">
            <text:p>10.666549889416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0.5776126978872" calcext:value-type="float">
            <text:p>10.5776126978872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0.8840514786962" calcext:value-type="float">
            <text:p>10.8840514786962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1.1356998220964" calcext:value-type="float">
            <text:p>11.1356998220964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11.1612832835097" calcext:value-type="float">
            <text:p>11.1612832835097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10.9146874632579" calcext:value-type="float">
            <text:p>10.9146874632579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10.7766866015471" calcext:value-type="float">
            <text:p>10.7766866015471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10.9762893083786" calcext:value-type="float">
            <text:p>10.9762893083786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1.2383467328862" calcext:value-type="float">
            <text:p>11.2383467328862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11.2330782870086" calcext:value-type="float">
            <text:p>11.2330782870086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10.9575145890056" calcext:value-type="float">
            <text:p>10.9575145890056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10.6447519955452" calcext:value-type="float">
            <text:p>10.6447519955452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10.7125038815438" calcext:value-type="float">
            <text:p>10.7125038815438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11.0327997053931" calcext:value-type="float">
            <text:p>11.0327997053931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11.1469456492721" calcext:value-type="float">
            <text:p>11.1469456492721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10.9126247595662" calcext:value-type="float">
            <text:p>10.9126247595662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10.4166051725127" calcext:value-type="float">
            <text:p>10.4166051725127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10.1281932066698" calcext:value-type="float">
            <text:p>10.1281932066698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10.3865833586698" calcext:value-type="float">
            <text:p>10.3865833586698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10.7419368102053" calcext:value-type="float">
            <text:p>10.7419368102053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10.7970755269267" calcext:value-type="float">
            <text:p>10.7970755269267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10.4348449971178" calcext:value-type="float">
            <text:p>10.4348449971178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9.78285663641509" calcext:value-type="float">
            <text:p>9.78285663641509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9.53407863453417" calcext:value-type="float">
            <text:p>9.53407863453417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9.90592439712819" calcext:value-type="float">
            <text:p>9.90592439712819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10.3221735442771" calcext:value-type="float">
            <text:p>10.3221735442771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10.4065050098823" calcext:value-type="float">
            <text:p>10.4065050098823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10.0081242949065" calcext:value-type="float">
            <text:p>10.0081242949065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9.31488355806109" calcext:value-type="float">
            <text:p>9.31488355806109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9.13340185191198" calcext:value-type="float">
            <text:p>9.13340185191198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9.57378865651292" calcext:value-type="float">
            <text:p>9.57378865651292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10.0908792007272" calcext:value-type="float">
            <text:p>10.0908792007272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10.1651211566233" calcext:value-type="float">
            <text:p>10.1651211566233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9.78161662920897" calcext:value-type="float">
            <text:p>9.78161662920897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9.23102204034705" calcext:value-type="float">
            <text:p>9.23102204034705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9.18593645934356" calcext:value-type="float">
            <text:p>9.18593645934356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.60984176682549" calcext:value-type="float">
            <text:p>9.60984176682549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10.0238022589693" calcext:value-type="float">
            <text:p>10.0238022589693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10.033189811119" calcext:value-type="float">
            <text:p>10.033189811119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9.66177890404397" calcext:value-type="float">
            <text:p>9.66177890404397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9.41129758303625" calcext:value-type="float">
            <text:p>9.41129758303625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9.54398430045982" calcext:value-type="float">
            <text:p>9.54398430045982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9.86686000040456" calcext:value-type="float">
            <text:p>9.86686000040456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10.0625869763012" calcext:value-type="float">
            <text:p>10.0625869763012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9.90760152020332" calcext:value-type="float">
            <text:p>9.90760152020332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9.70644637630041" calcext:value-type="float">
            <text:p>9.70644637630041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9.72076284400453" calcext:value-type="float">
            <text:p>9.72076284400453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9.8998947461666" calcext:value-type="float">
            <text:p>9.8998947461666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10.029852274109" calcext:value-type="float">
            <text:p>10.029852274109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9.90578903889611" calcext:value-type="float">
            <text:p>9.90578903889611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9.62603616056984" calcext:value-type="float">
            <text:p>9.6260361605698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9.56389699568414" calcext:value-type="float">
            <text:p>9.5638969956841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9.73696735620202" calcext:value-type="float">
            <text:p>9.73696735620202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9.88637468819168" calcext:value-type="float">
            <text:p>9.88637468819168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9.71790505878733" calcext:value-type="float">
            <text:p>9.71790505878733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9.32487909202411" calcext:value-type="float">
            <text:p>9.32487909202411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9.07469691668415" calcext:value-type="float">
            <text:p>9.07469691668415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9.24386304693285" calcext:value-type="float">
            <text:p>9.24386304693285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9.5308661001057" calcext:value-type="float">
            <text:p>9.5308661001057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9.5008750398746" calcext:value-type="float">
            <text:p>9.5008750398746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9.06040680804768" calcext:value-type="float">
            <text:p>9.06040680804768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8.49254878951733" calcext:value-type="float">
            <text:p>8.49254878951733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8.38150617008163" calcext:value-type="float">
            <text:p>8.38150617008163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8.76955982492114" calcext:value-type="float">
            <text:p>8.76955982492114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9.09827116347748" calcext:value-type="float">
            <text:p>9.09827116347748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8.95234279204708" calcext:value-type="float">
            <text:p>8.95234279204708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8.34670800380224" calcext:value-type="float">
            <text:p>8.34670800380224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7.77388577611946" calcext:value-type="float">
            <text:p>7.77388577611946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.8498981601732" calcext:value-type="float">
            <text:p>7.8498981601732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8.34358324467232" calcext:value-type="float">
            <text:p>8.34358324467232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8.67625136751904" calcext:value-type="float">
            <text:p>8.67625136751904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8.46436775005746" calcext:value-type="float">
            <text:p>8.46436775005746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7.89373308931557" calcext:value-type="float">
            <text:p>7.89373308931557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7.45781364118732" calcext:value-type="float">
            <text:p>7.45781364118732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7.61340778269917" calcext:value-type="float">
            <text:p>7.61340778269917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8.04888702692718" calcext:value-type="float">
            <text:p>8.04888702692718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8.27646713899558" calcext:value-type="float">
            <text:p>8.27646713899558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8.10470642556712" calcext:value-type="float">
            <text:p>8.10470642556712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7.68450813990131" calcext:value-type="float">
            <text:p>7.68450813990131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7.46296401970034" calcext:value-type="float">
            <text:p>7.46296401970034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7.60924935357409" calcext:value-type="float">
            <text:p>7.60924935357409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7.87369086886378" calcext:value-type="float">
            <text:p>7.87369086886378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7.922986172716" calcext:value-type="float">
            <text:p>7.922986172716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7.75785738484082" calcext:value-type="float">
            <text:p>7.7578573848408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7.54825393178799" calcext:value-type="float">
            <text:p>7.54825393178799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7.53767617735882" calcext:value-type="float">
            <text:p>7.53767617735882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7.63439723910816" calcext:value-type="float">
            <text:p>7.6343972391081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7.68034632788649" calcext:value-type="float">
            <text:p>7.68034632788649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7.57637644929572" calcext:value-type="float">
            <text:p>7.57637644929572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7.40786323833115" calcext:value-type="float">
            <text:p>7.40786323833115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7.39246499399109" calcext:value-type="float">
            <text:p>7.39246499399109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7.45334448574545" calcext:value-type="float">
            <text:p>7.45334448574545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7.44536139825687" calcext:value-type="float">
            <text:p>7.44536139825687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7.25799080467784" calcext:value-type="float">
            <text:p>7.25799080467784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7.07315052496175" calcext:value-type="float">
            <text:p>7.07315052496175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7.06851425536911" calcext:value-type="float">
            <text:p>7.06851425536911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7.21166736993897" calcext:value-type="float">
            <text:p>7.21166736993897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7.21248318567659" calcext:value-type="float">
            <text:p>7.21248318567659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6.97224742880247" calcext:value-type="float">
            <text:p>6.97224742880247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6.59730091083014" calcext:value-type="float">
            <text:p>6.59730091083014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6.45040512852761" calcext:value-type="float">
            <text:p>6.45040512852761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6.63160478858769" calcext:value-type="float">
            <text:p>6.63160478858769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6.83907676083362" calcext:value-type="float">
            <text:p>6.83907676083362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6.75809837231102" calcext:value-type="float">
            <text:p>6.75809837231102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6.31301539652988" calcext:value-type="float">
            <text:p>6.31301539652988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5.84414852291038" calcext:value-type="float">
            <text:p>5.84414852291038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5.73488877421788" calcext:value-type="float">
            <text:p>5.73488877421788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6.03499767951863" calcext:value-type="float">
            <text:p>6.03499767951863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6.29331508163396" calcext:value-type="float">
            <text:p>6.29331508163396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6.18334209323919" calcext:value-type="float">
            <text:p>6.18334209323919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5.74817723240082" calcext:value-type="float">
            <text:p>5.74817723240082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5.25885894587867" calcext:value-type="float">
            <text:p>5.25885894587867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5.1675069016799" calcext:value-type="float">
            <text:p>5.1675069016799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5.43427386527832" calcext:value-type="float">
            <text:p>5.43427386527832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5.67873208168489" calcext:value-type="float">
            <text:p>5.67873208168489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5.63334678650283" calcext:value-type="float">
            <text:p>5.63334678650283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5.30271677552804" calcext:value-type="float">
            <text:p>5.30271677552804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4.91679719498608" calcext:value-type="float">
            <text:p>4.91679719498608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4.84150561664991" calcext:value-type="float">
            <text:p>4.8415056166499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2_S21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6:18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02188967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3.0452571456147" calcext:value-type="float">
            <text:p>-63.0452571456147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19.5954537341594" calcext:value-type="float">
            <text:p>-19.5954537341594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7.24870593038824" calcext:value-type="float">
            <text:p>-7.24870593038824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-1.08288522295866" calcext:value-type="float">
            <text:p>-1.08288522295866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2.90856015340183" calcext:value-type="float">
            <text:p>2.90856015340183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5.64926584204961" calcext:value-type="float">
            <text:p>5.64926584204961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7.58183018972794" calcext:value-type="float">
            <text:p>7.58183018972794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8.80555322941332" calcext:value-type="float">
            <text:p>8.80555322941332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9.43315966557229" calcext:value-type="float">
            <text:p>9.4331596655722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10.0044173913212" calcext:value-type="float">
            <text:p>10.0044173913212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10.8456406023273" calcext:value-type="float">
            <text:p>10.8456406023273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11.4008880041845" calcext:value-type="float">
            <text:p>11.4008880041845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11.7717366629972" calcext:value-type="float">
            <text:p>11.7717366629972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11.9350781865855" calcext:value-type="float">
            <text:p>11.9350781865855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12.0478608046426" calcext:value-type="float">
            <text:p>12.0478608046426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12.2038126067757" calcext:value-type="float">
            <text:p>12.203812606775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12.436678123103" calcext:value-type="float">
            <text:p>12.436678123103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12.5767379088827" calcext:value-type="float">
            <text:p>12.5767379088827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12.583584880032" calcext:value-type="float">
            <text:p>12.583584880032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2.5059475359481" calcext:value-type="float">
            <text:p>12.5059475359481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2.5103364587489" calcext:value-type="float">
            <text:p>12.5103364587489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2.6117643182554" calcext:value-type="float">
            <text:p>12.6117643182554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2.6825055179027" calcext:value-type="float">
            <text:p>12.6825055179027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2.6237954128324" calcext:value-type="float">
            <text:p>12.6237954128324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2.5201314148818" calcext:value-type="float">
            <text:p>12.5201314148818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12.4433391227431" calcext:value-type="float">
            <text:p>12.4433391227431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12.466416636062" calcext:value-type="float">
            <text:p>12.466416636062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12.4898456257797" calcext:value-type="float">
            <text:p>12.4898456257797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12.4607527639034" calcext:value-type="float">
            <text:p>12.4607527639034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12.3541647223603" calcext:value-type="float">
            <text:p>12.3541647223603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12.3198377745452" calcext:value-type="float">
            <text:p>12.3198377745452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2.3009106191537" calcext:value-type="float">
            <text:p>12.3009106191537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2.3245601679839" calcext:value-type="float">
            <text:p>12.3245601679839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12.3031638276285" calcext:value-type="float">
            <text:p>12.3031638276285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12.2226290005151" calcext:value-type="float">
            <text:p>12.2226290005151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12.1645912170528" calcext:value-type="float">
            <text:p>12.1645912170528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12.1725270881072" calcext:value-type="float">
            <text:p>12.1725270881072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12.1750750810573" calcext:value-type="float">
            <text:p>12.1750750810573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12.2168589547733" calcext:value-type="float">
            <text:p>12.2168589547733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12.1883545225837" calcext:value-type="float">
            <text:p>12.1883545225837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12.154222385068" calcext:value-type="float">
            <text:p>12.154222385068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12.1643087789781" calcext:value-type="float">
            <text:p>12.164308778978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12.2211404605606" calcext:value-type="float">
            <text:p>12.2211404605606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12.2383946864136" calcext:value-type="float">
            <text:p>12.2383946864136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12.2698493896113" calcext:value-type="float">
            <text:p>12.2698493896113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12.2274673858007" calcext:value-type="float">
            <text:p>12.2274673858007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12.1663800365389" calcext:value-type="float">
            <text:p>12.1663800365389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12.1576941178453" calcext:value-type="float">
            <text:p>12.1576941178453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2.0929999890034" calcext:value-type="float">
            <text:p>12.0929999890034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2.1309649175621" calcext:value-type="float">
            <text:p>12.1309649175621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2.1331856291078" calcext:value-type="float">
            <text:p>12.1331856291078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2.1116691478921" calcext:value-type="float">
            <text:p>12.1116691478921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1.996723043769" calcext:value-type="float">
            <text:p>11.996723043769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1.9253349448264" calcext:value-type="float">
            <text:p>11.9253349448264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1.7673694092583" calcext:value-type="float">
            <text:p>11.7673694092583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11.7975745785704" calcext:value-type="float">
            <text:p>11.7975745785704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11.8537225910456" calcext:value-type="float">
            <text:p>11.8537225910456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11.8345165371505" calcext:value-type="float">
            <text:p>11.8345165371505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11.6881906955402" calcext:value-type="float">
            <text:p>11.6881906955402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11.390173716539" calcext:value-type="float">
            <text:p>11.390173716539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11.0799686158875" calcext:value-type="float">
            <text:p>11.0799686158875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1.3158473715279" calcext:value-type="float">
            <text:p>11.3158473715279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1.5583277558314" calcext:value-type="float">
            <text:p>11.5583277558314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11.4855255805465" calcext:value-type="float">
            <text:p>11.4855255805465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11.2349303391631" calcext:value-type="float">
            <text:p>11.2349303391631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10.6508456079387" calcext:value-type="float">
            <text:p>10.6508456079387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10.2664495601512" calcext:value-type="float">
            <text:p>10.2664495601512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10.6693355251693" calcext:value-type="float">
            <text:p>10.6693355251693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11.1862781282226" calcext:value-type="float">
            <text:p>11.1862781282226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11.1919796721252" calcext:value-type="float">
            <text:p>11.1919796721252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10.7246853103668" calcext:value-type="float">
            <text:p>10.7246853103668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9.99952308314117" calcext:value-type="float">
            <text:p>9.99952308314117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9.89954960642444" calcext:value-type="float">
            <text:p>9.89954960642444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10.3526705986132" calcext:value-type="float">
            <text:p>10.3526705986132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10.7969934347218" calcext:value-type="float">
            <text:p>10.7969934347218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10.8169511406116" calcext:value-type="float">
            <text:p>10.8169511406116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10.3995041108084" calcext:value-type="float">
            <text:p>10.3995041108084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9.93227474391956" calcext:value-type="float">
            <text:p>9.93227474391956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10.0335478613874" calcext:value-type="float">
            <text:p>10.0335478613874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0.5001646304469" calcext:value-type="float">
            <text:p>10.500164630446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0.7780023236706" calcext:value-type="float">
            <text:p>10.7780023236706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0.6916722020853" calcext:value-type="float">
            <text:p>10.6916722020853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10.3473218030088" calcext:value-type="float">
            <text:p>10.3473218030088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10.2808483955486" calcext:value-type="float">
            <text:p>10.2808483955486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0.5872690737776" calcext:value-type="float">
            <text:p>10.5872690737776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.8682292408053" calcext:value-type="float">
            <text:p>10.8682292408053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10.8787059783627" calcext:value-type="float">
            <text:p>10.8787059783627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10.6323659215493" calcext:value-type="float">
            <text:p>10.6323659215493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10.4867233352975" calcext:value-type="float">
            <text:p>10.486723335297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10.7108150279068" calcext:value-type="float">
            <text:p>10.7108150279068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0.9709413083805" calcext:value-type="float">
            <text:p>10.9709413083805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10.9640398176971" calcext:value-type="float">
            <text:p>10.964039817697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10.6809265834026" calcext:value-type="float">
            <text:p>10.6809265834026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10.3494301475345" calcext:value-type="float">
            <text:p>10.3494301475345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10.4236828636983" calcext:value-type="float">
            <text:p>10.4236828636983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10.7453544840574" calcext:value-type="float">
            <text:p>10.7453544840574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10.8506887408232" calcext:value-type="float">
            <text:p>10.8506887408232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10.589558618151" calcext:value-type="float">
            <text:p>10.589558618151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10.0886965220918" calcext:value-type="float">
            <text:p>10.0886965220918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9.79494754150173" calcext:value-type="float">
            <text:p>9.79494754150173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10.0329988091272" calcext:value-type="float">
            <text:p>10.0329988091272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10.3871501305626" calcext:value-type="float">
            <text:p>10.3871501305626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10.4350056345472" calcext:value-type="float">
            <text:p>10.4350056345472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10.0510052967761" calcext:value-type="float">
            <text:p>10.051005296776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9.36981272994016" calcext:value-type="float">
            <text:p>9.36981272994016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9.11358810883826" calcext:value-type="float">
            <text:p>9.11358810883826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9.48071423557817" calcext:value-type="float">
            <text:p>9.48071423557817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9.89462367887383" calcext:value-type="float">
            <text:p>9.89462367887383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9.95691997561112" calcext:value-type="float">
            <text:p>9.95691997561112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9.52958872449321" calcext:value-type="float">
            <text:p>9.52958872449321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8.83936851270639" calcext:value-type="float">
            <text:p>8.83936851270639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8.65453505478703" calcext:value-type="float">
            <text:p>8.65453505478703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9.10706100453235" calcext:value-type="float">
            <text:p>9.10706100453235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9.59733935770477" calcext:value-type="float">
            <text:p>9.59733935770477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9.65678959956814" calcext:value-type="float">
            <text:p>9.65678959956814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9.27117967335164" calcext:value-type="float">
            <text:p>9.27117967335164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8.72473863182186" calcext:value-type="float">
            <text:p>8.72473863182186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8.68699840000979" calcext:value-type="float">
            <text:p>8.68699840000979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.118163400593" calcext:value-type="float">
            <text:p>9.118163400593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9.52599554345794" calcext:value-type="float">
            <text:p>9.52599554345794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9.52925630949568" calcext:value-type="float">
            <text:p>9.52925630949568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9.16609510539119" calcext:value-type="float">
            <text:p>9.16609510539119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8.92654824744586" calcext:value-type="float">
            <text:p>8.92654824744586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9.08322147650154" calcext:value-type="float">
            <text:p>9.08322147650154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9.42120533217388" calcext:value-type="float">
            <text:p>9.42120533217388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9.59874788393124" calcext:value-type="float">
            <text:p>9.59874788393124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9.45409629599269" calcext:value-type="float">
            <text:p>9.45409629599269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9.2615459703027" calcext:value-type="float">
            <text:p>9.2615459703027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9.29585945560249" calcext:value-type="float">
            <text:p>9.29585945560249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9.48100191459811" calcext:value-type="float">
            <text:p>9.48100191459811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9.60783815295598" calcext:value-type="float">
            <text:p>9.60783815295598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9.4770906710904" calcext:value-type="float">
            <text:p>9.4770906710904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9.1987035462117" calcext:value-type="float">
            <text:p>9.1987035462117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9.14073195467659" calcext:value-type="float">
            <text:p>9.14073195467659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9.32898957286465" calcext:value-type="float">
            <text:p>9.32898957286465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9.44120652456632" calcext:value-type="float">
            <text:p>9.44120652456632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9.26614377118122" calcext:value-type="float">
            <text:p>9.26614377118122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8.84558129034019" calcext:value-type="float">
            <text:p>8.84558129034019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8.59185640983727" calcext:value-type="float">
            <text:p>8.59185640983727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8.74665926896465" calcext:value-type="float">
            <text:p>8.74665926896465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9.01236262278817" calcext:value-type="float">
            <text:p>9.01236262278817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8.94356469084574" calcext:value-type="float">
            <text:p>8.94356469084574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8.46926775954643" calcext:value-type="float">
            <text:p>8.46926775954643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7.88797868360379" calcext:value-type="float">
            <text:p>7.88797868360379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7.76901504628438" calcext:value-type="float">
            <text:p>7.76901504628438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8.14154654034894" calcext:value-type="float">
            <text:p>8.14154654034894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8.41873831411951" calcext:value-type="float">
            <text:p>8.41873831411951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8.24265725325174" calcext:value-type="float">
            <text:p>8.24265725325174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7.62786556981562" calcext:value-type="float">
            <text:p>7.62786556981562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7.05657663982635" calcext:value-type="float">
            <text:p>7.05657663982635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.11359744039442" calcext:value-type="float">
            <text:p>7.11359744039442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7.6043381908606" calcext:value-type="float">
            <text:p>7.6043381908606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7.90720663067133" calcext:value-type="float">
            <text:p>7.90720663067133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7.68007987089929" calcext:value-type="float">
            <text:p>7.68007987089929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7.11997283396668" calcext:value-type="float">
            <text:p>7.11997283396668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6.69442952400066" calcext:value-type="float">
            <text:p>6.69442952400066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6.85483883571923" calcext:value-type="float">
            <text:p>6.85483883571923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7.27880918718043" calcext:value-type="float">
            <text:p>7.27880918718043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7.48822648744394" calcext:value-type="float">
            <text:p>7.48822648744394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7.32102400953912" calcext:value-type="float">
            <text:p>7.32102400953912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6.94038817436379" calcext:value-type="float">
            <text:p>6.94038817436379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6.73271544948979" calcext:value-type="float">
            <text:p>6.73271544948979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6.87958308599773" calcext:value-type="float">
            <text:p>6.87958308599773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7.14917769905832" calcext:value-type="float">
            <text:p>7.14917769905832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7.20473239000833" calcext:value-type="float">
            <text:p>7.20473239000833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7.05681063606524" calcext:value-type="float">
            <text:p>7.05681063606524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6.88442676353017" calcext:value-type="float">
            <text:p>6.88442676353017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6.89294628616498" calcext:value-type="float">
            <text:p>6.89294628616498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6.99186504959506" calcext:value-type="float">
            <text:p>6.9918650495950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7.04006978030711" calcext:value-type="float">
            <text:p>7.04006978030711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6.94892971422945" calcext:value-type="float">
            <text:p>6.94892971422945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6.7970150202269" calcext:value-type="float">
            <text:p>6.7970150202269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6.80397471680685" calcext:value-type="float">
            <text:p>6.80397471680685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6.8594086509415" calcext:value-type="float">
            <text:p>6.8594086509415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6.82982443410375" calcext:value-type="float">
            <text:p>6.82982443410375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6.63699623746012" calcext:value-type="float">
            <text:p>6.6369962374601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6.45799581341251" calcext:value-type="float">
            <text:p>6.45799581341251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6.44131916615542" calcext:value-type="float">
            <text:p>6.44131916615542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6.55256062407921" calcext:value-type="float">
            <text:p>6.55256062407921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6.51295050078204" calcext:value-type="float">
            <text:p>6.51295050078204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6.2394568998815" calcext:value-type="float">
            <text:p>6.2394568998815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5.83770680883328" calcext:value-type="float">
            <text:p>5.83770680883328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5.66066928008693" calcext:value-type="float">
            <text:p>5.66066928008693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5.80605292484082" calcext:value-type="float">
            <text:p>5.80605292484082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5.96940100177853" calcext:value-type="float">
            <text:p>5.96940100177853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5.83118878307774" calcext:value-type="float">
            <text:p>5.83118878307774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5.3918460074896" calcext:value-type="float">
            <text:p>5.3918460074896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4.88263289080732" calcext:value-type="float">
            <text:p>4.88263289080732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4.74281183868754" calcext:value-type="float">
            <text:p>4.7428118386875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4.99986091108141" calcext:value-type="float">
            <text:p>4.99986091108141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5.22865614059324" calcext:value-type="float">
            <text:p>5.22865614059324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5.11439688905104" calcext:value-type="float">
            <text:p>5.11439688905104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4.66224166437854" calcext:value-type="float">
            <text:p>4.66224166437854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4.18966795446826" calcext:value-type="float">
            <text:p>4.18966795446826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4.05650991737524" calcext:value-type="float">
            <text:p>4.05650991737524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4.31030576585549" calcext:value-type="float">
            <text:p>4.31030576585549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4.56049132757464" calcext:value-type="float">
            <text:p>4.56049132757464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4.51757922231616" calcext:value-type="float">
            <text:p>4.51757922231616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4.22163018143166" calcext:value-type="float">
            <text:p>4.22163018143166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3.83055525083524" calcext:value-type="float">
            <text:p>3.83055525083524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3.75684355286543" calcext:value-type="float">
            <text:p>3.7568435528654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3_S21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1:58:27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37000539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8.6848795859841" calcext:value-type="float">
            <text:p>-68.6848795859841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18.0194961718736" calcext:value-type="float">
            <text:p>-18.0194961718736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5.64076692354132" calcext:value-type="float">
            <text:p>-5.64076692354132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0.621637183446664" calcext:value-type="float">
            <text:p>0.621637183446664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4.68354326577987" calcext:value-type="float">
            <text:p>4.68354326577987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7.46154766449782" calcext:value-type="float">
            <text:p>7.46154766449782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9.42835027530836" calcext:value-type="float">
            <text:p>9.42835027530836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10.6531448579271" calcext:value-type="float">
            <text:p>10.6531448579271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11.269187095331" calcext:value-type="float">
            <text:p>11.269187095331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11.8447122495474" calcext:value-type="float">
            <text:p>11.8447122495474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12.6917208549338" calcext:value-type="float">
            <text:p>12.6917208549338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13.2542479791373" calcext:value-type="float">
            <text:p>13.2542479791373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13.5685805037973" calcext:value-type="float">
            <text:p>13.5685805037973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13.6691855529389" calcext:value-type="float">
            <text:p>13.6691855529389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13.7709838774174" calcext:value-type="float">
            <text:p>13.7709838774174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13.955229639471" calcext:value-type="float">
            <text:p>13.955229639471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14.2052836632317" calcext:value-type="float">
            <text:p>14.2052836632317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14.278329474835" calcext:value-type="float">
            <text:p>14.278329474835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14.1931122092922" calcext:value-type="float">
            <text:p>14.1931122092922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4.0794750891337" calcext:value-type="float">
            <text:p>14.0794750891337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4.1415413789188" calcext:value-type="float">
            <text:p>14.1415413789188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.2648219512799" calcext:value-type="float">
            <text:p>14.2648219512799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4.2741356999854" calcext:value-type="float">
            <text:p>14.2741356999854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4.1022330512657" calcext:value-type="float">
            <text:p>14.1022330512657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3.9583562913771" calcext:value-type="float">
            <text:p>13.958356291377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13.9252749752149" calcext:value-type="float">
            <text:p>13.9252749752149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13.9842103749571" calcext:value-type="float">
            <text:p>13.9842103749571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13.9690703416195" calcext:value-type="float">
            <text:p>13.9690703416195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13.8074373157027" calcext:value-type="float">
            <text:p>13.8074373157027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13.6308862335509" calcext:value-type="float">
            <text:p>13.6308862335509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13.6208155466917" calcext:value-type="float">
            <text:p>13.6208155466917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3.6422316240675" calcext:value-type="float">
            <text:p>13.6422316240675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3.6408356520202" calcext:value-type="float">
            <text:p>13.6408356520202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13.4984897425453" calcext:value-type="float">
            <text:p>13.4984897425453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13.2927198531811" calcext:value-type="float">
            <text:p>13.2927198531811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13.2395050158915" calcext:value-type="float">
            <text:p>13.2395050158915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13.2693531479933" calcext:value-type="float">
            <text:p>13.2693531479933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13.2620981433767" calcext:value-type="float">
            <text:p>13.2620981433767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13.2055322896321" calcext:value-type="float">
            <text:p>13.2055322896321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13.0185595126358" calcext:value-type="float">
            <text:p>13.0185595126358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12.916787328422" calcext:value-type="float">
            <text:p>12.91678732842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12.9417821646441" calcext:value-type="float">
            <text:p>12.941782164644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12.9809543870896" calcext:value-type="float">
            <text:p>12.9809543870896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12.9431888178901" calcext:value-type="float">
            <text:p>12.9431888178901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12.8272062611811" calcext:value-type="float">
            <text:p>12.8272062611811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12.6784819844824" calcext:value-type="float">
            <text:p>12.6784819844824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12.6110933322919" calcext:value-type="float">
            <text:p>12.6110933322919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12.5989817375579" calcext:value-type="float">
            <text:p>12.5989817375579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2.4801418727381" calcext:value-type="float">
            <text:p>12.4801418727381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2.4114992008554" calcext:value-type="float">
            <text:p>12.4114992008554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2.302658647692" calcext:value-type="float">
            <text:p>12.30265864769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2.2588388515168" calcext:value-type="float">
            <text:p>12.2588388515168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2.1442491280475" calcext:value-type="float">
            <text:p>12.1442491280475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2.0373436532021" calcext:value-type="float">
            <text:p>12.0373436532021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1.8239814683732" calcext:value-type="float">
            <text:p>11.823981468373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11.7884894414897" calcext:value-type="float">
            <text:p>11.7884894414897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11.816302720453" calcext:value-type="float">
            <text:p>11.816302720453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11.7804495422017" calcext:value-type="float">
            <text:p>11.7804495422017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11.6274071054228" calcext:value-type="float">
            <text:p>11.6274071054228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11.2900152202898" calcext:value-type="float">
            <text:p>11.2900152202898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10.9507445614178" calcext:value-type="float">
            <text:p>10.9507445614178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1.1444509920987" calcext:value-type="float">
            <text:p>11.1444509920987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1.3748295509218" calcext:value-type="float">
            <text:p>11.3748295509218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11.2991919464507" calcext:value-type="float">
            <text:p>11.2991919464507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11.0291190221601" calcext:value-type="float">
            <text:p>11.0291190221601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10.4136848360857" calcext:value-type="float">
            <text:p>10.4136848360857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10.0045285158522" calcext:value-type="float">
            <text:p>10.0045285158522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10.3673865639736" calcext:value-type="float">
            <text:p>10.3673865639736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10.8698421032752" calcext:value-type="float">
            <text:p>10.8698421032752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10.8615753212048" calcext:value-type="float">
            <text:p>10.8615753212048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10.3977304631273" calcext:value-type="float">
            <text:p>10.3977304631273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9.63749663014142" calcext:value-type="float">
            <text:p>9.63749663014142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9.4859726828859" calcext:value-type="float">
            <text:p>9.4859726828859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9.90150147910272" calcext:value-type="float">
            <text:p>9.90150147910272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10.3403763486008" calcext:value-type="float">
            <text:p>10.3403763486008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10.3329946595232" calcext:value-type="float">
            <text:p>10.3329946595232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9.87565645528217" calcext:value-type="float">
            <text:p>9.87565645528217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9.37134155528149" calcext:value-type="float">
            <text:p>9.37134155528149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9.42873509789815" calcext:value-type="float">
            <text:p>9.42873509789815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9.84589932873898" calcext:value-type="float">
            <text:p>9.84589932873898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0.0986778220598" calcext:value-type="float">
            <text:p>10.0986778220598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9.99511698577949" calcext:value-type="float">
            <text:p>9.99511698577949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9.62444251442688" calcext:value-type="float">
            <text:p>9.62444251442688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9.4920305269481" calcext:value-type="float">
            <text:p>9.4920305269481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9.75637692954997" calcext:value-type="float">
            <text:p>9.75637692954997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.007239500262" calcext:value-type="float">
            <text:p>10.007239500262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10.0180277674226" calcext:value-type="float">
            <text:p>10.0180277674226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9.74860541945084" calcext:value-type="float">
            <text:p>9.74860541945084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9.57977599033335" calcext:value-type="float">
            <text:p>9.57977599033335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9.75708940437485" calcext:value-type="float">
            <text:p>9.75708940437485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0.0186181807354" calcext:value-type="float">
            <text:p>10.0186181807354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10.0237058300631" calcext:value-type="float">
            <text:p>10.0237058300631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9.75248433359728" calcext:value-type="float">
            <text:p>9.75248433359728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9.42853705686512" calcext:value-type="float">
            <text:p>9.42853705686512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9.48040180180318" calcext:value-type="float">
            <text:p>9.48040180180318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9.81954396977278" calcext:value-type="float">
            <text:p>9.81954396977278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9.96385822337581" calcext:value-type="float">
            <text:p>9.96385822337581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9.74348507249458" calcext:value-type="float">
            <text:p>9.74348507249458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9.2457589069739" calcext:value-type="float">
            <text:p>9.2457589069739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8.96128134736229" calcext:value-type="float">
            <text:p>8.96128134736229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9.21696543700878" calcext:value-type="float">
            <text:p>9.21696543700878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9.60295167295643" calcext:value-type="float">
            <text:p>9.60295167295643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9.69678580798393" calcext:value-type="float">
            <text:p>9.69678580798393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9.3282499608474" calcext:value-type="float">
            <text:p>9.3282499608474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8.65906788045386" calcext:value-type="float">
            <text:p>8.65906788045386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8.40739804776077" calcext:value-type="float">
            <text:p>8.40739804776077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8.79310197034705" calcext:value-type="float">
            <text:p>8.79310197034705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9.23620137493843" calcext:value-type="float">
            <text:p>9.23620137493843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9.32675592563156" calcext:value-type="float">
            <text:p>9.32675592563156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8.88185337410593" calcext:value-type="float">
            <text:p>8.88185337410593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8.17845677187665" calcext:value-type="float">
            <text:p>8.17845677187665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7.99705974433797" calcext:value-type="float">
            <text:p>7.99705974433797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8.45193222870268" calcext:value-type="float">
            <text:p>8.45193222870268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8.96357829454037" calcext:value-type="float">
            <text:p>8.96357829454037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9.0178713542884" calcext:value-type="float">
            <text:p>9.0178713542884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8.59801407584126" calcext:value-type="float">
            <text:p>8.59801407584126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8.02608349891236" calcext:value-type="float">
            <text:p>8.02608349891236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7.99392141386913" calcext:value-type="float">
            <text:p>7.99392141386913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8.43746996642523" calcext:value-type="float">
            <text:p>8.43746996642523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8.83183033310433" calcext:value-type="float">
            <text:p>8.83183033310433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8.81748387580978" calcext:value-type="float">
            <text:p>8.81748387580978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8.43155418175713" calcext:value-type="float">
            <text:p>8.43155418175713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8.17959447090035" calcext:value-type="float">
            <text:p>8.17959447090035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8.34170672350327" calcext:value-type="float">
            <text:p>8.34170672350327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8.69239514794648" calcext:value-type="float">
            <text:p>8.69239514794648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8.86541447091057" calcext:value-type="float">
            <text:p>8.86541447091057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8.71375172296913" calcext:value-type="float">
            <text:p>8.71375172296913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8.53519441087024" calcext:value-type="float">
            <text:p>8.53519441087024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8.59594571980579" calcext:value-type="float">
            <text:p>8.59594571980579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8.8236053014189" calcext:value-type="float">
            <text:p>8.8236053014189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8.97470377398472" calcext:value-type="float">
            <text:p>8.97470377398472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8.86451868312053" calcext:value-type="float">
            <text:p>8.86451868312053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8.63447310681404" calcext:value-type="float">
            <text:p>8.63447310681404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8.6312635577595" calcext:value-type="float">
            <text:p>8.6312635577595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8.8664485141356" calcext:value-type="float">
            <text:p>8.8664485141356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9.03312099854474" calcext:value-type="float">
            <text:p>9.0331209985447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8.90529236200364" calcext:value-type="float">
            <text:p>8.90529236200364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8.55463724310817" calcext:value-type="float">
            <text:p>8.55463724310817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8.36523810819265" calcext:value-type="float">
            <text:p>8.36523810819265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8.58645852266971" calcext:value-type="float">
            <text:p>8.58645852266971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8.89301439425007" calcext:value-type="float">
            <text:p>8.89301439425007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8.88012387257506" calcext:value-type="float">
            <text:p>8.88012387257506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8.44735275162528" calcext:value-type="float">
            <text:p>8.44735275162528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7.91111024443298" calcext:value-type="float">
            <text:p>7.91111024443298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7.83125338401506" calcext:value-type="float">
            <text:p>7.83125338401506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8.23875668301469" calcext:value-type="float">
            <text:p>8.23875668301469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8.55156668245382" calcext:value-type="float">
            <text:p>8.55156668245382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8.39639806721215" calcext:value-type="float">
            <text:p>8.39639806721215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7.79186144020969" calcext:value-type="float">
            <text:p>7.79186144020969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7.24315812384122" calcext:value-type="float">
            <text:p>7.24315812384122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7.31183277033372" calcext:value-type="float">
            <text:p>7.31183277033372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7.80437185637325" calcext:value-type="float">
            <text:p>7.80437185637325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8.1148681746824" calcext:value-type="float">
            <text:p>8.1148681746824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7.89277426393884" calcext:value-type="float">
            <text:p>7.89277426393884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7.33024421432328" calcext:value-type="float">
            <text:p>7.33024421432328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6.91411851062143" calcext:value-type="float">
            <text:p>6.91411851062143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7.07870853527188" calcext:value-type="float">
            <text:p>7.07870853527188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7.51390853990404" calcext:value-type="float">
            <text:p>7.51390853990404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7.72110728878101" calcext:value-type="float">
            <text:p>7.72110728878101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7.57558753599548" calcext:value-type="float">
            <text:p>7.57558753599548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7.20433315587695" calcext:value-type="float">
            <text:p>7.20433315587695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7.01754877941195" calcext:value-type="float">
            <text:p>7.01754877941195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7.19411521342465" calcext:value-type="float">
            <text:p>7.19411521342465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7.50048652794758" calcext:value-type="float">
            <text:p>7.50048652794758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7.58574009781192" calcext:value-type="float">
            <text:p>7.58574009781192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7.48011514764529" calcext:value-type="float">
            <text:p>7.48011514764529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7.34921440291071" calcext:value-type="float">
            <text:p>7.34921440291071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7.40575518050949" calcext:value-type="float">
            <text:p>7.40575518050949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7.5762996650856" calcext:value-type="float">
            <text:p>7.576299665085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7.70353329441176" calcext:value-type="float">
            <text:p>7.70353329441176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7.66212337754014" calcext:value-type="float">
            <text:p>7.66212337754014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7.59192838893395" calcext:value-type="float">
            <text:p>7.59192838893395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7.67891865953185" calcext:value-type="float">
            <text:p>7.67891865953185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7.83120887832389" calcext:value-type="float">
            <text:p>7.83120887832389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7.88803277267705" calcext:value-type="float">
            <text:p>7.88803277267705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7.76558793682228" calcext:value-type="float">
            <text:p>7.76558793682228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7.64094142410879" calcext:value-type="float">
            <text:p>7.64094142410879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7.69857142929034" calcext:value-type="float">
            <text:p>7.69857142929034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7.90773085786907" calcext:value-type="float">
            <text:p>7.90773085786907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7.93791001057389" calcext:value-type="float">
            <text:p>7.93791001057389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7.69636495114459" calcext:value-type="float">
            <text:p>7.69636495114459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7.322156255458" calcext:value-type="float">
            <text:p>7.322156255458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7.19814233163761" calcext:value-type="float">
            <text:p>7.19814233163761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7.39859241309235" calcext:value-type="float">
            <text:p>7.39859241309235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7.58785483347798" calcext:value-type="float">
            <text:p>7.58785483347798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7.43585905360814" calcext:value-type="float">
            <text:p>7.43585905360814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6.95889213109755" calcext:value-type="float">
            <text:p>6.95889213109755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6.47268080731924" calcext:value-type="float">
            <text:p>6.47268080731924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6.32857159360134" calcext:value-type="float">
            <text:p>6.32857159360134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6.56971560949631" calcext:value-type="float">
            <text:p>6.56971560949631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6.73872588528076" calcext:value-type="float">
            <text:p>6.73872588528076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6.56578817298903" calcext:value-type="float">
            <text:p>6.56578817298903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6.04458371782345" calcext:value-type="float">
            <text:p>6.04458371782345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5.55559537375445" calcext:value-type="float">
            <text:p>5.55559537375445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5.38093437006416" calcext:value-type="float">
            <text:p>5.38093437006416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5.57265543347923" calcext:value-type="float">
            <text:p>5.57265543347923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5.72085629552094" calcext:value-type="float">
            <text:p>5.72085629552094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5.64129145590682" calcext:value-type="float">
            <text:p>5.64129145590682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5.32518289944436" calcext:value-type="float">
            <text:p>5.32518289944436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4.92479711755" calcext:value-type="float">
            <text:p>4.92479711755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4.80928036674402" calcext:value-type="float">
            <text:p>4.8092803667440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COM_J4_S21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unday</text:p>
          </table:table-cell>
          <table:table-cell office:value-type="string" calcext:value-type="string">
            <text:p><text:s/>06 June 2021 22:03:5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54600414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62.9812447755836" calcext:value-type="float">
            <text:p>-62.9812447755836</text:p>
          </table:table-cell>
        </table:table-row>
        <table:table-row table:style-name="ro1">
          <table:table-cell office:value-type="float" office:value="15995000" calcext:value-type="float">
            <text:p>15995000</text:p>
          </table:table-cell>
          <table:table-cell office:value-type="float" office:value="-18.0183564011589" calcext:value-type="float">
            <text:p>-18.0183564011589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-5.6490692733486" calcext:value-type="float">
            <text:p>-5.6490692733486</text:p>
          </table:table-cell>
        </table:table-row>
        <table:table-row table:style-name="ro1">
          <table:table-cell office:value-type="float" office:value="45985000" calcext:value-type="float">
            <text:p>45985000</text:p>
          </table:table-cell>
          <table:table-cell office:value-type="float" office:value="0.625026177943243" calcext:value-type="float">
            <text:p>0.625026177943243</text:p>
          </table:table-cell>
        </table:table-row>
        <table:table-row table:style-name="ro1">
          <table:table-cell office:value-type="float" office:value="60980000" calcext:value-type="float">
            <text:p>60980000</text:p>
          </table:table-cell>
          <table:table-cell office:value-type="float" office:value="4.69106675898637" calcext:value-type="float">
            <text:p>4.69106675898637</text:p>
          </table:table-cell>
        </table:table-row>
        <table:table-row table:style-name="ro1">
          <table:table-cell office:value-type="float" office:value="75975000" calcext:value-type="float">
            <text:p>75975000</text:p>
          </table:table-cell>
          <table:table-cell office:value-type="float" office:value="7.48118960621678" calcext:value-type="float">
            <text:p>7.48118960621678</text:p>
          </table:table-cell>
        </table:table-row>
        <table:table-row table:style-name="ro1">
          <table:table-cell office:value-type="float" office:value="90970000" calcext:value-type="float">
            <text:p>90970000</text:p>
          </table:table-cell>
          <table:table-cell office:value-type="float" office:value="9.44486101974098" calcext:value-type="float">
            <text:p>9.44486101974098</text:p>
          </table:table-cell>
        </table:table-row>
        <table:table-row table:style-name="ro1">
          <table:table-cell office:value-type="float" office:value="105965000" calcext:value-type="float">
            <text:p>105965000</text:p>
          </table:table-cell>
          <table:table-cell office:value-type="float" office:value="10.6728262108799" calcext:value-type="float">
            <text:p>10.6728262108799</text:p>
          </table:table-cell>
        </table:table-row>
        <table:table-row table:style-name="ro1">
          <table:table-cell office:value-type="float" office:value="120960000" calcext:value-type="float">
            <text:p>120960000</text:p>
          </table:table-cell>
          <table:table-cell office:value-type="float" office:value="11.295470917509" calcext:value-type="float">
            <text:p>11.295470917509</text:p>
          </table:table-cell>
        </table:table-row>
        <table:table-row table:style-name="ro1">
          <table:table-cell office:value-type="float" office:value="135955000" calcext:value-type="float">
            <text:p>135955000</text:p>
          </table:table-cell>
          <table:table-cell office:value-type="float" office:value="11.868101886391" calcext:value-type="float">
            <text:p>11.868101886391</text:p>
          </table:table-cell>
        </table:table-row>
        <table:table-row table:style-name="ro1">
          <table:table-cell office:value-type="float" office:value="150950000" calcext:value-type="float">
            <text:p>150950000</text:p>
          </table:table-cell>
          <table:table-cell office:value-type="float" office:value="12.7132127889722" calcext:value-type="float">
            <text:p>12.7132127889722</text:p>
          </table:table-cell>
        </table:table-row>
        <table:table-row table:style-name="ro1">
          <table:table-cell office:value-type="float" office:value="165945000" calcext:value-type="float">
            <text:p>165945000</text:p>
          </table:table-cell>
          <table:table-cell office:value-type="float" office:value="13.285461752483" calcext:value-type="float">
            <text:p>13.285461752483</text:p>
          </table:table-cell>
        </table:table-row>
        <table:table-row table:style-name="ro1">
          <table:table-cell office:value-type="float" office:value="180940000" calcext:value-type="float">
            <text:p>180940000</text:p>
          </table:table-cell>
          <table:table-cell office:value-type="float" office:value="13.5929381058079" calcext:value-type="float">
            <text:p>13.5929381058079</text:p>
          </table:table-cell>
        </table:table-row>
        <table:table-row table:style-name="ro1">
          <table:table-cell office:value-type="float" office:value="195935000" calcext:value-type="float">
            <text:p>195935000</text:p>
          </table:table-cell>
          <table:table-cell office:value-type="float" office:value="13.6946171281097" calcext:value-type="float">
            <text:p>13.6946171281097</text:p>
          </table:table-cell>
        </table:table-row>
        <table:table-row table:style-name="ro1">
          <table:table-cell office:value-type="float" office:value="210930000" calcext:value-type="float">
            <text:p>210930000</text:p>
          </table:table-cell>
          <table:table-cell office:value-type="float" office:value="13.788414781273" calcext:value-type="float">
            <text:p>13.788414781273</text:p>
          </table:table-cell>
        </table:table-row>
        <table:table-row table:style-name="ro1">
          <table:table-cell office:value-type="float" office:value="225925000" calcext:value-type="float">
            <text:p>225925000</text:p>
          </table:table-cell>
          <table:table-cell office:value-type="float" office:value="13.982318928717" calcext:value-type="float">
            <text:p>13.982318928717</text:p>
          </table:table-cell>
        </table:table-row>
        <table:table-row table:style-name="ro1">
          <table:table-cell office:value-type="float" office:value="240920000" calcext:value-type="float">
            <text:p>240920000</text:p>
          </table:table-cell>
          <table:table-cell office:value-type="float" office:value="14.2293116488886" calcext:value-type="float">
            <text:p>14.2293116488886</text:p>
          </table:table-cell>
        </table:table-row>
        <table:table-row table:style-name="ro1">
          <table:table-cell office:value-type="float" office:value="255915000" calcext:value-type="float">
            <text:p>255915000</text:p>
          </table:table-cell>
          <table:table-cell office:value-type="float" office:value="14.3004296034043" calcext:value-type="float">
            <text:p>14.3004296034043</text:p>
          </table:table-cell>
        </table:table-row>
        <table:table-row table:style-name="ro1">
          <table:table-cell office:value-type="float" office:value="270910000" calcext:value-type="float">
            <text:p>270910000</text:p>
          </table:table-cell>
          <table:table-cell office:value-type="float" office:value="14.2133178371417" calcext:value-type="float">
            <text:p>14.2133178371417</text:p>
          </table:table-cell>
        </table:table-row>
        <table:table-row table:style-name="ro1">
          <table:table-cell office:value-type="float" office:value="285905000" calcext:value-type="float">
            <text:p>285905000</text:p>
          </table:table-cell>
          <table:table-cell office:value-type="float" office:value="14.1081238608786" calcext:value-type="float">
            <text:p>14.1081238608786</text:p>
          </table:table-cell>
        </table:table-row>
        <table:table-row table:style-name="ro1">
          <table:table-cell office:value-type="float" office:value="300900000" calcext:value-type="float">
            <text:p>300900000</text:p>
          </table:table-cell>
          <table:table-cell office:value-type="float" office:value="14.1675302335799" calcext:value-type="float">
            <text:p>14.1675302335799</text:p>
          </table:table-cell>
        </table:table-row>
        <table:table-row table:style-name="ro1">
          <table:table-cell office:value-type="float" office:value="315895000" calcext:value-type="float">
            <text:p>315895000</text:p>
          </table:table-cell>
          <table:table-cell office:value-type="float" office:value="14.2879619766082" calcext:value-type="float">
            <text:p>14.2879619766082</text:p>
          </table:table-cell>
        </table:table-row>
        <table:table-row table:style-name="ro1">
          <table:table-cell office:value-type="float" office:value="330890000" calcext:value-type="float">
            <text:p>330890000</text:p>
          </table:table-cell>
          <table:table-cell office:value-type="float" office:value="14.3008077906017" calcext:value-type="float">
            <text:p>14.3008077906017</text:p>
          </table:table-cell>
        </table:table-row>
        <table:table-row table:style-name="ro1">
          <table:table-cell office:value-type="float" office:value="345885000" calcext:value-type="float">
            <text:p>345885000</text:p>
          </table:table-cell>
          <table:table-cell office:value-type="float" office:value="14.1324659519409" calcext:value-type="float">
            <text:p>14.1324659519409</text:p>
          </table:table-cell>
        </table:table-row>
        <table:table-row table:style-name="ro1">
          <table:table-cell office:value-type="float" office:value="360880000" calcext:value-type="float">
            <text:p>360880000</text:p>
          </table:table-cell>
          <table:table-cell office:value-type="float" office:value="13.9788756835261" calcext:value-type="float">
            <text:p>13.9788756835261</text:p>
          </table:table-cell>
        </table:table-row>
        <table:table-row table:style-name="ro1">
          <table:table-cell office:value-type="float" office:value="375875000" calcext:value-type="float">
            <text:p>375875000</text:p>
          </table:table-cell>
          <table:table-cell office:value-type="float" office:value="13.9435789566055" calcext:value-type="float">
            <text:p>13.9435789566055</text:p>
          </table:table-cell>
        </table:table-row>
        <table:table-row table:style-name="ro1">
          <table:table-cell office:value-type="float" office:value="390870000" calcext:value-type="float">
            <text:p>390870000</text:p>
          </table:table-cell>
          <table:table-cell office:value-type="float" office:value="14.0023058595135" calcext:value-type="float">
            <text:p>14.0023058595135</text:p>
          </table:table-cell>
        </table:table-row>
        <table:table-row table:style-name="ro1">
          <table:table-cell office:value-type="float" office:value="405865000" calcext:value-type="float">
            <text:p>405865000</text:p>
          </table:table-cell>
          <table:table-cell office:value-type="float" office:value="13.9865025827476" calcext:value-type="float">
            <text:p>13.9865025827476</text:p>
          </table:table-cell>
        </table:table-row>
        <table:table-row table:style-name="ro1">
          <table:table-cell office:value-type="float" office:value="420860000" calcext:value-type="float">
            <text:p>420860000</text:p>
          </table:table-cell>
          <table:table-cell office:value-type="float" office:value="13.8292037580009" calcext:value-type="float">
            <text:p>13.8292037580009</text:p>
          </table:table-cell>
        </table:table-row>
        <table:table-row table:style-name="ro1">
          <table:table-cell office:value-type="float" office:value="435855000" calcext:value-type="float">
            <text:p>435855000</text:p>
          </table:table-cell>
          <table:table-cell office:value-type="float" office:value="13.6386661038993" calcext:value-type="float">
            <text:p>13.6386661038993</text:p>
          </table:table-cell>
        </table:table-row>
        <table:table-row table:style-name="ro1">
          <table:table-cell office:value-type="float" office:value="450850000" calcext:value-type="float">
            <text:p>450850000</text:p>
          </table:table-cell>
          <table:table-cell office:value-type="float" office:value="13.6362692838622" calcext:value-type="float">
            <text:p>13.6362692838622</text:p>
          </table:table-cell>
        </table:table-row>
        <table:table-row table:style-name="ro1">
          <table:table-cell office:value-type="float" office:value="465845000" calcext:value-type="float">
            <text:p>465845000</text:p>
          </table:table-cell>
          <table:table-cell office:value-type="float" office:value="13.648145201448" calcext:value-type="float">
            <text:p>13.648145201448</text:p>
          </table:table-cell>
        </table:table-row>
        <table:table-row table:style-name="ro1">
          <table:table-cell office:value-type="float" office:value="480840000" calcext:value-type="float">
            <text:p>480840000</text:p>
          </table:table-cell>
          <table:table-cell office:value-type="float" office:value="13.6540493289152" calcext:value-type="float">
            <text:p>13.6540493289152</text:p>
          </table:table-cell>
        </table:table-row>
        <table:table-row table:style-name="ro1">
          <table:table-cell office:value-type="float" office:value="495835000" calcext:value-type="float">
            <text:p>495835000</text:p>
          </table:table-cell>
          <table:table-cell office:value-type="float" office:value="13.5163524842413" calcext:value-type="float">
            <text:p>13.5163524842413</text:p>
          </table:table-cell>
        </table:table-row>
        <table:table-row table:style-name="ro1">
          <table:table-cell office:value-type="float" office:value="510830000" calcext:value-type="float">
            <text:p>510830000</text:p>
          </table:table-cell>
          <table:table-cell office:value-type="float" office:value="13.30187627244" calcext:value-type="float">
            <text:p>13.30187627244</text:p>
          </table:table-cell>
        </table:table-row>
        <table:table-row table:style-name="ro1">
          <table:table-cell office:value-type="float" office:value="525825000" calcext:value-type="float">
            <text:p>525825000</text:p>
          </table:table-cell>
          <table:table-cell office:value-type="float" office:value="13.234970058208" calcext:value-type="float">
            <text:p>13.234970058208</text:p>
          </table:table-cell>
        </table:table-row>
        <table:table-row table:style-name="ro1">
          <table:table-cell office:value-type="float" office:value="540820000" calcext:value-type="float">
            <text:p>540820000</text:p>
          </table:table-cell>
          <table:table-cell office:value-type="float" office:value="13.2626912091222" calcext:value-type="float">
            <text:p>13.2626912091222</text:p>
          </table:table-cell>
        </table:table-row>
        <table:table-row table:style-name="ro1">
          <table:table-cell office:value-type="float" office:value="555815000" calcext:value-type="float">
            <text:p>555815000</text:p>
          </table:table-cell>
          <table:table-cell office:value-type="float" office:value="13.2708662660225" calcext:value-type="float">
            <text:p>13.2708662660225</text:p>
          </table:table-cell>
        </table:table-row>
        <table:table-row table:style-name="ro1">
          <table:table-cell office:value-type="float" office:value="570810000" calcext:value-type="float">
            <text:p>570810000</text:p>
          </table:table-cell>
          <table:table-cell office:value-type="float" office:value="13.2169455083468" calcext:value-type="float">
            <text:p>13.2169455083468</text:p>
          </table:table-cell>
        </table:table-row>
        <table:table-row table:style-name="ro1">
          <table:table-cell office:value-type="float" office:value="585805000" calcext:value-type="float">
            <text:p>585805000</text:p>
          </table:table-cell>
          <table:table-cell office:value-type="float" office:value="13.0350473937481" calcext:value-type="float">
            <text:p>13.0350473937481</text:p>
          </table:table-cell>
        </table:table-row>
        <table:table-row table:style-name="ro1">
          <table:table-cell office:value-type="float" office:value="600800000" calcext:value-type="float">
            <text:p>600800000</text:p>
          </table:table-cell>
          <table:table-cell office:value-type="float" office:value="12.9301661339522" calcext:value-type="float">
            <text:p>12.9301661339522</text:p>
          </table:table-cell>
        </table:table-row>
        <table:table-row table:style-name="ro1">
          <table:table-cell office:value-type="float" office:value="615795000" calcext:value-type="float">
            <text:p>615795000</text:p>
          </table:table-cell>
          <table:table-cell office:value-type="float" office:value="12.9568702033581" calcext:value-type="float">
            <text:p>12.9568702033581</text:p>
          </table:table-cell>
        </table:table-row>
        <table:table-row table:style-name="ro1">
          <table:table-cell office:value-type="float" office:value="630790000" calcext:value-type="float">
            <text:p>630790000</text:p>
          </table:table-cell>
          <table:table-cell office:value-type="float" office:value="13.0046134633821" calcext:value-type="float">
            <text:p>13.0046134633821</text:p>
          </table:table-cell>
        </table:table-row>
        <table:table-row table:style-name="ro1">
          <table:table-cell office:value-type="float" office:value="645785000" calcext:value-type="float">
            <text:p>645785000</text:p>
          </table:table-cell>
          <table:table-cell office:value-type="float" office:value="12.9744275286718" calcext:value-type="float">
            <text:p>12.9744275286718</text:p>
          </table:table-cell>
        </table:table-row>
        <table:table-row table:style-name="ro1">
          <table:table-cell office:value-type="float" office:value="660780000" calcext:value-type="float">
            <text:p>660780000</text:p>
          </table:table-cell>
          <table:table-cell office:value-type="float" office:value="12.8652849934747" calcext:value-type="float">
            <text:p>12.8652849934747</text:p>
          </table:table-cell>
        </table:table-row>
        <table:table-row table:style-name="ro1">
          <table:table-cell office:value-type="float" office:value="675775000" calcext:value-type="float">
            <text:p>675775000</text:p>
          </table:table-cell>
          <table:table-cell office:value-type="float" office:value="12.7171141786406" calcext:value-type="float">
            <text:p>12.7171141786406</text:p>
          </table:table-cell>
        </table:table-row>
        <table:table-row table:style-name="ro1">
          <table:table-cell office:value-type="float" office:value="690770000" calcext:value-type="float">
            <text:p>690770000</text:p>
          </table:table-cell>
          <table:table-cell office:value-type="float" office:value="12.6396261377202" calcext:value-type="float">
            <text:p>12.6396261377202</text:p>
          </table:table-cell>
        </table:table-row>
        <table:table-row table:style-name="ro1">
          <table:table-cell office:value-type="float" office:value="705765000" calcext:value-type="float">
            <text:p>705765000</text:p>
          </table:table-cell>
          <table:table-cell office:value-type="float" office:value="12.6215711175555" calcext:value-type="float">
            <text:p>12.6215711175555</text:p>
          </table:table-cell>
        </table:table-row>
        <table:table-row table:style-name="ro1">
          <table:table-cell office:value-type="float" office:value="720760000" calcext:value-type="float">
            <text:p>720760000</text:p>
          </table:table-cell>
          <table:table-cell office:value-type="float" office:value="12.5218519220695" calcext:value-type="float">
            <text:p>12.5218519220695</text:p>
          </table:table-cell>
        </table:table-row>
        <table:table-row table:style-name="ro1">
          <table:table-cell office:value-type="float" office:value="735755000" calcext:value-type="float">
            <text:p>735755000</text:p>
          </table:table-cell>
          <table:table-cell office:value-type="float" office:value="12.4624489093125" calcext:value-type="float">
            <text:p>12.4624489093125</text:p>
          </table:table-cell>
        </table:table-row>
        <table:table-row table:style-name="ro1">
          <table:table-cell office:value-type="float" office:value="750750000" calcext:value-type="float">
            <text:p>750750000</text:p>
          </table:table-cell>
          <table:table-cell office:value-type="float" office:value="12.3713148672852" calcext:value-type="float">
            <text:p>12.3713148672852</text:p>
          </table:table-cell>
        </table:table-row>
        <table:table-row table:style-name="ro1">
          <table:table-cell office:value-type="float" office:value="765745000" calcext:value-type="float">
            <text:p>765745000</text:p>
          </table:table-cell>
          <table:table-cell office:value-type="float" office:value="12.3160122408001" calcext:value-type="float">
            <text:p>12.3160122408001</text:p>
          </table:table-cell>
        </table:table-row>
        <table:table-row table:style-name="ro1">
          <table:table-cell office:value-type="float" office:value="780740000" calcext:value-type="float">
            <text:p>780740000</text:p>
          </table:table-cell>
          <table:table-cell office:value-type="float" office:value="12.1978777261328" calcext:value-type="float">
            <text:p>12.1978777261328</text:p>
          </table:table-cell>
        </table:table-row>
        <table:table-row table:style-name="ro1">
          <table:table-cell office:value-type="float" office:value="795735000" calcext:value-type="float">
            <text:p>795735000</text:p>
          </table:table-cell>
          <table:table-cell office:value-type="float" office:value="12.1027275242586" calcext:value-type="float">
            <text:p>12.1027275242586</text:p>
          </table:table-cell>
        </table:table-row>
        <table:table-row table:style-name="ro1">
          <table:table-cell office:value-type="float" office:value="810730000" calcext:value-type="float">
            <text:p>810730000</text:p>
          </table:table-cell>
          <table:table-cell office:value-type="float" office:value="11.9095126448022" calcext:value-type="float">
            <text:p>11.9095126448022</text:p>
          </table:table-cell>
        </table:table-row>
        <table:table-row table:style-name="ro1">
          <table:table-cell office:value-type="float" office:value="825725000" calcext:value-type="float">
            <text:p>825725000</text:p>
          </table:table-cell>
          <table:table-cell office:value-type="float" office:value="11.8814309237985" calcext:value-type="float">
            <text:p>11.8814309237985</text:p>
          </table:table-cell>
        </table:table-row>
        <table:table-row table:style-name="ro1">
          <table:table-cell office:value-type="float" office:value="840720000" calcext:value-type="float">
            <text:p>840720000</text:p>
          </table:table-cell>
          <table:table-cell office:value-type="float" office:value="11.9000688069098" calcext:value-type="float">
            <text:p>11.9000688069098</text:p>
          </table:table-cell>
        </table:table-row>
        <table:table-row table:style-name="ro1">
          <table:table-cell office:value-type="float" office:value="855715000" calcext:value-type="float">
            <text:p>855715000</text:p>
          </table:table-cell>
          <table:table-cell office:value-type="float" office:value="11.8648958713691" calcext:value-type="float">
            <text:p>11.8648958713691</text:p>
          </table:table-cell>
        </table:table-row>
        <table:table-row table:style-name="ro1">
          <table:table-cell office:value-type="float" office:value="870710000" calcext:value-type="float">
            <text:p>870710000</text:p>
          </table:table-cell>
          <table:table-cell office:value-type="float" office:value="11.7177248520694" calcext:value-type="float">
            <text:p>11.7177248520694</text:p>
          </table:table-cell>
        </table:table-row>
        <table:table-row table:style-name="ro1">
          <table:table-cell office:value-type="float" office:value="885705000" calcext:value-type="float">
            <text:p>885705000</text:p>
          </table:table-cell>
          <table:table-cell office:value-type="float" office:value="11.3941655143439" calcext:value-type="float">
            <text:p>11.3941655143439</text:p>
          </table:table-cell>
        </table:table-row>
        <table:table-row table:style-name="ro1">
          <table:table-cell office:value-type="float" office:value="900700000" calcext:value-type="float">
            <text:p>900700000</text:p>
          </table:table-cell>
          <table:table-cell office:value-type="float" office:value="11.0840949995703" calcext:value-type="float">
            <text:p>11.0840949995703</text:p>
          </table:table-cell>
        </table:table-row>
        <table:table-row table:style-name="ro1">
          <table:table-cell office:value-type="float" office:value="915695000" calcext:value-type="float">
            <text:p>915695000</text:p>
          </table:table-cell>
          <table:table-cell office:value-type="float" office:value="11.2733423544153" calcext:value-type="float">
            <text:p>11.2733423544153</text:p>
          </table:table-cell>
        </table:table-row>
        <table:table-row table:style-name="ro1">
          <table:table-cell office:value-type="float" office:value="930690000" calcext:value-type="float">
            <text:p>930690000</text:p>
          </table:table-cell>
          <table:table-cell office:value-type="float" office:value="11.495109821666" calcext:value-type="float">
            <text:p>11.495109821666</text:p>
          </table:table-cell>
        </table:table-row>
        <table:table-row table:style-name="ro1">
          <table:table-cell office:value-type="float" office:value="945685000" calcext:value-type="float">
            <text:p>945685000</text:p>
          </table:table-cell>
          <table:table-cell office:value-type="float" office:value="11.4220840565783" calcext:value-type="float">
            <text:p>11.4220840565783</text:p>
          </table:table-cell>
        </table:table-row>
        <table:table-row table:style-name="ro1">
          <table:table-cell office:value-type="float" office:value="960680000" calcext:value-type="float">
            <text:p>960680000</text:p>
          </table:table-cell>
          <table:table-cell office:value-type="float" office:value="11.1620081775393" calcext:value-type="float">
            <text:p>11.1620081775393</text:p>
          </table:table-cell>
        </table:table-row>
        <table:table-row table:style-name="ro1">
          <table:table-cell office:value-type="float" office:value="975675000" calcext:value-type="float">
            <text:p>975675000</text:p>
          </table:table-cell>
          <table:table-cell office:value-type="float" office:value="10.5750488232908" calcext:value-type="float">
            <text:p>10.5750488232908</text:p>
          </table:table-cell>
        </table:table-row>
        <table:table-row table:style-name="ro1">
          <table:table-cell office:value-type="float" office:value="990670000" calcext:value-type="float">
            <text:p>990670000</text:p>
          </table:table-cell>
          <table:table-cell office:value-type="float" office:value="10.1728585524477" calcext:value-type="float">
            <text:p>10.1728585524477</text:p>
          </table:table-cell>
        </table:table-row>
        <table:table-row table:style-name="ro1">
          <table:table-cell office:value-type="float" office:value="1005665000" calcext:value-type="float">
            <text:p>1005665000</text:p>
          </table:table-cell>
          <table:table-cell office:value-type="float" office:value="10.5450558294013" calcext:value-type="float">
            <text:p>10.5450558294013</text:p>
          </table:table-cell>
        </table:table-row>
        <table:table-row table:style-name="ro1">
          <table:table-cell office:value-type="float" office:value="1020660000" calcext:value-type="float">
            <text:p>1020660000</text:p>
          </table:table-cell>
          <table:table-cell office:value-type="float" office:value="11.0276132469077" calcext:value-type="float">
            <text:p>11.0276132469077</text:p>
          </table:table-cell>
        </table:table-row>
        <table:table-row table:style-name="ro1">
          <table:table-cell office:value-type="float" office:value="1035655000" calcext:value-type="float">
            <text:p>1035655000</text:p>
          </table:table-cell>
          <table:table-cell office:value-type="float" office:value="11.0251485846757" calcext:value-type="float">
            <text:p>11.0251485846757</text:p>
          </table:table-cell>
        </table:table-row>
        <table:table-row table:style-name="ro1">
          <table:table-cell office:value-type="float" office:value="1050650000" calcext:value-type="float">
            <text:p>1050650000</text:p>
          </table:table-cell>
          <table:table-cell office:value-type="float" office:value="10.5710135819987" calcext:value-type="float">
            <text:p>10.5710135819987</text:p>
          </table:table-cell>
        </table:table-row>
        <table:table-row table:style-name="ro1">
          <table:table-cell office:value-type="float" office:value="1065645000" calcext:value-type="float">
            <text:p>1065645000</text:p>
          </table:table-cell>
          <table:table-cell office:value-type="float" office:value="9.82673632160548" calcext:value-type="float">
            <text:p>9.82673632160548</text:p>
          </table:table-cell>
        </table:table-row>
        <table:table-row table:style-name="ro1">
          <table:table-cell office:value-type="float" office:value="1080640000" calcext:value-type="float">
            <text:p>1080640000</text:p>
          </table:table-cell>
          <table:table-cell office:value-type="float" office:value="9.68204387031318" calcext:value-type="float">
            <text:p>9.68204387031318</text:p>
          </table:table-cell>
        </table:table-row>
        <table:table-row table:style-name="ro1">
          <table:table-cell office:value-type="float" office:value="1095635000" calcext:value-type="float">
            <text:p>1095635000</text:p>
          </table:table-cell>
          <table:table-cell office:value-type="float" office:value="10.1088694122341" calcext:value-type="float">
            <text:p>10.1088694122341</text:p>
          </table:table-cell>
        </table:table-row>
        <table:table-row table:style-name="ro1">
          <table:table-cell office:value-type="float" office:value="1110630000" calcext:value-type="float">
            <text:p>1110630000</text:p>
          </table:table-cell>
          <table:table-cell office:value-type="float" office:value="10.534087686316" calcext:value-type="float">
            <text:p>10.534087686316</text:p>
          </table:table-cell>
        </table:table-row>
        <table:table-row table:style-name="ro1">
          <table:table-cell office:value-type="float" office:value="1125625000" calcext:value-type="float">
            <text:p>1125625000</text:p>
          </table:table-cell>
          <table:table-cell office:value-type="float" office:value="10.5281707398216" calcext:value-type="float">
            <text:p>10.5281707398216</text:p>
          </table:table-cell>
        </table:table-row>
        <table:table-row table:style-name="ro1">
          <table:table-cell office:value-type="float" office:value="1140620000" calcext:value-type="float">
            <text:p>1140620000</text:p>
          </table:table-cell>
          <table:table-cell office:value-type="float" office:value="10.0958272742135" calcext:value-type="float">
            <text:p>10.0958272742135</text:p>
          </table:table-cell>
        </table:table-row>
        <table:table-row table:style-name="ro1">
          <table:table-cell office:value-type="float" office:value="1155615000" calcext:value-type="float">
            <text:p>1155615000</text:p>
          </table:table-cell>
          <table:table-cell office:value-type="float" office:value="9.60017500012709" calcext:value-type="float">
            <text:p>9.60017500012709</text:p>
          </table:table-cell>
        </table:table-row>
        <table:table-row table:style-name="ro1">
          <table:table-cell office:value-type="float" office:value="1170610000" calcext:value-type="float">
            <text:p>1170610000</text:p>
          </table:table-cell>
          <table:table-cell office:value-type="float" office:value="9.64993578152082" calcext:value-type="float">
            <text:p>9.64993578152082</text:p>
          </table:table-cell>
        </table:table-row>
        <table:table-row table:style-name="ro1">
          <table:table-cell office:value-type="float" office:value="1185605000" calcext:value-type="float">
            <text:p>1185605000</text:p>
          </table:table-cell>
          <table:table-cell office:value-type="float" office:value="10.075354803719" calcext:value-type="float">
            <text:p>10.075354803719</text:p>
          </table:table-cell>
        </table:table-row>
        <table:table-row table:style-name="ro1">
          <table:table-cell office:value-type="float" office:value="1200600000" calcext:value-type="float">
            <text:p>1200600000</text:p>
          </table:table-cell>
          <table:table-cell office:value-type="float" office:value="10.3326813398091" calcext:value-type="float">
            <text:p>10.3326813398091</text:p>
          </table:table-cell>
        </table:table-row>
        <table:table-row table:style-name="ro1">
          <table:table-cell office:value-type="float" office:value="1215595000" calcext:value-type="float">
            <text:p>1215595000</text:p>
          </table:table-cell>
          <table:table-cell office:value-type="float" office:value="10.2273584599482" calcext:value-type="float">
            <text:p>10.2273584599482</text:p>
          </table:table-cell>
        </table:table-row>
        <table:table-row table:style-name="ro1">
          <table:table-cell office:value-type="float" office:value="1230590000" calcext:value-type="float">
            <text:p>1230590000</text:p>
          </table:table-cell>
          <table:table-cell office:value-type="float" office:value="9.86655915680634" calcext:value-type="float">
            <text:p>9.86655915680634</text:p>
          </table:table-cell>
        </table:table-row>
        <table:table-row table:style-name="ro1">
          <table:table-cell office:value-type="float" office:value="1245585000" calcext:value-type="float">
            <text:p>1245585000</text:p>
          </table:table-cell>
          <table:table-cell office:value-type="float" office:value="9.75443488172356" calcext:value-type="float">
            <text:p>9.75443488172356</text:p>
          </table:table-cell>
        </table:table-row>
        <table:table-row table:style-name="ro1">
          <table:table-cell office:value-type="float" office:value="1260580000" calcext:value-type="float">
            <text:p>1260580000</text:p>
          </table:table-cell>
          <table:table-cell office:value-type="float" office:value="10.0326764718719" calcext:value-type="float">
            <text:p>10.0326764718719</text:p>
          </table:table-cell>
        </table:table-row>
        <table:table-row table:style-name="ro1">
          <table:table-cell office:value-type="float" office:value="1275575000" calcext:value-type="float">
            <text:p>1275575000</text:p>
          </table:table-cell>
          <table:table-cell office:value-type="float" office:value="10.2789073487387" calcext:value-type="float">
            <text:p>10.2789073487387</text:p>
          </table:table-cell>
        </table:table-row>
        <table:table-row table:style-name="ro1">
          <table:table-cell office:value-type="float" office:value="1290570000" calcext:value-type="float">
            <text:p>1290570000</text:p>
          </table:table-cell>
          <table:table-cell office:value-type="float" office:value="10.292494824105" calcext:value-type="float">
            <text:p>10.292494824105</text:p>
          </table:table-cell>
        </table:table-row>
        <table:table-row table:style-name="ro1">
          <table:table-cell office:value-type="float" office:value="1305565000" calcext:value-type="float">
            <text:p>1305565000</text:p>
          </table:table-cell>
          <table:table-cell office:value-type="float" office:value="10.0373208687989" calcext:value-type="float">
            <text:p>10.0373208687989</text:p>
          </table:table-cell>
        </table:table-row>
        <table:table-row table:style-name="ro1">
          <table:table-cell office:value-type="float" office:value="1320560000" calcext:value-type="float">
            <text:p>1320560000</text:p>
          </table:table-cell>
          <table:table-cell office:value-type="float" office:value="9.89097523895338" calcext:value-type="float">
            <text:p>9.89097523895338</text:p>
          </table:table-cell>
        </table:table-row>
        <table:table-row table:style-name="ro1">
          <table:table-cell office:value-type="float" office:value="1335555000" calcext:value-type="float">
            <text:p>1335555000</text:p>
          </table:table-cell>
          <table:table-cell office:value-type="float" office:value="10.0690247843115" calcext:value-type="float">
            <text:p>10.0690247843115</text:p>
          </table:table-cell>
        </table:table-row>
        <table:table-row table:style-name="ro1">
          <table:table-cell office:value-type="float" office:value="1350550000" calcext:value-type="float">
            <text:p>1350550000</text:p>
          </table:table-cell>
          <table:table-cell office:value-type="float" office:value="10.323019938553" calcext:value-type="float">
            <text:p>10.323019938553</text:p>
          </table:table-cell>
        </table:table-row>
        <table:table-row table:style-name="ro1">
          <table:table-cell office:value-type="float" office:value="1365545000" calcext:value-type="float">
            <text:p>1365545000</text:p>
          </table:table-cell>
          <table:table-cell office:value-type="float" office:value="10.3429806931594" calcext:value-type="float">
            <text:p>10.3429806931594</text:p>
          </table:table-cell>
        </table:table-row>
        <table:table-row table:style-name="ro1">
          <table:table-cell office:value-type="float" office:value="1380540000" calcext:value-type="float">
            <text:p>1380540000</text:p>
          </table:table-cell>
          <table:table-cell office:value-type="float" office:value="10.0731698574562" calcext:value-type="float">
            <text:p>10.0731698574562</text:p>
          </table:table-cell>
        </table:table-row>
        <table:table-row table:style-name="ro1">
          <table:table-cell office:value-type="float" office:value="1395535000" calcext:value-type="float">
            <text:p>1395535000</text:p>
          </table:table-cell>
          <table:table-cell office:value-type="float" office:value="9.75825957209049" calcext:value-type="float">
            <text:p>9.75825957209049</text:p>
          </table:table-cell>
        </table:table-row>
        <table:table-row table:style-name="ro1">
          <table:table-cell office:value-type="float" office:value="1410530000" calcext:value-type="float">
            <text:p>1410530000</text:p>
          </table:table-cell>
          <table:table-cell office:value-type="float" office:value="9.83896140640975" calcext:value-type="float">
            <text:p>9.83896140640975</text:p>
          </table:table-cell>
        </table:table-row>
        <table:table-row table:style-name="ro1">
          <table:table-cell office:value-type="float" office:value="1425525000" calcext:value-type="float">
            <text:p>1425525000</text:p>
          </table:table-cell>
          <table:table-cell office:value-type="float" office:value="10.1873542695753" calcext:value-type="float">
            <text:p>10.1873542695753</text:p>
          </table:table-cell>
        </table:table-row>
        <table:table-row table:style-name="ro1">
          <table:table-cell office:value-type="float" office:value="1440520000" calcext:value-type="float">
            <text:p>1440520000</text:p>
          </table:table-cell>
          <table:table-cell office:value-type="float" office:value="10.3183614812503" calcext:value-type="float">
            <text:p>10.3183614812503</text:p>
          </table:table-cell>
        </table:table-row>
        <table:table-row table:style-name="ro1">
          <table:table-cell office:value-type="float" office:value="1455515000" calcext:value-type="float">
            <text:p>1455515000</text:p>
          </table:table-cell>
          <table:table-cell office:value-type="float" office:value="10.1060809095555" calcext:value-type="float">
            <text:p>10.1060809095555</text:p>
          </table:table-cell>
        </table:table-row>
        <table:table-row table:style-name="ro1">
          <table:table-cell office:value-type="float" office:value="1470510000" calcext:value-type="float">
            <text:p>1470510000</text:p>
          </table:table-cell>
          <table:table-cell office:value-type="float" office:value="9.62186726532736" calcext:value-type="float">
            <text:p>9.62186726532736</text:p>
          </table:table-cell>
        </table:table-row>
        <table:table-row table:style-name="ro1">
          <table:table-cell office:value-type="float" office:value="1485505000" calcext:value-type="float">
            <text:p>1485505000</text:p>
          </table:table-cell>
          <table:table-cell office:value-type="float" office:value="9.34958224994052" calcext:value-type="float">
            <text:p>9.34958224994052</text:p>
          </table:table-cell>
        </table:table-row>
        <table:table-row table:style-name="ro1">
          <table:table-cell office:value-type="float" office:value="1500500000" calcext:value-type="float">
            <text:p>1500500000</text:p>
          </table:table-cell>
          <table:table-cell office:value-type="float" office:value="9.62176013165626" calcext:value-type="float">
            <text:p>9.62176013165626</text:p>
          </table:table-cell>
        </table:table-row>
        <table:table-row table:style-name="ro1">
          <table:table-cell office:value-type="float" office:value="1515495000" calcext:value-type="float">
            <text:p>1515495000</text:p>
          </table:table-cell>
          <table:table-cell office:value-type="float" office:value="10.0172498077558" calcext:value-type="float">
            <text:p>10.0172498077558</text:p>
          </table:table-cell>
        </table:table-row>
        <table:table-row table:style-name="ro1">
          <table:table-cell office:value-type="float" office:value="1530490000" calcext:value-type="float">
            <text:p>1530490000</text:p>
          </table:table-cell>
          <table:table-cell office:value-type="float" office:value="10.1104434488269" calcext:value-type="float">
            <text:p>10.1104434488269</text:p>
          </table:table-cell>
        </table:table-row>
        <table:table-row table:style-name="ro1">
          <table:table-cell office:value-type="float" office:value="1545485000" calcext:value-type="float">
            <text:p>1545485000</text:p>
          </table:table-cell>
          <table:table-cell office:value-type="float" office:value="9.75053070137161" calcext:value-type="float">
            <text:p>9.75053070137161</text:p>
          </table:table-cell>
        </table:table-row>
        <table:table-row table:style-name="ro1">
          <table:table-cell office:value-type="float" office:value="1560480000" calcext:value-type="float">
            <text:p>1560480000</text:p>
          </table:table-cell>
          <table:table-cell office:value-type="float" office:value="9.08903950520028" calcext:value-type="float">
            <text:p>9.08903950520028</text:p>
          </table:table-cell>
        </table:table-row>
        <table:table-row table:style-name="ro1">
          <table:table-cell office:value-type="float" office:value="1575475000" calcext:value-type="float">
            <text:p>1575475000</text:p>
          </table:table-cell>
          <table:table-cell office:value-type="float" office:value="8.8641281543593" calcext:value-type="float">
            <text:p>8.8641281543593</text:p>
          </table:table-cell>
        </table:table-row>
        <table:table-row table:style-name="ro1">
          <table:table-cell office:value-type="float" office:value="1590470000" calcext:value-type="float">
            <text:p>1590470000</text:p>
          </table:table-cell>
          <table:table-cell office:value-type="float" office:value="9.26014815016474" calcext:value-type="float">
            <text:p>9.26014815016474</text:p>
          </table:table-cell>
        </table:table-row>
        <table:table-row table:style-name="ro1">
          <table:table-cell office:value-type="float" office:value="1605465000" calcext:value-type="float">
            <text:p>1605465000</text:p>
          </table:table-cell>
          <table:table-cell office:value-type="float" office:value="9.70752508248233" calcext:value-type="float">
            <text:p>9.70752508248233</text:p>
          </table:table-cell>
        </table:table-row>
        <table:table-row table:style-name="ro1">
          <table:table-cell office:value-type="float" office:value="1620460000" calcext:value-type="float">
            <text:p>1620460000</text:p>
          </table:table-cell>
          <table:table-cell office:value-type="float" office:value="9.78556576966568" calcext:value-type="float">
            <text:p>9.78556576966568</text:p>
          </table:table-cell>
        </table:table-row>
        <table:table-row table:style-name="ro1">
          <table:table-cell office:value-type="float" office:value="1635455000" calcext:value-type="float">
            <text:p>1635455000</text:p>
          </table:table-cell>
          <table:table-cell office:value-type="float" office:value="9.3572558716036" calcext:value-type="float">
            <text:p>9.3572558716036</text:p>
          </table:table-cell>
        </table:table-row>
        <table:table-row table:style-name="ro1">
          <table:table-cell office:value-type="float" office:value="1650450000" calcext:value-type="float">
            <text:p>1650450000</text:p>
          </table:table-cell>
          <table:table-cell office:value-type="float" office:value="8.68428120876013" calcext:value-type="float">
            <text:p>8.68428120876013</text:p>
          </table:table-cell>
        </table:table-row>
        <table:table-row table:style-name="ro1">
          <table:table-cell office:value-type="float" office:value="1665445000" calcext:value-type="float">
            <text:p>1665445000</text:p>
          </table:table-cell>
          <table:table-cell office:value-type="float" office:value="8.51899604302463" calcext:value-type="float">
            <text:p>8.51899604302463</text:p>
          </table:table-cell>
        </table:table-row>
        <table:table-row table:style-name="ro1">
          <table:table-cell office:value-type="float" office:value="1680440000" calcext:value-type="float">
            <text:p>1680440000</text:p>
          </table:table-cell>
          <table:table-cell office:value-type="float" office:value="8.97160127231832" calcext:value-type="float">
            <text:p>8.97160127231832</text:p>
          </table:table-cell>
        </table:table-row>
        <table:table-row table:style-name="ro1">
          <table:table-cell office:value-type="float" office:value="1695435000" calcext:value-type="float">
            <text:p>1695435000</text:p>
          </table:table-cell>
          <table:table-cell office:value-type="float" office:value="9.47824835230653" calcext:value-type="float">
            <text:p>9.47824835230653</text:p>
          </table:table-cell>
        </table:table-row>
        <table:table-row table:style-name="ro1">
          <table:table-cell office:value-type="float" office:value="1710430000" calcext:value-type="float">
            <text:p>1710430000</text:p>
          </table:table-cell>
          <table:table-cell office:value-type="float" office:value="9.53727383293769" calcext:value-type="float">
            <text:p>9.53727383293769</text:p>
          </table:table-cell>
        </table:table-row>
        <table:table-row table:style-name="ro1">
          <table:table-cell office:value-type="float" office:value="1725425000" calcext:value-type="float">
            <text:p>1725425000</text:p>
          </table:table-cell>
          <table:table-cell office:value-type="float" office:value="9.1306227972041" calcext:value-type="float">
            <text:p>9.1306227972041</text:p>
          </table:table-cell>
        </table:table-row>
        <table:table-row table:style-name="ro1">
          <table:table-cell office:value-type="float" office:value="1740420000" calcext:value-type="float">
            <text:p>1740420000</text:p>
          </table:table-cell>
          <table:table-cell office:value-type="float" office:value="8.5858065656935" calcext:value-type="float">
            <text:p>8.5858065656935</text:p>
          </table:table-cell>
        </table:table-row>
        <table:table-row table:style-name="ro1">
          <table:table-cell office:value-type="float" office:value="1755415000" calcext:value-type="float">
            <text:p>1755415000</text:p>
          </table:table-cell>
          <table:table-cell office:value-type="float" office:value="8.55620932633202" calcext:value-type="float">
            <text:p>8.55620932633202</text:p>
          </table:table-cell>
        </table:table-row>
        <table:table-row table:style-name="ro1">
          <table:table-cell office:value-type="float" office:value="1770410000" calcext:value-type="float">
            <text:p>1770410000</text:p>
          </table:table-cell>
          <table:table-cell office:value-type="float" office:value="9.00656836523106" calcext:value-type="float">
            <text:p>9.00656836523106</text:p>
          </table:table-cell>
        </table:table-row>
        <table:table-row table:style-name="ro1">
          <table:table-cell office:value-type="float" office:value="1785405000" calcext:value-type="float">
            <text:p>1785405000</text:p>
          </table:table-cell>
          <table:table-cell office:value-type="float" office:value="9.3913658348744" calcext:value-type="float">
            <text:p>9.3913658348744</text:p>
          </table:table-cell>
        </table:table-row>
        <table:table-row table:style-name="ro1">
          <table:table-cell office:value-type="float" office:value="1800400000" calcext:value-type="float">
            <text:p>1800400000</text:p>
          </table:table-cell>
          <table:table-cell office:value-type="float" office:value="9.38921003705525" calcext:value-type="float">
            <text:p>9.38921003705525</text:p>
          </table:table-cell>
        </table:table-row>
        <table:table-row table:style-name="ro1">
          <table:table-cell office:value-type="float" office:value="1815395000" calcext:value-type="float">
            <text:p>1815395000</text:p>
          </table:table-cell>
          <table:table-cell office:value-type="float" office:value="9.02098104139907" calcext:value-type="float">
            <text:p>9.02098104139907</text:p>
          </table:table-cell>
        </table:table-row>
        <table:table-row table:style-name="ro1">
          <table:table-cell office:value-type="float" office:value="1830390000" calcext:value-type="float">
            <text:p>1830390000</text:p>
          </table:table-cell>
          <table:table-cell office:value-type="float" office:value="8.79448184014934" calcext:value-type="float">
            <text:p>8.79448184014934</text:p>
          </table:table-cell>
        </table:table-row>
        <table:table-row table:style-name="ro1">
          <table:table-cell office:value-type="float" office:value="1845385000" calcext:value-type="float">
            <text:p>1845385000</text:p>
          </table:table-cell>
          <table:table-cell office:value-type="float" office:value="8.95597494807838" calcext:value-type="float">
            <text:p>8.95597494807838</text:p>
          </table:table-cell>
        </table:table-row>
        <table:table-row table:style-name="ro1">
          <table:table-cell office:value-type="float" office:value="1860380000" calcext:value-type="float">
            <text:p>1860380000</text:p>
          </table:table-cell>
          <table:table-cell office:value-type="float" office:value="9.29425807143599" calcext:value-type="float">
            <text:p>9.29425807143599</text:p>
          </table:table-cell>
        </table:table-row>
        <table:table-row table:style-name="ro1">
          <table:table-cell office:value-type="float" office:value="1875375000" calcext:value-type="float">
            <text:p>1875375000</text:p>
          </table:table-cell>
          <table:table-cell office:value-type="float" office:value="9.4678983636946" calcext:value-type="float">
            <text:p>9.4678983636946</text:p>
          </table:table-cell>
        </table:table-row>
        <table:table-row table:style-name="ro1">
          <table:table-cell office:value-type="float" office:value="1890370000" calcext:value-type="float">
            <text:p>1890370000</text:p>
          </table:table-cell>
          <table:table-cell office:value-type="float" office:value="9.31502994086663" calcext:value-type="float">
            <text:p>9.31502994086663</text:p>
          </table:table-cell>
        </table:table-row>
        <table:table-row table:style-name="ro1">
          <table:table-cell office:value-type="float" office:value="1905365000" calcext:value-type="float">
            <text:p>1905365000</text:p>
          </table:table-cell>
          <table:table-cell office:value-type="float" office:value="9.1500906252581" calcext:value-type="float">
            <text:p>9.1500906252581</text:p>
          </table:table-cell>
        </table:table-row>
        <table:table-row table:style-name="ro1">
          <table:table-cell office:value-type="float" office:value="1920360000" calcext:value-type="float">
            <text:p>1920360000</text:p>
          </table:table-cell>
          <table:table-cell office:value-type="float" office:value="9.21826965462397" calcext:value-type="float">
            <text:p>9.21826965462397</text:p>
          </table:table-cell>
        </table:table-row>
        <table:table-row table:style-name="ro1">
          <table:table-cell office:value-type="float" office:value="1935355000" calcext:value-type="float">
            <text:p>1935355000</text:p>
          </table:table-cell>
          <table:table-cell office:value-type="float" office:value="9.44373023954445" calcext:value-type="float">
            <text:p>9.44373023954445</text:p>
          </table:table-cell>
        </table:table-row>
        <table:table-row table:style-name="ro1">
          <table:table-cell office:value-type="float" office:value="1950350000" calcext:value-type="float">
            <text:p>1950350000</text:p>
          </table:table-cell>
          <table:table-cell office:value-type="float" office:value="9.58159436740884" calcext:value-type="float">
            <text:p>9.58159436740884</text:p>
          </table:table-cell>
        </table:table-row>
        <table:table-row table:style-name="ro1">
          <table:table-cell office:value-type="float" office:value="1965345000" calcext:value-type="float">
            <text:p>1965345000</text:p>
          </table:table-cell>
          <table:table-cell office:value-type="float" office:value="9.48446052497041" calcext:value-type="float">
            <text:p>9.48446052497041</text:p>
          </table:table-cell>
        </table:table-row>
        <table:table-row table:style-name="ro1">
          <table:table-cell office:value-type="float" office:value="1980340000" calcext:value-type="float">
            <text:p>1980340000</text:p>
          </table:table-cell>
          <table:table-cell office:value-type="float" office:value="9.265160361633" calcext:value-type="float">
            <text:p>9.265160361633</text:p>
          </table:table-cell>
        </table:table-row>
        <table:table-row table:style-name="ro1">
          <table:table-cell office:value-type="float" office:value="1995335000" calcext:value-type="float">
            <text:p>1995335000</text:p>
          </table:table-cell>
          <table:table-cell office:value-type="float" office:value="9.26119498330694" calcext:value-type="float">
            <text:p>9.26119498330694</text:p>
          </table:table-cell>
        </table:table-row>
        <table:table-row table:style-name="ro1">
          <table:table-cell office:value-type="float" office:value="2010330000" calcext:value-type="float">
            <text:p>2010330000</text:p>
          </table:table-cell>
          <table:table-cell office:value-type="float" office:value="9.50610471509258" calcext:value-type="float">
            <text:p>9.50610471509258</text:p>
          </table:table-cell>
        </table:table-row>
        <table:table-row table:style-name="ro1">
          <table:table-cell office:value-type="float" office:value="2025325000" calcext:value-type="float">
            <text:p>2025325000</text:p>
          </table:table-cell>
          <table:table-cell office:value-type="float" office:value="9.65747201266654" calcext:value-type="float">
            <text:p>9.65747201266654</text:p>
          </table:table-cell>
        </table:table-row>
        <table:table-row table:style-name="ro1">
          <table:table-cell office:value-type="float" office:value="2040320000" calcext:value-type="float">
            <text:p>2040320000</text:p>
          </table:table-cell>
          <table:table-cell office:value-type="float" office:value="9.54262683874137" calcext:value-type="float">
            <text:p>9.54262683874137</text:p>
          </table:table-cell>
        </table:table-row>
        <table:table-row table:style-name="ro1">
          <table:table-cell office:value-type="float" office:value="2055315000" calcext:value-type="float">
            <text:p>2055315000</text:p>
          </table:table-cell>
          <table:table-cell office:value-type="float" office:value="9.19606867042708" calcext:value-type="float">
            <text:p>9.19606867042708</text:p>
          </table:table-cell>
        </table:table-row>
        <table:table-row table:style-name="ro1">
          <table:table-cell office:value-type="float" office:value="2070310000" calcext:value-type="float">
            <text:p>2070310000</text:p>
          </table:table-cell>
          <table:table-cell office:value-type="float" office:value="9.0189712686306" calcext:value-type="float">
            <text:p>9.0189712686306</text:p>
          </table:table-cell>
        </table:table-row>
        <table:table-row table:style-name="ro1">
          <table:table-cell office:value-type="float" office:value="2085305000" calcext:value-type="float">
            <text:p>2085305000</text:p>
          </table:table-cell>
          <table:table-cell office:value-type="float" office:value="9.24519031483903" calcext:value-type="float">
            <text:p>9.24519031483903</text:p>
          </table:table-cell>
        </table:table-row>
        <table:table-row table:style-name="ro1">
          <table:table-cell office:value-type="float" office:value="2100300000" calcext:value-type="float">
            <text:p>2100300000</text:p>
          </table:table-cell>
          <table:table-cell office:value-type="float" office:value="9.55372915332894" calcext:value-type="float">
            <text:p>9.55372915332894</text:p>
          </table:table-cell>
        </table:table-row>
        <table:table-row table:style-name="ro1">
          <table:table-cell office:value-type="float" office:value="2115295000" calcext:value-type="float">
            <text:p>2115295000</text:p>
          </table:table-cell>
          <table:table-cell office:value-type="float" office:value="9.55552562916614" calcext:value-type="float">
            <text:p>9.55552562916614</text:p>
          </table:table-cell>
        </table:table-row>
        <table:table-row table:style-name="ro1">
          <table:table-cell office:value-type="float" office:value="2130290000" calcext:value-type="float">
            <text:p>2130290000</text:p>
          </table:table-cell>
          <table:table-cell office:value-type="float" office:value="9.12997502703375" calcext:value-type="float">
            <text:p>9.12997502703375</text:p>
          </table:table-cell>
        </table:table-row>
        <table:table-row table:style-name="ro1">
          <table:table-cell office:value-type="float" office:value="2145285000" calcext:value-type="float">
            <text:p>2145285000</text:p>
          </table:table-cell>
          <table:table-cell office:value-type="float" office:value="8.61860408076754" calcext:value-type="float">
            <text:p>8.61860408076754</text:p>
          </table:table-cell>
        </table:table-row>
        <table:table-row table:style-name="ro1">
          <table:table-cell office:value-type="float" office:value="2160280000" calcext:value-type="float">
            <text:p>2160280000</text:p>
          </table:table-cell>
          <table:table-cell office:value-type="float" office:value="8.54308979044179" calcext:value-type="float">
            <text:p>8.54308979044179</text:p>
          </table:table-cell>
        </table:table-row>
        <table:table-row table:style-name="ro1">
          <table:table-cell office:value-type="float" office:value="2175275000" calcext:value-type="float">
            <text:p>2175275000</text:p>
          </table:table-cell>
          <table:table-cell office:value-type="float" office:value="8.94960854474575" calcext:value-type="float">
            <text:p>8.94960854474575</text:p>
          </table:table-cell>
        </table:table-row>
        <table:table-row table:style-name="ro1">
          <table:table-cell office:value-type="float" office:value="2190270000" calcext:value-type="float">
            <text:p>2190270000</text:p>
          </table:table-cell>
          <table:table-cell office:value-type="float" office:value="9.28478001827178" calcext:value-type="float">
            <text:p>9.28478001827178</text:p>
          </table:table-cell>
        </table:table-row>
        <table:table-row table:style-name="ro1">
          <table:table-cell office:value-type="float" office:value="2205265000" calcext:value-type="float">
            <text:p>2205265000</text:p>
          </table:table-cell>
          <table:table-cell office:value-type="float" office:value="9.13179981872393" calcext:value-type="float">
            <text:p>9.13179981872393</text:p>
          </table:table-cell>
        </table:table-row>
        <table:table-row table:style-name="ro1">
          <table:table-cell office:value-type="float" office:value="2220260000" calcext:value-type="float">
            <text:p>2220260000</text:p>
          </table:table-cell>
          <table:table-cell office:value-type="float" office:value="8.55385267315133" calcext:value-type="float">
            <text:p>8.55385267315133</text:p>
          </table:table-cell>
        </table:table-row>
        <table:table-row table:style-name="ro1">
          <table:table-cell office:value-type="float" office:value="2235255000" calcext:value-type="float">
            <text:p>2235255000</text:p>
          </table:table-cell>
          <table:table-cell office:value-type="float" office:value="8.00605235759411" calcext:value-type="float">
            <text:p>8.00605235759411</text:p>
          </table:table-cell>
        </table:table-row>
        <table:table-row table:style-name="ro1">
          <table:table-cell office:value-type="float" office:value="2250250000" calcext:value-type="float">
            <text:p>2250250000</text:p>
          </table:table-cell>
          <table:table-cell office:value-type="float" office:value="8.08211955063767" calcext:value-type="float">
            <text:p>8.08211955063767</text:p>
          </table:table-cell>
        </table:table-row>
        <table:table-row table:style-name="ro1">
          <table:table-cell office:value-type="float" office:value="2265245000" calcext:value-type="float">
            <text:p>2265245000</text:p>
          </table:table-cell>
          <table:table-cell office:value-type="float" office:value="8.58685659347698" calcext:value-type="float">
            <text:p>8.58685659347698</text:p>
          </table:table-cell>
        </table:table-row>
        <table:table-row table:style-name="ro1">
          <table:table-cell office:value-type="float" office:value="2280240000" calcext:value-type="float">
            <text:p>2280240000</text:p>
          </table:table-cell>
          <table:table-cell office:value-type="float" office:value="8.92143984372502" calcext:value-type="float">
            <text:p>8.92143984372502</text:p>
          </table:table-cell>
        </table:table-row>
        <table:table-row table:style-name="ro1">
          <table:table-cell office:value-type="float" office:value="2295235000" calcext:value-type="float">
            <text:p>2295235000</text:p>
          </table:table-cell>
          <table:table-cell office:value-type="float" office:value="8.70925771929505" calcext:value-type="float">
            <text:p>8.70925771929505</text:p>
          </table:table-cell>
        </table:table-row>
        <table:table-row table:style-name="ro1">
          <table:table-cell office:value-type="float" office:value="2310230000" calcext:value-type="float">
            <text:p>2310230000</text:p>
          </table:table-cell>
          <table:table-cell office:value-type="float" office:value="8.15312034833134" calcext:value-type="float">
            <text:p>8.15312034833134</text:p>
          </table:table-cell>
        </table:table-row>
        <table:table-row table:style-name="ro1">
          <table:table-cell office:value-type="float" office:value="2325225000" calcext:value-type="float">
            <text:p>2325225000</text:p>
          </table:table-cell>
          <table:table-cell office:value-type="float" office:value="7.73449402542951" calcext:value-type="float">
            <text:p>7.73449402542951</text:p>
          </table:table-cell>
        </table:table-row>
        <table:table-row table:style-name="ro1">
          <table:table-cell office:value-type="float" office:value="2340220000" calcext:value-type="float">
            <text:p>2340220000</text:p>
          </table:table-cell>
          <table:table-cell office:value-type="float" office:value="7.90109847018198" calcext:value-type="float">
            <text:p>7.90109847018198</text:p>
          </table:table-cell>
        </table:table-row>
        <table:table-row table:style-name="ro1">
          <table:table-cell office:value-type="float" office:value="2355215000" calcext:value-type="float">
            <text:p>2355215000</text:p>
          </table:table-cell>
          <table:table-cell office:value-type="float" office:value="8.34180504972364" calcext:value-type="float">
            <text:p>8.34180504972364</text:p>
          </table:table-cell>
        </table:table-row>
        <table:table-row table:style-name="ro1">
          <table:table-cell office:value-type="float" office:value="2370210000" calcext:value-type="float">
            <text:p>2370210000</text:p>
          </table:table-cell>
          <table:table-cell office:value-type="float" office:value="8.58082117362187" calcext:value-type="float">
            <text:p>8.58082117362187</text:p>
          </table:table-cell>
        </table:table-row>
        <table:table-row table:style-name="ro1">
          <table:table-cell office:value-type="float" office:value="2385205000" calcext:value-type="float">
            <text:p>2385205000</text:p>
          </table:table-cell>
          <table:table-cell office:value-type="float" office:value="8.42660675506459" calcext:value-type="float">
            <text:p>8.42660675506459</text:p>
          </table:table-cell>
        </table:table-row>
        <table:table-row table:style-name="ro1">
          <table:table-cell office:value-type="float" office:value="2400200000" calcext:value-type="float">
            <text:p>2400200000</text:p>
          </table:table-cell>
          <table:table-cell office:value-type="float" office:value="8.04136773057365" calcext:value-type="float">
            <text:p>8.04136773057365</text:p>
          </table:table-cell>
        </table:table-row>
        <table:table-row table:style-name="ro1">
          <table:table-cell office:value-type="float" office:value="2415195000" calcext:value-type="float">
            <text:p>2415195000</text:p>
          </table:table-cell>
          <table:table-cell office:value-type="float" office:value="7.83865382918625" calcext:value-type="float">
            <text:p>7.83865382918625</text:p>
          </table:table-cell>
        </table:table-row>
        <table:table-row table:style-name="ro1">
          <table:table-cell office:value-type="float" office:value="2430190000" calcext:value-type="float">
            <text:p>2430190000</text:p>
          </table:table-cell>
          <table:table-cell office:value-type="float" office:value="8.03228704079819" calcext:value-type="float">
            <text:p>8.03228704079819</text:p>
          </table:table-cell>
        </table:table-row>
        <table:table-row table:style-name="ro1">
          <table:table-cell office:value-type="float" office:value="2445185000" calcext:value-type="float">
            <text:p>2445185000</text:p>
          </table:table-cell>
          <table:table-cell office:value-type="float" office:value="8.3270553729631" calcext:value-type="float">
            <text:p>8.3270553729631</text:p>
          </table:table-cell>
        </table:table-row>
        <table:table-row table:style-name="ro1">
          <table:table-cell office:value-type="float" office:value="2460180000" calcext:value-type="float">
            <text:p>2460180000</text:p>
          </table:table-cell>
          <table:table-cell office:value-type="float" office:value="8.4128615644794" calcext:value-type="float">
            <text:p>8.4128615644794</text:p>
          </table:table-cell>
        </table:table-row>
        <table:table-row table:style-name="ro1">
          <table:table-cell office:value-type="float" office:value="2475175000" calcext:value-type="float">
            <text:p>2475175000</text:p>
          </table:table-cell>
          <table:table-cell office:value-type="float" office:value="8.28985219599982" calcext:value-type="float">
            <text:p>8.28985219599982</text:p>
          </table:table-cell>
        </table:table-row>
        <table:table-row table:style-name="ro1">
          <table:table-cell office:value-type="float" office:value="2490170000" calcext:value-type="float">
            <text:p>2490170000</text:p>
          </table:table-cell>
          <table:table-cell office:value-type="float" office:value="8.12789610252914" calcext:value-type="float">
            <text:p>8.12789610252914</text:p>
          </table:table-cell>
        </table:table-row>
        <table:table-row table:style-name="ro1">
          <table:table-cell office:value-type="float" office:value="2505165000" calcext:value-type="float">
            <text:p>2505165000</text:p>
          </table:table-cell>
          <table:table-cell office:value-type="float" office:value="8.18906989901421" calcext:value-type="float">
            <text:p>8.18906989901421</text:p>
          </table:table-cell>
        </table:table-row>
        <table:table-row table:style-name="ro1">
          <table:table-cell office:value-type="float" office:value="2520160000" calcext:value-type="float">
            <text:p>2520160000</text:p>
          </table:table-cell>
          <table:table-cell office:value-type="float" office:value="8.34310555265386" calcext:value-type="float">
            <text:p>8.34310555265386</text:p>
          </table:table-cell>
        </table:table-row>
        <table:table-row table:style-name="ro1">
          <table:table-cell office:value-type="float" office:value="2535155000" calcext:value-type="float">
            <text:p>2535155000</text:p>
          </table:table-cell>
          <table:table-cell office:value-type="float" office:value="8.45712037245263" calcext:value-type="float">
            <text:p>8.45712037245263</text:p>
          </table:table-cell>
        </table:table-row>
        <table:table-row table:style-name="ro1">
          <table:table-cell office:value-type="float" office:value="2550150000" calcext:value-type="float">
            <text:p>2550150000</text:p>
          </table:table-cell>
          <table:table-cell office:value-type="float" office:value="8.39297190342699" calcext:value-type="float">
            <text:p>8.39297190342699</text:p>
          </table:table-cell>
        </table:table-row>
        <table:table-row table:style-name="ro1">
          <table:table-cell office:value-type="float" office:value="2565145000" calcext:value-type="float">
            <text:p>2565145000</text:p>
          </table:table-cell>
          <table:table-cell office:value-type="float" office:value="8.30573644038874" calcext:value-type="float">
            <text:p>8.30573644038874</text:p>
          </table:table-cell>
        </table:table-row>
        <table:table-row table:style-name="ro1">
          <table:table-cell office:value-type="float" office:value="2580140000" calcext:value-type="float">
            <text:p>2580140000</text:p>
          </table:table-cell>
          <table:table-cell office:value-type="float" office:value="8.36498142882007" calcext:value-type="float">
            <text:p>8.36498142882007</text:p>
          </table:table-cell>
        </table:table-row>
        <table:table-row table:style-name="ro1">
          <table:table-cell office:value-type="float" office:value="2595135000" calcext:value-type="float">
            <text:p>2595135000</text:p>
          </table:table-cell>
          <table:table-cell office:value-type="float" office:value="8.49835543718157" calcext:value-type="float">
            <text:p>8.49835543718157</text:p>
          </table:table-cell>
        </table:table-row>
        <table:table-row table:style-name="ro1">
          <table:table-cell office:value-type="float" office:value="2610130000" calcext:value-type="float">
            <text:p>2610130000</text:p>
          </table:table-cell>
          <table:table-cell office:value-type="float" office:value="8.54881370166983" calcext:value-type="float">
            <text:p>8.54881370166983</text:p>
          </table:table-cell>
        </table:table-row>
        <table:table-row table:style-name="ro1">
          <table:table-cell office:value-type="float" office:value="2625125000" calcext:value-type="float">
            <text:p>2625125000</text:p>
          </table:table-cell>
          <table:table-cell office:value-type="float" office:value="8.42518245514592" calcext:value-type="float">
            <text:p>8.42518245514592</text:p>
          </table:table-cell>
        </table:table-row>
        <table:table-row table:style-name="ro1">
          <table:table-cell office:value-type="float" office:value="2640120000" calcext:value-type="float">
            <text:p>2640120000</text:p>
          </table:table-cell>
          <table:table-cell office:value-type="float" office:value="8.2693885522972" calcext:value-type="float">
            <text:p>8.2693885522972</text:p>
          </table:table-cell>
        </table:table-row>
        <table:table-row table:style-name="ro1">
          <table:table-cell office:value-type="float" office:value="2655115000" calcext:value-type="float">
            <text:p>2655115000</text:p>
          </table:table-cell>
          <table:table-cell office:value-type="float" office:value="8.32582033923639" calcext:value-type="float">
            <text:p>8.32582033923639</text:p>
          </table:table-cell>
        </table:table-row>
        <table:table-row table:style-name="ro1">
          <table:table-cell office:value-type="float" office:value="2670110000" calcext:value-type="float">
            <text:p>2670110000</text:p>
          </table:table-cell>
          <table:table-cell office:value-type="float" office:value="8.52192094801173" calcext:value-type="float">
            <text:p>8.52192094801173</text:p>
          </table:table-cell>
        </table:table-row>
        <table:table-row table:style-name="ro1">
          <table:table-cell office:value-type="float" office:value="2685105000" calcext:value-type="float">
            <text:p>2685105000</text:p>
          </table:table-cell>
          <table:table-cell office:value-type="float" office:value="8.56280653445377" calcext:value-type="float">
            <text:p>8.56280653445377</text:p>
          </table:table-cell>
        </table:table-row>
        <table:table-row table:style-name="ro1">
          <table:table-cell office:value-type="float" office:value="2700100000" calcext:value-type="float">
            <text:p>2700100000</text:p>
          </table:table-cell>
          <table:table-cell office:value-type="float" office:value="8.32993769524671" calcext:value-type="float">
            <text:p>8.32993769524671</text:p>
          </table:table-cell>
        </table:table-row>
        <table:table-row table:style-name="ro1">
          <table:table-cell office:value-type="float" office:value="2715095000" calcext:value-type="float">
            <text:p>2715095000</text:p>
          </table:table-cell>
          <table:table-cell office:value-type="float" office:value="7.95453907388798" calcext:value-type="float">
            <text:p>7.95453907388798</text:p>
          </table:table-cell>
        </table:table-row>
        <table:table-row table:style-name="ro1">
          <table:table-cell office:value-type="float" office:value="2730090000" calcext:value-type="float">
            <text:p>2730090000</text:p>
          </table:table-cell>
          <table:table-cell office:value-type="float" office:value="7.80586293502506" calcext:value-type="float">
            <text:p>7.80586293502506</text:p>
          </table:table-cell>
        </table:table-row>
        <table:table-row table:style-name="ro1">
          <table:table-cell office:value-type="float" office:value="2745085000" calcext:value-type="float">
            <text:p>2745085000</text:p>
          </table:table-cell>
          <table:table-cell office:value-type="float" office:value="8.0233093319544" calcext:value-type="float">
            <text:p>8.0233093319544</text:p>
          </table:table-cell>
        </table:table-row>
        <table:table-row table:style-name="ro1">
          <table:table-cell office:value-type="float" office:value="2760080000" calcext:value-type="float">
            <text:p>2760080000</text:p>
          </table:table-cell>
          <table:table-cell office:value-type="float" office:value="8.25112930180229" calcext:value-type="float">
            <text:p>8.25112930180229</text:p>
          </table:table-cell>
        </table:table-row>
        <table:table-row table:style-name="ro1">
          <table:table-cell office:value-type="float" office:value="2775075000" calcext:value-type="float">
            <text:p>2775075000</text:p>
          </table:table-cell>
          <table:table-cell office:value-type="float" office:value="8.12818038348584" calcext:value-type="float">
            <text:p>8.12818038348584</text:p>
          </table:table-cell>
        </table:table-row>
        <table:table-row table:style-name="ro1">
          <table:table-cell office:value-type="float" office:value="2790070000" calcext:value-type="float">
            <text:p>2790070000</text:p>
          </table:table-cell>
          <table:table-cell office:value-type="float" office:value="7.65189613952334" calcext:value-type="float">
            <text:p>7.65189613952334</text:p>
          </table:table-cell>
        </table:table-row>
        <table:table-row table:style-name="ro1">
          <table:table-cell office:value-type="float" office:value="2805065000" calcext:value-type="float">
            <text:p>2805065000</text:p>
          </table:table-cell>
          <table:table-cell office:value-type="float" office:value="7.15613243465996" calcext:value-type="float">
            <text:p>7.15613243465996</text:p>
          </table:table-cell>
        </table:table-row>
        <table:table-row table:style-name="ro1">
          <table:table-cell office:value-type="float" office:value="2820060000" calcext:value-type="float">
            <text:p>2820060000</text:p>
          </table:table-cell>
          <table:table-cell office:value-type="float" office:value="7.04627353968296" calcext:value-type="float">
            <text:p>7.04627353968296</text:p>
          </table:table-cell>
        </table:table-row>
        <table:table-row table:style-name="ro1">
          <table:table-cell office:value-type="float" office:value="2835055000" calcext:value-type="float">
            <text:p>2835055000</text:p>
          </table:table-cell>
          <table:table-cell office:value-type="float" office:value="7.32523121204602" calcext:value-type="float">
            <text:p>7.32523121204602</text:p>
          </table:table-cell>
        </table:table-row>
        <table:table-row table:style-name="ro1">
          <table:table-cell office:value-type="float" office:value="2850050000" calcext:value-type="float">
            <text:p>2850050000</text:p>
          </table:table-cell>
          <table:table-cell office:value-type="float" office:value="7.52278530040271" calcext:value-type="float">
            <text:p>7.52278530040271</text:p>
          </table:table-cell>
        </table:table-row>
        <table:table-row table:style-name="ro1">
          <table:table-cell office:value-type="float" office:value="2865045000" calcext:value-type="float">
            <text:p>2865045000</text:p>
          </table:table-cell>
          <table:table-cell office:value-type="float" office:value="7.35375145424562" calcext:value-type="float">
            <text:p>7.35375145424562</text:p>
          </table:table-cell>
        </table:table-row>
        <table:table-row table:style-name="ro1">
          <table:table-cell office:value-type="float" office:value="2880040000" calcext:value-type="float">
            <text:p>2880040000</text:p>
          </table:table-cell>
          <table:table-cell office:value-type="float" office:value="6.84433365959612" calcext:value-type="float">
            <text:p>6.84433365959612</text:p>
          </table:table-cell>
        </table:table-row>
        <table:table-row table:style-name="ro1">
          <table:table-cell office:value-type="float" office:value="2895035000" calcext:value-type="float">
            <text:p>2895035000</text:p>
          </table:table-cell>
          <table:table-cell office:value-type="float" office:value="6.36077486032829" calcext:value-type="float">
            <text:p>6.36077486032829</text:p>
          </table:table-cell>
        </table:table-row>
        <table:table-row table:style-name="ro1">
          <table:table-cell office:value-type="float" office:value="2910030000" calcext:value-type="float">
            <text:p>2910030000</text:p>
          </table:table-cell>
          <table:table-cell office:value-type="float" office:value="6.22469738118918" calcext:value-type="float">
            <text:p>6.22469738118918</text:p>
          </table:table-cell>
        </table:table-row>
        <table:table-row table:style-name="ro1">
          <table:table-cell office:value-type="float" office:value="2925025000" calcext:value-type="float">
            <text:p>2925025000</text:p>
          </table:table-cell>
          <table:table-cell office:value-type="float" office:value="6.43539621604203" calcext:value-type="float">
            <text:p>6.43539621604203</text:p>
          </table:table-cell>
        </table:table-row>
        <table:table-row table:style-name="ro1">
          <table:table-cell office:value-type="float" office:value="2940020000" calcext:value-type="float">
            <text:p>2940020000</text:p>
          </table:table-cell>
          <table:table-cell office:value-type="float" office:value="6.60481754984168" calcext:value-type="float">
            <text:p>6.60481754984168</text:p>
          </table:table-cell>
        </table:table-row>
        <table:table-row table:style-name="ro1">
          <table:table-cell office:value-type="float" office:value="2955015000" calcext:value-type="float">
            <text:p>2955015000</text:p>
          </table:table-cell>
          <table:table-cell office:value-type="float" office:value="6.50954943351898" calcext:value-type="float">
            <text:p>6.50954943351898</text:p>
          </table:table-cell>
        </table:table-row>
        <table:table-row table:style-name="ro1">
          <table:table-cell office:value-type="float" office:value="2970010000" calcext:value-type="float">
            <text:p>2970010000</text:p>
          </table:table-cell>
          <table:table-cell office:value-type="float" office:value="6.1717091533672" calcext:value-type="float">
            <text:p>6.1717091533672</text:p>
          </table:table-cell>
        </table:table-row>
        <table:table-row table:style-name="ro1">
          <table:table-cell office:value-type="float" office:value="2985005000" calcext:value-type="float">
            <text:p>2985005000</text:p>
          </table:table-cell>
          <table:table-cell office:value-type="float" office:value="5.7654359472494" calcext:value-type="float">
            <text:p>5.7654359472494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.67847134964801" calcext:value-type="float">
            <text:p>5.6784713496480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01:15:56.073424766</meta:creation-date>
    <meta:generator>LibreOffice/6.4.6.2$Linux_X86_64 LibreOffice_project/40$Build-2</meta:generator>
    <dc:date>2021-06-07T01:25:25.267800846</dc:date>
    <meta:editing-duration>PT9M29S</meta:editing-duration>
    <meta:editing-cycles>1</meta:editing-cycles>
    <meta:document-statistic meta:table-count="10" meta:cell-count="58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83cm" svg:height="21.384cm" xlink:href=".." xlink:type="simple" chart:class="chart:scatter" chart:style-name="ch1">
        <chart:legend chart:legend-position="end" svg:x="25.811cm" svg:y="9.646cm" style:legend-expansion="high" chart:style-name="ch2"/>
        <chart:plot-area chart:style-name="ch3" table:cell-range-address="Phase.B1:Phase.F202" chart:data-source-has-labels="row" svg:x="0.589cm" svg:y="0.427cm" svg:width="24.633cm" svg:height="20.53cm">
          <chartooo:coordinate-region svg:x="1.501cm" svg:y="0.626cm" svg:width="23.349cm" svg:height="20.1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hase.C2:Phase.C202" chart:label-cell-address="Phase.C1:Phase.C1" chart:class="chart:scatter">
            <chart:domain table:cell-range-address="Phase.B2:Phase.B202"/>
            <chart:data-point chart:repeated="201"/>
          </chart:series>
          <chart:series chart:style-name="ch7" chart:values-cell-range-address="Phase.D2:Phase.D202" chart:label-cell-address="Phase.D1:Phase.D1" chart:class="chart:scatter">
            <chart:data-point chart:repeated="201"/>
          </chart:series>
          <chart:series chart:style-name="ch8" chart:values-cell-range-address="Phase.E2:Phase.E202" chart:label-cell-address="Phase.E1:Phase.E1" chart:class="chart:scatter">
            <chart:data-point chart:repeated="201"/>
          </chart:series>
          <chart:series chart:style-name="ch9" chart:values-cell-range-address="Phase.F2:Phase.F202" chart:label-cell-address="Phase.F1:Phase.F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1 Phase [deg]</text:p>
                <draw:g>
                  <svg:desc>Phase.C1:Phase.C1</svg:desc>
                </draw:g>
              </table:table-cell>
              <table:table-cell office:value-type="string">
                <text:p>J2 Phase [deg]</text:p>
                <draw:g>
                  <svg:desc>Phase.D1:Phase.D1</svg:desc>
                </draw:g>
              </table:table-cell>
              <table:table-cell office:value-type="string">
                <text:p>J3 Phase [deg]</text:p>
                <draw:g>
                  <svg:desc>Phase.E1:Phase.E1</svg:desc>
                </draw:g>
              </table:table-cell>
              <table:table-cell office:value-type="string">
                <text:p>J4 Phase [deg]</text:p>
                <draw:g>
                  <svg:desc>Phase.F1:Pha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hase.B2:Phase.B202</svg:desc>
                </draw:g>
              </table:table-cell>
              <table:table-cell office:value-type="float" office:value="140.590237504526">
                <text:p>140.590237504526</text:p>
                <draw:g>
                  <svg:desc>Phase.C2:Phase.C202</svg:desc>
                </draw:g>
              </table:table-cell>
              <table:table-cell office:value-type="float" office:value="49.1719214454596">
                <text:p>49.1719214454596</text:p>
                <draw:g>
                  <svg:desc>Phase.D2:Phase.D202</svg:desc>
                </draw:g>
              </table:table-cell>
              <table:table-cell office:value-type="float" office:value="-116.758181711923">
                <text:p>-116.758181711923</text:p>
                <draw:g>
                  <svg:desc>Phase.E2:Phase.E202</svg:desc>
                </draw:g>
              </table:table-cell>
              <table:table-cell office:value-type="float" office:value="89.7574396885299">
                <text:p>89.7574396885299</text:p>
                <draw:g>
                  <svg:desc>Phase.F2:Phase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5">
                <text:p>15.995</text:p>
              </table:table-cell>
              <table:table-cell office:value-type="float" office:value="171.450381677667">
                <text:p>171.450381677667</text:p>
              </table:table-cell>
              <table:table-cell office:value-type="float" office:value="171.09308828477">
                <text:p>171.09308828477</text:p>
              </table:table-cell>
              <table:table-cell office:value-type="float" office:value="173.56946288915">
                <text:p>173.56946288915</text:p>
              </table:table-cell>
              <table:table-cell office:value-type="float" office:value="15.3355414716374">
                <text:p>15.3355414716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9">
                <text:p>30.99</text:p>
              </table:table-cell>
              <table:table-cell office:value-type="float" office:value="133.7692280143">
                <text:p>133.7692280143</text:p>
              </table:table-cell>
              <table:table-cell office:value-type="float" office:value="133.57876754596">
                <text:p>133.57876754596</text:p>
              </table:table-cell>
              <table:table-cell office:value-type="float" office:value="135.082790952169">
                <text:p>135.082790952169</text:p>
              </table:table-cell>
              <table:table-cell office:value-type="float" office:value="-110.276462270886">
                <text:p>-110.276462270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85">
                <text:p>45.985</text:p>
              </table:table-cell>
              <table:table-cell office:value-type="float" office:value="101.61949167195">
                <text:p>101.61949167195</text:p>
              </table:table-cell>
              <table:table-cell office:value-type="float" office:value="101.482337128175">
                <text:p>101.482337128175</text:p>
              </table:table-cell>
              <table:table-cell office:value-type="float" office:value="102.62729641682">
                <text:p>102.62729641682</text:p>
              </table:table-cell>
              <table:table-cell office:value-type="float" office:value="-148.152109620411">
                <text:p>-148.152109620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98">
                <text:p>60.98</text:p>
              </table:table-cell>
              <table:table-cell office:value-type="float" office:value="73.0447789898032">
                <text:p>73.0447789898032</text:p>
              </table:table-cell>
              <table:table-cell office:value-type="float" office:value="72.9507869314744">
                <text:p>72.9507869314744</text:p>
              </table:table-cell>
              <table:table-cell office:value-type="float" office:value="73.4985703378122">
                <text:p>73.4985703378122</text:p>
              </table:table-cell>
              <table:table-cell office:value-type="float" office:value="173.875266698195">
                <text:p>173.875266698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975">
                <text:p>75.975</text:p>
              </table:table-cell>
              <table:table-cell office:value-type="float" office:value="46.5334213415729">
                <text:p>46.5334213415729</text:p>
              </table:table-cell>
              <table:table-cell office:value-type="float" office:value="46.3779926853502">
                <text:p>46.3779926853502</text:p>
              </table:table-cell>
              <table:table-cell office:value-type="float" office:value="46.3940070037464">
                <text:p>46.3940070037464</text:p>
              </table:table-cell>
              <table:table-cell office:value-type="float" office:value="146.129928014139">
                <text:p>146.129928014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7">
                <text:p>90.97</text:p>
              </table:table-cell>
              <table:table-cell office:value-type="float" office:value="23.1561100855831">
                <text:p>23.1561100855831</text:p>
              </table:table-cell>
              <table:table-cell office:value-type="float" office:value="22.9531367116098">
                <text:p>22.9531367116098</text:p>
              </table:table-cell>
              <table:table-cell office:value-type="float" office:value="22.3590880191577">
                <text:p>22.3590880191577</text:p>
              </table:table-cell>
              <table:table-cell office:value-type="float" office:value="120.985644344298">
                <text:p>120.985644344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965">
                <text:p>105.965</text:p>
              </table:table-cell>
              <table:table-cell office:value-type="float" office:value="1.0517901528778">
                <text:p>1.0517901528778</text:p>
              </table:table-cell>
              <table:table-cell office:value-type="float" office:value="0.796660898273148">
                <text:p>0.796660898273148</text:p>
              </table:table-cell>
              <table:table-cell office:value-type="float" office:value="-0.289914119074252">
                <text:p>-0.289914119074252</text:p>
              </table:table-cell>
              <table:table-cell office:value-type="float" office:value="97.479059286781">
                <text:p>97.479059286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.96">
                <text:p>120.96</text:p>
              </table:table-cell>
              <table:table-cell office:value-type="float" office:value="-19.8041082729014">
                <text:p>-19.8041082729014</text:p>
              </table:table-cell>
              <table:table-cell office:value-type="float" office:value="-20.0560393198516">
                <text:p>-20.0560393198516</text:p>
              </table:table-cell>
              <table:table-cell office:value-type="float" office:value="-21.6112948126119">
                <text:p>-21.6112948126119</text:p>
              </table:table-cell>
              <table:table-cell office:value-type="float" office:value="74.8820789624807">
                <text:p>74.882078962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955">
                <text:p>135.955</text:p>
              </table:table-cell>
              <table:table-cell office:value-type="float" office:value="-34.1162096376147">
                <text:p>-34.1162096376147</text:p>
              </table:table-cell>
              <table:table-cell office:value-type="float" office:value="-34.4301647378836">
                <text:p>-34.4301647378836</text:p>
              </table:table-cell>
              <table:table-cell office:value-type="float" office:value="-36.563997608359">
                <text:p>-36.563997608359</text:p>
              </table:table-cell>
              <table:table-cell office:value-type="float" office:value="58.8714114889345">
                <text:p>58.8714114889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95">
                <text:p>150.95</text:p>
              </table:table-cell>
              <table:table-cell office:value-type="float" office:value="-53.8243573946135">
                <text:p>-53.8243573946135</text:p>
              </table:table-cell>
              <table:table-cell office:value-type="float" office:value="-54.1667783547449">
                <text:p>-54.1667783547449</text:p>
              </table:table-cell>
              <table:table-cell office:value-type="float" office:value="-56.5379459176104">
                <text:p>-56.5379459176104</text:p>
              </table:table-cell>
              <table:table-cell office:value-type="float" office:value="37.7266830744551">
                <text:p>37.726683074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945">
                <text:p>165.945</text:p>
              </table:table-cell>
              <table:table-cell office:value-type="float" office:value="-71.7362926628074">
                <text:p>-71.7362926628074</text:p>
              </table:table-cell>
              <table:table-cell office:value-type="float" office:value="-72.1050870702097">
                <text:p>-72.1050870702097</text:p>
              </table:table-cell>
              <table:table-cell office:value-type="float" office:value="-74.8596274544611">
                <text:p>-74.8596274544611</text:p>
              </table:table-cell>
              <table:table-cell office:value-type="float" office:value="17.1844907805561">
                <text:p>17.1844907805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.94">
                <text:p>180.94</text:p>
              </table:table-cell>
              <table:table-cell office:value-type="float" office:value="-87.7978553155249">
                <text:p>-87.7978553155249</text:p>
              </table:table-cell>
              <table:table-cell office:value-type="float" office:value="-88.1741155219269">
                <text:p>-88.1741155219269</text:p>
              </table:table-cell>
              <table:table-cell office:value-type="float" office:value="-91.5555707377675">
                <text:p>-91.5555707377675</text:p>
              </table:table-cell>
              <table:table-cell office:value-type="float" office:value="-0.11136530049159">
                <text:p>-0.11136530049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935">
                <text:p>195.935</text:p>
              </table:table-cell>
              <table:table-cell office:value-type="float" office:value="-104.0924881357">
                <text:p>-104.0924881357</text:p>
              </table:table-cell>
              <table:table-cell office:value-type="float" office:value="-104.529318241495">
                <text:p>-104.529318241495</text:p>
              </table:table-cell>
              <table:table-cell office:value-type="float" office:value="-108.415195652379">
                <text:p>-108.415195652379</text:p>
              </table:table-cell>
              <table:table-cell office:value-type="float" office:value="-18.019487529305">
                <text:p>-18.01948752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93">
                <text:p>210.93</text:p>
              </table:table-cell>
              <table:table-cell office:value-type="float" office:value="-119.29187738117">
                <text:p>-119.29187738117</text:p>
              </table:table-cell>
              <table:table-cell office:value-type="float" office:value="-119.7217643412">
                <text:p>-119.7217643412</text:p>
              </table:table-cell>
              <table:table-cell office:value-type="float" office:value="-123.750652922557">
                <text:p>-123.750652922557</text:p>
              </table:table-cell>
              <table:table-cell office:value-type="float" office:value="-34.035292163174">
                <text:p>-34.035292163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.925">
                <text:p>225.925</text:p>
              </table:table-cell>
              <table:table-cell office:value-type="float" office:value="-134.315830685244">
                <text:p>-134.315830685244</text:p>
              </table:table-cell>
              <table:table-cell office:value-type="float" office:value="-134.778245737542">
                <text:p>-134.778245737542</text:p>
              </table:table-cell>
              <table:table-cell office:value-type="float" office:value="-139.025902497006">
                <text:p>-139.025902497006</text:p>
              </table:table-cell>
              <table:table-cell office:value-type="float" office:value="-50.2412253990445">
                <text:p>-50.2412253990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.92">
                <text:p>240.92</text:p>
              </table:table-cell>
              <table:table-cell office:value-type="float" office:value="-148.716642605905">
                <text:p>-148.716642605905</text:p>
              </table:table-cell>
              <table:table-cell office:value-type="float" office:value="-149.295705372511">
                <text:p>-149.295705372511</text:p>
              </table:table-cell>
              <table:table-cell office:value-type="float" office:value="-153.728148604161">
                <text:p>-153.728148604161</text:p>
              </table:table-cell>
              <table:table-cell office:value-type="float" office:value="-65.9753709561441">
                <text:p>-65.9753709561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915">
                <text:p>255.915</text:p>
              </table:table-cell>
              <table:table-cell office:value-type="float" office:value="-162.592149261367">
                <text:p>-162.592149261367</text:p>
              </table:table-cell>
              <table:table-cell office:value-type="float" office:value="-163.186692455513">
                <text:p>-163.186692455513</text:p>
              </table:table-cell>
              <table:table-cell office:value-type="float" office:value="-168.303720351094">
                <text:p>-168.303720351094</text:p>
              </table:table-cell>
              <table:table-cell office:value-type="float" office:value="-80.781960027417">
                <text:p>-80.781960027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.91">
                <text:p>270.91</text:p>
              </table:table-cell>
              <table:table-cell office:value-type="float" office:value="-177.128819310553">
                <text:p>-177.128819310553</text:p>
              </table:table-cell>
              <table:table-cell office:value-type="float" office:value="-177.72654300402">
                <text:p>-177.72654300402</text:p>
              </table:table-cell>
              <table:table-cell office:value-type="float" office:value="176.689550005901">
                <text:p>176.689550005901</text:p>
              </table:table-cell>
              <table:table-cell office:value-type="float" office:value="-96.4598024942678">
                <text:p>-96.4598024942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905">
                <text:p>285.905</text:p>
              </table:table-cell>
              <table:table-cell office:value-type="float" office:value="169.319751440439">
                <text:p>169.319751440439</text:p>
              </table:table-cell>
              <table:table-cell office:value-type="float" office:value="168.742872947149">
                <text:p>168.742872947149</text:p>
              </table:table-cell>
              <table:table-cell office:value-type="float" office:value="163.142211494608">
                <text:p>163.142211494608</text:p>
              </table:table-cell>
              <table:table-cell office:value-type="float" office:value="-110.378468401286">
                <text:p>-110.378468401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.9">
                <text:p>300.9</text:p>
              </table:table-cell>
              <table:table-cell office:value-type="float" office:value="155.720038743207">
                <text:p>155.720038743207</text:p>
              </table:table-cell>
              <table:table-cell office:value-type="float" office:value="155.16174140464">
                <text:p>155.16174140464</text:p>
              </table:table-cell>
              <table:table-cell office:value-type="float" office:value="149.423086290936">
                <text:p>149.423086290936</text:p>
              </table:table-cell>
              <table:table-cell office:value-type="float" office:value="-125.351415686666">
                <text:p>-125.35141568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.895">
                <text:p>315.895</text:p>
              </table:table-cell>
              <table:table-cell office:value-type="float" office:value="142.876872525387">
                <text:p>142.876872525387</text:p>
              </table:table-cell>
              <table:table-cell office:value-type="float" office:value="142.233657437558">
                <text:p>142.233657437558</text:p>
              </table:table-cell>
              <table:table-cell office:value-type="float" office:value="136.295317078861">
                <text:p>136.295317078861</text:p>
              </table:table-cell>
              <table:table-cell office:value-type="float" office:value="-138.391949413742">
                <text:p>-138.391949413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.89">
                <text:p>330.89</text:p>
              </table:table-cell>
              <table:table-cell office:value-type="float" office:value="129.334035653015">
                <text:p>129.334035653015</text:p>
              </table:table-cell>
              <table:table-cell office:value-type="float" office:value="128.651700387092">
                <text:p>128.651700387092</text:p>
              </table:table-cell>
              <table:table-cell office:value-type="float" office:value="122.181260065961">
                <text:p>122.181260065961</text:p>
              </table:table-cell>
              <table:table-cell office:value-type="float" office:value="-152.795027340522">
                <text:p>-152.795027340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.885">
                <text:p>345.885</text:p>
              </table:table-cell>
              <table:table-cell office:value-type="float" office:value="116.774701518819">
                <text:p>116.774701518819</text:p>
              </table:table-cell>
              <table:table-cell office:value-type="float" office:value="116.034492920232">
                <text:p>116.034492920232</text:p>
              </table:table-cell>
              <table:table-cell office:value-type="float" office:value="109.150521870996">
                <text:p>109.150521870996</text:p>
              </table:table-cell>
              <table:table-cell office:value-type="float" office:value="-165.986306596377">
                <text:p>-165.986306596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.88">
                <text:p>360.88</text:p>
              </table:table-cell>
              <table:table-cell office:value-type="float" office:value="103.808716114731">
                <text:p>103.808716114731</text:p>
              </table:table-cell>
              <table:table-cell office:value-type="float" office:value="103.104533123805">
                <text:p>103.104533123805</text:p>
              </table:table-cell>
              <table:table-cell office:value-type="float" office:value="96.1155098344231">
                <text:p>96.1155098344231</text:p>
              </table:table-cell>
              <table:table-cell office:value-type="float" office:value="-179.61343068728">
                <text:p>-179.61343068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875">
                <text:p>375.875</text:p>
              </table:table-cell>
              <table:table-cell office:value-type="float" office:value="91.6997370241929">
                <text:p>91.6997370241929</text:p>
              </table:table-cell>
              <table:table-cell office:value-type="float" office:value="90.9645574448035">
                <text:p>90.9645574448035</text:p>
              </table:table-cell>
              <table:table-cell office:value-type="float" office:value="84.0349486686311">
                <text:p>84.0349486686311</text:p>
              </table:table-cell>
              <table:table-cell office:value-type="float" office:value="167.544798111939">
                <text:p>167.544798111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87">
                <text:p>390.87</text:p>
              </table:table-cell>
              <table:table-cell office:value-type="float" office:value="78.579773498757">
                <text:p>78.579773498757</text:p>
              </table:table-cell>
              <table:table-cell office:value-type="float" office:value="77.8802180593907">
                <text:p>77.8802180593907</text:p>
              </table:table-cell>
              <table:table-cell office:value-type="float" office:value="70.5705304653966">
                <text:p>70.5705304653966</text:p>
              </table:table-cell>
              <table:table-cell office:value-type="float" office:value="153.910651624762">
                <text:p>153.91065162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.865">
                <text:p>405.865</text:p>
              </table:table-cell>
              <table:table-cell office:value-type="float" office:value="66.1139050585776">
                <text:p>66.1139050585776</text:p>
              </table:table-cell>
              <table:table-cell office:value-type="float" office:value="65.3472410157554">
                <text:p>65.3472410157554</text:p>
              </table:table-cell>
              <table:table-cell office:value-type="float" office:value="57.6370383269585">
                <text:p>57.6370383269585</text:p>
              </table:table-cell>
              <table:table-cell office:value-type="float" office:value="141.290886402701">
                <text:p>141.290886402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.86">
                <text:p>420.86</text:p>
              </table:table-cell>
              <table:table-cell office:value-type="float" office:value="54.06173680402">
                <text:p>54.06173680402</text:p>
              </table:table-cell>
              <table:table-cell office:value-type="float" office:value="53.2800471126391">
                <text:p>53.2800471126391</text:p>
              </table:table-cell>
              <table:table-cell office:value-type="float" office:value="45.0448897254087">
                <text:p>45.0448897254087</text:p>
              </table:table-cell>
              <table:table-cell office:value-type="float" office:value="128.903941470588">
                <text:p>128.90394147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.855">
                <text:p>435.855</text:p>
              </table:table-cell>
              <table:table-cell office:value-type="float" office:value="42.1470345535924">
                <text:p>42.1470345535924</text:p>
              </table:table-cell>
              <table:table-cell office:value-type="float" office:value="41.3797225091904">
                <text:p>41.3797225091904</text:p>
              </table:table-cell>
              <table:table-cell office:value-type="float" office:value="33.1763829681375">
                <text:p>33.1763829681375</text:p>
              </table:table-cell>
              <table:table-cell office:value-type="float" office:value="116.470179558753">
                <text:p>116.470179558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.85">
                <text:p>450.85</text:p>
              </table:table-cell>
              <table:table-cell office:value-type="float" office:value="30.1652708012749">
                <text:p>30.1652708012749</text:p>
              </table:table-cell>
              <table:table-cell office:value-type="float" office:value="29.3859097754337">
                <text:p>29.3859097754337</text:p>
              </table:table-cell>
              <table:table-cell office:value-type="float" office:value="21.1324126794878">
                <text:p>21.1324126794878</text:p>
              </table:table-cell>
              <table:table-cell office:value-type="float" office:value="103.657089718553">
                <text:p>103.65708971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.845">
                <text:p>465.845</text:p>
              </table:table-cell>
              <table:table-cell office:value-type="float" office:value="17.752735651967">
                <text:p>17.752735651967</text:p>
              </table:table-cell>
              <table:table-cell office:value-type="float" office:value="17.0020106748162">
                <text:p>17.0020106748162</text:p>
              </table:table-cell>
              <table:table-cell office:value-type="float" office:value="8.38262482348568">
                <text:p>8.38262482348568</text:p>
              </table:table-cell>
              <table:table-cell office:value-type="float" office:value="90.8813616492528">
                <text:p>90.8813616492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.84">
                <text:p>480.84</text:p>
              </table:table-cell>
              <table:table-cell office:value-type="float" office:value="5.16279225636678">
                <text:p>5.16279225636678</text:p>
              </table:table-cell>
              <table:table-cell office:value-type="float" office:value="4.37823355187997">
                <text:p>4.37823355187997</text:p>
              </table:table-cell>
              <table:table-cell office:value-type="float" office:value="-4.68707781808013">
                <text:p>-4.68707781808013</text:p>
              </table:table-cell>
              <table:table-cell office:value-type="float" office:value="78.5279642026794">
                <text:p>78.5279642026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.835">
                <text:p>495.835</text:p>
              </table:table-cell>
              <table:table-cell office:value-type="float" office:value="-8.1663276190668">
                <text:p>-8.1663276190668</text:p>
              </table:table-cell>
              <table:table-cell office:value-type="float" office:value="-8.98870481702815">
                <text:p>-8.98870481702815</text:p>
              </table:table-cell>
              <table:table-cell office:value-type="float" office:value="-18.5588600904562">
                <text:p>-18.5588600904562</text:p>
              </table:table-cell>
              <table:table-cell office:value-type="float" office:value="65.2066559164729">
                <text:p>65.2066559164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.83">
                <text:p>510.83</text:p>
              </table:table-cell>
              <table:table-cell office:value-type="float" office:value="-19.0456206294409">
                <text:p>-19.0456206294409</text:p>
              </table:table-cell>
              <table:table-cell office:value-type="float" office:value="-19.7806270210402">
                <text:p>-19.7806270210402</text:p>
              </table:table-cell>
              <table:table-cell office:value-type="float" office:value="-29.2714331146444">
                <text:p>-29.2714331146444</text:p>
              </table:table-cell>
              <table:table-cell office:value-type="float" office:value="53.9463348734705">
                <text:p>53.9463348734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.825">
                <text:p>525.825</text:p>
              </table:table-cell>
              <table:table-cell office:value-type="float" office:value="-30.6948813184944">
                <text:p>-30.6948813184944</text:p>
              </table:table-cell>
              <table:table-cell office:value-type="float" office:value="-31.4591696719451">
                <text:p>-31.4591696719451</text:p>
              </table:table-cell>
              <table:table-cell office:value-type="float" office:value="-41.0067157029226">
                <text:p>-41.0067157029226</text:p>
              </table:table-cell>
              <table:table-cell office:value-type="float" office:value="40.9673213802273">
                <text:p>40.9673213802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.82">
                <text:p>540.82</text:p>
              </table:table-cell>
              <table:table-cell office:value-type="float" office:value="-41.1571900986417">
                <text:p>-41.1571900986417</text:p>
              </table:table-cell>
              <table:table-cell office:value-type="float" office:value="-41.9264840298052">
                <text:p>-41.9264840298052</text:p>
              </table:table-cell>
              <table:table-cell office:value-type="float" office:value="-51.7496558653514">
                <text:p>-51.7496558653514</text:p>
              </table:table-cell>
              <table:table-cell office:value-type="float" office:value="30.0919483172488">
                <text:p>30.0919483172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.815">
                <text:p>555.815</text:p>
              </table:table-cell>
              <table:table-cell office:value-type="float" office:value="-54.4198901635784">
                <text:p>-54.4198901635784</text:p>
              </table:table-cell>
              <table:table-cell office:value-type="float" office:value="-55.2023609758016">
                <text:p>-55.2023609758016</text:p>
              </table:table-cell>
              <table:table-cell office:value-type="float" office:value="-65.5379464498581">
                <text:p>-65.5379464498581</text:p>
              </table:table-cell>
              <table:table-cell office:value-type="float" office:value="16.7489966855973">
                <text:p>16.7489966855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.81">
                <text:p>570.81</text:p>
              </table:table-cell>
              <table:table-cell office:value-type="float" office:value="-66.1972377492379">
                <text:p>-66.1972377492379</text:p>
              </table:table-cell>
              <table:table-cell office:value-type="float" office:value="-67.0651315445554">
                <text:p>-67.0651315445554</text:p>
              </table:table-cell>
              <table:table-cell office:value-type="float" office:value="-77.7776616080808">
                <text:p>-77.7776616080808</text:p>
              </table:table-cell>
              <table:table-cell office:value-type="float" office:value="5.89715496976362">
                <text:p>5.89715496976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.805">
                <text:p>585.805</text:p>
              </table:table-cell>
              <table:table-cell office:value-type="float" office:value="-79.3376008793748">
                <text:p>-79.3376008793748</text:p>
              </table:table-cell>
              <table:table-cell office:value-type="float" office:value="-80.1132600124546">
                <text:p>-80.1132600124546</text:p>
              </table:table-cell>
              <table:table-cell office:value-type="float" office:value="-90.7103095922103">
                <text:p>-90.7103095922103</text:p>
              </table:table-cell>
              <table:table-cell office:value-type="float" office:value="-7.46135488498853">
                <text:p>-7.46135488498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.8">
                <text:p>600.8</text:p>
              </table:table-cell>
              <table:table-cell office:value-type="float" office:value="-88.5743147142508">
                <text:p>-88.5743147142508</text:p>
              </table:table-cell>
              <table:table-cell office:value-type="float" office:value="-89.315003311084">
                <text:p>-89.315003311084</text:p>
              </table:table-cell>
              <table:table-cell office:value-type="float" office:value="-99.7357726473375">
                <text:p>-99.7357726473375</text:p>
              </table:table-cell>
              <table:table-cell office:value-type="float" office:value="-18.0644634626206">
                <text:p>-18.0644634626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.795">
                <text:p>615.795</text:p>
              </table:table-cell>
              <table:table-cell office:value-type="float" office:value="-100.195951657491">
                <text:p>-100.195951657491</text:p>
              </table:table-cell>
              <table:table-cell office:value-type="float" office:value="-101.013174704956">
                <text:p>-101.013174704956</text:p>
              </table:table-cell>
              <table:table-cell office:value-type="float" office:value="-111.615854907181">
                <text:p>-111.615854907181</text:p>
              </table:table-cell>
              <table:table-cell office:value-type="float" office:value="-30.7485883430338">
                <text:p>-30.74858834303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.79">
                <text:p>630.79</text:p>
              </table:table-cell>
              <table:table-cell office:value-type="float" office:value="-111.994637883908">
                <text:p>-111.994637883908</text:p>
              </table:table-cell>
              <table:table-cell office:value-type="float" office:value="-112.858852877729">
                <text:p>-112.858852877729</text:p>
              </table:table-cell>
              <table:table-cell office:value-type="float" office:value="-123.900859843368">
                <text:p>-123.900859843368</text:p>
              </table:table-cell>
              <table:table-cell office:value-type="float" office:value="-42.4817782011677">
                <text:p>-42.4817782011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.785">
                <text:p>645.785</text:p>
              </table:table-cell>
              <table:table-cell office:value-type="float" office:value="-125.589213963686">
                <text:p>-125.589213963686</text:p>
              </table:table-cell>
              <table:table-cell office:value-type="float" office:value="-126.419693844234">
                <text:p>-126.419693844234</text:p>
              </table:table-cell>
              <table:table-cell office:value-type="float" office:value="-137.749527121181">
                <text:p>-137.749527121181</text:p>
              </table:table-cell>
              <table:table-cell office:value-type="float" office:value="-55.4232031172169">
                <text:p>-55.4232031172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.78">
                <text:p>660.78</text:p>
              </table:table-cell>
              <table:table-cell office:value-type="float" office:value="-138.878670327398">
                <text:p>-138.878670327398</text:p>
              </table:table-cell>
              <table:table-cell office:value-type="float" office:value="-139.731243824978">
                <text:p>-139.731243824978</text:p>
              </table:table-cell>
              <table:table-cell office:value-type="float" office:value="-150.864023814154">
                <text:p>-150.864023814154</text:p>
              </table:table-cell>
              <table:table-cell office:value-type="float" office:value="-68.3359152483725">
                <text:p>-68.3359152483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.775">
                <text:p>675.775</text:p>
              </table:table-cell>
              <table:table-cell office:value-type="float" office:value="-149.298768441232">
                <text:p>-149.298768441232</text:p>
              </table:table-cell>
              <table:table-cell office:value-type="float" office:value="-150.100859899591">
                <text:p>-150.100859899591</text:p>
              </table:table-cell>
              <table:table-cell office:value-type="float" office:value="-160.807442592937">
                <text:p>-160.807442592937</text:p>
              </table:table-cell>
              <table:table-cell office:value-type="float" office:value="-79.7833247755004">
                <text:p>-79.7833247755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.77">
                <text:p>690.77</text:p>
              </table:table-cell>
              <table:table-cell office:value-type="float" office:value="-159.957692972688">
                <text:p>-159.957692972688</text:p>
              </table:table-cell>
              <table:table-cell office:value-type="float" office:value="-160.840560273814">
                <text:p>-160.840560273814</text:p>
              </table:table-cell>
              <table:table-cell office:value-type="float" office:value="-171.620632344411">
                <text:p>-171.620632344411</text:p>
              </table:table-cell>
              <table:table-cell office:value-type="float" office:value="-92.3349331151764">
                <text:p>-92.334933115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.765">
                <text:p>705.765</text:p>
              </table:table-cell>
              <table:table-cell office:value-type="float" office:value="-171.167293194973">
                <text:p>-171.167293194973</text:p>
              </table:table-cell>
              <table:table-cell office:value-type="float" office:value="-172.127818855589">
                <text:p>-172.127818855589</text:p>
              </table:table-cell>
              <table:table-cell office:value-type="float" office:value="176.785783571287">
                <text:p>176.785783571287</text:p>
              </table:table-cell>
              <table:table-cell office:value-type="float" office:value="-104.085950784804">
                <text:p>-104.085950784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.76">
                <text:p>720.76</text:p>
              </table:table-cell>
              <table:table-cell office:value-type="float" office:value="174.640108853857">
                <text:p>174.640108853857</text:p>
              </table:table-cell>
              <table:table-cell office:value-type="float" office:value="173.692428125941">
                <text:p>173.692428125941</text:p>
              </table:table-cell>
              <table:table-cell office:value-type="float" office:value="162.34553230597">
                <text:p>162.34553230597</text:p>
              </table:table-cell>
              <table:table-cell office:value-type="float" office:value="-117.611700391497">
                <text:p>-117.611700391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.755">
                <text:p>735.755</text:p>
              </table:table-cell>
              <table:table-cell office:value-type="float" office:value="161.871157825311">
                <text:p>161.871157825311</text:p>
              </table:table-cell>
              <table:table-cell office:value-type="float" office:value="160.890963045344">
                <text:p>160.890963045344</text:p>
              </table:table-cell>
              <table:table-cell office:value-type="float" office:value="149.836418353787">
                <text:p>149.836418353787</text:p>
              </table:table-cell>
              <table:table-cell office:value-type="float" office:value="-129.854886871017">
                <text:p>-129.854886871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.75">
                <text:p>750.75</text:p>
              </table:table-cell>
              <table:table-cell office:value-type="float" office:value="149.998026247706">
                <text:p>149.998026247706</text:p>
              </table:table-cell>
              <table:table-cell office:value-type="float" office:value="149.094227772465">
                <text:p>149.094227772465</text:p>
              </table:table-cell>
              <table:table-cell office:value-type="float" office:value="138.557824801735">
                <text:p>138.557824801735</text:p>
              </table:table-cell>
              <table:table-cell office:value-type="float" office:value="-142.340119068645">
                <text:p>-142.340119068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.745">
                <text:p>765.745</text:p>
              </table:table-cell>
              <table:table-cell office:value-type="float" office:value="141.587372267607">
                <text:p>141.587372267607</text:p>
              </table:table-cell>
              <table:table-cell office:value-type="float" office:value="140.612162612645">
                <text:p>140.612162612645</text:p>
              </table:table-cell>
              <table:table-cell office:value-type="float" office:value="130.214567407766">
                <text:p>130.214567407766</text:p>
              </table:table-cell>
              <table:table-cell office:value-type="float" office:value="-153.030401621075">
                <text:p>-153.030401621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.74">
                <text:p>780.74</text:p>
              </table:table-cell>
              <table:table-cell office:value-type="float" office:value="129.354140323149">
                <text:p>129.354140323149</text:p>
              </table:table-cell>
              <table:table-cell office:value-type="float" office:value="128.337811820647">
                <text:p>128.337811820647</text:p>
              </table:table-cell>
              <table:table-cell office:value-type="float" office:value="117.746618881923">
                <text:p>117.746618881923</text:p>
              </table:table-cell>
              <table:table-cell office:value-type="float" office:value="-166.433057986799">
                <text:p>-166.433057986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.735">
                <text:p>795.735</text:p>
              </table:table-cell>
              <table:table-cell office:value-type="float" office:value="116.171380320021">
                <text:p>116.171380320021</text:p>
              </table:table-cell>
              <table:table-cell office:value-type="float" office:value="115.107649042956">
                <text:p>115.107649042956</text:p>
              </table:table-cell>
              <table:table-cell office:value-type="float" office:value="104.348458734871">
                <text:p>104.348458734871</text:p>
              </table:table-cell>
              <table:table-cell office:value-type="float" office:value="-179.845274317403">
                <text:p>-179.845274317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.73">
                <text:p>810.73</text:p>
              </table:table-cell>
              <table:table-cell office:value-type="float" office:value="100.547589792103">
                <text:p>100.547589792103</text:p>
              </table:table-cell>
              <table:table-cell office:value-type="float" office:value="99.3960000278905">
                <text:p>99.3960000278905</text:p>
              </table:table-cell>
              <table:table-cell office:value-type="float" office:value="88.8542846328639">
                <text:p>88.8542846328639</text:p>
              </table:table-cell>
              <table:table-cell office:value-type="float" office:value="165.524318673204">
                <text:p>165.524318673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.725">
                <text:p>825.725</text:p>
              </table:table-cell>
              <table:table-cell office:value-type="float" office:value="87.9825359415623">
                <text:p>87.9825359415623</text:p>
              </table:table-cell>
              <table:table-cell office:value-type="float" office:value="86.8169239469889">
                <text:p>86.8169239469889</text:p>
              </table:table-cell>
              <table:table-cell office:value-type="float" office:value="76.9515159371579">
                <text:p>76.9515159371579</text:p>
              </table:table-cell>
              <table:table-cell office:value-type="float" office:value="152.699785305072">
                <text:p>152.699785305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.72">
                <text:p>840.72</text:p>
              </table:table-cell>
              <table:table-cell office:value-type="float" office:value="80.1111377912496">
                <text:p>80.1111377912496</text:p>
              </table:table-cell>
              <table:table-cell office:value-type="float" office:value="78.9817668214802">
                <text:p>78.9817668214802</text:p>
              </table:table-cell>
              <table:table-cell office:value-type="float" office:value="69.3311306974404">
                <text:p>69.3311306974404</text:p>
              </table:table-cell>
              <table:table-cell office:value-type="float" office:value="142.718224751738">
                <text:p>142.718224751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.715">
                <text:p>855.715</text:p>
              </table:table-cell>
              <table:table-cell office:value-type="float" office:value="70.4183976190668">
                <text:p>70.4183976190668</text:p>
              </table:table-cell>
              <table:table-cell office:value-type="float" office:value="69.2099025347499">
                <text:p>69.2099025347499</text:p>
              </table:table-cell>
              <table:table-cell office:value-type="float" office:value="59.3862644197674">
                <text:p>59.3862644197674</text:p>
              </table:table-cell>
              <table:table-cell office:value-type="float" office:value="131.036743743187">
                <text:p>131.0367437431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.71">
                <text:p>870.71</text:p>
              </table:table-cell>
              <table:table-cell office:value-type="float" office:value="57.7559004991334">
                <text:p>57.7559004991334</text:p>
              </table:table-cell>
              <table:table-cell office:value-type="float" office:value="56.4723572159589">
                <text:p>56.4723572159589</text:p>
              </table:table-cell>
              <table:table-cell office:value-type="float" office:value="46.5744510220913">
                <text:p>46.5744510220913</text:p>
              </table:table-cell>
              <table:table-cell office:value-type="float" office:value="117.864722609986">
                <text:p>117.8647226099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.705">
                <text:p>885.705</text:p>
              </table:table-cell>
              <table:table-cell office:value-type="float" office:value="42.1075796924068">
                <text:p>42.1075796924068</text:p>
              </table:table-cell>
              <table:table-cell office:value-type="float" office:value="40.8709998171826">
                <text:p>40.8709998171826</text:p>
              </table:table-cell>
              <table:table-cell office:value-type="float" office:value="31.003057523535">
                <text:p>31.003057523535</text:p>
              </table:table-cell>
              <table:table-cell office:value-type="float" office:value="102.95795851321">
                <text:p>102.95795851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.7">
                <text:p>900.7</text:p>
              </table:table-cell>
              <table:table-cell office:value-type="float" office:value="25.0549795192239">
                <text:p>25.0549795192239</text:p>
              </table:table-cell>
              <table:table-cell office:value-type="float" office:value="23.8734654153405">
                <text:p>23.8734654153405</text:p>
              </table:table-cell>
              <table:table-cell office:value-type="float" office:value="14.4394671579191">
                <text:p>14.4394671579191</text:p>
              </table:table-cell>
              <table:table-cell office:value-type="float" office:value="86.6846286180263">
                <text:p>86.6846286180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.695">
                <text:p>915.695</text:p>
              </table:table-cell>
              <table:table-cell office:value-type="float" office:value="18.0613851236384">
                <text:p>18.0613851236384</text:p>
              </table:table-cell>
              <table:table-cell office:value-type="float" office:value="16.8416861958908">
                <text:p>16.8416861958908</text:p>
              </table:table-cell>
              <table:table-cell office:value-type="float" office:value="7.85742541677975">
                <text:p>7.85742541677975</text:p>
              </table:table-cell>
              <table:table-cell office:value-type="float" office:value="77.8558705987527">
                <text:p>77.8558705987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.69">
                <text:p>930.69</text:p>
              </table:table-cell>
              <table:table-cell office:value-type="float" office:value="11.9947843704239">
                <text:p>11.9947843704239</text:p>
              </table:table-cell>
              <table:table-cell office:value-type="float" office:value="10.7106590019858">
                <text:p>10.7106590019858</text:p>
              </table:table-cell>
              <table:table-cell office:value-type="float" office:value="1.59413192364971">
                <text:p>1.59413192364971</text:p>
              </table:table-cell>
              <table:table-cell office:value-type="float" office:value="69.8288012324191">
                <text:p>69.828801232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.685">
                <text:p>945.685</text:p>
              </table:table-cell>
              <table:table-cell office:value-type="float" office:value="1.41711330488131">
                <text:p>1.41711330488131</text:p>
              </table:table-cell>
              <table:table-cell office:value-type="float" office:value="0.149451631801818">
                <text:p>0.149451631801818</text:p>
              </table:table-cell>
              <table:table-cell office:value-type="float" office:value="-9.13610538146512">
                <text:p>-9.13610538146512</text:p>
              </table:table-cell>
              <table:table-cell office:value-type="float" office:value="58.1729216516083">
                <text:p>58.1729216516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.68">
                <text:p>960.68</text:p>
              </table:table-cell>
              <table:table-cell office:value-type="float" office:value="-13.5574921218241">
                <text:p>-13.5574921218241</text:p>
              </table:table-cell>
              <table:table-cell office:value-type="float" office:value="-14.8246289448911">
                <text:p>-14.8246289448911</text:p>
              </table:table-cell>
              <table:table-cell office:value-type="float" office:value="-24.1111518772686">
                <text:p>-24.1111518772686</text:p>
              </table:table-cell>
              <table:table-cell office:value-type="float" office:value="43.6445346435738">
                <text:p>43.644534643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.675">
                <text:p>975.675</text:p>
              </table:table-cell>
              <table:table-cell office:value-type="float" office:value="-34.2252735828595">
                <text:p>-34.2252735828595</text:p>
              </table:table-cell>
              <table:table-cell office:value-type="float" office:value="-35.55695880763">
                <text:p>-35.55695880763</text:p>
              </table:table-cell>
              <table:table-cell office:value-type="float" office:value="-44.408010813554">
                <text:p>-44.408010813554</text:p>
              </table:table-cell>
              <table:table-cell office:value-type="float" office:value="24.2238747735208">
                <text:p>24.2238747735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.67">
                <text:p>990.67</text:p>
              </table:table-cell>
              <table:table-cell office:value-type="float" office:value="-51.2617449590784">
                <text:p>-51.2617449590784</text:p>
              </table:table-cell>
              <table:table-cell office:value-type="float" office:value="-52.4679901391291">
                <text:p>-52.4679901391291</text:p>
              </table:table-cell>
              <table:table-cell office:value-type="float" office:value="-60.9885111047161">
                <text:p>-60.9885111047161</text:p>
              </table:table-cell>
              <table:table-cell office:value-type="float" office:value="6.91555828410515">
                <text:p>6.91555828410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.665">
                <text:p>1005.665</text:p>
              </table:table-cell>
              <table:table-cell office:value-type="float" office:value="-57.0955428276241">
                <text:p>-57.0955428276241</text:p>
              </table:table-cell>
              <table:table-cell office:value-type="float" office:value="-58.1432389209686">
                <text:p>-58.1432389209686</text:p>
              </table:table-cell>
              <table:table-cell office:value-type="float" office:value="-66.8654873970829">
                <text:p>-66.8654873970829</text:p>
              </table:table-cell>
              <table:table-cell office:value-type="float" office:value="-0.915316047746055">
                <text:p>-0.915316047746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.66">
                <text:p>1020.66</text:p>
              </table:table-cell>
              <table:table-cell office:value-type="float" office:value="-61.143362417176">
                <text:p>-61.143362417176</text:p>
              </table:table-cell>
              <table:table-cell office:value-type="float" office:value="-62.1809500109765">
                <text:p>-62.1809500109765</text:p>
              </table:table-cell>
              <table:table-cell office:value-type="float" office:value="-71.2396188375254">
                <text:p>-71.2396188375254</text:p>
              </table:table-cell>
              <table:table-cell office:value-type="float" office:value="-5.77875235441567">
                <text:p>-5.77875235441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.655">
                <text:p>1035.655</text:p>
              </table:table-cell>
              <table:table-cell office:value-type="float" office:value="-72.2026113673186">
                <text:p>-72.2026113673186</text:p>
              </table:table-cell>
              <table:table-cell office:value-type="float" office:value="-73.3029266971501">
                <text:p>-73.3029266971501</text:p>
              </table:table-cell>
              <table:table-cell office:value-type="float" office:value="-82.3752265036494">
                <text:p>-82.3752265036494</text:p>
              </table:table-cell>
              <table:table-cell office:value-type="float" office:value="-16.7464206092703">
                <text:p>-16.7464206092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.65">
                <text:p>1050.65</text:p>
              </table:table-cell>
              <table:table-cell office:value-type="float" office:value="-91.2037175783751">
                <text:p>-91.2037175783751</text:p>
              </table:table-cell>
              <table:table-cell office:value-type="float" office:value="-92.385805337733">
                <text:p>-92.385805337733</text:p>
              </table:table-cell>
              <table:table-cell office:value-type="float" office:value="-101.140743538992">
                <text:p>-101.140743538992</text:p>
              </table:table-cell>
              <table:table-cell office:value-type="float" office:value="-34.2016875642632">
                <text:p>-34.2016875642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.645">
                <text:p>1065.645</text:p>
              </table:table-cell>
              <table:table-cell office:value-type="float" office:value="-112.413315766604">
                <text:p>-112.413315766604</text:p>
              </table:table-cell>
              <table:table-cell office:value-type="float" office:value="-113.63364373606">
                <text:p>-113.63364373606</text:p>
              </table:table-cell>
              <table:table-cell office:value-type="float" office:value="-121.899642733911">
                <text:p>-121.899642733911</text:p>
              </table:table-cell>
              <table:table-cell office:value-type="float" office:value="-55.0005246895594">
                <text:p>-55.00052468955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.64">
                <text:p>1080.64</text:p>
              </table:table-cell>
              <table:table-cell office:value-type="float" office:value="-125.034431607739">
                <text:p>-125.034431607739</text:p>
              </table:table-cell>
              <table:table-cell office:value-type="float" office:value="-126.16563084916">
                <text:p>-126.16563084916</text:p>
              </table:table-cell>
              <table:table-cell office:value-type="float" office:value="-134.277719759801">
                <text:p>-134.277719759801</text:p>
              </table:table-cell>
              <table:table-cell office:value-type="float" office:value="-68.0783759244089">
                <text:p>-68.0783759244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.635">
                <text:p>1095.635</text:p>
              </table:table-cell>
              <table:table-cell office:value-type="float" office:value="-132.671018849541">
                <text:p>-132.671018849541</text:p>
              </table:table-cell>
              <table:table-cell office:value-type="float" office:value="-133.861158323998">
                <text:p>-133.861158323998</text:p>
              </table:table-cell>
              <table:table-cell office:value-type="float" office:value="-142.181174157716">
                <text:p>-142.181174157716</text:p>
              </table:table-cell>
              <table:table-cell office:value-type="float" office:value="-76.8863503714972">
                <text:p>-76.88635037149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.63">
                <text:p>1110.63</text:p>
              </table:table-cell>
              <table:table-cell office:value-type="float" office:value="-140.474294913467">
                <text:p>-140.474294913467</text:p>
              </table:table-cell>
              <table:table-cell office:value-type="float" office:value="-141.503837161379">
                <text:p>-141.503837161379</text:p>
              </table:table-cell>
              <table:table-cell office:value-type="float" office:value="-149.998630101237">
                <text:p>-149.998630101237</text:p>
              </table:table-cell>
              <table:table-cell office:value-type="float" office:value="-84.3741031645662">
                <text:p>-84.3741031645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.625">
                <text:p>1125.625</text:p>
              </table:table-cell>
              <table:table-cell office:value-type="float" office:value="-153.236967911866">
                <text:p>-153.236967911866</text:p>
              </table:table-cell>
              <table:table-cell office:value-type="float" office:value="-154.341473548397">
                <text:p>-154.341473548397</text:p>
              </table:table-cell>
              <table:table-cell office:value-type="float" office:value="-162.570033499193">
                <text:p>-162.570033499193</text:p>
              </table:table-cell>
              <table:table-cell office:value-type="float" office:value="-96.1089530675837">
                <text:p>-96.1089530675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.62">
                <text:p>1140.62</text:p>
              </table:table-cell>
              <table:table-cell office:value-type="float" office:value="-170.213792940492">
                <text:p>-170.213792940492</text:p>
              </table:table-cell>
              <table:table-cell office:value-type="float" office:value="-171.238099124029">
                <text:p>-171.238099124029</text:p>
              </table:table-cell>
              <table:table-cell office:value-type="float" office:value="-179.171137664067">
                <text:p>-179.171137664067</text:p>
              </table:table-cell>
              <table:table-cell office:value-type="float" office:value="-112.231255825624">
                <text:p>-112.231255825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.615">
                <text:p>1155.615</text:p>
              </table:table-cell>
              <table:table-cell office:value-type="float" office:value="173.779443604731">
                <text:p>173.779443604731</text:p>
              </table:table-cell>
              <table:table-cell office:value-type="float" office:value="172.782273005026">
                <text:p>172.782273005026</text:p>
              </table:table-cell>
              <table:table-cell office:value-type="float" office:value="165.001278575168">
                <text:p>165.001278575168</text:p>
              </table:table-cell>
              <table:table-cell office:value-type="float" office:value="-127.83578894635">
                <text:p>-127.83578894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.61">
                <text:p>1170.61</text:p>
              </table:table-cell>
              <table:table-cell office:value-type="float" office:value="162.40285601103">
                <text:p>162.40285601103</text:p>
              </table:table-cell>
              <table:table-cell office:value-type="float" office:value="161.470851937422">
                <text:p>161.470851937422</text:p>
              </table:table-cell>
              <table:table-cell office:value-type="float" office:value="153.625325321462">
                <text:p>153.625325321462</text:p>
              </table:table-cell>
              <table:table-cell office:value-type="float" office:value="-139.61379858555">
                <text:p>-139.6137985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.605">
                <text:p>1185.605</text:p>
              </table:table-cell>
              <table:table-cell office:value-type="float" office:value="153.590848996759">
                <text:p>153.590848996759</text:p>
              </table:table-cell>
              <table:table-cell office:value-type="float" office:value="152.591400826229">
                <text:p>152.591400826229</text:p>
              </table:table-cell>
              <table:table-cell office:value-type="float" office:value="144.775111294911">
                <text:p>144.775111294911</text:p>
              </table:table-cell>
              <table:table-cell office:value-type="float" office:value="-148.281070045233">
                <text:p>-148.2810700452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.6">
                <text:p>1200.6</text:p>
              </table:table-cell>
              <table:table-cell office:value-type="float" office:value="142.539547874994">
                <text:p>142.539547874994</text:p>
              </table:table-cell>
              <table:table-cell office:value-type="float" office:value="141.561441335676">
                <text:p>141.561441335676</text:p>
              </table:table-cell>
              <table:table-cell office:value-type="float" office:value="134.008253926297">
                <text:p>134.008253926297</text:p>
              </table:table-cell>
              <table:table-cell office:value-type="float" office:value="-158.615840755667">
                <text:p>-158.615840755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.595">
                <text:p>1215.595</text:p>
              </table:table-cell>
              <table:table-cell office:value-type="float" office:value="128.709236300089">
                <text:p>128.709236300089</text:p>
              </table:table-cell>
              <table:table-cell office:value-type="float" office:value="127.646769650991">
                <text:p>127.646769650991</text:p>
              </table:table-cell>
              <table:table-cell office:value-type="float" office:value="120.406877075229">
                <text:p>120.406877075229</text:p>
              </table:table-cell>
              <table:table-cell office:value-type="float" office:value="-171.43127234768">
                <text:p>-171.43127234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.59">
                <text:p>1230.59</text:p>
              </table:table-cell>
              <table:table-cell office:value-type="float" office:value="113.719981517308">
                <text:p>113.719981517308</text:p>
              </table:table-cell>
              <table:table-cell office:value-type="float" office:value="112.66837692565">
                <text:p>112.66837692565</text:p>
              </table:table-cell>
              <table:table-cell office:value-type="float" office:value="105.56549404469">
                <text:p>105.56549404469</text:p>
              </table:table-cell>
              <table:table-cell office:value-type="float" office:value="174.060421596274">
                <text:p>174.060421596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.585">
                <text:p>1245.585</text:p>
              </table:table-cell>
              <table:table-cell office:value-type="float" office:value="100.402562251518">
                <text:p>100.402562251518</text:p>
              </table:table-cell>
              <table:table-cell office:value-type="float" office:value="99.4027874503713">
                <text:p>99.4027874503713</text:p>
              </table:table-cell>
              <table:table-cell office:value-type="float" office:value="92.406908922491">
                <text:p>92.406908922491</text:p>
              </table:table-cell>
              <table:table-cell office:value-type="float" office:value="161.284125003809">
                <text:p>161.284125003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.58">
                <text:p>1260.58</text:p>
              </table:table-cell>
              <table:table-cell office:value-type="float" office:value="92.4145391905268">
                <text:p>92.4145391905268</text:p>
              </table:table-cell>
              <table:table-cell office:value-type="float" office:value="91.4524762410777">
                <text:p>91.4524762410777</text:p>
              </table:table-cell>
              <table:table-cell office:value-type="float" office:value="84.5567897784106">
                <text:p>84.5567897784106</text:p>
              </table:table-cell>
              <table:table-cell office:value-type="float" office:value="153.684002864496">
                <text:p>153.68400286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.575">
                <text:p>1275.575</text:p>
              </table:table-cell>
              <table:table-cell office:value-type="float" office:value="81.4927776469639">
                <text:p>81.4927776469639</text:p>
              </table:table-cell>
              <table:table-cell office:value-type="float" office:value="80.4849964402789">
                <text:p>80.4849964402789</text:p>
              </table:table-cell>
              <table:table-cell office:value-type="float" office:value="73.9412173718862">
                <text:p>73.9412173718862</text:p>
              </table:table-cell>
              <table:table-cell office:value-type="float" office:value="143.470457223028">
                <text:p>143.470457223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.57">
                <text:p>1290.57</text:p>
              </table:table-cell>
              <table:table-cell office:value-type="float" office:value="68.4694043077082">
                <text:p>68.4694043077082</text:p>
              </table:table-cell>
              <table:table-cell office:value-type="float" office:value="67.2642733041485">
                <text:p>67.2642733041485</text:p>
              </table:table-cell>
              <table:table-cell office:value-type="float" office:value="61.264819670337">
                <text:p>61.264819670337</text:p>
              </table:table-cell>
              <table:table-cell office:value-type="float" office:value="130.843593265931">
                <text:p>130.8435932659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.565">
                <text:p>1305.565</text:p>
              </table:table-cell>
              <table:table-cell office:value-type="float" office:value="54.3545371984667">
                <text:p>54.3545371984667</text:p>
              </table:table-cell>
              <table:table-cell office:value-type="float" office:value="53.1490545055597">
                <text:p>53.1490545055597</text:p>
              </table:table-cell>
              <table:table-cell office:value-type="float" office:value="47.4779673255293">
                <text:p>47.4779673255293</text:p>
              </table:table-cell>
              <table:table-cell office:value-type="float" office:value="117.207257462918">
                <text:p>117.207257462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.56">
                <text:p>1320.56</text:p>
              </table:table-cell>
              <table:table-cell office:value-type="float" office:value="41.1396966367109">
                <text:p>41.1396966367109</text:p>
              </table:table-cell>
              <table:table-cell office:value-type="float" office:value="39.901834901194">
                <text:p>39.901834901194</text:p>
              </table:table-cell>
              <table:table-cell office:value-type="float" office:value="34.3967639645185">
                <text:p>34.3967639645185</text:p>
              </table:table-cell>
              <table:table-cell office:value-type="float" office:value="104.546209926601">
                <text:p>104.546209926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.555">
                <text:p>1335.555</text:p>
              </table:table-cell>
              <table:table-cell office:value-type="float" office:value="29.7847454043091">
                <text:p>29.7847454043091</text:p>
              </table:table-cell>
              <table:table-cell office:value-type="float" office:value="28.6300847427269">
                <text:p>28.6300847427269</text:p>
              </table:table-cell>
              <table:table-cell office:value-type="float" office:value="23.228344249031">
                <text:p>23.228344249031</text:p>
              </table:table-cell>
              <table:table-cell office:value-type="float" office:value="93.7078227154592">
                <text:p>93.7078227154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.55">
                <text:p>1350.55</text:p>
              </table:table-cell>
              <table:table-cell office:value-type="float" office:value="18.9863208389798">
                <text:p>18.9863208389798</text:p>
              </table:table-cell>
              <table:table-cell office:value-type="float" office:value="17.7897285680094">
                <text:p>17.7897285680094</text:p>
              </table:table-cell>
              <table:table-cell office:value-type="float" office:value="12.8183141746172">
                <text:p>12.8183141746172</text:p>
              </table:table-cell>
              <table:table-cell office:value-type="float" office:value="83.8878171841444">
                <text:p>83.8878171841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.545">
                <text:p>1365.545</text:p>
              </table:table-cell>
              <table:table-cell office:value-type="float" office:value="6.60868557280056">
                <text:p>6.60868557280056</text:p>
              </table:table-cell>
              <table:table-cell office:value-type="float" office:value="5.25216157879744">
                <text:p>5.25216157879744</text:p>
              </table:table-cell>
              <table:table-cell office:value-type="float" office:value="0.877751375413594">
                <text:p>0.877751375413594</text:p>
              </table:table-cell>
              <table:table-cell office:value-type="float" office:value="71.8678689552451">
                <text:p>71.8678689552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.54">
                <text:p>1380.54</text:p>
              </table:table-cell>
              <table:table-cell office:value-type="float" office:value="-6.84466990580428">
                <text:p>-6.84466990580428</text:p>
              </table:table-cell>
              <table:table-cell office:value-type="float" office:value="-8.33158574063817">
                <text:p>-8.33158574063817</text:p>
              </table:table-cell>
              <table:table-cell office:value-type="float" office:value="-12.3865665796238">
                <text:p>-12.3865665796238</text:p>
              </table:table-cell>
              <table:table-cell office:value-type="float" office:value="58.0738936699177">
                <text:p>58.0738936699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.535">
                <text:p>1395.535</text:p>
              </table:table-cell>
              <table:table-cell office:value-type="float" office:value="-20.619549965889">
                <text:p>-20.619549965889</text:p>
              </table:table-cell>
              <table:table-cell office:value-type="float" office:value="-22.1578673269807">
                <text:p>-22.1578673269807</text:p>
              </table:table-cell>
              <table:table-cell office:value-type="float" office:value="-25.9676122618749">
                <text:p>-25.9676122618749</text:p>
              </table:table-cell>
              <table:table-cell office:value-type="float" office:value="44.1868585182001">
                <text:p>44.1868585182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.53">
                <text:p>1410.53</text:p>
              </table:table-cell>
              <table:table-cell office:value-type="float" office:value="-32.0034698226382">
                <text:p>-32.0034698226382</text:p>
              </table:table-cell>
              <table:table-cell office:value-type="float" office:value="-33.5769564664841">
                <text:p>-33.5769564664841</text:p>
              </table:table-cell>
              <table:table-cell office:value-type="float" office:value="-37.2232178465714">
                <text:p>-37.2232178465714</text:p>
              </table:table-cell>
              <table:table-cell office:value-type="float" office:value="33.1348981617406">
                <text:p>33.1348981617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.525">
                <text:p>1425.525</text:p>
              </table:table-cell>
              <table:table-cell office:value-type="float" office:value="-42.2224106892799">
                <text:p>-42.2224106892799</text:p>
              </table:table-cell>
              <table:table-cell office:value-type="float" office:value="-43.8160704080771">
                <text:p>-43.8160704080771</text:p>
              </table:table-cell>
              <table:table-cell office:value-type="float" office:value="-47.0812698961679">
                <text:p>-47.0812698961679</text:p>
              </table:table-cell>
              <table:table-cell office:value-type="float" office:value="23.4076280544411">
                <text:p>23.40762805444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.52">
                <text:p>1440.52</text:p>
              </table:table-cell>
              <table:table-cell office:value-type="float" office:value="-53.0825933917836">
                <text:p>-53.0825933917836</text:p>
              </table:table-cell>
              <table:table-cell office:value-type="float" office:value="-54.7836287554543">
                <text:p>-54.7836287554543</text:p>
              </table:table-cell>
              <table:table-cell office:value-type="float" office:value="-57.6230293025783">
                <text:p>-57.6230293025783</text:p>
              </table:table-cell>
              <table:table-cell office:value-type="float" office:value="12.2422570645356">
                <text:p>12.2422570645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.515">
                <text:p>1455.515</text:p>
              </table:table-cell>
              <table:table-cell office:value-type="float" office:value="-65.8734400626359">
                <text:p>-65.8734400626359</text:p>
              </table:table-cell>
              <table:table-cell office:value-type="float" office:value="-67.6656362128512">
                <text:p>-67.6656362128512</text:p>
              </table:table-cell>
              <table:table-cell office:value-type="float" office:value="-70.1895440834461">
                <text:p>-70.1895440834461</text:p>
              </table:table-cell>
              <table:table-cell office:value-type="float" office:value="-1.27548056540463">
                <text:p>-1.27548056540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.51">
                <text:p>1470.51</text:p>
              </table:table-cell>
              <table:table-cell office:value-type="float" office:value="-79.9028499787119">
                <text:p>-79.9028499787119</text:p>
              </table:table-cell>
              <table:table-cell office:value-type="float" office:value="-81.7524256629463">
                <text:p>-81.7524256629463</text:p>
              </table:table-cell>
              <table:table-cell office:value-type="float" office:value="-84.1429395301392">
                <text:p>-84.1429395301392</text:p>
              </table:table-cell>
              <table:table-cell office:value-type="float" office:value="-16.4126271143367">
                <text:p>-16.412627114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.505">
                <text:p>1485.505</text:p>
              </table:table-cell>
              <table:table-cell office:value-type="float" office:value="-92.9217028520445">
                <text:p>-92.9217028520445</text:p>
              </table:table-cell>
              <table:table-cell office:value-type="float" office:value="-94.8340904821487">
                <text:p>-94.8340904821487</text:p>
              </table:table-cell>
              <table:table-cell office:value-type="float" office:value="-97.1687924857332">
                <text:p>-97.1687924857332</text:p>
              </table:table-cell>
              <table:table-cell office:value-type="float" office:value="-29.8911818407998">
                <text:p>-29.8911818407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.5">
                <text:p>1500.5</text:p>
              </table:table-cell>
              <table:table-cell office:value-type="float" office:value="-103.412414811059">
                <text:p>-103.412414811059</text:p>
              </table:table-cell>
              <table:table-cell office:value-type="float" office:value="-105.33285416336">
                <text:p>-105.33285416336</text:p>
              </table:table-cell>
              <table:table-cell office:value-type="float" office:value="-107.425329212839">
                <text:p>-107.425329212839</text:p>
              </table:table-cell>
              <table:table-cell office:value-type="float" office:value="-40.2099829443012">
                <text:p>-40.20998294430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.495">
                <text:p>1515.495</text:p>
              </table:table-cell>
              <table:table-cell office:value-type="float" office:value="-112.031324502781">
                <text:p>-112.031324502781</text:p>
              </table:table-cell>
              <table:table-cell office:value-type="float" office:value="-113.973921514568">
                <text:p>-113.973921514568</text:p>
              </table:table-cell>
              <table:table-cell office:value-type="float" office:value="-115.823756546241">
                <text:p>-115.823756546241</text:p>
              </table:table-cell>
              <table:table-cell office:value-type="float" office:value="-49.2715780852422">
                <text:p>-49.27157808524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.49">
                <text:p>1530.49</text:p>
              </table:table-cell>
              <table:table-cell office:value-type="float" office:value="-122.27757937791">
                <text:p>-122.27757937791</text:p>
              </table:table-cell>
              <table:table-cell office:value-type="float" office:value="-124.208935110616">
                <text:p>-124.208935110616</text:p>
              </table:table-cell>
              <table:table-cell office:value-type="float" office:value="-125.933268709356">
                <text:p>-125.933268709356</text:p>
              </table:table-cell>
              <table:table-cell office:value-type="float" office:value="-61.1012426553492">
                <text:p>-61.1012426553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.485">
                <text:p>1545.485</text:p>
              </table:table-cell>
              <table:table-cell office:value-type="float" office:value="-134.962192180361">
                <text:p>-134.962192180361</text:p>
              </table:table-cell>
              <table:table-cell office:value-type="float" office:value="-137.034662590198">
                <text:p>-137.034662590198</text:p>
              </table:table-cell>
              <table:table-cell office:value-type="float" office:value="-138.783696967791">
                <text:p>-138.783696967791</text:p>
              </table:table-cell>
              <table:table-cell office:value-type="float" office:value="-75.3937695388289">
                <text:p>-75.39376953882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.48">
                <text:p>1560.48</text:p>
              </table:table-cell>
              <table:table-cell office:value-type="float" office:value="-149.582516200025">
                <text:p>-149.582516200025</text:p>
              </table:table-cell>
              <table:table-cell office:value-type="float" office:value="-151.616737900814">
                <text:p>-151.616737900814</text:p>
              </table:table-cell>
              <table:table-cell office:value-type="float" office:value="-153.394983875439">
                <text:p>-153.394983875439</text:p>
              </table:table-cell>
              <table:table-cell office:value-type="float" office:value="-90.8398572259176">
                <text:p>-90.8398572259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.475">
                <text:p>1575.475</text:p>
              </table:table-cell>
              <table:table-cell office:value-type="float" office:value="-162.394155226673">
                <text:p>-162.394155226673</text:p>
              </table:table-cell>
              <table:table-cell office:value-type="float" office:value="-164.43667324304">
                <text:p>-164.43667324304</text:p>
              </table:table-cell>
              <table:table-cell office:value-type="float" office:value="-166.177773024882">
                <text:p>-166.177773024882</text:p>
              </table:table-cell>
              <table:table-cell office:value-type="float" office:value="-104.078073383251">
                <text:p>-104.078073383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.47">
                <text:p>1590.47</text:p>
              </table:table-cell>
              <table:table-cell office:value-type="float" office:value="-171.680182468688">
                <text:p>-171.680182468688</text:p>
              </table:table-cell>
              <table:table-cell office:value-type="float" office:value="-173.653871833869">
                <text:p>-173.653871833869</text:p>
              </table:table-cell>
              <table:table-cell office:value-type="float" office:value="-175.199170822065">
                <text:p>-175.199170822065</text:p>
              </table:table-cell>
              <table:table-cell office:value-type="float" office:value="-113.388821334115">
                <text:p>-113.388821334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.465">
                <text:p>1605.465</text:p>
              </table:table-cell>
              <table:table-cell office:value-type="float" office:value="-179.466535883227">
                <text:p>-179.466535883227</text:p>
              </table:table-cell>
              <table:table-cell office:value-type="float" office:value="178.56920963512">
                <text:p>178.56920963512</text:p>
              </table:table-cell>
              <table:table-cell office:value-type="float" office:value="177.160443439979">
                <text:p>177.160443439979</text:p>
              </table:table-cell>
              <table:table-cell office:value-type="float" office:value="-122.124123823987">
                <text:p>-122.124123823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.46">
                <text:p>1620.46</text:p>
              </table:table-cell>
              <table:table-cell office:value-type="float" office:value="170.801677775518">
                <text:p>170.801677775518</text:p>
              </table:table-cell>
              <table:table-cell office:value-type="float" office:value="168.813910101688">
                <text:p>168.813910101688</text:p>
              </table:table-cell>
              <table:table-cell office:value-type="float" office:value="167.310388948425">
                <text:p>167.310388948425</text:p>
              </table:table-cell>
              <table:table-cell office:value-type="float" office:value="-133.563315632864">
                <text:p>-133.5633156328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.455">
                <text:p>1635.455</text:p>
              </table:table-cell>
              <table:table-cell office:value-type="float" office:value="157.915350298133">
                <text:p>157.915350298133</text:p>
              </table:table-cell>
              <table:table-cell office:value-type="float" office:value="155.960245283603">
                <text:p>155.960245283603</text:p>
              </table:table-cell>
              <table:table-cell office:value-type="float" office:value="154.317629241065">
                <text:p>154.317629241065</text:p>
              </table:table-cell>
              <table:table-cell office:value-type="float" office:value="-147.659432105533">
                <text:p>-147.6594321055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.45">
                <text:p>1650.45</text:p>
              </table:table-cell>
              <table:table-cell office:value-type="float" office:value="143.177152067291">
                <text:p>143.177152067291</text:p>
              </table:table-cell>
              <table:table-cell office:value-type="float" office:value="141.334917641658">
                <text:p>141.334917641658</text:p>
              </table:table-cell>
              <table:table-cell office:value-type="float" office:value="139.651197633283">
                <text:p>139.651197633283</text:p>
              </table:table-cell>
              <table:table-cell office:value-type="float" office:value="-162.363720498455">
                <text:p>-162.363720498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.445">
                <text:p>1665.445</text:p>
              </table:table-cell>
              <table:table-cell office:value-type="float" office:value="130.475149715688">
                <text:p>130.475149715688</text:p>
              </table:table-cell>
              <table:table-cell office:value-type="float" office:value="128.712451959983">
                <text:p>128.712451959983</text:p>
              </table:table-cell>
              <table:table-cell office:value-type="float" office:value="127.128329507388">
                <text:p>127.128329507388</text:p>
              </table:table-cell>
              <table:table-cell office:value-type="float" office:value="-174.445150586558">
                <text:p>-174.445150586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.44">
                <text:p>1680.44</text:p>
              </table:table-cell>
              <table:table-cell office:value-type="float" office:value="121.899632463368">
                <text:p>121.899632463368</text:p>
              </table:table-cell>
              <table:table-cell office:value-type="float" office:value="120.149115872522">
                <text:p>120.149115872522</text:p>
              </table:table-cell>
              <table:table-cell office:value-type="float" office:value="118.739392274745">
                <text:p>118.739392274745</text:p>
              </table:table-cell>
              <table:table-cell office:value-type="float" office:value="177.06463154737">
                <text:p>177.064631547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.435">
                <text:p>1695.435</text:p>
              </table:table-cell>
              <table:table-cell office:value-type="float" office:value="113.999534894861">
                <text:p>113.999534894861</text:p>
              </table:table-cell>
              <table:table-cell office:value-type="float" office:value="112.293975822093">
                <text:p>112.293975822093</text:p>
              </table:table-cell>
              <table:table-cell office:value-type="float" office:value="110.83973796474">
                <text:p>110.83973796474</text:p>
              </table:table-cell>
              <table:table-cell office:value-type="float" office:value="168.312200849721">
                <text:p>168.312200849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.43">
                <text:p>1710.43</text:p>
              </table:table-cell>
              <table:table-cell office:value-type="float" office:value="104.493086492743">
                <text:p>104.493086492743</text:p>
              </table:table-cell>
              <table:table-cell office:value-type="float" office:value="102.804567163332">
                <text:p>102.804567163332</text:p>
              </table:table-cell>
              <table:table-cell office:value-type="float" office:value="101.26333443966">
                <text:p>101.26333443966</text:p>
              </table:table-cell>
              <table:table-cell office:value-type="float" office:value="157.740671575967">
                <text:p>157.740671575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.425">
                <text:p>1725.425</text:p>
              </table:table-cell>
              <table:table-cell office:value-type="float" office:value="91.0851068038587">
                <text:p>91.0851068038587</text:p>
              </table:table-cell>
              <table:table-cell office:value-type="float" office:value="89.4387601391232">
                <text:p>89.4387601391232</text:p>
              </table:table-cell>
              <table:table-cell office:value-type="float" office:value="87.8807014503552">
                <text:p>87.8807014503552</text:p>
              </table:table-cell>
              <table:table-cell office:value-type="float" office:value="144.383397941168">
                <text:p>144.3833979411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.42">
                <text:p>1740.42</text:p>
              </table:table-cell>
              <table:table-cell office:value-type="float" office:value="76.8216511316709">
                <text:p>76.8216511316709</text:p>
              </table:table-cell>
              <table:table-cell office:value-type="float" office:value="75.3089952066923">
                <text:p>75.3089952066923</text:p>
              </table:table-cell>
              <table:table-cell office:value-type="float" office:value="73.8333084567443">
                <text:p>73.8333084567443</text:p>
              </table:table-cell>
              <table:table-cell office:value-type="float" office:value="131.155530495061">
                <text:p>131.155530495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.415">
                <text:p>1755.415</text:p>
              </table:table-cell>
              <table:table-cell office:value-type="float" office:value="64.8320846912458">
                <text:p>64.8320846912458</text:p>
              </table:table-cell>
              <table:table-cell office:value-type="float" office:value="63.4087006871877">
                <text:p>63.4087006871877</text:p>
              </table:table-cell>
              <table:table-cell office:value-type="float" office:value="62.1476660334174">
                <text:p>62.1476660334174</text:p>
              </table:table-cell>
              <table:table-cell office:value-type="float" office:value="120.303461517207">
                <text:p>120.303461517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.41">
                <text:p>1770.41</text:p>
              </table:table-cell>
              <table:table-cell office:value-type="float" office:value="55.6934279103965">
                <text:p>55.6934279103965</text:p>
              </table:table-cell>
              <table:table-cell office:value-type="float" office:value="54.2683298141701">
                <text:p>54.2683298141701</text:p>
              </table:table-cell>
              <table:table-cell office:value-type="float" office:value="53.2222205527052">
                <text:p>53.2222205527052</text:p>
              </table:table-cell>
              <table:table-cell office:value-type="float" office:value="111.577992936011">
                <text:p>111.577992936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.405">
                <text:p>1785.405</text:p>
              </table:table-cell>
              <table:table-cell office:value-type="float" office:value="46.8303683864166">
                <text:p>46.8303683864166</text:p>
              </table:table-cell>
              <table:table-cell office:value-type="float" office:value="45.4101187659751">
                <text:p>45.4101187659751</text:p>
              </table:table-cell>
              <table:table-cell office:value-type="float" office:value="44.4407168900042">
                <text:p>44.4407168900042</text:p>
              </table:table-cell>
              <table:table-cell office:value-type="float" office:value="102.19068596845">
                <text:p>102.190685968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.4">
                <text:p>1800.4</text:p>
              </table:table-cell>
              <table:table-cell office:value-type="float" office:value="35.6261460819654">
                <text:p>35.6261460819654</text:p>
              </table:table-cell>
              <table:table-cell office:value-type="float" office:value="34.1812442041646">
                <text:p>34.1812442041646</text:p>
              </table:table-cell>
              <table:table-cell office:value-type="float" office:value="33.2337454342635">
                <text:p>33.2337454342635</text:p>
              </table:table-cell>
              <table:table-cell office:value-type="float" office:value="90.9439212555131">
                <text:p>90.94392125551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.395">
                <text:p>1815.395</text:p>
              </table:table-cell>
              <table:table-cell office:value-type="float" office:value="21.6444294641563">
                <text:p>21.6444294641563</text:p>
              </table:table-cell>
              <table:table-cell office:value-type="float" office:value="20.2773474260956">
                <text:p>20.2773474260956</text:p>
              </table:table-cell>
              <table:table-cell office:value-type="float" office:value="19.52133484428">
                <text:p>19.52133484428</text:p>
              </table:table-cell>
              <table:table-cell office:value-type="float" office:value="77.9955776659191">
                <text:p>77.9955776659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.39">
                <text:p>1830.39</text:p>
              </table:table-cell>
              <table:table-cell office:value-type="float" office:value="7.64744770098646">
                <text:p>7.64744770098646</text:p>
              </table:table-cell>
              <table:table-cell office:value-type="float" office:value="6.3904213016228">
                <text:p>6.3904213016228</text:p>
              </table:table-cell>
              <table:table-cell office:value-type="float" office:value="5.9348556068373">
                <text:p>5.9348556068373</text:p>
              </table:table-cell>
              <table:table-cell office:value-type="float" office:value="65.785111070868">
                <text:p>65.7851110708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.385">
                <text:p>1845.385</text:p>
              </table:table-cell>
              <table:table-cell office:value-type="float" office:value="-3.96462349552869">
                <text:p>-3.96462349552869</text:p>
              </table:table-cell>
              <table:table-cell office:value-type="float" office:value="-5.22474806962194">
                <text:p>-5.22474806962194</text:p>
              </table:table-cell>
              <table:table-cell office:value-type="float" office:value="-5.36217230795397">
                <text:p>-5.36217230795397</text:p>
              </table:table-cell>
              <table:table-cell office:value-type="float" office:value="55.9188372271322">
                <text:p>55.9188372271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.38">
                <text:p>1860.38</text:p>
              </table:table-cell>
              <table:table-cell office:value-type="float" office:value="-13.8797863602622">
                <text:p>-13.8797863602622</text:p>
              </table:table-cell>
              <table:table-cell office:value-type="float" office:value="-15.158376299188">
                <text:p>-15.158376299188</text:p>
              </table:table-cell>
              <table:table-cell office:value-type="float" office:value="-15.0737900170699">
                <text:p>-15.0737900170699</text:p>
              </table:table-cell>
              <table:table-cell office:value-type="float" office:value="46.2918234530578">
                <text:p>46.2918234530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.375">
                <text:p>1875.375</text:p>
              </table:table-cell>
              <table:table-cell office:value-type="float" office:value="-24.4976460749903">
                <text:p>-24.4976460749903</text:p>
              </table:table-cell>
              <table:table-cell office:value-type="float" office:value="-26.0259167290518">
                <text:p>-26.0259167290518</text:p>
              </table:table-cell>
              <table:table-cell office:value-type="float" office:value="-25.7079569933771">
                <text:p>-25.7079569933771</text:p>
              </table:table-cell>
              <table:table-cell office:value-type="float" office:value="35.609480459756">
                <text:p>35.6094804597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.37">
                <text:p>1890.37</text:p>
              </table:table-cell>
              <table:table-cell office:value-type="float" office:value="-37.2133555607262">
                <text:p>-37.2133555607262</text:p>
              </table:table-cell>
              <table:table-cell office:value-type="float" office:value="-38.6947645895499">
                <text:p>-38.6947645895499</text:p>
              </table:table-cell>
              <table:table-cell office:value-type="float" office:value="-38.0430496716591">
                <text:p>-38.0430496716591</text:p>
              </table:table-cell>
              <table:table-cell office:value-type="float" office:value="23.8231704976739">
                <text:p>23.8231704976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.365">
                <text:p>1905.365</text:p>
              </table:table-cell>
              <table:table-cell office:value-type="float" office:value="-50.8048686000145">
                <text:p>-50.8048686000145</text:p>
              </table:table-cell>
              <table:table-cell office:value-type="float" office:value="-52.2091741948334">
                <text:p>-52.2091741948334</text:p>
              </table:table-cell>
              <table:table-cell office:value-type="float" office:value="-51.2908006533069">
                <text:p>-51.2908006533069</text:p>
              </table:table-cell>
              <table:table-cell office:value-type="float" office:value="12.0208151556938">
                <text:p>12.0208151556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.36">
                <text:p>1920.36</text:p>
              </table:table-cell>
              <table:table-cell office:value-type="float" office:value="-63.0789756676018">
                <text:p>-63.0789756676018</text:p>
              </table:table-cell>
              <table:table-cell office:value-type="float" office:value="-64.6070780216325">
                <text:p>-64.6070780216325</text:p>
              </table:table-cell>
              <table:table-cell office:value-type="float" office:value="-63.2340688050827">
                <text:p>-63.2340688050827</text:p>
              </table:table-cell>
              <table:table-cell office:value-type="float" office:value="2.02444401335512">
                <text:p>2.02444401335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.355">
                <text:p>1935.355</text:p>
              </table:table-cell>
              <table:table-cell office:value-type="float" office:value="-73.7093474239042">
                <text:p>-73.7093474239042</text:p>
              </table:table-cell>
              <table:table-cell office:value-type="float" office:value="-75.2704297056823">
                <text:p>-75.2704297056823</text:p>
              </table:table-cell>
              <table:table-cell office:value-type="float" office:value="-73.5714476359543">
                <text:p>-73.5714476359543</text:p>
              </table:table-cell>
              <table:table-cell office:value-type="float" office:value="-7.41903030878158">
                <text:p>-7.41903030878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.35">
                <text:p>1950.35</text:p>
              </table:table-cell>
              <table:table-cell office:value-type="float" office:value="-84.7398470896281">
                <text:p>-84.7398470896281</text:p>
              </table:table-cell>
              <table:table-cell office:value-type="float" office:value="-86.4459449314983">
                <text:p>-86.4459449314983</text:p>
              </table:table-cell>
              <table:table-cell office:value-type="float" office:value="-84.6431505522591">
                <text:p>-84.6431505522591</text:p>
              </table:table-cell>
              <table:table-cell office:value-type="float" office:value="-18.3286880183873">
                <text:p>-18.3286880183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.345">
                <text:p>1965.345</text:p>
              </table:table-cell>
              <table:table-cell office:value-type="float" office:value="-97.3394712642195">
                <text:p>-97.3394712642195</text:p>
              </table:table-cell>
              <table:table-cell office:value-type="float" office:value="-99.2201186507975">
                <text:p>-99.2201186507975</text:p>
              </table:table-cell>
              <table:table-cell office:value-type="float" office:value="-97.1063059438843">
                <text:p>-97.1063059438843</text:p>
              </table:table-cell>
              <table:table-cell office:value-type="float" office:value="-30.3577868973753">
                <text:p>-30.3577868973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.34">
                <text:p>1980.34</text:p>
              </table:table-cell>
              <table:table-cell office:value-type="float" office:value="-110.978385419454">
                <text:p>-110.978385419454</text:p>
              </table:table-cell>
              <table:table-cell office:value-type="float" office:value="-113.036569984483">
                <text:p>-113.036569984483</text:p>
              </table:table-cell>
              <table:table-cell office:value-type="float" office:value="-110.553942108484">
                <text:p>-110.553942108484</text:p>
              </table:table-cell>
              <table:table-cell office:value-type="float" office:value="-42.6099630594584">
                <text:p>-42.60996305945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.335">
                <text:p>1995.335</text:p>
              </table:table-cell>
              <table:table-cell office:value-type="float" office:value="-123.543255865239">
                <text:p>-123.543255865239</text:p>
              </table:table-cell>
              <table:table-cell office:value-type="float" office:value="-125.584460022433">
                <text:p>-125.584460022433</text:p>
              </table:table-cell>
              <table:table-cell office:value-type="float" office:value="-122.915865955169">
                <text:p>-122.915865955169</text:p>
              </table:table-cell>
              <table:table-cell office:value-type="float" office:value="-53.2985845837543">
                <text:p>-53.2985845837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.33">
                <text:p>2010.33</text:p>
              </table:table-cell>
              <table:table-cell office:value-type="float" office:value="-134.23093504204">
                <text:p>-134.23093504204</text:p>
              </table:table-cell>
              <table:table-cell office:value-type="float" office:value="-136.408570084193">
                <text:p>-136.408570084193</text:p>
              </table:table-cell>
              <table:table-cell office:value-type="float" office:value="-133.557784084527">
                <text:p>-133.557784084527</text:p>
              </table:table-cell>
              <table:table-cell office:value-type="float" office:value="-62.7288646557557">
                <text:p>-62.7288646557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.325">
                <text:p>2025.325</text:p>
              </table:table-cell>
              <table:table-cell office:value-type="float" office:value="-144.89573105234">
                <text:p>-144.89573105234</text:p>
              </table:table-cell>
              <table:table-cell office:value-type="float" office:value="-147.230185716057">
                <text:p>-147.230185716057</text:p>
              </table:table-cell>
              <table:table-cell office:value-type="float" office:value="-144.240201435114">
                <text:p>-144.240201435114</text:p>
              </table:table-cell>
              <table:table-cell office:value-type="float" office:value="-73.2224308459277">
                <text:p>-73.2224308459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.32">
                <text:p>2040.32</text:p>
              </table:table-cell>
              <table:table-cell office:value-type="float" office:value="-157.431248445025">
                <text:p>-157.431248445025</text:p>
              </table:table-cell>
              <table:table-cell office:value-type="float" office:value="-159.917172601963">
                <text:p>-159.917172601963</text:p>
              </table:table-cell>
              <table:table-cell office:value-type="float" office:value="-156.883656608279">
                <text:p>-156.883656608279</text:p>
              </table:table-cell>
              <table:table-cell office:value-type="float" office:value="-85.5780786251267">
                <text:p>-85.5780786251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.315">
                <text:p>2055.315</text:p>
              </table:table-cell>
              <table:table-cell office:value-type="float" office:value="-170.859932538142">
                <text:p>-170.859932538142</text:p>
              </table:table-cell>
              <table:table-cell office:value-type="float" office:value="-173.459257259193">
                <text:p>-173.459257259193</text:p>
              </table:table-cell>
              <table:table-cell office:value-type="float" office:value="-170.239365036502">
                <text:p>-170.239365036502</text:p>
              </table:table-cell>
              <table:table-cell office:value-type="float" office:value="-98.5123603803058">
                <text:p>-98.5123603803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.31">
                <text:p>2070.31</text:p>
              </table:table-cell>
              <table:table-cell office:value-type="float" office:value="176.240264410058">
                <text:p>176.240264410058</text:p>
              </table:table-cell>
              <table:table-cell office:value-type="float" office:value="173.549118806273">
                <text:p>173.549118806273</text:p>
              </table:table-cell>
              <table:table-cell office:value-type="float" office:value="176.786147128413">
                <text:p>176.786147128413</text:p>
              </table:table-cell>
              <table:table-cell office:value-type="float" office:value="-110.500137390232">
                <text:p>-110.500137390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.305">
                <text:p>2085.305</text:p>
              </table:table-cell>
              <table:table-cell office:value-type="float" office:value="166.202588062244">
                <text:p>166.202588062244</text:p>
              </table:table-cell>
              <table:table-cell office:value-type="float" office:value="163.41705866641">
                <text:p>163.41705866641</text:p>
              </table:table-cell>
              <table:table-cell office:value-type="float" office:value="166.610379766568">
                <text:p>166.610379766568</text:p>
              </table:table-cell>
              <table:table-cell office:value-type="float" office:value="-120.009697066627">
                <text:p>-120.0096970666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.3">
                <text:p>2100.3</text:p>
              </table:table-cell>
              <table:table-cell office:value-type="float" office:value="157.228966710763">
                <text:p>157.228966710763</text:p>
              </table:table-cell>
              <table:table-cell office:value-type="float" office:value="154.292547888908">
                <text:p>154.292547888908</text:p>
              </table:table-cell>
              <table:table-cell office:value-type="float" office:value="157.361386879185">
                <text:p>157.361386879185</text:p>
              </table:table-cell>
              <table:table-cell office:value-type="float" office:value="-129.479878178066">
                <text:p>-129.4798781780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.295">
                <text:p>2115.295</text:p>
              </table:table-cell>
              <table:table-cell office:value-type="float" office:value="146.657701105496">
                <text:p>146.657701105496</text:p>
              </table:table-cell>
              <table:table-cell office:value-type="float" office:value="143.643274621009">
                <text:p>143.643274621009</text:p>
              </table:table-cell>
              <table:table-cell office:value-type="float" office:value="146.555663324072">
                <text:p>146.555663324072</text:p>
              </table:table-cell>
              <table:table-cell office:value-type="float" office:value="-141.129812635152">
                <text:p>-141.1298126351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.29">
                <text:p>2130.29</text:p>
              </table:table-cell>
              <table:table-cell office:value-type="float" office:value="133.519492729906">
                <text:p>133.519492729906</text:p>
              </table:table-cell>
              <table:table-cell office:value-type="float" office:value="130.52770359097">
                <text:p>130.52770359097</text:p>
              </table:table-cell>
              <table:table-cell office:value-type="float" office:value="133.359827713422">
                <text:p>133.359827713422</text:p>
              </table:table-cell>
              <table:table-cell office:value-type="float" office:value="-154.763365300742">
                <text:p>-154.763365300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.285">
                <text:p>2145.285</text:p>
              </table:table-cell>
              <table:table-cell office:value-type="float" office:value="119.875994204359">
                <text:p>119.875994204359</text:p>
              </table:table-cell>
              <table:table-cell office:value-type="float" office:value="116.892734900267">
                <text:p>116.892734900267</text:p>
              </table:table-cell>
              <table:table-cell office:value-type="float" office:value="119.613500482021">
                <text:p>119.613500482021</text:p>
              </table:table-cell>
              <table:table-cell office:value-type="float" office:value="-168.500563434896">
                <text:p>-168.5005634348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.28">
                <text:p>2160.28</text:p>
              </table:table-cell>
              <table:table-cell office:value-type="float" office:value="108.641256469563">
                <text:p>108.641256469563</text:p>
              </table:table-cell>
              <table:table-cell office:value-type="float" office:value="105.743399466907">
                <text:p>105.743399466907</text:p>
              </table:table-cell>
              <table:table-cell office:value-type="float" office:value="108.217916102157">
                <text:p>108.217916102157</text:p>
              </table:table-cell>
              <table:table-cell office:value-type="float" office:value="-179.915711644777">
                <text:p>-179.915711644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.275">
                <text:p>2175.275</text:p>
              </table:table-cell>
              <table:table-cell office:value-type="float" office:value="100.665048778851">
                <text:p>100.665048778851</text:p>
              </table:table-cell>
              <table:table-cell office:value-type="float" office:value="97.6677258432641">
                <text:p>97.6677258432641</text:p>
              </table:table-cell>
              <table:table-cell office:value-type="float" office:value="99.9752801653759">
                <text:p>99.9752801653759</text:p>
              </table:table-cell>
              <table:table-cell office:value-type="float" office:value="170.882693106217">
                <text:p>170.8826931062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.27">
                <text:p>2190.27</text:p>
              </table:table-cell>
              <table:table-cell office:value-type="float" office:value="92.3797299055288">
                <text:p>92.3797299055288</text:p>
              </table:table-cell>
              <table:table-cell office:value-type="float" office:value="89.3340176328422">
                <text:p>89.3340176328422</text:p>
              </table:table-cell>
              <table:table-cell office:value-type="float" office:value="91.4533049656701">
                <text:p>91.4533049656701</text:p>
              </table:table-cell>
              <table:table-cell office:value-type="float" office:value="160.649696069615">
                <text:p>160.649696069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.265">
                <text:p>2205.265</text:p>
              </table:table-cell>
              <table:table-cell office:value-type="float" office:value="81.1983940375442">
                <text:p>81.1983940375442</text:p>
              </table:table-cell>
              <table:table-cell office:value-type="float" office:value="78.1705199688188">
                <text:p>78.1705199688188</text:p>
              </table:table-cell>
              <table:table-cell office:value-type="float" office:value="80.0748652091816">
                <text:p>80.0748652091816</text:p>
              </table:table-cell>
              <table:table-cell office:value-type="float" office:value="147.595911640214">
                <text:p>147.595911640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.26">
                <text:p>2220.26</text:p>
              </table:table-cell>
              <table:table-cell office:value-type="float" office:value="67.4037159796235">
                <text:p>67.4037159796235</text:p>
              </table:table-cell>
              <table:table-cell office:value-type="float" office:value="64.5488984172598">
                <text:p>64.5488984172598</text:p>
              </table:table-cell>
              <table:table-cell office:value-type="float" office:value="66.2368404590126">
                <text:p>66.2368404590126</text:p>
              </table:table-cell>
              <table:table-cell office:value-type="float" office:value="132.825228570427">
                <text:p>132.8252285704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.255">
                <text:p>2235.255</text:p>
              </table:table-cell>
              <table:table-cell office:value-type="float" office:value="53.9644491755294">
                <text:p>53.9644491755294</text:p>
              </table:table-cell>
              <table:table-cell office:value-type="float" office:value="51.2312656143666">
                <text:p>51.2312656143666</text:p>
              </table:table-cell>
              <table:table-cell office:value-type="float" office:value="52.812417785935">
                <text:p>52.812417785935</text:p>
              </table:table-cell>
              <table:table-cell office:value-type="float" office:value="118.677109631615">
                <text:p>118.677109631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.25">
                <text:p>2250.25</text:p>
              </table:table-cell>
              <table:table-cell office:value-type="float" office:value="43.9427366470709">
                <text:p>43.9427366470709</text:p>
              </table:table-cell>
              <table:table-cell office:value-type="float" office:value="41.3254562816144">
                <text:p>41.3254562816144</text:p>
              </table:table-cell>
              <table:table-cell office:value-type="float" office:value="42.7205928023776">
                <text:p>42.7205928023776</text:p>
              </table:table-cell>
              <table:table-cell office:value-type="float" office:value="107.604731820966">
                <text:p>107.6047318209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.245">
                <text:p>2265.245</text:p>
              </table:table-cell>
              <table:table-cell office:value-type="float" office:value="36.3339964329706">
                <text:p>36.3339964329706</text:p>
              </table:table-cell>
              <table:table-cell office:value-type="float" office:value="33.6690259706469">
                <text:p>33.6690259706469</text:p>
              </table:table-cell>
              <table:table-cell office:value-type="float" office:value="34.9985217851684">
                <text:p>34.9985217851684</text:p>
              </table:table-cell>
              <table:table-cell office:value-type="float" office:value="97.9862062929295">
                <text:p>97.9862062929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.24">
                <text:p>2280.24</text:p>
              </table:table-cell>
              <table:table-cell office:value-type="float" office:value="27.8261245773749">
                <text:p>27.8261245773749</text:p>
              </table:table-cell>
              <table:table-cell office:value-type="float" office:value="25.2150618620787">
                <text:p>25.2150618620787</text:p>
              </table:table-cell>
              <table:table-cell office:value-type="float" office:value="26.4060461951732">
                <text:p>26.4060461951732</text:p>
              </table:table-cell>
              <table:table-cell office:value-type="float" office:value="87.6647457016188">
                <text:p>87.6647457016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.235">
                <text:p>2295.235</text:p>
              </table:table-cell>
              <table:table-cell office:value-type="float" office:value="15.8853657199065">
                <text:p>15.8853657199065</text:p>
              </table:table-cell>
              <table:table-cell office:value-type="float" office:value="13.3850403935228">
                <text:p>13.3850403935228</text:p>
              </table:table-cell>
              <table:table-cell office:value-type="float" office:value="14.4442173675108">
                <text:p>14.4442173675108</text:p>
              </table:table-cell>
              <table:table-cell office:value-type="float" office:value="74.6877753800177">
                <text:p>74.68777538001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.23">
                <text:p>2310.23</text:p>
              </table:table-cell>
              <table:table-cell office:value-type="float" office:value="1.74095395355642">
                <text:p>1.74095395355642</text:p>
              </table:table-cell>
              <table:table-cell office:value-type="float" office:value="-0.533611480122408">
                <text:p>-0.533611480122408</text:p>
              </table:table-cell>
              <table:table-cell office:value-type="float" office:value="0.47452230314404">
                <text:p>0.47452230314404</text:p>
              </table:table-cell>
              <table:table-cell office:value-type="float" office:value="59.9379860986254">
                <text:p>59.9379860986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.225">
                <text:p>2325.225</text:p>
              </table:table-cell>
              <table:table-cell office:value-type="float" office:value="-11.6014477853265">
                <text:p>-11.6014477853265</text:p>
              </table:table-cell>
              <table:table-cell office:value-type="float" office:value="-13.6953870543915">
                <text:p>-13.6953870543915</text:p>
              </table:table-cell>
              <table:table-cell office:value-type="float" office:value="-12.7166666322326">
                <text:p>-12.7166666322326</text:p>
              </table:table-cell>
              <table:table-cell office:value-type="float" office:value="46.2551429719068">
                <text:p>46.2551429719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.22">
                <text:p>2340.22</text:p>
              </table:table-cell>
              <table:table-cell office:value-type="float" office:value="-21.8866423661605">
                <text:p>-21.8866423661605</text:p>
              </table:table-cell>
              <table:table-cell office:value-type="float" office:value="-23.963664085315">
                <text:p>-23.963664085315</text:p>
              </table:table-cell>
              <table:table-cell office:value-type="float" office:value="-22.9642773485172">
                <text:p>-22.9642773485172</text:p>
              </table:table-cell>
              <table:table-cell office:value-type="float" office:value="35.3751241344313">
                <text:p>35.37512413443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.215">
                <text:p>2355.215</text:p>
              </table:table-cell>
              <table:table-cell office:value-type="float" office:value="-30.6663169845125">
                <text:p>-30.6663169845125</text:p>
              </table:table-cell>
              <table:table-cell office:value-type="float" office:value="-32.8068408263445">
                <text:p>-32.8068408263445</text:p>
              </table:table-cell>
              <table:table-cell office:value-type="float" office:value="-31.7920251361838">
                <text:p>-31.7920251361838</text:p>
              </table:table-cell>
              <table:table-cell office:value-type="float" office:value="25.146591643378">
                <text:p>25.1465916433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.21">
                <text:p>2370.21</text:p>
              </table:table-cell>
              <table:table-cell office:value-type="float" office:value="-41.0812551156459">
                <text:p>-41.0812551156459</text:p>
              </table:table-cell>
              <table:table-cell office:value-type="float" office:value="-43.1605516265071">
                <text:p>-43.1605516265071</text:p>
              </table:table-cell>
              <table:table-cell office:value-type="float" office:value="-42.0868584656329">
                <text:p>-42.0868584656329</text:p>
              </table:table-cell>
              <table:table-cell office:value-type="float" office:value="13.9780547038777">
                <text:p>13.9780547038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.205">
                <text:p>2385.205</text:p>
              </table:table-cell>
              <table:table-cell office:value-type="float" office:value="-53.9116060439216">
                <text:p>-53.9116060439216</text:p>
              </table:table-cell>
              <table:table-cell office:value-type="float" office:value="-55.8026415027483">
                <text:p>-55.8026415027483</text:p>
              </table:table-cell>
              <table:table-cell office:value-type="float" office:value="-54.6290930051807">
                <text:p>-54.6290930051807</text:p>
              </table:table-cell>
              <table:table-cell office:value-type="float" office:value="1.27554127109034">
                <text:p>1.2755412710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.2">
                <text:p>2400.2</text:p>
              </table:table-cell>
              <table:table-cell office:value-type="float" office:value="-67.9606494746213">
                <text:p>-67.9606494746213</text:p>
              </table:table-cell>
              <table:table-cell office:value-type="float" office:value="-69.687043880401">
                <text:p>-69.687043880401</text:p>
              </table:table-cell>
              <table:table-cell office:value-type="float" office:value="-68.5168213723867">
                <text:p>-68.5168213723867</text:p>
              </table:table-cell>
              <table:table-cell office:value-type="float" office:value="-12.1572445846322">
                <text:p>-12.15724458463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.195">
                <text:p>2415.195</text:p>
              </table:table-cell>
              <table:table-cell office:value-type="float" office:value="-80.7762168482963">
                <text:p>-80.7762168482963</text:p>
              </table:table-cell>
              <table:table-cell office:value-type="float" office:value="-82.4763987539879">
                <text:p>-82.4763987539879</text:p>
              </table:table-cell>
              <table:table-cell office:value-type="float" office:value="-81.1479927906134">
                <text:p>-81.1479927906134</text:p>
              </table:table-cell>
              <table:table-cell office:value-type="float" office:value="-24.6104043326732">
                <text:p>-24.61040433267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.19">
                <text:p>2430.19</text:p>
              </table:table-cell>
              <table:table-cell office:value-type="float" office:value="-91.8598312618275">
                <text:p>-91.8598312618275</text:p>
              </table:table-cell>
              <table:table-cell office:value-type="float" office:value="-93.5709135551563">
                <text:p>-93.5709135551563</text:p>
              </table:table-cell>
              <table:table-cell office:value-type="float" office:value="-92.1251510032496">
                <text:p>-92.1251510032496</text:p>
              </table:table-cell>
              <table:table-cell office:value-type="float" office:value="-35.8309909949965">
                <text:p>-35.83099099499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.185">
                <text:p>2445.185</text:p>
              </table:table-cell>
              <table:table-cell office:value-type="float" office:value="-102.412165193709">
                <text:p>-102.412165193709</text:p>
              </table:table-cell>
              <table:table-cell office:value-type="float" office:value="-104.279463509396">
                <text:p>-104.279463509396</text:p>
              </table:table-cell>
              <table:table-cell office:value-type="float" office:value="-102.676968305025">
                <text:p>-102.676968305025</text:p>
              </table:table-cell>
              <table:table-cell office:value-type="float" office:value="-46.4822096343047">
                <text:p>-46.4822096343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.18">
                <text:p>2460.18</text:p>
              </table:table-cell>
              <table:table-cell office:value-type="float" office:value="-114.386395659441">
                <text:p>-114.386395659441</text:p>
              </table:table-cell>
              <table:table-cell office:value-type="float" office:value="-116.123367954238">
                <text:p>-116.123367954238</text:p>
              </table:table-cell>
              <table:table-cell office:value-type="float" office:value="-114.523332030672">
                <text:p>-114.523332030672</text:p>
              </table:table-cell>
              <table:table-cell office:value-type="float" office:value="-58.1677891379913">
                <text:p>-58.1677891379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.175">
                <text:p>2475.175</text:p>
              </table:table-cell>
              <table:table-cell office:value-type="float" office:value="-127.435497875882">
                <text:p>-127.435497875882</text:p>
              </table:table-cell>
              <table:table-cell office:value-type="float" office:value="-129.127603170182">
                <text:p>-129.127603170182</text:p>
              </table:table-cell>
              <table:table-cell office:value-type="float" office:value="-127.379568620538">
                <text:p>-127.379568620538</text:p>
              </table:table-cell>
              <table:table-cell office:value-type="float" office:value="-70.0018355677644">
                <text:p>-70.00183556776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.17">
                <text:p>2490.17</text:p>
              </table:table-cell>
              <table:table-cell office:value-type="float" office:value="-140.316224426662">
                <text:p>-140.316224426662</text:p>
              </table:table-cell>
              <table:table-cell office:value-type="float" office:value="-142.060917340325">
                <text:p>-142.060917340325</text:p>
              </table:table-cell>
              <table:table-cell office:value-type="float" office:value="-140.164217825132">
                <text:p>-140.164217825132</text:p>
              </table:table-cell>
              <table:table-cell office:value-type="float" office:value="-81.6982059734545">
                <text:p>-81.6982059734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.165">
                <text:p>2505.165</text:p>
              </table:table-cell>
              <table:table-cell office:value-type="float" office:value="-152.40472567784">
                <text:p>-152.40472567784</text:p>
              </table:table-cell>
              <table:table-cell office:value-type="float" office:value="-154.225489316574">
                <text:p>-154.225489316574</text:p>
              </table:table-cell>
              <table:table-cell office:value-type="float" office:value="-152.276539563756">
                <text:p>-152.276539563756</text:p>
              </table:table-cell>
              <table:table-cell office:value-type="float" office:value="-92.9369054657762">
                <text:p>-92.9369054657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.16">
                <text:p>2520.16</text:p>
              </table:table-cell>
              <table:table-cell office:value-type="float" office:value="-164.119874079617">
                <text:p>-164.119874079617</text:p>
              </table:table-cell>
              <table:table-cell office:value-type="float" office:value="-166.015718135366">
                <text:p>-166.015718135366</text:p>
              </table:table-cell>
              <table:table-cell office:value-type="float" office:value="-163.985678077417">
                <text:p>-163.985678077417</text:p>
              </table:table-cell>
              <table:table-cell office:value-type="float" office:value="-103.972754436884">
                <text:p>-103.9727544368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.155">
                <text:p>2535.155</text:p>
              </table:table-cell>
              <table:table-cell office:value-type="float" office:value="-176.205952755243">
                <text:p>-176.205952755243</text:p>
              </table:table-cell>
              <table:table-cell office:value-type="float" office:value="-178.295070072993">
                <text:p>-178.295070072993</text:p>
              </table:table-cell>
              <table:table-cell office:value-type="float" office:value="-176.200019786234">
                <text:p>-176.200019786234</text:p>
              </table:table-cell>
              <table:table-cell office:value-type="float" office:value="-115.421524921183">
                <text:p>-115.4215249211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.15">
                <text:p>2550.15</text:p>
              </table:table-cell>
              <table:table-cell office:value-type="float" office:value="171.15063765097">
                <text:p>171.15063765097</text:p>
              </table:table-cell>
              <table:table-cell office:value-type="float" office:value="169.052968242178">
                <text:p>169.052968242178</text:p>
              </table:table-cell>
              <table:table-cell office:value-type="float" office:value="171.014043580259">
                <text:p>171.014043580259</text:p>
              </table:table-cell>
              <table:table-cell office:value-type="float" office:value="-127.025277890836">
                <text:p>-127.0252778908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.145">
                <text:p>2565.145</text:p>
              </table:table-cell>
              <table:table-cell office:value-type="float" office:value="158.519974785045">
                <text:p>158.519974785045</text:p>
              </table:table-cell>
              <table:table-cell office:value-type="float" office:value="156.263590952408">
                <text:p>156.263590952408</text:p>
              </table:table-cell>
              <table:table-cell office:value-type="float" office:value="158.145022554154">
                <text:p>158.145022554154</text:p>
              </table:table-cell>
              <table:table-cell office:value-type="float" office:value="-138.455411739084">
                <text:p>-138.4554117390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.14">
                <text:p>2580.14</text:p>
              </table:table-cell>
              <table:table-cell office:value-type="float" office:value="146.655400536903">
                <text:p>146.655400536903</text:p>
              </table:table-cell>
              <table:table-cell office:value-type="float" office:value="144.149766348126">
                <text:p>144.149766348126</text:p>
              </table:table-cell>
              <table:table-cell office:value-type="float" office:value="145.958846334774">
                <text:p>145.958846334774</text:p>
              </table:table-cell>
              <table:table-cell office:value-type="float" office:value="-148.932120711625">
                <text:p>-148.932120711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.135">
                <text:p>2595.135</text:p>
              </table:table-cell>
              <table:table-cell office:value-type="float" office:value="135.217911834139">
                <text:p>135.217911834139</text:p>
              </table:table-cell>
              <table:table-cell office:value-type="float" office:value="132.452235575187">
                <text:p>132.452235575187</text:p>
              </table:table-cell>
              <table:table-cell office:value-type="float" office:value="134.057192365878">
                <text:p>134.057192365878</text:p>
              </table:table-cell>
              <table:table-cell office:value-type="float" office:value="-159.661936471441">
                <text:p>-159.661936471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.13">
                <text:p>2610.13</text:p>
              </table:table-cell>
              <table:table-cell office:value-type="float" office:value="123.125189177394">
                <text:p>123.125189177394</text:p>
              </table:table-cell>
              <table:table-cell office:value-type="float" office:value="120.184264165829">
                <text:p>120.184264165829</text:p>
              </table:table-cell>
              <table:table-cell office:value-type="float" office:value="121.513476801786">
                <text:p>121.513476801786</text:p>
              </table:table-cell>
              <table:table-cell office:value-type="float" office:value="-170.229828241304">
                <text:p>-170.229828241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.125">
                <text:p>2625.125</text:p>
              </table:table-cell>
              <table:table-cell office:value-type="float" office:value="110.561105536483">
                <text:p>110.561105536483</text:p>
              </table:table-cell>
              <table:table-cell office:value-type="float" office:value="107.353800216938">
                <text:p>107.353800216938</text:p>
              </table:table-cell>
              <table:table-cell office:value-type="float" office:value="108.269874847553">
                <text:p>108.269874847553</text:p>
              </table:table-cell>
              <table:table-cell office:value-type="float" office:value="178.041811504012">
                <text:p>178.0418115040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.12">
                <text:p>2640.12</text:p>
              </table:table-cell>
              <table:table-cell office:value-type="float" office:value="98.0618144270844">
                <text:p>98.0618144270844</text:p>
              </table:table-cell>
              <table:table-cell office:value-type="float" office:value="94.7643633134123">
                <text:p>94.7643633134123</text:p>
              </table:table-cell>
              <table:table-cell office:value-type="float" office:value="95.2331563170809">
                <text:p>95.2331563170809</text:p>
              </table:table-cell>
              <table:table-cell office:value-type="float" office:value="166.636039350811">
                <text:p>166.636039350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.115">
                <text:p>2655.115</text:p>
              </table:table-cell>
              <table:table-cell office:value-type="float" office:value="86.6806754599751">
                <text:p>86.6806754599751</text:p>
              </table:table-cell>
              <table:table-cell office:value-type="float" office:value="83.0113013846625">
                <text:p>83.0113013846625</text:p>
              </table:table-cell>
              <table:table-cell office:value-type="float" office:value="83.2291345201583">
                <text:p>83.2291345201583</text:p>
              </table:table-cell>
              <table:table-cell office:value-type="float" office:value="156.115340852719">
                <text:p>156.115340852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.11">
                <text:p>2670.11</text:p>
              </table:table-cell>
              <table:table-cell office:value-type="float" office:value="75.819744915922">
                <text:p>75.819744915922</text:p>
              </table:table-cell>
              <table:table-cell office:value-type="float" office:value="71.9454873323793">
                <text:p>71.9454873323793</text:p>
              </table:table-cell>
              <table:table-cell office:value-type="float" office:value="71.7601707784879">
                <text:p>71.7601707784879</text:p>
              </table:table-cell>
              <table:table-cell office:value-type="float" office:value="146.091724428073">
                <text:p>146.0917244280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.105">
                <text:p>2685.105</text:p>
              </table:table-cell>
              <table:table-cell office:value-type="float" office:value="64.5116434859923">
                <text:p>64.5116434859923</text:p>
              </table:table-cell>
              <table:table-cell office:value-type="float" office:value="60.4318275056472">
                <text:p>60.4318275056472</text:p>
              </table:table-cell>
              <table:table-cell office:value-type="float" office:value="59.6408615666538">
                <text:p>59.6408615666538</text:p>
              </table:table-cell>
              <table:table-cell office:value-type="float" office:value="135.775923590722">
                <text:p>135.7759235907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.1">
                <text:p>2700.1</text:p>
              </table:table-cell>
              <table:table-cell office:value-type="float" office:value="52.1860538474071">
                <text:p>52.1860538474071</text:p>
              </table:table-cell>
              <table:table-cell office:value-type="float" office:value="48.1107761049665">
                <text:p>48.1107761049665</text:p>
              </table:table-cell>
              <table:table-cell office:value-type="float" office:value="46.5058432127356">
                <text:p>46.5058432127356</text:p>
              </table:table-cell>
              <table:table-cell office:value-type="float" office:value="124.411442998518">
                <text:p>124.411442998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.095">
                <text:p>2715.095</text:p>
              </table:table-cell>
              <table:table-cell office:value-type="float" office:value="39.568851524469">
                <text:p>39.568851524469</text:p>
              </table:table-cell>
              <table:table-cell office:value-type="float" office:value="35.4395412979481">
                <text:p>35.4395412979481</text:p>
              </table:table-cell>
              <table:table-cell office:value-type="float" office:value="33.1804910574004">
                <text:p>33.1804910574004</text:p>
              </table:table-cell>
              <table:table-cell office:value-type="float" office:value="112.059278735023">
                <text:p>112.059278735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.09">
                <text:p>2730.09</text:p>
              </table:table-cell>
              <table:table-cell office:value-type="float" office:value="27.9743024795839">
                <text:p>27.9743024795839</text:p>
              </table:table-cell>
              <table:table-cell office:value-type="float" office:value="23.7464830989856">
                <text:p>23.7464830989856</text:p>
              </table:table-cell>
              <table:table-cell office:value-type="float" office:value="20.9391004182914">
                <text:p>20.9391004182914</text:p>
              </table:table-cell>
              <table:table-cell office:value-type="float" office:value="100.913621164001">
                <text:p>100.913621164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.085">
                <text:p>2745.085</text:p>
              </table:table-cell>
              <table:table-cell office:value-type="float" office:value="17.6810933170047">
                <text:p>17.6810933170047</text:p>
              </table:table-cell>
              <table:table-cell office:value-type="float" office:value="13.2684178427028">
                <text:p>13.2684178427028</text:p>
              </table:table-cell>
              <table:table-cell office:value-type="float" office:value="9.92010495036163">
                <text:p>9.92010495036163</text:p>
              </table:table-cell>
              <table:table-cell office:value-type="float" office:value="90.3298663806763">
                <text:p>90.32986638067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0.08">
                <text:p>2760.08</text:p>
              </table:table-cell>
              <table:table-cell office:value-type="float" office:value="7.24314740718518">
                <text:p>7.24314740718518</text:p>
              </table:table-cell>
              <table:table-cell office:value-type="float" office:value="2.75408609688248">
                <text:p>2.75408609688248</text:p>
              </table:table-cell>
              <table:table-cell office:value-type="float" office:value="-1.42171198556215">
                <text:p>-1.42171198556215</text:p>
              </table:table-cell>
              <table:table-cell office:value-type="float" office:value="80.2139323480898">
                <text:p>80.2139323480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75.075">
                <text:p>2775.075</text:p>
              </table:table-cell>
              <table:table-cell office:value-type="float" office:value="-4.13661443683677">
                <text:p>-4.13661443683677</text:p>
              </table:table-cell>
              <table:table-cell office:value-type="float" office:value="-8.53195608552881">
                <text:p>-8.53195608552881</text:p>
              </table:table-cell>
              <table:table-cell office:value-type="float" office:value="-13.5155152827393">
                <text:p>-13.5155152827393</text:p>
              </table:table-cell>
              <table:table-cell office:value-type="float" office:value="68.9882272590669">
                <text:p>68.98822725906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0.07">
                <text:p>2790.07</text:p>
              </table:table-cell>
              <table:table-cell office:value-type="float" office:value="-16.4444074464097">
                <text:p>-16.4444074464097</text:p>
              </table:table-cell>
              <table:table-cell office:value-type="float" office:value="-20.6286514322123">
                <text:p>-20.6286514322123</text:p>
              </table:table-cell>
              <table:table-cell office:value-type="float" office:value="-26.4295561735847">
                <text:p>-26.4295561735847</text:p>
              </table:table-cell>
              <table:table-cell office:value-type="float" office:value="56.1220078845878">
                <text:p>56.12200788458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5.065">
                <text:p>2805.065</text:p>
              </table:table-cell>
              <table:table-cell office:value-type="float" office:value="-28.9850641492734">
                <text:p>-28.9850641492734</text:p>
              </table:table-cell>
              <table:table-cell office:value-type="float" office:value="-33.1384866516498">
                <text:p>-33.1384866516498</text:p>
              </table:table-cell>
              <table:table-cell office:value-type="float" office:value="-39.41383854252">
                <text:p>-39.41383854252</text:p>
              </table:table-cell>
              <table:table-cell office:value-type="float" office:value="42.4866047102736">
                <text:p>42.48660471027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0.06">
                <text:p>2820.06</text:p>
              </table:table-cell>
              <table:table-cell office:value-type="float" office:value="-40.172164477114">
                <text:p>-40.172164477114</text:p>
              </table:table-cell>
              <table:table-cell office:value-type="float" office:value="-44.3194550807775">
                <text:p>-44.3194550807775</text:p>
              </table:table-cell>
              <table:table-cell office:value-type="float" office:value="-51.136679700724">
                <text:p>-51.136679700724</text:p>
              </table:table-cell>
              <table:table-cell office:value-type="float" office:value="29.8993919732534">
                <text:p>29.89939197325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5.055">
                <text:p>2835.055</text:p>
              </table:table-cell>
              <table:table-cell office:value-type="float" office:value="-50.2098110232154">
                <text:p>-50.2098110232154</text:p>
              </table:table-cell>
              <table:table-cell office:value-type="float" office:value="-54.315744722985">
                <text:p>-54.315744722985</text:p>
              </table:table-cell>
              <table:table-cell office:value-type="float" office:value="-61.857354479503">
                <text:p>-61.857354479503</text:p>
              </table:table-cell>
              <table:table-cell office:value-type="float" office:value="18.8300142724808">
                <text:p>18.8300142724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0.05">
                <text:p>2850.05</text:p>
              </table:table-cell>
              <table:table-cell office:value-type="float" office:value="-60.4294020719474">
                <text:p>-60.4294020719474</text:p>
              </table:table-cell>
              <table:table-cell office:value-type="float" office:value="-64.4028870390046">
                <text:p>-64.4028870390046</text:p>
              </table:table-cell>
              <table:table-cell office:value-type="float" office:value="-72.6896380194451">
                <text:p>-72.6896380194451</text:p>
              </table:table-cell>
              <table:table-cell office:value-type="float" office:value="7.68985470148003">
                <text:p>7.6898547014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5.045">
                <text:p>2865.045</text:p>
              </table:table-cell>
              <table:table-cell office:value-type="float" office:value="-71.5478698488639">
                <text:p>-71.5478698488639</text:p>
              </table:table-cell>
              <table:table-cell office:value-type="float" office:value="-75.2152989211895">
                <text:p>-75.2152989211895</text:p>
              </table:table-cell>
              <table:table-cell office:value-type="float" office:value="-84.0449189149466">
                <text:p>-84.0449189149466</text:p>
              </table:table-cell>
              <table:table-cell office:value-type="float" office:value="-5.0145227404164">
                <text:p>-5.01452274041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0.04">
                <text:p>2880.04</text:p>
              </table:table-cell>
              <table:table-cell office:value-type="float" office:value="-83.6240166573791">
                <text:p>-83.6240166573791</text:p>
              </table:table-cell>
              <table:table-cell office:value-type="float" office:value="-87.0291413479411">
                <text:p>-87.0291413479411</text:p>
              </table:table-cell>
              <table:table-cell office:value-type="float" office:value="-96.2584509353725">
                <text:p>-96.2584509353725</text:p>
              </table:table-cell>
              <table:table-cell office:value-type="float" office:value="-19.0595987764854">
                <text:p>-19.05959877648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5.035">
                <text:p>2895.035</text:p>
              </table:table-cell>
              <table:table-cell office:value-type="float" office:value="-95.6102352393535">
                <text:p>-95.6102352393535</text:p>
              </table:table-cell>
              <table:table-cell office:value-type="float" office:value="-98.9419562556574">
                <text:p>-98.9419562556574</text:p>
              </table:table-cell>
              <table:table-cell office:value-type="float" office:value="-108.393478260116">
                <text:p>-108.393478260116</text:p>
              </table:table-cell>
              <table:table-cell office:value-type="float" office:value="-33.4066940860348">
                <text:p>-33.40669408603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10.03">
                <text:p>2910.03</text:p>
              </table:table-cell>
              <table:table-cell office:value-type="float" office:value="-107.058983956491">
                <text:p>-107.058983956491</text:p>
              </table:table-cell>
              <table:table-cell office:value-type="float" office:value="-110.407392667324">
                <text:p>-110.407392667324</text:p>
              </table:table-cell>
              <table:table-cell office:value-type="float" office:value="-120.213019991938">
                <text:p>-120.213019991938</text:p>
              </table:table-cell>
              <table:table-cell office:value-type="float" office:value="-46.7959223455931">
                <text:p>-46.7959223455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25.025">
                <text:p>2925.025</text:p>
              </table:table-cell>
              <table:table-cell office:value-type="float" office:value="-117.410825307353">
                <text:p>-117.410825307353</text:p>
              </table:table-cell>
              <table:table-cell office:value-type="float" office:value="-120.625571951448">
                <text:p>-120.625571951448</text:p>
              </table:table-cell>
              <table:table-cell office:value-type="float" office:value="-130.9089325263">
                <text:p>-130.9089325263</text:p>
              </table:table-cell>
              <table:table-cell office:value-type="float" office:value="-58.8740979358686">
                <text:p>-58.87409793586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0.02">
                <text:p>2940.02</text:p>
              </table:table-cell>
              <table:table-cell office:value-type="float" office:value="-127.932045429643">
                <text:p>-127.932045429643</text:p>
              </table:table-cell>
              <table:table-cell office:value-type="float" office:value="-130.923597485232">
                <text:p>-130.923597485232</text:p>
              </table:table-cell>
              <table:table-cell office:value-type="float" office:value="-141.498566766415">
                <text:p>-141.498566766415</text:p>
              </table:table-cell>
              <table:table-cell office:value-type="float" office:value="-70.8299866260378">
                <text:p>-70.82998662603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.015">
                <text:p>2955.015</text:p>
              </table:table-cell>
              <table:table-cell office:value-type="float" office:value="-138.686138130946">
                <text:p>-138.686138130946</text:p>
              </table:table-cell>
              <table:table-cell office:value-type="float" office:value="-141.346738640354">
                <text:p>-141.346738640354</text:p>
              </table:table-cell>
              <table:table-cell office:value-type="float" office:value="-152.04297853766">
                <text:p>-152.04297853766</text:p>
              </table:table-cell>
              <table:table-cell office:value-type="float" office:value="-83.4572200314057">
                <text:p>-83.4572200314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0.01">
                <text:p>2970.01</text:p>
              </table:table-cell>
              <table:table-cell office:value-type="float" office:value="-150.155778751313">
                <text:p>-150.155778751313</text:p>
              </table:table-cell>
              <table:table-cell office:value-type="float" office:value="-152.757453279057">
                <text:p>-152.757453279057</text:p>
              </table:table-cell>
              <table:table-cell office:value-type="float" office:value="-163.517670447045">
                <text:p>-163.517670447045</text:p>
              </table:table-cell>
              <table:table-cell office:value-type="float" office:value="-97.1835490799126">
                <text:p>-97.1835490799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5.005">
                <text:p>2985.005</text:p>
              </table:table-cell>
              <table:table-cell office:value-type="float" office:value="-161.885739339606">
                <text:p>-161.885739339606</text:p>
              </table:table-cell>
              <table:table-cell office:value-type="float" office:value="-164.51225606373">
                <text:p>-164.51225606373</text:p>
              </table:table-cell>
              <table:table-cell office:value-type="float" office:value="-175.391658266081">
                <text:p>-175.391658266081</text:p>
              </table:table-cell>
              <table:table-cell office:value-type="float" office:value="-110.548169878275">
                <text:p>-110.548169878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">
                <text:p>3000</text:p>
              </table:table-cell>
              <table:table-cell office:value-type="float" office:value="-173.572746594778">
                <text:p>-173.572746594778</text:p>
              </table:table-cell>
              <table:table-cell office:value-type="float" office:value="-176.103859744798">
                <text:p>-176.103859744798</text:p>
              </table:table-cell>
              <table:table-cell office:value-type="float" office:value="172.833366912882">
                <text:p>172.833366912882</text:p>
              </table:table-cell>
              <table:table-cell office:value-type="float" office:value="-123.600785590602">
                <text:p>-123.600785590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05cm" svg:height="14.956cm" xlink:href=".." xlink:type="simple" chart:class="chart:scatter" chart:style-name="ch1">
        <chart:legend chart:legend-position="end" svg:x="21.635cm" svg:y="6.432cm" style:legend-expansion="high" chart:style-name="ch2"/>
        <chart:plot-area chart:style-name="ch3" table:cell-range-address="Sheet10.B1:Sheet10.F202" chart:data-source-has-labels="row" svg:x="0.496cm" svg:y="0.299cm" svg:width="20.643cm" svg:height="14.358cm">
          <chartooo:coordinate-region svg:x="1.223cm" svg:y="0.498cm" svg:width="19.544cm" svg:height="13.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C2:Sheet10.C202" chart:label-cell-address="Sheet10.C1:Sheet10.C1" chart:class="chart:scatter">
            <chart:domain table:cell-range-address="Sheet10.B2:Sheet10.B202"/>
            <chart:data-point chart:repeated="201"/>
          </chart:series>
          <chart:series chart:style-name="ch7" chart:values-cell-range-address="Sheet10.D2:Sheet10.D202" chart:label-cell-address="Sheet10.D1:Sheet10.D1" chart:class="chart:scatter">
            <chart:data-point chart:repeated="201"/>
          </chart:series>
          <chart:series chart:style-name="ch8" chart:values-cell-range-address="Sheet10.E2:Sheet10.E202" chart:label-cell-address="Sheet10.E1:Sheet10.E1" chart:class="chart:scatter">
            <chart:data-point chart:repeated="201"/>
          </chart:series>
          <chart:series chart:style-name="ch9" chart:values-cell-range-address="Sheet10.F2:Sheet10.F202" chart:label-cell-address="Sheet10.F1:Sheet10.F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1 S21 [dB]</text:p>
                <draw:g>
                  <svg:desc>Sheet10.C1:Sheet10.C1</svg:desc>
                </draw:g>
              </table:table-cell>
              <table:table-cell office:value-type="string">
                <text:p>J2 S21 [dB]</text:p>
                <draw:g>
                  <svg:desc>Sheet10.D1:Sheet10.D1</svg:desc>
                </draw:g>
              </table:table-cell>
              <table:table-cell office:value-type="string">
                <text:p>J3 S21 [dB]</text:p>
                <draw:g>
                  <svg:desc>Sheet10.E1:Sheet10.E1</svg:desc>
                </draw:g>
              </table:table-cell>
              <table:table-cell office:value-type="string">
                <text:p>J4 S21 [dB]</text:p>
                <draw:g>
                  <svg:desc>Sheet10.F1:Sheet1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0.B2:Sheet10.B202</svg:desc>
                </draw:g>
              </table:table-cell>
              <table:table-cell office:value-type="float" office:value="-63.8174623693117">
                <text:p>-63.8174623693117</text:p>
                <draw:g>
                  <svg:desc>Sheet10.C2:Sheet10.C202</svg:desc>
                </draw:g>
              </table:table-cell>
              <table:table-cell office:value-type="float" office:value="-63.0452571456147">
                <text:p>-63.0452571456147</text:p>
                <draw:g>
                  <svg:desc>Sheet10.D2:Sheet10.D202</svg:desc>
                </draw:g>
              </table:table-cell>
              <table:table-cell office:value-type="float" office:value="-68.6848795859841">
                <text:p>-68.6848795859841</text:p>
                <draw:g>
                  <svg:desc>Sheet10.E2:Sheet10.E202</svg:desc>
                </draw:g>
              </table:table-cell>
              <table:table-cell office:value-type="float" office:value="-62.9812447755836">
                <text:p>-62.9812447755836</text:p>
                <draw:g>
                  <svg:desc>Sheet10.F2:Sheet10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95">
                <text:p>15.995</text:p>
              </table:table-cell>
              <table:table-cell office:value-type="float" office:value="-19.5314396251953">
                <text:p>-19.5314396251953</text:p>
              </table:table-cell>
              <table:table-cell office:value-type="float" office:value="-19.5954537341594">
                <text:p>-19.5954537341594</text:p>
              </table:table-cell>
              <table:table-cell office:value-type="float" office:value="-18.0194961718736">
                <text:p>-18.0194961718736</text:p>
              </table:table-cell>
              <table:table-cell office:value-type="float" office:value="-18.0183564011589">
                <text:p>-18.0183564011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99">
                <text:p>30.99</text:p>
              </table:table-cell>
              <table:table-cell office:value-type="float" office:value="-7.25423195843326">
                <text:p>-7.25423195843326</text:p>
              </table:table-cell>
              <table:table-cell office:value-type="float" office:value="-7.24870593038824">
                <text:p>-7.24870593038824</text:p>
              </table:table-cell>
              <table:table-cell office:value-type="float" office:value="-5.64076692354132">
                <text:p>-5.64076692354132</text:p>
              </table:table-cell>
              <table:table-cell office:value-type="float" office:value="-5.6490692733486">
                <text:p>-5.6490692733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985">
                <text:p>45.985</text:p>
              </table:table-cell>
              <table:table-cell office:value-type="float" office:value="-1.05946810539362">
                <text:p>-1.05946810539362</text:p>
              </table:table-cell>
              <table:table-cell office:value-type="float" office:value="-1.08288522295866">
                <text:p>-1.08288522295866</text:p>
              </table:table-cell>
              <table:table-cell office:value-type="float" office:value="0.621637183446664">
                <text:p>0.621637183446664</text:p>
              </table:table-cell>
              <table:table-cell office:value-type="float" office:value="0.625026177943243">
                <text:p>0.625026177943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98">
                <text:p>60.98</text:p>
              </table:table-cell>
              <table:table-cell office:value-type="float" office:value="2.93953311838664">
                <text:p>2.93953311838664</text:p>
              </table:table-cell>
              <table:table-cell office:value-type="float" office:value="2.90856015340183">
                <text:p>2.90856015340183</text:p>
              </table:table-cell>
              <table:table-cell office:value-type="float" office:value="4.68354326577987">
                <text:p>4.68354326577987</text:p>
              </table:table-cell>
              <table:table-cell office:value-type="float" office:value="4.69106675898637">
                <text:p>4.69106675898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975">
                <text:p>75.975</text:p>
              </table:table-cell>
              <table:table-cell office:value-type="float" office:value="5.68346759823496">
                <text:p>5.68346759823496</text:p>
              </table:table-cell>
              <table:table-cell office:value-type="float" office:value="5.64926584204961">
                <text:p>5.64926584204961</text:p>
              </table:table-cell>
              <table:table-cell office:value-type="float" office:value="7.46154766449782">
                <text:p>7.46154766449782</text:p>
              </table:table-cell>
              <table:table-cell office:value-type="float" office:value="7.48118960621678">
                <text:p>7.48118960621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7">
                <text:p>90.97</text:p>
              </table:table-cell>
              <table:table-cell office:value-type="float" office:value="7.60245611270736">
                <text:p>7.60245611270736</text:p>
              </table:table-cell>
              <table:table-cell office:value-type="float" office:value="7.58183018972794">
                <text:p>7.58183018972794</text:p>
              </table:table-cell>
              <table:table-cell office:value-type="float" office:value="9.42835027530836">
                <text:p>9.42835027530836</text:p>
              </table:table-cell>
              <table:table-cell office:value-type="float" office:value="9.44486101974098">
                <text:p>9.44486101974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965">
                <text:p>105.965</text:p>
              </table:table-cell>
              <table:table-cell office:value-type="float" office:value="8.84095133810299">
                <text:p>8.84095133810299</text:p>
              </table:table-cell>
              <table:table-cell office:value-type="float" office:value="8.80555322941332">
                <text:p>8.80555322941332</text:p>
              </table:table-cell>
              <table:table-cell office:value-type="float" office:value="10.6531448579271">
                <text:p>10.6531448579271</text:p>
              </table:table-cell>
              <table:table-cell office:value-type="float" office:value="10.6728262108799">
                <text:p>10.6728262108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.96">
                <text:p>120.96</text:p>
              </table:table-cell>
              <table:table-cell office:value-type="float" office:value="9.47131123329348">
                <text:p>9.47131123329348</text:p>
              </table:table-cell>
              <table:table-cell office:value-type="float" office:value="9.43315966557229">
                <text:p>9.43315966557229</text:p>
              </table:table-cell>
              <table:table-cell office:value-type="float" office:value="11.269187095331">
                <text:p>11.269187095331</text:p>
              </table:table-cell>
              <table:table-cell office:value-type="float" office:value="11.295470917509">
                <text:p>11.295470917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.955">
                <text:p>135.955</text:p>
              </table:table-cell>
              <table:table-cell office:value-type="float" office:value="10.039085494757">
                <text:p>10.039085494757</text:p>
              </table:table-cell>
              <table:table-cell office:value-type="float" office:value="10.0044173913212">
                <text:p>10.0044173913212</text:p>
              </table:table-cell>
              <table:table-cell office:value-type="float" office:value="11.8447122495474">
                <text:p>11.8447122495474</text:p>
              </table:table-cell>
              <table:table-cell office:value-type="float" office:value="11.868101886391">
                <text:p>11.868101886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.95">
                <text:p>150.95</text:p>
              </table:table-cell>
              <table:table-cell office:value-type="float" office:value="10.8786894784818">
                <text:p>10.8786894784818</text:p>
              </table:table-cell>
              <table:table-cell office:value-type="float" office:value="10.8456406023273">
                <text:p>10.8456406023273</text:p>
              </table:table-cell>
              <table:table-cell office:value-type="float" office:value="12.6917208549338">
                <text:p>12.6917208549338</text:p>
              </table:table-cell>
              <table:table-cell office:value-type="float" office:value="12.7132127889722">
                <text:p>12.7132127889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.945">
                <text:p>165.945</text:p>
              </table:table-cell>
              <table:table-cell office:value-type="float" office:value="11.4365496867249">
                <text:p>11.4365496867249</text:p>
              </table:table-cell>
              <table:table-cell office:value-type="float" office:value="11.4008880041845">
                <text:p>11.4008880041845</text:p>
              </table:table-cell>
              <table:table-cell office:value-type="float" office:value="13.2542479791373">
                <text:p>13.2542479791373</text:p>
              </table:table-cell>
              <table:table-cell office:value-type="float" office:value="13.285461752483">
                <text:p>13.28546175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.94">
                <text:p>180.94</text:p>
              </table:table-cell>
              <table:table-cell office:value-type="float" office:value="11.8019043662908">
                <text:p>11.8019043662908</text:p>
              </table:table-cell>
              <table:table-cell office:value-type="float" office:value="11.7717366629972">
                <text:p>11.7717366629972</text:p>
              </table:table-cell>
              <table:table-cell office:value-type="float" office:value="13.5685805037973">
                <text:p>13.5685805037973</text:p>
              </table:table-cell>
              <table:table-cell office:value-type="float" office:value="13.5929381058079">
                <text:p>13.5929381058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.935">
                <text:p>195.935</text:p>
              </table:table-cell>
              <table:table-cell office:value-type="float" office:value="11.9798732448956">
                <text:p>11.9798732448956</text:p>
              </table:table-cell>
              <table:table-cell office:value-type="float" office:value="11.9350781865855">
                <text:p>11.9350781865855</text:p>
              </table:table-cell>
              <table:table-cell office:value-type="float" office:value="13.6691855529389">
                <text:p>13.6691855529389</text:p>
              </table:table-cell>
              <table:table-cell office:value-type="float" office:value="13.6946171281097">
                <text:p>13.6946171281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.93">
                <text:p>210.93</text:p>
              </table:table-cell>
              <table:table-cell office:value-type="float" office:value="12.0920370184642">
                <text:p>12.0920370184642</text:p>
              </table:table-cell>
              <table:table-cell office:value-type="float" office:value="12.0478608046426">
                <text:p>12.0478608046426</text:p>
              </table:table-cell>
              <table:table-cell office:value-type="float" office:value="13.7709838774174">
                <text:p>13.7709838774174</text:p>
              </table:table-cell>
              <table:table-cell office:value-type="float" office:value="13.788414781273">
                <text:p>13.788414781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.925">
                <text:p>225.925</text:p>
              </table:table-cell>
              <table:table-cell office:value-type="float" office:value="12.253147557261">
                <text:p>12.253147557261</text:p>
              </table:table-cell>
              <table:table-cell office:value-type="float" office:value="12.2038126067757">
                <text:p>12.2038126067757</text:p>
              </table:table-cell>
              <table:table-cell office:value-type="float" office:value="13.955229639471">
                <text:p>13.955229639471</text:p>
              </table:table-cell>
              <table:table-cell office:value-type="float" office:value="13.982318928717">
                <text:p>13.982318928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.92">
                <text:p>240.92</text:p>
              </table:table-cell>
              <table:table-cell office:value-type="float" office:value="12.4892277677417">
                <text:p>12.4892277677417</text:p>
              </table:table-cell>
              <table:table-cell office:value-type="float" office:value="12.436678123103">
                <text:p>12.436678123103</text:p>
              </table:table-cell>
              <table:table-cell office:value-type="float" office:value="14.2052836632317">
                <text:p>14.2052836632317</text:p>
              </table:table-cell>
              <table:table-cell office:value-type="float" office:value="14.2293116488886">
                <text:p>14.2293116488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.915">
                <text:p>255.915</text:p>
              </table:table-cell>
              <table:table-cell office:value-type="float" office:value="12.6465972060949">
                <text:p>12.6465972060949</text:p>
              </table:table-cell>
              <table:table-cell office:value-type="float" office:value="12.5767379088827">
                <text:p>12.5767379088827</text:p>
              </table:table-cell>
              <table:table-cell office:value-type="float" office:value="14.278329474835">
                <text:p>14.278329474835</text:p>
              </table:table-cell>
              <table:table-cell office:value-type="float" office:value="14.3004296034043">
                <text:p>14.3004296034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.91">
                <text:p>270.91</text:p>
              </table:table-cell>
              <table:table-cell office:value-type="float" office:value="12.6485851572211">
                <text:p>12.6485851572211</text:p>
              </table:table-cell>
              <table:table-cell office:value-type="float" office:value="12.583584880032">
                <text:p>12.583584880032</text:p>
              </table:table-cell>
              <table:table-cell office:value-type="float" office:value="14.1931122092922">
                <text:p>14.1931122092922</text:p>
              </table:table-cell>
              <table:table-cell office:value-type="float" office:value="14.2133178371417">
                <text:p>14.2133178371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905">
                <text:p>285.905</text:p>
              </table:table-cell>
              <table:table-cell office:value-type="float" office:value="12.5670567255906">
                <text:p>12.5670567255906</text:p>
              </table:table-cell>
              <table:table-cell office:value-type="float" office:value="12.5059475359481">
                <text:p>12.5059475359481</text:p>
              </table:table-cell>
              <table:table-cell office:value-type="float" office:value="14.0794750891337">
                <text:p>14.0794750891337</text:p>
              </table:table-cell>
              <table:table-cell office:value-type="float" office:value="14.1081238608786">
                <text:p>14.1081238608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.9">
                <text:p>300.9</text:p>
              </table:table-cell>
              <table:table-cell office:value-type="float" office:value="12.5750661177626">
                <text:p>12.5750661177626</text:p>
              </table:table-cell>
              <table:table-cell office:value-type="float" office:value="12.5103364587489">
                <text:p>12.5103364587489</text:p>
              </table:table-cell>
              <table:table-cell office:value-type="float" office:value="14.1415413789188">
                <text:p>14.1415413789188</text:p>
              </table:table-cell>
              <table:table-cell office:value-type="float" office:value="14.1675302335799">
                <text:p>14.1675302335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.895">
                <text:p>315.895</text:p>
              </table:table-cell>
              <table:table-cell office:value-type="float" office:value="12.6870480480885">
                <text:p>12.6870480480885</text:p>
              </table:table-cell>
              <table:table-cell office:value-type="float" office:value="12.6117643182554">
                <text:p>12.6117643182554</text:p>
              </table:table-cell>
              <table:table-cell office:value-type="float" office:value="14.2648219512799">
                <text:p>14.2648219512799</text:p>
              </table:table-cell>
              <table:table-cell office:value-type="float" office:value="14.2879619766082">
                <text:p>14.2879619766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.89">
                <text:p>330.89</text:p>
              </table:table-cell>
              <table:table-cell office:value-type="float" office:value="12.7596876430312">
                <text:p>12.7596876430312</text:p>
              </table:table-cell>
              <table:table-cell office:value-type="float" office:value="12.6825055179027">
                <text:p>12.6825055179027</text:p>
              </table:table-cell>
              <table:table-cell office:value-type="float" office:value="14.2741356999854">
                <text:p>14.2741356999854</text:p>
              </table:table-cell>
              <table:table-cell office:value-type="float" office:value="14.3008077906017">
                <text:p>14.3008077906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.885">
                <text:p>345.885</text:p>
              </table:table-cell>
              <table:table-cell office:value-type="float" office:value="12.7083553023133">
                <text:p>12.7083553023133</text:p>
              </table:table-cell>
              <table:table-cell office:value-type="float" office:value="12.6237954128324">
                <text:p>12.6237954128324</text:p>
              </table:table-cell>
              <table:table-cell office:value-type="float" office:value="14.1022330512657">
                <text:p>14.1022330512657</text:p>
              </table:table-cell>
              <table:table-cell office:value-type="float" office:value="14.1324659519409">
                <text:p>14.1324659519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.88">
                <text:p>360.88</text:p>
              </table:table-cell>
              <table:table-cell office:value-type="float" office:value="12.6092657949732">
                <text:p>12.6092657949732</text:p>
              </table:table-cell>
              <table:table-cell office:value-type="float" office:value="12.5201314148818">
                <text:p>12.5201314148818</text:p>
              </table:table-cell>
              <table:table-cell office:value-type="float" office:value="13.9583562913771">
                <text:p>13.9583562913771</text:p>
              </table:table-cell>
              <table:table-cell office:value-type="float" office:value="13.9788756835261">
                <text:p>13.9788756835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875">
                <text:p>375.875</text:p>
              </table:table-cell>
              <table:table-cell office:value-type="float" office:value="12.5342725663257">
                <text:p>12.5342725663257</text:p>
              </table:table-cell>
              <table:table-cell office:value-type="float" office:value="12.4433391227431">
                <text:p>12.4433391227431</text:p>
              </table:table-cell>
              <table:table-cell office:value-type="float" office:value="13.9252749752149">
                <text:p>13.9252749752149</text:p>
              </table:table-cell>
              <table:table-cell office:value-type="float" office:value="13.9435789566055">
                <text:p>13.94357895660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.87">
                <text:p>390.87</text:p>
              </table:table-cell>
              <table:table-cell office:value-type="float" office:value="12.5594327119989">
                <text:p>12.5594327119989</text:p>
              </table:table-cell>
              <table:table-cell office:value-type="float" office:value="12.466416636062">
                <text:p>12.466416636062</text:p>
              </table:table-cell>
              <table:table-cell office:value-type="float" office:value="13.9842103749571">
                <text:p>13.9842103749571</text:p>
              </table:table-cell>
              <table:table-cell office:value-type="float" office:value="14.0023058595135">
                <text:p>14.0023058595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.865">
                <text:p>405.865</text:p>
              </table:table-cell>
              <table:table-cell office:value-type="float" office:value="12.5923063536107">
                <text:p>12.5923063536107</text:p>
              </table:table-cell>
              <table:table-cell office:value-type="float" office:value="12.4898456257797">
                <text:p>12.4898456257797</text:p>
              </table:table-cell>
              <table:table-cell office:value-type="float" office:value="13.9690703416195">
                <text:p>13.9690703416195</text:p>
              </table:table-cell>
              <table:table-cell office:value-type="float" office:value="13.9865025827476">
                <text:p>13.9865025827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.86">
                <text:p>420.86</text:p>
              </table:table-cell>
              <table:table-cell office:value-type="float" office:value="12.5768362226994">
                <text:p>12.5768362226994</text:p>
              </table:table-cell>
              <table:table-cell office:value-type="float" office:value="12.4607527639034">
                <text:p>12.4607527639034</text:p>
              </table:table-cell>
              <table:table-cell office:value-type="float" office:value="13.8074373157027">
                <text:p>13.8074373157027</text:p>
              </table:table-cell>
              <table:table-cell office:value-type="float" office:value="13.8292037580009">
                <text:p>13.8292037580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.855">
                <text:p>435.855</text:p>
              </table:table-cell>
              <table:table-cell office:value-type="float" office:value="12.4624124387926">
                <text:p>12.4624124387926</text:p>
              </table:table-cell>
              <table:table-cell office:value-type="float" office:value="12.3541647223603">
                <text:p>12.3541647223603</text:p>
              </table:table-cell>
              <table:table-cell office:value-type="float" office:value="13.6308862335509">
                <text:p>13.6308862335509</text:p>
              </table:table-cell>
              <table:table-cell office:value-type="float" office:value="13.6386661038993">
                <text:p>13.6386661038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.85">
                <text:p>450.85</text:p>
              </table:table-cell>
              <table:table-cell office:value-type="float" office:value="12.4391932911843">
                <text:p>12.4391932911843</text:p>
              </table:table-cell>
              <table:table-cell office:value-type="float" office:value="12.3198377745452">
                <text:p>12.3198377745452</text:p>
              </table:table-cell>
              <table:table-cell office:value-type="float" office:value="13.6208155466917">
                <text:p>13.6208155466917</text:p>
              </table:table-cell>
              <table:table-cell office:value-type="float" office:value="13.6362692838622">
                <text:p>13.63626928386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5.845">
                <text:p>465.845</text:p>
              </table:table-cell>
              <table:table-cell office:value-type="float" office:value="12.4090429407613">
                <text:p>12.4090429407613</text:p>
              </table:table-cell>
              <table:table-cell office:value-type="float" office:value="12.3009106191537">
                <text:p>12.3009106191537</text:p>
              </table:table-cell>
              <table:table-cell office:value-type="float" office:value="13.6422316240675">
                <text:p>13.6422316240675</text:p>
              </table:table-cell>
              <table:table-cell office:value-type="float" office:value="13.648145201448">
                <text:p>13.64814520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.84">
                <text:p>480.84</text:p>
              </table:table-cell>
              <table:table-cell office:value-type="float" office:value="12.4504835487717">
                <text:p>12.4504835487717</text:p>
              </table:table-cell>
              <table:table-cell office:value-type="float" office:value="12.3245601679839">
                <text:p>12.3245601679839</text:p>
              </table:table-cell>
              <table:table-cell office:value-type="float" office:value="13.6408356520202">
                <text:p>13.6408356520202</text:p>
              </table:table-cell>
              <table:table-cell office:value-type="float" office:value="13.6540493289152">
                <text:p>13.6540493289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5.835">
                <text:p>495.835</text:p>
              </table:table-cell>
              <table:table-cell office:value-type="float" office:value="12.4385526586856">
                <text:p>12.4385526586856</text:p>
              </table:table-cell>
              <table:table-cell office:value-type="float" office:value="12.3031638276285">
                <text:p>12.3031638276285</text:p>
              </table:table-cell>
              <table:table-cell office:value-type="float" office:value="13.4984897425453">
                <text:p>13.4984897425453</text:p>
              </table:table-cell>
              <table:table-cell office:value-type="float" office:value="13.5163524842413">
                <text:p>13.5163524842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0.83">
                <text:p>510.83</text:p>
              </table:table-cell>
              <table:table-cell office:value-type="float" office:value="12.3546938311822">
                <text:p>12.3546938311822</text:p>
              </table:table-cell>
              <table:table-cell office:value-type="float" office:value="12.2226290005151">
                <text:p>12.2226290005151</text:p>
              </table:table-cell>
              <table:table-cell office:value-type="float" office:value="13.2927198531811">
                <text:p>13.2927198531811</text:p>
              </table:table-cell>
              <table:table-cell office:value-type="float" office:value="13.30187627244">
                <text:p>13.301876272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.825">
                <text:p>525.825</text:p>
              </table:table-cell>
              <table:table-cell office:value-type="float" office:value="12.2971342286552">
                <text:p>12.2971342286552</text:p>
              </table:table-cell>
              <table:table-cell office:value-type="float" office:value="12.1645912170528">
                <text:p>12.1645912170528</text:p>
              </table:table-cell>
              <table:table-cell office:value-type="float" office:value="13.2395050158915">
                <text:p>13.2395050158915</text:p>
              </table:table-cell>
              <table:table-cell office:value-type="float" office:value="13.234970058208">
                <text:p>13.234970058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0.82">
                <text:p>540.82</text:p>
              </table:table-cell>
              <table:table-cell office:value-type="float" office:value="12.2941065446">
                <text:p>12.2941065446</text:p>
              </table:table-cell>
              <table:table-cell office:value-type="float" office:value="12.1725270881072">
                <text:p>12.1725270881072</text:p>
              </table:table-cell>
              <table:table-cell office:value-type="float" office:value="13.2693531479933">
                <text:p>13.2693531479933</text:p>
              </table:table-cell>
              <table:table-cell office:value-type="float" office:value="13.2626912091222">
                <text:p>13.2626912091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5.815">
                <text:p>555.815</text:p>
              </table:table-cell>
              <table:table-cell office:value-type="float" office:value="12.3149722259695">
                <text:p>12.3149722259695</text:p>
              </table:table-cell>
              <table:table-cell office:value-type="float" office:value="12.1750750810573">
                <text:p>12.1750750810573</text:p>
              </table:table-cell>
              <table:table-cell office:value-type="float" office:value="13.2620981433767">
                <text:p>13.2620981433767</text:p>
              </table:table-cell>
              <table:table-cell office:value-type="float" office:value="13.2708662660225">
                <text:p>13.2708662660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.81">
                <text:p>570.81</text:p>
              </table:table-cell>
              <table:table-cell office:value-type="float" office:value="12.3543845234295">
                <text:p>12.3543845234295</text:p>
              </table:table-cell>
              <table:table-cell office:value-type="float" office:value="12.2168589547733">
                <text:p>12.2168589547733</text:p>
              </table:table-cell>
              <table:table-cell office:value-type="float" office:value="13.2055322896321">
                <text:p>13.2055322896321</text:p>
              </table:table-cell>
              <table:table-cell office:value-type="float" office:value="13.2169455083468">
                <text:p>13.2169455083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.805">
                <text:p>585.805</text:p>
              </table:table-cell>
              <table:table-cell office:value-type="float" office:value="12.3423541158812">
                <text:p>12.3423541158812</text:p>
              </table:table-cell>
              <table:table-cell office:value-type="float" office:value="12.1883545225837">
                <text:p>12.1883545225837</text:p>
              </table:table-cell>
              <table:table-cell office:value-type="float" office:value="13.0185595126358">
                <text:p>13.0185595126358</text:p>
              </table:table-cell>
              <table:table-cell office:value-type="float" office:value="13.0350473937481">
                <text:p>13.0350473937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.8">
                <text:p>600.8</text:p>
              </table:table-cell>
              <table:table-cell office:value-type="float" office:value="12.2828762878962">
                <text:p>12.2828762878962</text:p>
              </table:table-cell>
              <table:table-cell office:value-type="float" office:value="12.154222385068">
                <text:p>12.154222385068</text:p>
              </table:table-cell>
              <table:table-cell office:value-type="float" office:value="12.916787328422">
                <text:p>12.916787328422</text:p>
              </table:table-cell>
              <table:table-cell office:value-type="float" office:value="12.9301661339522">
                <text:p>12.9301661339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5.795">
                <text:p>615.795</text:p>
              </table:table-cell>
              <table:table-cell office:value-type="float" office:value="12.3024000615638">
                <text:p>12.3024000615638</text:p>
              </table:table-cell>
              <table:table-cell office:value-type="float" office:value="12.1643087789781">
                <text:p>12.1643087789781</text:p>
              </table:table-cell>
              <table:table-cell office:value-type="float" office:value="12.9417821646441">
                <text:p>12.9417821646441</text:p>
              </table:table-cell>
              <table:table-cell office:value-type="float" office:value="12.9568702033581">
                <text:p>12.9568702033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0.79">
                <text:p>630.79</text:p>
              </table:table-cell>
              <table:table-cell office:value-type="float" office:value="12.3537125515035">
                <text:p>12.3537125515035</text:p>
              </table:table-cell>
              <table:table-cell office:value-type="float" office:value="12.2211404605606">
                <text:p>12.2211404605606</text:p>
              </table:table-cell>
              <table:table-cell office:value-type="float" office:value="12.9809543870896">
                <text:p>12.9809543870896</text:p>
              </table:table-cell>
              <table:table-cell office:value-type="float" office:value="13.0046134633821">
                <text:p>13.00461346338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5.785">
                <text:p>645.785</text:p>
              </table:table-cell>
              <table:table-cell office:value-type="float" office:value="12.3878801931986">
                <text:p>12.3878801931986</text:p>
              </table:table-cell>
              <table:table-cell office:value-type="float" office:value="12.2383946864136">
                <text:p>12.2383946864136</text:p>
              </table:table-cell>
              <table:table-cell office:value-type="float" office:value="12.9431888178901">
                <text:p>12.9431888178901</text:p>
              </table:table-cell>
              <table:table-cell office:value-type="float" office:value="12.9744275286718">
                <text:p>12.9744275286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0.78">
                <text:p>660.78</text:p>
              </table:table-cell>
              <table:table-cell office:value-type="float" office:value="12.4293929922326">
                <text:p>12.4293929922326</text:p>
              </table:table-cell>
              <table:table-cell office:value-type="float" office:value="12.2698493896113">
                <text:p>12.2698493896113</text:p>
              </table:table-cell>
              <table:table-cell office:value-type="float" office:value="12.8272062611811">
                <text:p>12.8272062611811</text:p>
              </table:table-cell>
              <table:table-cell office:value-type="float" office:value="12.8652849934747">
                <text:p>12.8652849934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.775">
                <text:p>675.775</text:p>
              </table:table-cell>
              <table:table-cell office:value-type="float" office:value="12.369859130821">
                <text:p>12.369859130821</text:p>
              </table:table-cell>
              <table:table-cell office:value-type="float" office:value="12.2274673858007">
                <text:p>12.2274673858007</text:p>
              </table:table-cell>
              <table:table-cell office:value-type="float" office:value="12.6784819844824">
                <text:p>12.6784819844824</text:p>
              </table:table-cell>
              <table:table-cell office:value-type="float" office:value="12.7171141786406">
                <text:p>12.71711417864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.77">
                <text:p>690.77</text:p>
              </table:table-cell>
              <table:table-cell office:value-type="float" office:value="12.305232932415">
                <text:p>12.305232932415</text:p>
              </table:table-cell>
              <table:table-cell office:value-type="float" office:value="12.1663800365389">
                <text:p>12.1663800365389</text:p>
              </table:table-cell>
              <table:table-cell office:value-type="float" office:value="12.6110933322919">
                <text:p>12.6110933322919</text:p>
              </table:table-cell>
              <table:table-cell office:value-type="float" office:value="12.6396261377202">
                <text:p>12.639626137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.765">
                <text:p>705.765</text:p>
              </table:table-cell>
              <table:table-cell office:value-type="float" office:value="12.3045434026537">
                <text:p>12.3045434026537</text:p>
              </table:table-cell>
              <table:table-cell office:value-type="float" office:value="12.1576941178453">
                <text:p>12.1576941178453</text:p>
              </table:table-cell>
              <table:table-cell office:value-type="float" office:value="12.5989817375579">
                <text:p>12.5989817375579</text:p>
              </table:table-cell>
              <table:table-cell office:value-type="float" office:value="12.6215711175555">
                <text:p>12.6215711175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0.76">
                <text:p>720.76</text:p>
              </table:table-cell>
              <table:table-cell office:value-type="float" office:value="12.2459426883574">
                <text:p>12.2459426883574</text:p>
              </table:table-cell>
              <table:table-cell office:value-type="float" office:value="12.0929999890034">
                <text:p>12.0929999890034</text:p>
              </table:table-cell>
              <table:table-cell office:value-type="float" office:value="12.4801418727381">
                <text:p>12.4801418727381</text:p>
              </table:table-cell>
              <table:table-cell office:value-type="float" office:value="12.5218519220695">
                <text:p>12.5218519220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5.755">
                <text:p>735.755</text:p>
              </table:table-cell>
              <table:table-cell office:value-type="float" office:value="12.2913885485718">
                <text:p>12.2913885485718</text:p>
              </table:table-cell>
              <table:table-cell office:value-type="float" office:value="12.1309649175621">
                <text:p>12.1309649175621</text:p>
              </table:table-cell>
              <table:table-cell office:value-type="float" office:value="12.4114992008554">
                <text:p>12.4114992008554</text:p>
              </table:table-cell>
              <table:table-cell office:value-type="float" office:value="12.4624489093125">
                <text:p>12.462448909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.75">
                <text:p>750.75</text:p>
              </table:table-cell>
              <table:table-cell office:value-type="float" office:value="12.2881316923626">
                <text:p>12.2881316923626</text:p>
              </table:table-cell>
              <table:table-cell office:value-type="float" office:value="12.1331856291078">
                <text:p>12.1331856291078</text:p>
              </table:table-cell>
              <table:table-cell office:value-type="float" office:value="12.302658647692">
                <text:p>12.302658647692</text:p>
              </table:table-cell>
              <table:table-cell office:value-type="float" office:value="12.3713148672852">
                <text:p>12.3713148672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.745">
                <text:p>765.745</text:p>
              </table:table-cell>
              <table:table-cell office:value-type="float" office:value="12.2616035278237">
                <text:p>12.2616035278237</text:p>
              </table:table-cell>
              <table:table-cell office:value-type="float" office:value="12.1116691478921">
                <text:p>12.1116691478921</text:p>
              </table:table-cell>
              <table:table-cell office:value-type="float" office:value="12.2588388515168">
                <text:p>12.2588388515168</text:p>
              </table:table-cell>
              <table:table-cell office:value-type="float" office:value="12.3160122408001">
                <text:p>12.3160122408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.74">
                <text:p>780.74</text:p>
              </table:table-cell>
              <table:table-cell office:value-type="float" office:value="12.1492793312688">
                <text:p>12.1492793312688</text:p>
              </table:table-cell>
              <table:table-cell office:value-type="float" office:value="11.996723043769">
                <text:p>11.996723043769</text:p>
              </table:table-cell>
              <table:table-cell office:value-type="float" office:value="12.1442491280475">
                <text:p>12.1442491280475</text:p>
              </table:table-cell>
              <table:table-cell office:value-type="float" office:value="12.1978777261328">
                <text:p>12.1978777261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.735">
                <text:p>795.735</text:p>
              </table:table-cell>
              <table:table-cell office:value-type="float" office:value="12.0784100088888">
                <text:p>12.0784100088888</text:p>
              </table:table-cell>
              <table:table-cell office:value-type="float" office:value="11.9253349448264">
                <text:p>11.9253349448264</text:p>
              </table:table-cell>
              <table:table-cell office:value-type="float" office:value="12.0373436532021">
                <text:p>12.0373436532021</text:p>
              </table:table-cell>
              <table:table-cell office:value-type="float" office:value="12.1027275242586">
                <text:p>12.1027275242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0.73">
                <text:p>810.73</text:p>
              </table:table-cell>
              <table:table-cell office:value-type="float" office:value="11.9463636538725">
                <text:p>11.9463636538725</text:p>
              </table:table-cell>
              <table:table-cell office:value-type="float" office:value="11.7673694092583">
                <text:p>11.7673694092583</text:p>
              </table:table-cell>
              <table:table-cell office:value-type="float" office:value="11.8239814683732">
                <text:p>11.8239814683732</text:p>
              </table:table-cell>
              <table:table-cell office:value-type="float" office:value="11.9095126448022">
                <text:p>11.90951264480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5.725">
                <text:p>825.725</text:p>
              </table:table-cell>
              <table:table-cell office:value-type="float" office:value="11.9868111241316">
                <text:p>11.9868111241316</text:p>
              </table:table-cell>
              <table:table-cell office:value-type="float" office:value="11.7975745785704">
                <text:p>11.7975745785704</text:p>
              </table:table-cell>
              <table:table-cell office:value-type="float" office:value="11.7884894414897">
                <text:p>11.7884894414897</text:p>
              </table:table-cell>
              <table:table-cell office:value-type="float" office:value="11.8814309237985">
                <text:p>11.8814309237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0.72">
                <text:p>840.72</text:p>
              </table:table-cell>
              <table:table-cell office:value-type="float" office:value="12.0387348598102">
                <text:p>12.0387348598102</text:p>
              </table:table-cell>
              <table:table-cell office:value-type="float" office:value="11.8537225910456">
                <text:p>11.8537225910456</text:p>
              </table:table-cell>
              <table:table-cell office:value-type="float" office:value="11.816302720453">
                <text:p>11.816302720453</text:p>
              </table:table-cell>
              <table:table-cell office:value-type="float" office:value="11.9000688069098">
                <text:p>11.90006880690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5.715">
                <text:p>855.715</text:p>
              </table:table-cell>
              <table:table-cell office:value-type="float" office:value="12.0022461999166">
                <text:p>12.0022461999166</text:p>
              </table:table-cell>
              <table:table-cell office:value-type="float" office:value="11.8345165371505">
                <text:p>11.8345165371505</text:p>
              </table:table-cell>
              <table:table-cell office:value-type="float" office:value="11.7804495422017">
                <text:p>11.7804495422017</text:p>
              </table:table-cell>
              <table:table-cell office:value-type="float" office:value="11.8648958713691">
                <text:p>11.8648958713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0.71">
                <text:p>870.71</text:p>
              </table:table-cell>
              <table:table-cell office:value-type="float" office:value="11.8689478890568">
                <text:p>11.8689478890568</text:p>
              </table:table-cell>
              <table:table-cell office:value-type="float" office:value="11.6881906955402">
                <text:p>11.6881906955402</text:p>
              </table:table-cell>
              <table:table-cell office:value-type="float" office:value="11.6274071054228">
                <text:p>11.6274071054228</text:p>
              </table:table-cell>
              <table:table-cell office:value-type="float" office:value="11.7177248520694">
                <text:p>11.7177248520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5.705">
                <text:p>885.705</text:p>
              </table:table-cell>
              <table:table-cell office:value-type="float" office:value="11.5953602077333">
                <text:p>11.5953602077333</text:p>
              </table:table-cell>
              <table:table-cell office:value-type="float" office:value="11.390173716539">
                <text:p>11.390173716539</text:p>
              </table:table-cell>
              <table:table-cell office:value-type="float" office:value="11.2900152202898">
                <text:p>11.2900152202898</text:p>
              </table:table-cell>
              <table:table-cell office:value-type="float" office:value="11.3941655143439">
                <text:p>11.3941655143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.7">
                <text:p>900.7</text:p>
              </table:table-cell>
              <table:table-cell office:value-type="float" office:value="11.3345356723587">
                <text:p>11.3345356723587</text:p>
              </table:table-cell>
              <table:table-cell office:value-type="float" office:value="11.0799686158875">
                <text:p>11.0799686158875</text:p>
              </table:table-cell>
              <table:table-cell office:value-type="float" office:value="10.9507445614178">
                <text:p>10.9507445614178</text:p>
              </table:table-cell>
              <table:table-cell office:value-type="float" office:value="11.0840949995703">
                <text:p>11.0840949995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5.695">
                <text:p>915.695</text:p>
              </table:table-cell>
              <table:table-cell office:value-type="float" office:value="11.5463621196131">
                <text:p>11.5463621196131</text:p>
              </table:table-cell>
              <table:table-cell office:value-type="float" office:value="11.3158473715279">
                <text:p>11.3158473715279</text:p>
              </table:table-cell>
              <table:table-cell office:value-type="float" office:value="11.1444509920987">
                <text:p>11.1444509920987</text:p>
              </table:table-cell>
              <table:table-cell office:value-type="float" office:value="11.2733423544153">
                <text:p>11.2733423544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.69">
                <text:p>930.69</text:p>
              </table:table-cell>
              <table:table-cell office:value-type="float" office:value="11.781264238623">
                <text:p>11.781264238623</text:p>
              </table:table-cell>
              <table:table-cell office:value-type="float" office:value="11.5583277558314">
                <text:p>11.5583277558314</text:p>
              </table:table-cell>
              <table:table-cell office:value-type="float" office:value="11.3748295509218">
                <text:p>11.3748295509218</text:p>
              </table:table-cell>
              <table:table-cell office:value-type="float" office:value="11.495109821666">
                <text:p>11.495109821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5.685">
                <text:p>945.685</text:p>
              </table:table-cell>
              <table:table-cell office:value-type="float" office:value="11.7036639454264">
                <text:p>11.7036639454264</text:p>
              </table:table-cell>
              <table:table-cell office:value-type="float" office:value="11.4855255805465">
                <text:p>11.4855255805465</text:p>
              </table:table-cell>
              <table:table-cell office:value-type="float" office:value="11.2991919464507">
                <text:p>11.2991919464507</text:p>
              </table:table-cell>
              <table:table-cell office:value-type="float" office:value="11.4220840565783">
                <text:p>11.4220840565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0.68">
                <text:p>960.68</text:p>
              </table:table-cell>
              <table:table-cell office:value-type="float" office:value="11.4741025565647">
                <text:p>11.4741025565647</text:p>
              </table:table-cell>
              <table:table-cell office:value-type="float" office:value="11.2349303391631">
                <text:p>11.2349303391631</text:p>
              </table:table-cell>
              <table:table-cell office:value-type="float" office:value="11.0291190221601">
                <text:p>11.0291190221601</text:p>
              </table:table-cell>
              <table:table-cell office:value-type="float" office:value="11.1620081775393">
                <text:p>11.16200817753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5.675">
                <text:p>975.675</text:p>
              </table:table-cell>
              <table:table-cell office:value-type="float" office:value="10.9305067458049">
                <text:p>10.9305067458049</text:p>
              </table:table-cell>
              <table:table-cell office:value-type="float" office:value="10.6508456079387">
                <text:p>10.6508456079387</text:p>
              </table:table-cell>
              <table:table-cell office:value-type="float" office:value="10.4136848360857">
                <text:p>10.4136848360857</text:p>
              </table:table-cell>
              <table:table-cell office:value-type="float" office:value="10.5750488232908">
                <text:p>10.5750488232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0.67">
                <text:p>990.67</text:p>
              </table:table-cell>
              <table:table-cell office:value-type="float" office:value="10.5644330198678">
                <text:p>10.5644330198678</text:p>
              </table:table-cell>
              <table:table-cell office:value-type="float" office:value="10.2664495601512">
                <text:p>10.2664495601512</text:p>
              </table:table-cell>
              <table:table-cell office:value-type="float" office:value="10.0045285158522">
                <text:p>10.0045285158522</text:p>
              </table:table-cell>
              <table:table-cell office:value-type="float" office:value="10.1728585524477">
                <text:p>10.17285855244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5.665">
                <text:p>1005.665</text:p>
              </table:table-cell>
              <table:table-cell office:value-type="float" office:value="10.9619709514346">
                <text:p>10.9619709514346</text:p>
              </table:table-cell>
              <table:table-cell office:value-type="float" office:value="10.6693355251693">
                <text:p>10.6693355251693</text:p>
              </table:table-cell>
              <table:table-cell office:value-type="float" office:value="10.3673865639736">
                <text:p>10.3673865639736</text:p>
              </table:table-cell>
              <table:table-cell office:value-type="float" office:value="10.5450558294013">
                <text:p>10.5450558294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.66">
                <text:p>1020.66</text:p>
              </table:table-cell>
              <table:table-cell office:value-type="float" office:value="11.4641593220953">
                <text:p>11.4641593220953</text:p>
              </table:table-cell>
              <table:table-cell office:value-type="float" office:value="11.1862781282226">
                <text:p>11.1862781282226</text:p>
              </table:table-cell>
              <table:table-cell office:value-type="float" office:value="10.8698421032752">
                <text:p>10.8698421032752</text:p>
              </table:table-cell>
              <table:table-cell office:value-type="float" office:value="11.0276132469077">
                <text:p>11.02761324690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5.655">
                <text:p>1035.655</text:p>
              </table:table-cell>
              <table:table-cell office:value-type="float" office:value="11.4728836077298">
                <text:p>11.4728836077298</text:p>
              </table:table-cell>
              <table:table-cell office:value-type="float" office:value="11.1919796721252">
                <text:p>11.1919796721252</text:p>
              </table:table-cell>
              <table:table-cell office:value-type="float" office:value="10.8615753212048">
                <text:p>10.8615753212048</text:p>
              </table:table-cell>
              <table:table-cell office:value-type="float" office:value="11.0251485846757">
                <text:p>11.0251485846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0.65">
                <text:p>1050.65</text:p>
              </table:table-cell>
              <table:table-cell office:value-type="float" office:value="11.0394118642176">
                <text:p>11.0394118642176</text:p>
              </table:table-cell>
              <table:table-cell office:value-type="float" office:value="10.7246853103668">
                <text:p>10.7246853103668</text:p>
              </table:table-cell>
              <table:table-cell office:value-type="float" office:value="10.3977304631273">
                <text:p>10.3977304631273</text:p>
              </table:table-cell>
              <table:table-cell office:value-type="float" office:value="10.5710135819987">
                <text:p>10.5710135819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5.645">
                <text:p>1065.645</text:p>
              </table:table-cell>
              <table:table-cell office:value-type="float" office:value="10.3267934367292">
                <text:p>10.3267934367292</text:p>
              </table:table-cell>
              <table:table-cell office:value-type="float" office:value="9.99952308314117">
                <text:p>9.99952308314117</text:p>
              </table:table-cell>
              <table:table-cell office:value-type="float" office:value="9.63749663014142">
                <text:p>9.63749663014142</text:p>
              </table:table-cell>
              <table:table-cell office:value-type="float" office:value="9.82673632160548">
                <text:p>9.82673632160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0.64">
                <text:p>1080.64</text:p>
              </table:table-cell>
              <table:table-cell office:value-type="float" office:value="10.2078728554746">
                <text:p>10.2078728554746</text:p>
              </table:table-cell>
              <table:table-cell office:value-type="float" office:value="9.89954960642444">
                <text:p>9.89954960642444</text:p>
              </table:table-cell>
              <table:table-cell office:value-type="float" office:value="9.4859726828859">
                <text:p>9.4859726828859</text:p>
              </table:table-cell>
              <table:table-cell office:value-type="float" office:value="9.68204387031318">
                <text:p>9.68204387031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5.635">
                <text:p>1095.635</text:p>
              </table:table-cell>
              <table:table-cell office:value-type="float" office:value="10.6574926730347">
                <text:p>10.6574926730347</text:p>
              </table:table-cell>
              <table:table-cell office:value-type="float" office:value="10.3526705986132">
                <text:p>10.3526705986132</text:p>
              </table:table-cell>
              <table:table-cell office:value-type="float" office:value="9.90150147910272">
                <text:p>9.90150147910272</text:p>
              </table:table-cell>
              <table:table-cell office:value-type="float" office:value="10.1088694122341">
                <text:p>10.10886941223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0.63">
                <text:p>1110.63</text:p>
              </table:table-cell>
              <table:table-cell office:value-type="float" office:value="11.1018195285631">
                <text:p>11.1018195285631</text:p>
              </table:table-cell>
              <table:table-cell office:value-type="float" office:value="10.7969934347218">
                <text:p>10.7969934347218</text:p>
              </table:table-cell>
              <table:table-cell office:value-type="float" office:value="10.3403763486008">
                <text:p>10.3403763486008</text:p>
              </table:table-cell>
              <table:table-cell office:value-type="float" office:value="10.534087686316">
                <text:p>10.534087686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5.625">
                <text:p>1125.625</text:p>
              </table:table-cell>
              <table:table-cell office:value-type="float" office:value="11.1227997877954">
                <text:p>11.1227997877954</text:p>
              </table:table-cell>
              <table:table-cell office:value-type="float" office:value="10.8169511406116">
                <text:p>10.8169511406116</text:p>
              </table:table-cell>
              <table:table-cell office:value-type="float" office:value="10.3329946595232">
                <text:p>10.3329946595232</text:p>
              </table:table-cell>
              <table:table-cell office:value-type="float" office:value="10.5281707398216">
                <text:p>10.5281707398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0.62">
                <text:p>1140.62</text:p>
              </table:table-cell>
              <table:table-cell office:value-type="float" office:value="10.7272470212585">
                <text:p>10.7272470212585</text:p>
              </table:table-cell>
              <table:table-cell office:value-type="float" office:value="10.3995041108084">
                <text:p>10.3995041108084</text:p>
              </table:table-cell>
              <table:table-cell office:value-type="float" office:value="9.87565645528217">
                <text:p>9.87565645528217</text:p>
              </table:table-cell>
              <table:table-cell office:value-type="float" office:value="10.0958272742135">
                <text:p>10.0958272742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5.615">
                <text:p>1155.615</text:p>
              </table:table-cell>
              <table:table-cell office:value-type="float" office:value="10.2496238754166">
                <text:p>10.2496238754166</text:p>
              </table:table-cell>
              <table:table-cell office:value-type="float" office:value="9.93227474391956">
                <text:p>9.93227474391956</text:p>
              </table:table-cell>
              <table:table-cell office:value-type="float" office:value="9.37134155528149">
                <text:p>9.37134155528149</text:p>
              </table:table-cell>
              <table:table-cell office:value-type="float" office:value="9.60017500012709">
                <text:p>9.60017500012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.61">
                <text:p>1170.61</text:p>
              </table:table-cell>
              <table:table-cell office:value-type="float" office:value="10.3419414619563">
                <text:p>10.3419414619563</text:p>
              </table:table-cell>
              <table:table-cell office:value-type="float" office:value="10.0335478613874">
                <text:p>10.0335478613874</text:p>
              </table:table-cell>
              <table:table-cell office:value-type="float" office:value="9.42873509789815">
                <text:p>9.42873509789815</text:p>
              </table:table-cell>
              <table:table-cell office:value-type="float" office:value="9.64993578152082">
                <text:p>9.64993578152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.605">
                <text:p>1185.605</text:p>
              </table:table-cell>
              <table:table-cell office:value-type="float" office:value="10.7937996276127">
                <text:p>10.7937996276127</text:p>
              </table:table-cell>
              <table:table-cell office:value-type="float" office:value="10.5001646304469">
                <text:p>10.5001646304469</text:p>
              </table:table-cell>
              <table:table-cell office:value-type="float" office:value="9.84589932873898">
                <text:p>9.84589932873898</text:p>
              </table:table-cell>
              <table:table-cell office:value-type="float" office:value="10.075354803719">
                <text:p>10.075354803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.6">
                <text:p>1200.6</text:p>
              </table:table-cell>
              <table:table-cell office:value-type="float" office:value="11.0694219207863">
                <text:p>11.0694219207863</text:p>
              </table:table-cell>
              <table:table-cell office:value-type="float" office:value="10.7780023236706">
                <text:p>10.7780023236706</text:p>
              </table:table-cell>
              <table:table-cell office:value-type="float" office:value="10.0986778220598">
                <text:p>10.0986778220598</text:p>
              </table:table-cell>
              <table:table-cell office:value-type="float" office:value="10.3326813398091">
                <text:p>10.3326813398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5.595">
                <text:p>1215.595</text:p>
              </table:table-cell>
              <table:table-cell office:value-type="float" office:value="10.9933962282191">
                <text:p>10.9933962282191</text:p>
              </table:table-cell>
              <table:table-cell office:value-type="float" office:value="10.6916722020853">
                <text:p>10.6916722020853</text:p>
              </table:table-cell>
              <table:table-cell office:value-type="float" office:value="9.99511698577949">
                <text:p>9.99511698577949</text:p>
              </table:table-cell>
              <table:table-cell office:value-type="float" office:value="10.2273584599482">
                <text:p>10.2273584599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0.59">
                <text:p>1230.59</text:p>
              </table:table-cell>
              <table:table-cell office:value-type="float" office:value="10.666549889416">
                <text:p>10.666549889416</text:p>
              </table:table-cell>
              <table:table-cell office:value-type="float" office:value="10.3473218030088">
                <text:p>10.3473218030088</text:p>
              </table:table-cell>
              <table:table-cell office:value-type="float" office:value="9.62444251442688">
                <text:p>9.62444251442688</text:p>
              </table:table-cell>
              <table:table-cell office:value-type="float" office:value="9.86655915680634">
                <text:p>9.86655915680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5.585">
                <text:p>1245.585</text:p>
              </table:table-cell>
              <table:table-cell office:value-type="float" office:value="10.5776126978872">
                <text:p>10.5776126978872</text:p>
              </table:table-cell>
              <table:table-cell office:value-type="float" office:value="10.2808483955486">
                <text:p>10.2808483955486</text:p>
              </table:table-cell>
              <table:table-cell office:value-type="float" office:value="9.4920305269481">
                <text:p>9.4920305269481</text:p>
              </table:table-cell>
              <table:table-cell office:value-type="float" office:value="9.75443488172356">
                <text:p>9.75443488172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0.58">
                <text:p>1260.58</text:p>
              </table:table-cell>
              <table:table-cell office:value-type="float" office:value="10.8840514786962">
                <text:p>10.8840514786962</text:p>
              </table:table-cell>
              <table:table-cell office:value-type="float" office:value="10.5872690737776">
                <text:p>10.5872690737776</text:p>
              </table:table-cell>
              <table:table-cell office:value-type="float" office:value="9.75637692954997">
                <text:p>9.75637692954997</text:p>
              </table:table-cell>
              <table:table-cell office:value-type="float" office:value="10.0326764718719">
                <text:p>10.0326764718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5.575">
                <text:p>1275.575</text:p>
              </table:table-cell>
              <table:table-cell office:value-type="float" office:value="11.1356998220964">
                <text:p>11.1356998220964</text:p>
              </table:table-cell>
              <table:table-cell office:value-type="float" office:value="10.8682292408053">
                <text:p>10.8682292408053</text:p>
              </table:table-cell>
              <table:table-cell office:value-type="float" office:value="10.007239500262">
                <text:p>10.007239500262</text:p>
              </table:table-cell>
              <table:table-cell office:value-type="float" office:value="10.2789073487387">
                <text:p>10.2789073487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0.57">
                <text:p>1290.57</text:p>
              </table:table-cell>
              <table:table-cell office:value-type="float" office:value="11.1612832835097">
                <text:p>11.1612832835097</text:p>
              </table:table-cell>
              <table:table-cell office:value-type="float" office:value="10.8787059783627">
                <text:p>10.8787059783627</text:p>
              </table:table-cell>
              <table:table-cell office:value-type="float" office:value="10.0180277674226">
                <text:p>10.0180277674226</text:p>
              </table:table-cell>
              <table:table-cell office:value-type="float" office:value="10.292494824105">
                <text:p>10.292494824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5.565">
                <text:p>1305.565</text:p>
              </table:table-cell>
              <table:table-cell office:value-type="float" office:value="10.9146874632579">
                <text:p>10.9146874632579</text:p>
              </table:table-cell>
              <table:table-cell office:value-type="float" office:value="10.6323659215493">
                <text:p>10.6323659215493</text:p>
              </table:table-cell>
              <table:table-cell office:value-type="float" office:value="9.74860541945084">
                <text:p>9.74860541945084</text:p>
              </table:table-cell>
              <table:table-cell office:value-type="float" office:value="10.0373208687989">
                <text:p>10.0373208687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0.56">
                <text:p>1320.56</text:p>
              </table:table-cell>
              <table:table-cell office:value-type="float" office:value="10.7766866015471">
                <text:p>10.7766866015471</text:p>
              </table:table-cell>
              <table:table-cell office:value-type="float" office:value="10.4867233352975">
                <text:p>10.4867233352975</text:p>
              </table:table-cell>
              <table:table-cell office:value-type="float" office:value="9.57977599033335">
                <text:p>9.57977599033335</text:p>
              </table:table-cell>
              <table:table-cell office:value-type="float" office:value="9.89097523895338">
                <text:p>9.890975238953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5.555">
                <text:p>1335.555</text:p>
              </table:table-cell>
              <table:table-cell office:value-type="float" office:value="10.9762893083786">
                <text:p>10.9762893083786</text:p>
              </table:table-cell>
              <table:table-cell office:value-type="float" office:value="10.7108150279068">
                <text:p>10.7108150279068</text:p>
              </table:table-cell>
              <table:table-cell office:value-type="float" office:value="9.75708940437485">
                <text:p>9.75708940437485</text:p>
              </table:table-cell>
              <table:table-cell office:value-type="float" office:value="10.0690247843115">
                <text:p>10.0690247843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0.55">
                <text:p>1350.55</text:p>
              </table:table-cell>
              <table:table-cell office:value-type="float" office:value="11.2383467328862">
                <text:p>11.2383467328862</text:p>
              </table:table-cell>
              <table:table-cell office:value-type="float" office:value="10.9709413083805">
                <text:p>10.9709413083805</text:p>
              </table:table-cell>
              <table:table-cell office:value-type="float" office:value="10.0186181807354">
                <text:p>10.0186181807354</text:p>
              </table:table-cell>
              <table:table-cell office:value-type="float" office:value="10.323019938553">
                <text:p>10.3230199385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5.545">
                <text:p>1365.545</text:p>
              </table:table-cell>
              <table:table-cell office:value-type="float" office:value="11.2330782870086">
                <text:p>11.2330782870086</text:p>
              </table:table-cell>
              <table:table-cell office:value-type="float" office:value="10.9640398176971">
                <text:p>10.9640398176971</text:p>
              </table:table-cell>
              <table:table-cell office:value-type="float" office:value="10.0237058300631">
                <text:p>10.0237058300631</text:p>
              </table:table-cell>
              <table:table-cell office:value-type="float" office:value="10.3429806931594">
                <text:p>10.34298069315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0.54">
                <text:p>1380.54</text:p>
              </table:table-cell>
              <table:table-cell office:value-type="float" office:value="10.9575145890056">
                <text:p>10.9575145890056</text:p>
              </table:table-cell>
              <table:table-cell office:value-type="float" office:value="10.6809265834026">
                <text:p>10.6809265834026</text:p>
              </table:table-cell>
              <table:table-cell office:value-type="float" office:value="9.75248433359728">
                <text:p>9.75248433359728</text:p>
              </table:table-cell>
              <table:table-cell office:value-type="float" office:value="10.0731698574562">
                <text:p>10.0731698574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5.535">
                <text:p>1395.535</text:p>
              </table:table-cell>
              <table:table-cell office:value-type="float" office:value="10.6447519955452">
                <text:p>10.6447519955452</text:p>
              </table:table-cell>
              <table:table-cell office:value-type="float" office:value="10.3494301475345">
                <text:p>10.3494301475345</text:p>
              </table:table-cell>
              <table:table-cell office:value-type="float" office:value="9.42853705686512">
                <text:p>9.42853705686512</text:p>
              </table:table-cell>
              <table:table-cell office:value-type="float" office:value="9.75825957209049">
                <text:p>9.758259572090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0.53">
                <text:p>1410.53</text:p>
              </table:table-cell>
              <table:table-cell office:value-type="float" office:value="10.7125038815438">
                <text:p>10.7125038815438</text:p>
              </table:table-cell>
              <table:table-cell office:value-type="float" office:value="10.4236828636983">
                <text:p>10.4236828636983</text:p>
              </table:table-cell>
              <table:table-cell office:value-type="float" office:value="9.48040180180318">
                <text:p>9.48040180180318</text:p>
              </table:table-cell>
              <table:table-cell office:value-type="float" office:value="9.83896140640975">
                <text:p>9.83896140640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25.525">
                <text:p>1425.525</text:p>
              </table:table-cell>
              <table:table-cell office:value-type="float" office:value="11.0327997053931">
                <text:p>11.0327997053931</text:p>
              </table:table-cell>
              <table:table-cell office:value-type="float" office:value="10.7453544840574">
                <text:p>10.7453544840574</text:p>
              </table:table-cell>
              <table:table-cell office:value-type="float" office:value="9.81954396977278">
                <text:p>9.81954396977278</text:p>
              </table:table-cell>
              <table:table-cell office:value-type="float" office:value="10.1873542695753">
                <text:p>10.1873542695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.52">
                <text:p>1440.52</text:p>
              </table:table-cell>
              <table:table-cell office:value-type="float" office:value="11.1469456492721">
                <text:p>11.1469456492721</text:p>
              </table:table-cell>
              <table:table-cell office:value-type="float" office:value="10.8506887408232">
                <text:p>10.8506887408232</text:p>
              </table:table-cell>
              <table:table-cell office:value-type="float" office:value="9.96385822337581">
                <text:p>9.96385822337581</text:p>
              </table:table-cell>
              <table:table-cell office:value-type="float" office:value="10.3183614812503">
                <text:p>10.3183614812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55.515">
                <text:p>1455.515</text:p>
              </table:table-cell>
              <table:table-cell office:value-type="float" office:value="10.9126247595662">
                <text:p>10.9126247595662</text:p>
              </table:table-cell>
              <table:table-cell office:value-type="float" office:value="10.589558618151">
                <text:p>10.589558618151</text:p>
              </table:table-cell>
              <table:table-cell office:value-type="float" office:value="9.74348507249458">
                <text:p>9.74348507249458</text:p>
              </table:table-cell>
              <table:table-cell office:value-type="float" office:value="10.1060809095555">
                <text:p>10.10608090955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0.51">
                <text:p>1470.51</text:p>
              </table:table-cell>
              <table:table-cell office:value-type="float" office:value="10.4166051725127">
                <text:p>10.4166051725127</text:p>
              </table:table-cell>
              <table:table-cell office:value-type="float" office:value="10.0886965220918">
                <text:p>10.0886965220918</text:p>
              </table:table-cell>
              <table:table-cell office:value-type="float" office:value="9.2457589069739">
                <text:p>9.2457589069739</text:p>
              </table:table-cell>
              <table:table-cell office:value-type="float" office:value="9.62186726532736">
                <text:p>9.62186726532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5.505">
                <text:p>1485.505</text:p>
              </table:table-cell>
              <table:table-cell office:value-type="float" office:value="10.1281932066698">
                <text:p>10.1281932066698</text:p>
              </table:table-cell>
              <table:table-cell office:value-type="float" office:value="9.79494754150173">
                <text:p>9.79494754150173</text:p>
              </table:table-cell>
              <table:table-cell office:value-type="float" office:value="8.96128134736229">
                <text:p>8.96128134736229</text:p>
              </table:table-cell>
              <table:table-cell office:value-type="float" office:value="9.34958224994052">
                <text:p>9.34958224994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.5">
                <text:p>1500.5</text:p>
              </table:table-cell>
              <table:table-cell office:value-type="float" office:value="10.3865833586698">
                <text:p>10.3865833586698</text:p>
              </table:table-cell>
              <table:table-cell office:value-type="float" office:value="10.0329988091272">
                <text:p>10.0329988091272</text:p>
              </table:table-cell>
              <table:table-cell office:value-type="float" office:value="9.21696543700878">
                <text:p>9.21696543700878</text:p>
              </table:table-cell>
              <table:table-cell office:value-type="float" office:value="9.62176013165626">
                <text:p>9.62176013165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15.495">
                <text:p>1515.495</text:p>
              </table:table-cell>
              <table:table-cell office:value-type="float" office:value="10.7419368102053">
                <text:p>10.7419368102053</text:p>
              </table:table-cell>
              <table:table-cell office:value-type="float" office:value="10.3871501305626">
                <text:p>10.3871501305626</text:p>
              </table:table-cell>
              <table:table-cell office:value-type="float" office:value="9.60295167295643">
                <text:p>9.60295167295643</text:p>
              </table:table-cell>
              <table:table-cell office:value-type="float" office:value="10.0172498077558">
                <text:p>10.01724980775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30.49">
                <text:p>1530.49</text:p>
              </table:table-cell>
              <table:table-cell office:value-type="float" office:value="10.7970755269267">
                <text:p>10.7970755269267</text:p>
              </table:table-cell>
              <table:table-cell office:value-type="float" office:value="10.4350056345472">
                <text:p>10.4350056345472</text:p>
              </table:table-cell>
              <table:table-cell office:value-type="float" office:value="9.69678580798393">
                <text:p>9.69678580798393</text:p>
              </table:table-cell>
              <table:table-cell office:value-type="float" office:value="10.1104434488269">
                <text:p>10.11044344882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5.485">
                <text:p>1545.485</text:p>
              </table:table-cell>
              <table:table-cell office:value-type="float" office:value="10.4348449971178">
                <text:p>10.4348449971178</text:p>
              </table:table-cell>
              <table:table-cell office:value-type="float" office:value="10.0510052967761">
                <text:p>10.0510052967761</text:p>
              </table:table-cell>
              <table:table-cell office:value-type="float" office:value="9.3282499608474">
                <text:p>9.3282499608474</text:p>
              </table:table-cell>
              <table:table-cell office:value-type="float" office:value="9.75053070137161">
                <text:p>9.75053070137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.48">
                <text:p>1560.48</text:p>
              </table:table-cell>
              <table:table-cell office:value-type="float" office:value="9.78285663641509">
                <text:p>9.78285663641509</text:p>
              </table:table-cell>
              <table:table-cell office:value-type="float" office:value="9.36981272994016">
                <text:p>9.36981272994016</text:p>
              </table:table-cell>
              <table:table-cell office:value-type="float" office:value="8.65906788045386">
                <text:p>8.65906788045386</text:p>
              </table:table-cell>
              <table:table-cell office:value-type="float" office:value="9.08903950520028">
                <text:p>9.08903950520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.475">
                <text:p>1575.475</text:p>
              </table:table-cell>
              <table:table-cell office:value-type="float" office:value="9.53407863453417">
                <text:p>9.53407863453417</text:p>
              </table:table-cell>
              <table:table-cell office:value-type="float" office:value="9.11358810883826">
                <text:p>9.11358810883826</text:p>
              </table:table-cell>
              <table:table-cell office:value-type="float" office:value="8.40739804776077">
                <text:p>8.40739804776077</text:p>
              </table:table-cell>
              <table:table-cell office:value-type="float" office:value="8.8641281543593">
                <text:p>8.86412815435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0.47">
                <text:p>1590.47</text:p>
              </table:table-cell>
              <table:table-cell office:value-type="float" office:value="9.90592439712819">
                <text:p>9.90592439712819</text:p>
              </table:table-cell>
              <table:table-cell office:value-type="float" office:value="9.48071423557817">
                <text:p>9.48071423557817</text:p>
              </table:table-cell>
              <table:table-cell office:value-type="float" office:value="8.79310197034705">
                <text:p>8.79310197034705</text:p>
              </table:table-cell>
              <table:table-cell office:value-type="float" office:value="9.26014815016474">
                <text:p>9.26014815016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5.465">
                <text:p>1605.465</text:p>
              </table:table-cell>
              <table:table-cell office:value-type="float" office:value="10.3221735442771">
                <text:p>10.3221735442771</text:p>
              </table:table-cell>
              <table:table-cell office:value-type="float" office:value="9.89462367887383">
                <text:p>9.89462367887383</text:p>
              </table:table-cell>
              <table:table-cell office:value-type="float" office:value="9.23620137493843">
                <text:p>9.23620137493843</text:p>
              </table:table-cell>
              <table:table-cell office:value-type="float" office:value="9.70752508248233">
                <text:p>9.70752508248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0.46">
                <text:p>1620.46</text:p>
              </table:table-cell>
              <table:table-cell office:value-type="float" office:value="10.4065050098823">
                <text:p>10.4065050098823</text:p>
              </table:table-cell>
              <table:table-cell office:value-type="float" office:value="9.95691997561112">
                <text:p>9.95691997561112</text:p>
              </table:table-cell>
              <table:table-cell office:value-type="float" office:value="9.32675592563156">
                <text:p>9.32675592563156</text:p>
              </table:table-cell>
              <table:table-cell office:value-type="float" office:value="9.78556576966568">
                <text:p>9.78556576966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.455">
                <text:p>1635.455</text:p>
              </table:table-cell>
              <table:table-cell office:value-type="float" office:value="10.0081242949065">
                <text:p>10.0081242949065</text:p>
              </table:table-cell>
              <table:table-cell office:value-type="float" office:value="9.52958872449321">
                <text:p>9.52958872449321</text:p>
              </table:table-cell>
              <table:table-cell office:value-type="float" office:value="8.88185337410593">
                <text:p>8.88185337410593</text:p>
              </table:table-cell>
              <table:table-cell office:value-type="float" office:value="9.3572558716036">
                <text:p>9.35725587160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0.45">
                <text:p>1650.45</text:p>
              </table:table-cell>
              <table:table-cell office:value-type="float" office:value="9.31488355806109">
                <text:p>9.31488355806109</text:p>
              </table:table-cell>
              <table:table-cell office:value-type="float" office:value="8.83936851270639">
                <text:p>8.83936851270639</text:p>
              </table:table-cell>
              <table:table-cell office:value-type="float" office:value="8.17845677187665">
                <text:p>8.17845677187665</text:p>
              </table:table-cell>
              <table:table-cell office:value-type="float" office:value="8.68428120876013">
                <text:p>8.684281208760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5.445">
                <text:p>1665.445</text:p>
              </table:table-cell>
              <table:table-cell office:value-type="float" office:value="9.13340185191198">
                <text:p>9.13340185191198</text:p>
              </table:table-cell>
              <table:table-cell office:value-type="float" office:value="8.65453505478703">
                <text:p>8.65453505478703</text:p>
              </table:table-cell>
              <table:table-cell office:value-type="float" office:value="7.99705974433797">
                <text:p>7.99705974433797</text:p>
              </table:table-cell>
              <table:table-cell office:value-type="float" office:value="8.51899604302463">
                <text:p>8.518996043024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0.44">
                <text:p>1680.44</text:p>
              </table:table-cell>
              <table:table-cell office:value-type="float" office:value="9.57378865651292">
                <text:p>9.57378865651292</text:p>
              </table:table-cell>
              <table:table-cell office:value-type="float" office:value="9.10706100453235">
                <text:p>9.10706100453235</text:p>
              </table:table-cell>
              <table:table-cell office:value-type="float" office:value="8.45193222870268">
                <text:p>8.45193222870268</text:p>
              </table:table-cell>
              <table:table-cell office:value-type="float" office:value="8.97160127231832">
                <text:p>8.971601272318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5.435">
                <text:p>1695.435</text:p>
              </table:table-cell>
              <table:table-cell office:value-type="float" office:value="10.0908792007272">
                <text:p>10.0908792007272</text:p>
              </table:table-cell>
              <table:table-cell office:value-type="float" office:value="9.59733935770477">
                <text:p>9.59733935770477</text:p>
              </table:table-cell>
              <table:table-cell office:value-type="float" office:value="8.96357829454037">
                <text:p>8.96357829454037</text:p>
              </table:table-cell>
              <table:table-cell office:value-type="float" office:value="9.47824835230653">
                <text:p>9.47824835230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0.43">
                <text:p>1710.43</text:p>
              </table:table-cell>
              <table:table-cell office:value-type="float" office:value="10.1651211566233">
                <text:p>10.1651211566233</text:p>
              </table:table-cell>
              <table:table-cell office:value-type="float" office:value="9.65678959956814">
                <text:p>9.65678959956814</text:p>
              </table:table-cell>
              <table:table-cell office:value-type="float" office:value="9.0178713542884">
                <text:p>9.0178713542884</text:p>
              </table:table-cell>
              <table:table-cell office:value-type="float" office:value="9.53727383293769">
                <text:p>9.537273832937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25.425">
                <text:p>1725.425</text:p>
              </table:table-cell>
              <table:table-cell office:value-type="float" office:value="9.78161662920897">
                <text:p>9.78161662920897</text:p>
              </table:table-cell>
              <table:table-cell office:value-type="float" office:value="9.27117967335164">
                <text:p>9.27117967335164</text:p>
              </table:table-cell>
              <table:table-cell office:value-type="float" office:value="8.59801407584126">
                <text:p>8.59801407584126</text:p>
              </table:table-cell>
              <table:table-cell office:value-type="float" office:value="9.1306227972041">
                <text:p>9.13062279720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0.42">
                <text:p>1740.42</text:p>
              </table:table-cell>
              <table:table-cell office:value-type="float" office:value="9.23102204034705">
                <text:p>9.23102204034705</text:p>
              </table:table-cell>
              <table:table-cell office:value-type="float" office:value="8.72473863182186">
                <text:p>8.72473863182186</text:p>
              </table:table-cell>
              <table:table-cell office:value-type="float" office:value="8.02608349891236">
                <text:p>8.02608349891236</text:p>
              </table:table-cell>
              <table:table-cell office:value-type="float" office:value="8.5858065656935">
                <text:p>8.5858065656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5.415">
                <text:p>1755.415</text:p>
              </table:table-cell>
              <table:table-cell office:value-type="float" office:value="9.18593645934356">
                <text:p>9.18593645934356</text:p>
              </table:table-cell>
              <table:table-cell office:value-type="float" office:value="8.68699840000979">
                <text:p>8.68699840000979</text:p>
              </table:table-cell>
              <table:table-cell office:value-type="float" office:value="7.99392141386913">
                <text:p>7.99392141386913</text:p>
              </table:table-cell>
              <table:table-cell office:value-type="float" office:value="8.55620932633202">
                <text:p>8.55620932633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0.41">
                <text:p>1770.41</text:p>
              </table:table-cell>
              <table:table-cell office:value-type="float" office:value="9.60984176682549">
                <text:p>9.60984176682549</text:p>
              </table:table-cell>
              <table:table-cell office:value-type="float" office:value="9.118163400593">
                <text:p>9.118163400593</text:p>
              </table:table-cell>
              <table:table-cell office:value-type="float" office:value="8.43746996642523">
                <text:p>8.43746996642523</text:p>
              </table:table-cell>
              <table:table-cell office:value-type="float" office:value="9.00656836523106">
                <text:p>9.00656836523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85.405">
                <text:p>1785.405</text:p>
              </table:table-cell>
              <table:table-cell office:value-type="float" office:value="10.0238022589693">
                <text:p>10.0238022589693</text:p>
              </table:table-cell>
              <table:table-cell office:value-type="float" office:value="9.52599554345794">
                <text:p>9.52599554345794</text:p>
              </table:table-cell>
              <table:table-cell office:value-type="float" office:value="8.83183033310433">
                <text:p>8.83183033310433</text:p>
              </table:table-cell>
              <table:table-cell office:value-type="float" office:value="9.3913658348744">
                <text:p>9.3913658348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0.4">
                <text:p>1800.4</text:p>
              </table:table-cell>
              <table:table-cell office:value-type="float" office:value="10.033189811119">
                <text:p>10.033189811119</text:p>
              </table:table-cell>
              <table:table-cell office:value-type="float" office:value="9.52925630949568">
                <text:p>9.52925630949568</text:p>
              </table:table-cell>
              <table:table-cell office:value-type="float" office:value="8.81748387580978">
                <text:p>8.81748387580978</text:p>
              </table:table-cell>
              <table:table-cell office:value-type="float" office:value="9.38921003705525">
                <text:p>9.38921003705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5.395">
                <text:p>1815.395</text:p>
              </table:table-cell>
              <table:table-cell office:value-type="float" office:value="9.66177890404397">
                <text:p>9.66177890404397</text:p>
              </table:table-cell>
              <table:table-cell office:value-type="float" office:value="9.16609510539119">
                <text:p>9.16609510539119</text:p>
              </table:table-cell>
              <table:table-cell office:value-type="float" office:value="8.43155418175713">
                <text:p>8.43155418175713</text:p>
              </table:table-cell>
              <table:table-cell office:value-type="float" office:value="9.02098104139907">
                <text:p>9.02098104139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0.39">
                <text:p>1830.39</text:p>
              </table:table-cell>
              <table:table-cell office:value-type="float" office:value="9.41129758303625">
                <text:p>9.41129758303625</text:p>
              </table:table-cell>
              <table:table-cell office:value-type="float" office:value="8.92654824744586">
                <text:p>8.92654824744586</text:p>
              </table:table-cell>
              <table:table-cell office:value-type="float" office:value="8.17959447090035">
                <text:p>8.17959447090035</text:p>
              </table:table-cell>
              <table:table-cell office:value-type="float" office:value="8.79448184014934">
                <text:p>8.79448184014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5.385">
                <text:p>1845.385</text:p>
              </table:table-cell>
              <table:table-cell office:value-type="float" office:value="9.54398430045982">
                <text:p>9.54398430045982</text:p>
              </table:table-cell>
              <table:table-cell office:value-type="float" office:value="9.08322147650154">
                <text:p>9.08322147650154</text:p>
              </table:table-cell>
              <table:table-cell office:value-type="float" office:value="8.34170672350327">
                <text:p>8.34170672350327</text:p>
              </table:table-cell>
              <table:table-cell office:value-type="float" office:value="8.95597494807838">
                <text:p>8.95597494807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0.38">
                <text:p>1860.38</text:p>
              </table:table-cell>
              <table:table-cell office:value-type="float" office:value="9.86686000040456">
                <text:p>9.86686000040456</text:p>
              </table:table-cell>
              <table:table-cell office:value-type="float" office:value="9.42120533217388">
                <text:p>9.42120533217388</text:p>
              </table:table-cell>
              <table:table-cell office:value-type="float" office:value="8.69239514794648">
                <text:p>8.69239514794648</text:p>
              </table:table-cell>
              <table:table-cell office:value-type="float" office:value="9.29425807143599">
                <text:p>9.29425807143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75.375">
                <text:p>1875.375</text:p>
              </table:table-cell>
              <table:table-cell office:value-type="float" office:value="10.0625869763012">
                <text:p>10.0625869763012</text:p>
              </table:table-cell>
              <table:table-cell office:value-type="float" office:value="9.59874788393124">
                <text:p>9.59874788393124</text:p>
              </table:table-cell>
              <table:table-cell office:value-type="float" office:value="8.86541447091057">
                <text:p>8.86541447091057</text:p>
              </table:table-cell>
              <table:table-cell office:value-type="float" office:value="9.4678983636946">
                <text:p>9.4678983636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0.37">
                <text:p>1890.37</text:p>
              </table:table-cell>
              <table:table-cell office:value-type="float" office:value="9.90760152020332">
                <text:p>9.90760152020332</text:p>
              </table:table-cell>
              <table:table-cell office:value-type="float" office:value="9.45409629599269">
                <text:p>9.45409629599269</text:p>
              </table:table-cell>
              <table:table-cell office:value-type="float" office:value="8.71375172296913">
                <text:p>8.71375172296913</text:p>
              </table:table-cell>
              <table:table-cell office:value-type="float" office:value="9.31502994086663">
                <text:p>9.315029940866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05.365">
                <text:p>1905.365</text:p>
              </table:table-cell>
              <table:table-cell office:value-type="float" office:value="9.70644637630041">
                <text:p>9.70644637630041</text:p>
              </table:table-cell>
              <table:table-cell office:value-type="float" office:value="9.2615459703027">
                <text:p>9.2615459703027</text:p>
              </table:table-cell>
              <table:table-cell office:value-type="float" office:value="8.53519441087024">
                <text:p>8.53519441087024</text:p>
              </table:table-cell>
              <table:table-cell office:value-type="float" office:value="9.1500906252581">
                <text:p>9.15009062525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20.36">
                <text:p>1920.36</text:p>
              </table:table-cell>
              <table:table-cell office:value-type="float" office:value="9.72076284400453">
                <text:p>9.72076284400453</text:p>
              </table:table-cell>
              <table:table-cell office:value-type="float" office:value="9.29585945560249">
                <text:p>9.29585945560249</text:p>
              </table:table-cell>
              <table:table-cell office:value-type="float" office:value="8.59594571980579">
                <text:p>8.59594571980579</text:p>
              </table:table-cell>
              <table:table-cell office:value-type="float" office:value="9.21826965462397">
                <text:p>9.218269654623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35.355">
                <text:p>1935.355</text:p>
              </table:table-cell>
              <table:table-cell office:value-type="float" office:value="9.8998947461666">
                <text:p>9.8998947461666</text:p>
              </table:table-cell>
              <table:table-cell office:value-type="float" office:value="9.48100191459811">
                <text:p>9.48100191459811</text:p>
              </table:table-cell>
              <table:table-cell office:value-type="float" office:value="8.8236053014189">
                <text:p>8.8236053014189</text:p>
              </table:table-cell>
              <table:table-cell office:value-type="float" office:value="9.44373023954445">
                <text:p>9.443730239544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0.35">
                <text:p>1950.35</text:p>
              </table:table-cell>
              <table:table-cell office:value-type="float" office:value="10.029852274109">
                <text:p>10.029852274109</text:p>
              </table:table-cell>
              <table:table-cell office:value-type="float" office:value="9.60783815295598">
                <text:p>9.60783815295598</text:p>
              </table:table-cell>
              <table:table-cell office:value-type="float" office:value="8.97470377398472">
                <text:p>8.97470377398472</text:p>
              </table:table-cell>
              <table:table-cell office:value-type="float" office:value="9.58159436740884">
                <text:p>9.58159436740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5.345">
                <text:p>1965.345</text:p>
              </table:table-cell>
              <table:table-cell office:value-type="float" office:value="9.90578903889611">
                <text:p>9.90578903889611</text:p>
              </table:table-cell>
              <table:table-cell office:value-type="float" office:value="9.4770906710904">
                <text:p>9.4770906710904</text:p>
              </table:table-cell>
              <table:table-cell office:value-type="float" office:value="8.86451868312053">
                <text:p>8.86451868312053</text:p>
              </table:table-cell>
              <table:table-cell office:value-type="float" office:value="9.48446052497041">
                <text:p>9.484460524970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0.34">
                <text:p>1980.34</text:p>
              </table:table-cell>
              <table:table-cell office:value-type="float" office:value="9.62603616056984">
                <text:p>9.62603616056984</text:p>
              </table:table-cell>
              <table:table-cell office:value-type="float" office:value="9.1987035462117">
                <text:p>9.1987035462117</text:p>
              </table:table-cell>
              <table:table-cell office:value-type="float" office:value="8.63447310681404">
                <text:p>8.63447310681404</text:p>
              </table:table-cell>
              <table:table-cell office:value-type="float" office:value="9.265160361633">
                <text:p>9.2651603616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5.335">
                <text:p>1995.335</text:p>
              </table:table-cell>
              <table:table-cell office:value-type="float" office:value="9.56389699568414">
                <text:p>9.56389699568414</text:p>
              </table:table-cell>
              <table:table-cell office:value-type="float" office:value="9.14073195467659">
                <text:p>9.14073195467659</text:p>
              </table:table-cell>
              <table:table-cell office:value-type="float" office:value="8.6312635577595">
                <text:p>8.6312635577595</text:p>
              </table:table-cell>
              <table:table-cell office:value-type="float" office:value="9.26119498330694">
                <text:p>9.261194983306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0.33">
                <text:p>2010.33</text:p>
              </table:table-cell>
              <table:table-cell office:value-type="float" office:value="9.73696735620202">
                <text:p>9.73696735620202</text:p>
              </table:table-cell>
              <table:table-cell office:value-type="float" office:value="9.32898957286465">
                <text:p>9.32898957286465</text:p>
              </table:table-cell>
              <table:table-cell office:value-type="float" office:value="8.8664485141356">
                <text:p>8.8664485141356</text:p>
              </table:table-cell>
              <table:table-cell office:value-type="float" office:value="9.50610471509258">
                <text:p>9.50610471509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5.325">
                <text:p>2025.325</text:p>
              </table:table-cell>
              <table:table-cell office:value-type="float" office:value="9.88637468819168">
                <text:p>9.88637468819168</text:p>
              </table:table-cell>
              <table:table-cell office:value-type="float" office:value="9.44120652456632">
                <text:p>9.44120652456632</text:p>
              </table:table-cell>
              <table:table-cell office:value-type="float" office:value="9.03312099854474">
                <text:p>9.03312099854474</text:p>
              </table:table-cell>
              <table:table-cell office:value-type="float" office:value="9.65747201266654">
                <text:p>9.657472012666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0.32">
                <text:p>2040.32</text:p>
              </table:table-cell>
              <table:table-cell office:value-type="float" office:value="9.71790505878733">
                <text:p>9.71790505878733</text:p>
              </table:table-cell>
              <table:table-cell office:value-type="float" office:value="9.26614377118122">
                <text:p>9.26614377118122</text:p>
              </table:table-cell>
              <table:table-cell office:value-type="float" office:value="8.90529236200364">
                <text:p>8.90529236200364</text:p>
              </table:table-cell>
              <table:table-cell office:value-type="float" office:value="9.54262683874137">
                <text:p>9.542626838741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5.315">
                <text:p>2055.315</text:p>
              </table:table-cell>
              <table:table-cell office:value-type="float" office:value="9.32487909202411">
                <text:p>9.32487909202411</text:p>
              </table:table-cell>
              <table:table-cell office:value-type="float" office:value="8.84558129034019">
                <text:p>8.84558129034019</text:p>
              </table:table-cell>
              <table:table-cell office:value-type="float" office:value="8.55463724310817">
                <text:p>8.55463724310817</text:p>
              </table:table-cell>
              <table:table-cell office:value-type="float" office:value="9.19606867042708">
                <text:p>9.196068670427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0.31">
                <text:p>2070.31</text:p>
              </table:table-cell>
              <table:table-cell office:value-type="float" office:value="9.07469691668415">
                <text:p>9.07469691668415</text:p>
              </table:table-cell>
              <table:table-cell office:value-type="float" office:value="8.59185640983727">
                <text:p>8.59185640983727</text:p>
              </table:table-cell>
              <table:table-cell office:value-type="float" office:value="8.36523810819265">
                <text:p>8.36523810819265</text:p>
              </table:table-cell>
              <table:table-cell office:value-type="float" office:value="9.0189712686306">
                <text:p>9.0189712686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5.305">
                <text:p>2085.305</text:p>
              </table:table-cell>
              <table:table-cell office:value-type="float" office:value="9.24386304693285">
                <text:p>9.24386304693285</text:p>
              </table:table-cell>
              <table:table-cell office:value-type="float" office:value="8.74665926896465">
                <text:p>8.74665926896465</text:p>
              </table:table-cell>
              <table:table-cell office:value-type="float" office:value="8.58645852266971">
                <text:p>8.58645852266971</text:p>
              </table:table-cell>
              <table:table-cell office:value-type="float" office:value="9.24519031483903">
                <text:p>9.24519031483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0.3">
                <text:p>2100.3</text:p>
              </table:table-cell>
              <table:table-cell office:value-type="float" office:value="9.5308661001057">
                <text:p>9.5308661001057</text:p>
              </table:table-cell>
              <table:table-cell office:value-type="float" office:value="9.01236262278817">
                <text:p>9.01236262278817</text:p>
              </table:table-cell>
              <table:table-cell office:value-type="float" office:value="8.89301439425007">
                <text:p>8.89301439425007</text:p>
              </table:table-cell>
              <table:table-cell office:value-type="float" office:value="9.55372915332894">
                <text:p>9.55372915332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5.295">
                <text:p>2115.295</text:p>
              </table:table-cell>
              <table:table-cell office:value-type="float" office:value="9.5008750398746">
                <text:p>9.5008750398746</text:p>
              </table:table-cell>
              <table:table-cell office:value-type="float" office:value="8.94356469084574">
                <text:p>8.94356469084574</text:p>
              </table:table-cell>
              <table:table-cell office:value-type="float" office:value="8.88012387257506">
                <text:p>8.88012387257506</text:p>
              </table:table-cell>
              <table:table-cell office:value-type="float" office:value="9.55552562916614">
                <text:p>9.555525629166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0.29">
                <text:p>2130.29</text:p>
              </table:table-cell>
              <table:table-cell office:value-type="float" office:value="9.06040680804768">
                <text:p>9.06040680804768</text:p>
              </table:table-cell>
              <table:table-cell office:value-type="float" office:value="8.46926775954643">
                <text:p>8.46926775954643</text:p>
              </table:table-cell>
              <table:table-cell office:value-type="float" office:value="8.44735275162528">
                <text:p>8.44735275162528</text:p>
              </table:table-cell>
              <table:table-cell office:value-type="float" office:value="9.12997502703375">
                <text:p>9.12997502703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5.285">
                <text:p>2145.285</text:p>
              </table:table-cell>
              <table:table-cell office:value-type="float" office:value="8.49254878951733">
                <text:p>8.49254878951733</text:p>
              </table:table-cell>
              <table:table-cell office:value-type="float" office:value="7.88797868360379">
                <text:p>7.88797868360379</text:p>
              </table:table-cell>
              <table:table-cell office:value-type="float" office:value="7.91111024443298">
                <text:p>7.91111024443298</text:p>
              </table:table-cell>
              <table:table-cell office:value-type="float" office:value="8.61860408076754">
                <text:p>8.618604080767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0.28">
                <text:p>2160.28</text:p>
              </table:table-cell>
              <table:table-cell office:value-type="float" office:value="8.38150617008163">
                <text:p>8.38150617008163</text:p>
              </table:table-cell>
              <table:table-cell office:value-type="float" office:value="7.76901504628438">
                <text:p>7.76901504628438</text:p>
              </table:table-cell>
              <table:table-cell office:value-type="float" office:value="7.83125338401506">
                <text:p>7.83125338401506</text:p>
              </table:table-cell>
              <table:table-cell office:value-type="float" office:value="8.54308979044179">
                <text:p>8.54308979044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5.275">
                <text:p>2175.275</text:p>
              </table:table-cell>
              <table:table-cell office:value-type="float" office:value="8.76955982492114">
                <text:p>8.76955982492114</text:p>
              </table:table-cell>
              <table:table-cell office:value-type="float" office:value="8.14154654034894">
                <text:p>8.14154654034894</text:p>
              </table:table-cell>
              <table:table-cell office:value-type="float" office:value="8.23875668301469">
                <text:p>8.23875668301469</text:p>
              </table:table-cell>
              <table:table-cell office:value-type="float" office:value="8.94960854474575">
                <text:p>8.949608544745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0.27">
                <text:p>2190.27</text:p>
              </table:table-cell>
              <table:table-cell office:value-type="float" office:value="9.09827116347748">
                <text:p>9.09827116347748</text:p>
              </table:table-cell>
              <table:table-cell office:value-type="float" office:value="8.41873831411951">
                <text:p>8.41873831411951</text:p>
              </table:table-cell>
              <table:table-cell office:value-type="float" office:value="8.55156668245382">
                <text:p>8.55156668245382</text:p>
              </table:table-cell>
              <table:table-cell office:value-type="float" office:value="9.28478001827178">
                <text:p>9.28478001827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5.265">
                <text:p>2205.265</text:p>
              </table:table-cell>
              <table:table-cell office:value-type="float" office:value="8.95234279204708">
                <text:p>8.95234279204708</text:p>
              </table:table-cell>
              <table:table-cell office:value-type="float" office:value="8.24265725325174">
                <text:p>8.24265725325174</text:p>
              </table:table-cell>
              <table:table-cell office:value-type="float" office:value="8.39639806721215">
                <text:p>8.39639806721215</text:p>
              </table:table-cell>
              <table:table-cell office:value-type="float" office:value="9.13179981872393">
                <text:p>9.13179981872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20.26">
                <text:p>2220.26</text:p>
              </table:table-cell>
              <table:table-cell office:value-type="float" office:value="8.34670800380224">
                <text:p>8.34670800380224</text:p>
              </table:table-cell>
              <table:table-cell office:value-type="float" office:value="7.62786556981562">
                <text:p>7.62786556981562</text:p>
              </table:table-cell>
              <table:table-cell office:value-type="float" office:value="7.79186144020969">
                <text:p>7.79186144020969</text:p>
              </table:table-cell>
              <table:table-cell office:value-type="float" office:value="8.55385267315133">
                <text:p>8.55385267315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5.255">
                <text:p>2235.255</text:p>
              </table:table-cell>
              <table:table-cell office:value-type="float" office:value="7.77388577611946">
                <text:p>7.77388577611946</text:p>
              </table:table-cell>
              <table:table-cell office:value-type="float" office:value="7.05657663982635">
                <text:p>7.05657663982635</text:p>
              </table:table-cell>
              <table:table-cell office:value-type="float" office:value="7.24315812384122">
                <text:p>7.24315812384122</text:p>
              </table:table-cell>
              <table:table-cell office:value-type="float" office:value="8.00605235759411">
                <text:p>8.006052357594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.25">
                <text:p>2250.25</text:p>
              </table:table-cell>
              <table:table-cell office:value-type="float" office:value="7.8498981601732">
                <text:p>7.8498981601732</text:p>
              </table:table-cell>
              <table:table-cell office:value-type="float" office:value="7.11359744039442">
                <text:p>7.11359744039442</text:p>
              </table:table-cell>
              <table:table-cell office:value-type="float" office:value="7.31183277033372">
                <text:p>7.31183277033372</text:p>
              </table:table-cell>
              <table:table-cell office:value-type="float" office:value="8.08211955063767">
                <text:p>8.082119550637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5.245">
                <text:p>2265.245</text:p>
              </table:table-cell>
              <table:table-cell office:value-type="float" office:value="8.34358324467232">
                <text:p>8.34358324467232</text:p>
              </table:table-cell>
              <table:table-cell office:value-type="float" office:value="7.6043381908606">
                <text:p>7.6043381908606</text:p>
              </table:table-cell>
              <table:table-cell office:value-type="float" office:value="7.80437185637325">
                <text:p>7.80437185637325</text:p>
              </table:table-cell>
              <table:table-cell office:value-type="float" office:value="8.58685659347698">
                <text:p>8.58685659347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80.24">
                <text:p>2280.24</text:p>
              </table:table-cell>
              <table:table-cell office:value-type="float" office:value="8.67625136751904">
                <text:p>8.67625136751904</text:p>
              </table:table-cell>
              <table:table-cell office:value-type="float" office:value="7.90720663067133">
                <text:p>7.90720663067133</text:p>
              </table:table-cell>
              <table:table-cell office:value-type="float" office:value="8.1148681746824">
                <text:p>8.1148681746824</text:p>
              </table:table-cell>
              <table:table-cell office:value-type="float" office:value="8.92143984372502">
                <text:p>8.921439843725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5.235">
                <text:p>2295.235</text:p>
              </table:table-cell>
              <table:table-cell office:value-type="float" office:value="8.46436775005746">
                <text:p>8.46436775005746</text:p>
              </table:table-cell>
              <table:table-cell office:value-type="float" office:value="7.68007987089929">
                <text:p>7.68007987089929</text:p>
              </table:table-cell>
              <table:table-cell office:value-type="float" office:value="7.89277426393884">
                <text:p>7.89277426393884</text:p>
              </table:table-cell>
              <table:table-cell office:value-type="float" office:value="8.70925771929505">
                <text:p>8.709257719295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10.23">
                <text:p>2310.23</text:p>
              </table:table-cell>
              <table:table-cell office:value-type="float" office:value="7.89373308931557">
                <text:p>7.89373308931557</text:p>
              </table:table-cell>
              <table:table-cell office:value-type="float" office:value="7.11997283396668">
                <text:p>7.11997283396668</text:p>
              </table:table-cell>
              <table:table-cell office:value-type="float" office:value="7.33024421432328">
                <text:p>7.33024421432328</text:p>
              </table:table-cell>
              <table:table-cell office:value-type="float" office:value="8.15312034833134">
                <text:p>8.15312034833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25.225">
                <text:p>2325.225</text:p>
              </table:table-cell>
              <table:table-cell office:value-type="float" office:value="7.45781364118732">
                <text:p>7.45781364118732</text:p>
              </table:table-cell>
              <table:table-cell office:value-type="float" office:value="6.69442952400066">
                <text:p>6.69442952400066</text:p>
              </table:table-cell>
              <table:table-cell office:value-type="float" office:value="6.91411851062143">
                <text:p>6.91411851062143</text:p>
              </table:table-cell>
              <table:table-cell office:value-type="float" office:value="7.73449402542951">
                <text:p>7.73449402542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40.22">
                <text:p>2340.22</text:p>
              </table:table-cell>
              <table:table-cell office:value-type="float" office:value="7.61340778269917">
                <text:p>7.61340778269917</text:p>
              </table:table-cell>
              <table:table-cell office:value-type="float" office:value="6.85483883571923">
                <text:p>6.85483883571923</text:p>
              </table:table-cell>
              <table:table-cell office:value-type="float" office:value="7.07870853527188">
                <text:p>7.07870853527188</text:p>
              </table:table-cell>
              <table:table-cell office:value-type="float" office:value="7.90109847018198">
                <text:p>7.90109847018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5.215">
                <text:p>2355.215</text:p>
              </table:table-cell>
              <table:table-cell office:value-type="float" office:value="8.04888702692718">
                <text:p>8.04888702692718</text:p>
              </table:table-cell>
              <table:table-cell office:value-type="float" office:value="7.27880918718043">
                <text:p>7.27880918718043</text:p>
              </table:table-cell>
              <table:table-cell office:value-type="float" office:value="7.51390853990404">
                <text:p>7.51390853990404</text:p>
              </table:table-cell>
              <table:table-cell office:value-type="float" office:value="8.34180504972364">
                <text:p>8.341805049723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0.21">
                <text:p>2370.21</text:p>
              </table:table-cell>
              <table:table-cell office:value-type="float" office:value="8.27646713899558">
                <text:p>8.27646713899558</text:p>
              </table:table-cell>
              <table:table-cell office:value-type="float" office:value="7.48822648744394">
                <text:p>7.48822648744394</text:p>
              </table:table-cell>
              <table:table-cell office:value-type="float" office:value="7.72110728878101">
                <text:p>7.72110728878101</text:p>
              </table:table-cell>
              <table:table-cell office:value-type="float" office:value="8.58082117362187">
                <text:p>8.580821173621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5.205">
                <text:p>2385.205</text:p>
              </table:table-cell>
              <table:table-cell office:value-type="float" office:value="8.10470642556712">
                <text:p>8.10470642556712</text:p>
              </table:table-cell>
              <table:table-cell office:value-type="float" office:value="7.32102400953912">
                <text:p>7.32102400953912</text:p>
              </table:table-cell>
              <table:table-cell office:value-type="float" office:value="7.57558753599548">
                <text:p>7.57558753599548</text:p>
              </table:table-cell>
              <table:table-cell office:value-type="float" office:value="8.42660675506459">
                <text:p>8.42660675506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00.2">
                <text:p>2400.2</text:p>
              </table:table-cell>
              <table:table-cell office:value-type="float" office:value="7.68450813990131">
                <text:p>7.68450813990131</text:p>
              </table:table-cell>
              <table:table-cell office:value-type="float" office:value="6.94038817436379">
                <text:p>6.94038817436379</text:p>
              </table:table-cell>
              <table:table-cell office:value-type="float" office:value="7.20433315587695">
                <text:p>7.20433315587695</text:p>
              </table:table-cell>
              <table:table-cell office:value-type="float" office:value="8.04136773057365">
                <text:p>8.041367730573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15.195">
                <text:p>2415.195</text:p>
              </table:table-cell>
              <table:table-cell office:value-type="float" office:value="7.46296401970034">
                <text:p>7.46296401970034</text:p>
              </table:table-cell>
              <table:table-cell office:value-type="float" office:value="6.73271544948979">
                <text:p>6.73271544948979</text:p>
              </table:table-cell>
              <table:table-cell office:value-type="float" office:value="7.01754877941195">
                <text:p>7.01754877941195</text:p>
              </table:table-cell>
              <table:table-cell office:value-type="float" office:value="7.83865382918625">
                <text:p>7.83865382918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0.19">
                <text:p>2430.19</text:p>
              </table:table-cell>
              <table:table-cell office:value-type="float" office:value="7.60924935357409">
                <text:p>7.60924935357409</text:p>
              </table:table-cell>
              <table:table-cell office:value-type="float" office:value="6.87958308599773">
                <text:p>6.87958308599773</text:p>
              </table:table-cell>
              <table:table-cell office:value-type="float" office:value="7.19411521342465">
                <text:p>7.19411521342465</text:p>
              </table:table-cell>
              <table:table-cell office:value-type="float" office:value="8.03228704079819">
                <text:p>8.032287040798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45.185">
                <text:p>2445.185</text:p>
              </table:table-cell>
              <table:table-cell office:value-type="float" office:value="7.87369086886378">
                <text:p>7.87369086886378</text:p>
              </table:table-cell>
              <table:table-cell office:value-type="float" office:value="7.14917769905832">
                <text:p>7.14917769905832</text:p>
              </table:table-cell>
              <table:table-cell office:value-type="float" office:value="7.50048652794758">
                <text:p>7.50048652794758</text:p>
              </table:table-cell>
              <table:table-cell office:value-type="float" office:value="8.3270553729631">
                <text:p>8.32705537296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0.18">
                <text:p>2460.18</text:p>
              </table:table-cell>
              <table:table-cell office:value-type="float" office:value="7.922986172716">
                <text:p>7.922986172716</text:p>
              </table:table-cell>
              <table:table-cell office:value-type="float" office:value="7.20473239000833">
                <text:p>7.20473239000833</text:p>
              </table:table-cell>
              <table:table-cell office:value-type="float" office:value="7.58574009781192">
                <text:p>7.58574009781192</text:p>
              </table:table-cell>
              <table:table-cell office:value-type="float" office:value="8.4128615644794">
                <text:p>8.41286156447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75.175">
                <text:p>2475.175</text:p>
              </table:table-cell>
              <table:table-cell office:value-type="float" office:value="7.75785738484082">
                <text:p>7.75785738484082</text:p>
              </table:table-cell>
              <table:table-cell office:value-type="float" office:value="7.05681063606524">
                <text:p>7.05681063606524</text:p>
              </table:table-cell>
              <table:table-cell office:value-type="float" office:value="7.48011514764529">
                <text:p>7.48011514764529</text:p>
              </table:table-cell>
              <table:table-cell office:value-type="float" office:value="8.28985219599982">
                <text:p>8.28985219599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90.17">
                <text:p>2490.17</text:p>
              </table:table-cell>
              <table:table-cell office:value-type="float" office:value="7.54825393178799">
                <text:p>7.54825393178799</text:p>
              </table:table-cell>
              <table:table-cell office:value-type="float" office:value="6.88442676353017">
                <text:p>6.88442676353017</text:p>
              </table:table-cell>
              <table:table-cell office:value-type="float" office:value="7.34921440291071">
                <text:p>7.34921440291071</text:p>
              </table:table-cell>
              <table:table-cell office:value-type="float" office:value="8.12789610252914">
                <text:p>8.127896102529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5.165">
                <text:p>2505.165</text:p>
              </table:table-cell>
              <table:table-cell office:value-type="float" office:value="7.53767617735882">
                <text:p>7.53767617735882</text:p>
              </table:table-cell>
              <table:table-cell office:value-type="float" office:value="6.89294628616498">
                <text:p>6.89294628616498</text:p>
              </table:table-cell>
              <table:table-cell office:value-type="float" office:value="7.40575518050949">
                <text:p>7.40575518050949</text:p>
              </table:table-cell>
              <table:table-cell office:value-type="float" office:value="8.18906989901421">
                <text:p>8.189069899014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20.16">
                <text:p>2520.16</text:p>
              </table:table-cell>
              <table:table-cell office:value-type="float" office:value="7.63439723910816">
                <text:p>7.63439723910816</text:p>
              </table:table-cell>
              <table:table-cell office:value-type="float" office:value="6.99186504959506">
                <text:p>6.99186504959506</text:p>
              </table:table-cell>
              <table:table-cell office:value-type="float" office:value="7.5762996650856">
                <text:p>7.5762996650856</text:p>
              </table:table-cell>
              <table:table-cell office:value-type="float" office:value="8.34310555265386">
                <text:p>8.343105552653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5.155">
                <text:p>2535.155</text:p>
              </table:table-cell>
              <table:table-cell office:value-type="float" office:value="7.68034632788649">
                <text:p>7.68034632788649</text:p>
              </table:table-cell>
              <table:table-cell office:value-type="float" office:value="7.04006978030711">
                <text:p>7.04006978030711</text:p>
              </table:table-cell>
              <table:table-cell office:value-type="float" office:value="7.70353329441176">
                <text:p>7.70353329441176</text:p>
              </table:table-cell>
              <table:table-cell office:value-type="float" office:value="8.45712037245263">
                <text:p>8.457120372452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50.15">
                <text:p>2550.15</text:p>
              </table:table-cell>
              <table:table-cell office:value-type="float" office:value="7.57637644929572">
                <text:p>7.57637644929572</text:p>
              </table:table-cell>
              <table:table-cell office:value-type="float" office:value="6.94892971422945">
                <text:p>6.94892971422945</text:p>
              </table:table-cell>
              <table:table-cell office:value-type="float" office:value="7.66212337754014">
                <text:p>7.66212337754014</text:p>
              </table:table-cell>
              <table:table-cell office:value-type="float" office:value="8.39297190342699">
                <text:p>8.392971903426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65.145">
                <text:p>2565.145</text:p>
              </table:table-cell>
              <table:table-cell office:value-type="float" office:value="7.40786323833115">
                <text:p>7.40786323833115</text:p>
              </table:table-cell>
              <table:table-cell office:value-type="float" office:value="6.7970150202269">
                <text:p>6.7970150202269</text:p>
              </table:table-cell>
              <table:table-cell office:value-type="float" office:value="7.59192838893395">
                <text:p>7.59192838893395</text:p>
              </table:table-cell>
              <table:table-cell office:value-type="float" office:value="8.30573644038874">
                <text:p>8.305736440388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0.14">
                <text:p>2580.14</text:p>
              </table:table-cell>
              <table:table-cell office:value-type="float" office:value="7.39246499399109">
                <text:p>7.39246499399109</text:p>
              </table:table-cell>
              <table:table-cell office:value-type="float" office:value="6.80397471680685">
                <text:p>6.80397471680685</text:p>
              </table:table-cell>
              <table:table-cell office:value-type="float" office:value="7.67891865953185">
                <text:p>7.67891865953185</text:p>
              </table:table-cell>
              <table:table-cell office:value-type="float" office:value="8.36498142882007">
                <text:p>8.36498142882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95.135">
                <text:p>2595.135</text:p>
              </table:table-cell>
              <table:table-cell office:value-type="float" office:value="7.45334448574545">
                <text:p>7.45334448574545</text:p>
              </table:table-cell>
              <table:table-cell office:value-type="float" office:value="6.8594086509415">
                <text:p>6.8594086509415</text:p>
              </table:table-cell>
              <table:table-cell office:value-type="float" office:value="7.83120887832389">
                <text:p>7.83120887832389</text:p>
              </table:table-cell>
              <table:table-cell office:value-type="float" office:value="8.49835543718157">
                <text:p>8.498355437181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10.13">
                <text:p>2610.13</text:p>
              </table:table-cell>
              <table:table-cell office:value-type="float" office:value="7.44536139825687">
                <text:p>7.44536139825687</text:p>
              </table:table-cell>
              <table:table-cell office:value-type="float" office:value="6.82982443410375">
                <text:p>6.82982443410375</text:p>
              </table:table-cell>
              <table:table-cell office:value-type="float" office:value="7.88803277267705">
                <text:p>7.88803277267705</text:p>
              </table:table-cell>
              <table:table-cell office:value-type="float" office:value="8.54881370166983">
                <text:p>8.548813701669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25.125">
                <text:p>2625.125</text:p>
              </table:table-cell>
              <table:table-cell office:value-type="float" office:value="7.25799080467784">
                <text:p>7.25799080467784</text:p>
              </table:table-cell>
              <table:table-cell office:value-type="float" office:value="6.63699623746012">
                <text:p>6.63699623746012</text:p>
              </table:table-cell>
              <table:table-cell office:value-type="float" office:value="7.76558793682228">
                <text:p>7.76558793682228</text:p>
              </table:table-cell>
              <table:table-cell office:value-type="float" office:value="8.42518245514592">
                <text:p>8.42518245514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0.12">
                <text:p>2640.12</text:p>
              </table:table-cell>
              <table:table-cell office:value-type="float" office:value="7.07315052496175">
                <text:p>7.07315052496175</text:p>
              </table:table-cell>
              <table:table-cell office:value-type="float" office:value="6.45799581341251">
                <text:p>6.45799581341251</text:p>
              </table:table-cell>
              <table:table-cell office:value-type="float" office:value="7.64094142410879">
                <text:p>7.64094142410879</text:p>
              </table:table-cell>
              <table:table-cell office:value-type="float" office:value="8.2693885522972">
                <text:p>8.2693885522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55.115">
                <text:p>2655.115</text:p>
              </table:table-cell>
              <table:table-cell office:value-type="float" office:value="7.06851425536911">
                <text:p>7.06851425536911</text:p>
              </table:table-cell>
              <table:table-cell office:value-type="float" office:value="6.44131916615542">
                <text:p>6.44131916615542</text:p>
              </table:table-cell>
              <table:table-cell office:value-type="float" office:value="7.69857142929034">
                <text:p>7.69857142929034</text:p>
              </table:table-cell>
              <table:table-cell office:value-type="float" office:value="8.32582033923639">
                <text:p>8.325820339236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70.11">
                <text:p>2670.11</text:p>
              </table:table-cell>
              <table:table-cell office:value-type="float" office:value="7.21166736993897">
                <text:p>7.21166736993897</text:p>
              </table:table-cell>
              <table:table-cell office:value-type="float" office:value="6.55256062407921">
                <text:p>6.55256062407921</text:p>
              </table:table-cell>
              <table:table-cell office:value-type="float" office:value="7.90773085786907">
                <text:p>7.90773085786907</text:p>
              </table:table-cell>
              <table:table-cell office:value-type="float" office:value="8.52192094801173">
                <text:p>8.52192094801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5.105">
                <text:p>2685.105</text:p>
              </table:table-cell>
              <table:table-cell office:value-type="float" office:value="7.21248318567659">
                <text:p>7.21248318567659</text:p>
              </table:table-cell>
              <table:table-cell office:value-type="float" office:value="6.51295050078204">
                <text:p>6.51295050078204</text:p>
              </table:table-cell>
              <table:table-cell office:value-type="float" office:value="7.93791001057389">
                <text:p>7.93791001057389</text:p>
              </table:table-cell>
              <table:table-cell office:value-type="float" office:value="8.56280653445377">
                <text:p>8.562806534453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00.1">
                <text:p>2700.1</text:p>
              </table:table-cell>
              <table:table-cell office:value-type="float" office:value="6.97224742880247">
                <text:p>6.97224742880247</text:p>
              </table:table-cell>
              <table:table-cell office:value-type="float" office:value="6.2394568998815">
                <text:p>6.2394568998815</text:p>
              </table:table-cell>
              <table:table-cell office:value-type="float" office:value="7.69636495114459">
                <text:p>7.69636495114459</text:p>
              </table:table-cell>
              <table:table-cell office:value-type="float" office:value="8.32993769524671">
                <text:p>8.329937695246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5.095">
                <text:p>2715.095</text:p>
              </table:table-cell>
              <table:table-cell office:value-type="float" office:value="6.59730091083014">
                <text:p>6.59730091083014</text:p>
              </table:table-cell>
              <table:table-cell office:value-type="float" office:value="5.83770680883328">
                <text:p>5.83770680883328</text:p>
              </table:table-cell>
              <table:table-cell office:value-type="float" office:value="7.322156255458">
                <text:p>7.322156255458</text:p>
              </table:table-cell>
              <table:table-cell office:value-type="float" office:value="7.95453907388798">
                <text:p>7.95453907388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30.09">
                <text:p>2730.09</text:p>
              </table:table-cell>
              <table:table-cell office:value-type="float" office:value="6.45040512852761">
                <text:p>6.45040512852761</text:p>
              </table:table-cell>
              <table:table-cell office:value-type="float" office:value="5.66066928008693">
                <text:p>5.66066928008693</text:p>
              </table:table-cell>
              <table:table-cell office:value-type="float" office:value="7.19814233163761">
                <text:p>7.19814233163761</text:p>
              </table:table-cell>
              <table:table-cell office:value-type="float" office:value="7.80586293502506">
                <text:p>7.805862935025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45.085">
                <text:p>2745.085</text:p>
              </table:table-cell>
              <table:table-cell office:value-type="float" office:value="6.63160478858769">
                <text:p>6.63160478858769</text:p>
              </table:table-cell>
              <table:table-cell office:value-type="float" office:value="5.80605292484082">
                <text:p>5.80605292484082</text:p>
              </table:table-cell>
              <table:table-cell office:value-type="float" office:value="7.39859241309235">
                <text:p>7.39859241309235</text:p>
              </table:table-cell>
              <table:table-cell office:value-type="float" office:value="8.0233093319544">
                <text:p>8.0233093319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60.08">
                <text:p>2760.08</text:p>
              </table:table-cell>
              <table:table-cell office:value-type="float" office:value="6.83907676083362">
                <text:p>6.83907676083362</text:p>
              </table:table-cell>
              <table:table-cell office:value-type="float" office:value="5.96940100177853">
                <text:p>5.96940100177853</text:p>
              </table:table-cell>
              <table:table-cell office:value-type="float" office:value="7.58785483347798">
                <text:p>7.58785483347798</text:p>
              </table:table-cell>
              <table:table-cell office:value-type="float" office:value="8.25112930180229">
                <text:p>8.25112930180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75.075">
                <text:p>2775.075</text:p>
              </table:table-cell>
              <table:table-cell office:value-type="float" office:value="6.75809837231102">
                <text:p>6.75809837231102</text:p>
              </table:table-cell>
              <table:table-cell office:value-type="float" office:value="5.83118878307774">
                <text:p>5.83118878307774</text:p>
              </table:table-cell>
              <table:table-cell office:value-type="float" office:value="7.43585905360814">
                <text:p>7.43585905360814</text:p>
              </table:table-cell>
              <table:table-cell office:value-type="float" office:value="8.12818038348584">
                <text:p>8.128180383485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90.07">
                <text:p>2790.07</text:p>
              </table:table-cell>
              <table:table-cell office:value-type="float" office:value="6.31301539652988">
                <text:p>6.31301539652988</text:p>
              </table:table-cell>
              <table:table-cell office:value-type="float" office:value="5.3918460074896">
                <text:p>5.3918460074896</text:p>
              </table:table-cell>
              <table:table-cell office:value-type="float" office:value="6.95889213109755">
                <text:p>6.95889213109755</text:p>
              </table:table-cell>
              <table:table-cell office:value-type="float" office:value="7.65189613952334">
                <text:p>7.6518961395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05.065">
                <text:p>2805.065</text:p>
              </table:table-cell>
              <table:table-cell office:value-type="float" office:value="5.84414852291038">
                <text:p>5.84414852291038</text:p>
              </table:table-cell>
              <table:table-cell office:value-type="float" office:value="4.88263289080732">
                <text:p>4.88263289080732</text:p>
              </table:table-cell>
              <table:table-cell office:value-type="float" office:value="6.47268080731924">
                <text:p>6.47268080731924</text:p>
              </table:table-cell>
              <table:table-cell office:value-type="float" office:value="7.15613243465996">
                <text:p>7.156132434659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0.06">
                <text:p>2820.06</text:p>
              </table:table-cell>
              <table:table-cell office:value-type="float" office:value="5.73488877421788">
                <text:p>5.73488877421788</text:p>
              </table:table-cell>
              <table:table-cell office:value-type="float" office:value="4.74281183868754">
                <text:p>4.74281183868754</text:p>
              </table:table-cell>
              <table:table-cell office:value-type="float" office:value="6.32857159360134">
                <text:p>6.32857159360134</text:p>
              </table:table-cell>
              <table:table-cell office:value-type="float" office:value="7.04627353968296">
                <text:p>7.046273539682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5.055">
                <text:p>2835.055</text:p>
              </table:table-cell>
              <table:table-cell office:value-type="float" office:value="6.03499767951863">
                <text:p>6.03499767951863</text:p>
              </table:table-cell>
              <table:table-cell office:value-type="float" office:value="4.99986091108141">
                <text:p>4.99986091108141</text:p>
              </table:table-cell>
              <table:table-cell office:value-type="float" office:value="6.56971560949631">
                <text:p>6.56971560949631</text:p>
              </table:table-cell>
              <table:table-cell office:value-type="float" office:value="7.32523121204602">
                <text:p>7.32523121204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50.05">
                <text:p>2850.05</text:p>
              </table:table-cell>
              <table:table-cell office:value-type="float" office:value="6.29331508163396">
                <text:p>6.29331508163396</text:p>
              </table:table-cell>
              <table:table-cell office:value-type="float" office:value="5.22865614059324">
                <text:p>5.22865614059324</text:p>
              </table:table-cell>
              <table:table-cell office:value-type="float" office:value="6.73872588528076">
                <text:p>6.73872588528076</text:p>
              </table:table-cell>
              <table:table-cell office:value-type="float" office:value="7.52278530040271">
                <text:p>7.522785300402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5.045">
                <text:p>2865.045</text:p>
              </table:table-cell>
              <table:table-cell office:value-type="float" office:value="6.18334209323919">
                <text:p>6.18334209323919</text:p>
              </table:table-cell>
              <table:table-cell office:value-type="float" office:value="5.11439688905104">
                <text:p>5.11439688905104</text:p>
              </table:table-cell>
              <table:table-cell office:value-type="float" office:value="6.56578817298903">
                <text:p>6.56578817298903</text:p>
              </table:table-cell>
              <table:table-cell office:value-type="float" office:value="7.35375145424562">
                <text:p>7.353751454245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0.04">
                <text:p>2880.04</text:p>
              </table:table-cell>
              <table:table-cell office:value-type="float" office:value="5.74817723240082">
                <text:p>5.74817723240082</text:p>
              </table:table-cell>
              <table:table-cell office:value-type="float" office:value="4.66224166437854">
                <text:p>4.66224166437854</text:p>
              </table:table-cell>
              <table:table-cell office:value-type="float" office:value="6.04458371782345">
                <text:p>6.04458371782345</text:p>
              </table:table-cell>
              <table:table-cell office:value-type="float" office:value="6.84433365959612">
                <text:p>6.84433365959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95.035">
                <text:p>2895.035</text:p>
              </table:table-cell>
              <table:table-cell office:value-type="float" office:value="5.25885894587867">
                <text:p>5.25885894587867</text:p>
              </table:table-cell>
              <table:table-cell office:value-type="float" office:value="4.18966795446826">
                <text:p>4.18966795446826</text:p>
              </table:table-cell>
              <table:table-cell office:value-type="float" office:value="5.55559537375445">
                <text:p>5.55559537375445</text:p>
              </table:table-cell>
              <table:table-cell office:value-type="float" office:value="6.36077486032829">
                <text:p>6.360774860328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10.03">
                <text:p>2910.03</text:p>
              </table:table-cell>
              <table:table-cell office:value-type="float" office:value="5.1675069016799">
                <text:p>5.1675069016799</text:p>
              </table:table-cell>
              <table:table-cell office:value-type="float" office:value="4.05650991737524">
                <text:p>4.05650991737524</text:p>
              </table:table-cell>
              <table:table-cell office:value-type="float" office:value="5.38093437006416">
                <text:p>5.38093437006416</text:p>
              </table:table-cell>
              <table:table-cell office:value-type="float" office:value="6.22469738118918">
                <text:p>6.22469738118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25.025">
                <text:p>2925.025</text:p>
              </table:table-cell>
              <table:table-cell office:value-type="float" office:value="5.43427386527832">
                <text:p>5.43427386527832</text:p>
              </table:table-cell>
              <table:table-cell office:value-type="float" office:value="4.31030576585549">
                <text:p>4.31030576585549</text:p>
              </table:table-cell>
              <table:table-cell office:value-type="float" office:value="5.57265543347923">
                <text:p>5.57265543347923</text:p>
              </table:table-cell>
              <table:table-cell office:value-type="float" office:value="6.43539621604203">
                <text:p>6.435396216042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40.02">
                <text:p>2940.02</text:p>
              </table:table-cell>
              <table:table-cell office:value-type="float" office:value="5.67873208168489">
                <text:p>5.67873208168489</text:p>
              </table:table-cell>
              <table:table-cell office:value-type="float" office:value="4.56049132757464">
                <text:p>4.56049132757464</text:p>
              </table:table-cell>
              <table:table-cell office:value-type="float" office:value="5.72085629552094">
                <text:p>5.72085629552094</text:p>
              </table:table-cell>
              <table:table-cell office:value-type="float" office:value="6.60481754984168">
                <text:p>6.604817549841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55.015">
                <text:p>2955.015</text:p>
              </table:table-cell>
              <table:table-cell office:value-type="float" office:value="5.63334678650283">
                <text:p>5.63334678650283</text:p>
              </table:table-cell>
              <table:table-cell office:value-type="float" office:value="4.51757922231616">
                <text:p>4.51757922231616</text:p>
              </table:table-cell>
              <table:table-cell office:value-type="float" office:value="5.64129145590682">
                <text:p>5.64129145590682</text:p>
              </table:table-cell>
              <table:table-cell office:value-type="float" office:value="6.50954943351898">
                <text:p>6.509549433518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70.01">
                <text:p>2970.01</text:p>
              </table:table-cell>
              <table:table-cell office:value-type="float" office:value="5.30271677552804">
                <text:p>5.30271677552804</text:p>
              </table:table-cell>
              <table:table-cell office:value-type="float" office:value="4.22163018143166">
                <text:p>4.22163018143166</text:p>
              </table:table-cell>
              <table:table-cell office:value-type="float" office:value="5.32518289944436">
                <text:p>5.32518289944436</text:p>
              </table:table-cell>
              <table:table-cell office:value-type="float" office:value="6.1717091533672">
                <text:p>6.1717091533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85.005">
                <text:p>2985.005</text:p>
              </table:table-cell>
              <table:table-cell office:value-type="float" office:value="4.91679719498608">
                <text:p>4.91679719498608</text:p>
              </table:table-cell>
              <table:table-cell office:value-type="float" office:value="3.83055525083524">
                <text:p>3.83055525083524</text:p>
              </table:table-cell>
              <table:table-cell office:value-type="float" office:value="4.92479711755">
                <text:p>4.92479711755</text:p>
              </table:table-cell>
              <table:table-cell office:value-type="float" office:value="5.7654359472494">
                <text:p>5.76543594724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00">
                <text:p>3000</text:p>
              </table:table-cell>
              <table:table-cell office:value-type="float" office:value="4.84150561664991">
                <text:p>4.84150561664991</text:p>
              </table:table-cell>
              <table:table-cell office:value-type="float" office:value="3.75684355286543">
                <text:p>3.75684355286543</text:p>
              </table:table-cell>
              <table:table-cell office:value-type="float" office:value="4.80928036674402">
                <text:p>4.80928036674402</text:p>
              </table:table-cell>
              <table:table-cell office:value-type="float" office:value="5.67847134964801">
                <text:p>5.67847134964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